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</office:font-face-decls>
  <office:automatic-styles>
    <style:style style:name="ce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20" style:family="table-cell" style:parent-style-name="_19968__33324__Book3" style:data-style-name="N73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73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2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3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3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3" style:family="table-cell" style:parent-style-name="Default" style:data-style-name="N48">
      <style:text-properties fo:color="#000000"/>
    </style:style>
    <style:style style:name="ce3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2" style:family="table-cell" style:parent-style-name="Default" style:data-style-name="N48">
      <style:table-cell-properties fo:background-color="transparent"/>
      <style:text-properties fo:color="#000000"/>
    </style:style>
    <style:style style:name="ce4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Default" style:data-style-name="N48">
      <style:table-cell-properties style:vertical-align="middle" fo:background-color="transparent"/>
      <style:text-properties fo:color="#000000" fo:font-size="14pt" style:font-size-asian="14pt" style:font-size-complex="14pt"/>
    </style:style>
    <style:style style:name="ce47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9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0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Default" style:data-style-name="N48">
      <style:table-cell-properties style:vertical-align="middle" fo:wrap-option="wrap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52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Default" style:data-style-name="N48">
      <style:table-cell-properties style:vertical-align="middle"/>
      <style:text-properties fo:color="#000000"/>
    </style:style>
    <style:style style:name="ce58" style:family="table-cell" style:parent-style-name="Default" style:data-style-name="N48">
      <style:table-cell-properties style:vertical-align="middle" style:repeat-content="false"/>
      <style:paragraph-properties fo:text-align="center"/>
      <style:text-properties fo:color="#000000"/>
    </style:style>
    <style:style style:name="ce59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61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6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" style:data-style-name="N61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/>
    </style:style>
    <style:style style:name="ce64" style:family="table-cell" style:parent-style-name="_21315__20998__20301__91_0_93_" style:data-style-name="N63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66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67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68" style:family="table-cell" style:parent-style-name="_21315__20998__20301__91_0_93_" style:data-style-name="N54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69" style:family="table-cell" style:parent-style-name="_21315__20998__20301__91_0_93_" style:data-style-name="N52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70" style:family="table-cell" style:parent-style-name="_21315__20998__20301__91_0_93_" style:data-style-name="N57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71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3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4" style:family="table-cell" style:parent-style-name="_21315__20998__20301__91_0_93_" style:data-style-name="N57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5" style:family="table-cell" style:parent-style-name="_21315__20998__20301__91_0_93_" style:data-style-name="N54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6" style:family="table-cell" style:parent-style-name="_21315__20998__20301__91_0_93_" style:data-style-name="N52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7" style:family="table-cell" style:parent-style-name="_21315__20998__20301__91_0_93_" style:data-style-name="N57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8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79" style:family="table-cell" style:parent-style-name="_21315__20998__20301__91_0_93_" style:data-style-name="N52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80" style:family="table-cell" style:parent-style-name="_21315__20998__20301__91_0_93_" style:data-style-name="N52">
      <style:table-cell-properties fo:border-top="none" fo:border-bottom="thin solid #000000" fo:border-left="none" fo:border-right="thin solid #000000" style:vertical-align="top"/>
      <style:text-properties fo:color="#000000" style:font-name="新細明體" style:font-name-asian="新細明體" style:font-name-complex="新細明體" style:font-family-generic="roman"/>
    </style:style>
    <style:style style:name="ce81" style:family="table-cell" style:parent-style-name="Default" style:data-style-name="N48">
      <style:table-cell-properties style:vertical-align="top" style:repeat-content="false"/>
      <style:paragraph-properties fo:text-align="center"/>
      <style:text-properties fo:color="#000000"/>
    </style:style>
    <style:style style:name="ce82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3" style:family="table-cell" style:parent-style-name="_21315__20998__20301__91_0_93_" style:data-style-name="N51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4" style:family="table-cell" style:parent-style-name="_21315__20998__20301__91_0_93_" style:data-style-name="N30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85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86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7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8" style:family="table-cell" style:parent-style-name="_21315__20998__20301__91_0_93_" style:data-style-name="N51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9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90" style:family="table-cell" style:parent-style-name="_21315__20998__20301__91_0_93_" style:data-style-name="N54">
      <style:table-cell-properties fo:border-top="thin dotted #000000" fo:border-bottom="none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1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54">
      <style:table-cell-properties fo:border-top="thin dotted #000000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52">
      <style:table-cell-properties fo:border-top="none" fo:border-bottom="thin solid #000000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7" style:family="table-cell" style:parent-style-name="_21315__20998__20301__91_0_93_" style:data-style-name="N52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01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02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04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6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07" style:family="table-cell" style:parent-style-name="Default" style:data-style-name="N48">
      <style:text-properties fo:color="#000000"/>
    </style:style>
    <style:style style:name="ce108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9" style:family="table-cell" style:parent-style-name="Default" style:data-style-name="N48">
      <style:text-properties fo:color="#000000" style:font-name="細明體" style:font-name-asian="細明體" style:font-name-complex="細明體"/>
    </style:style>
    <style:style style:name="ce110" style:family="table-cell" style:parent-style-name="Default" style:data-style-name="N49">
      <style:text-properties fo:color="#000000"/>
    </style:style>
    <style:style style:name="ce111" style:family="table-cell" style:parent-style-name="Default" style:data-style-name="N0">
      <style:text-properties fo:color="#000000"/>
    </style:style>
    <style:style style:name="ce11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13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14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7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7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fo:font-size="14pt" style:font-size-asian="14pt" style:font-size-complex="14pt"/>
    </style:style>
    <style:style style:name="ce12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6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2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8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9" style:family="table-cell" style:parent-style-name="_21315__20998__20301_" style:data-style-name="N67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0" style:family="table-cell" style:parent-style-name="_21315__20998__20301__91_0_93_" style:data-style-name="N54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2" style:family="table-cell" style:parent-style-name="_21315__20998__20301__91_0_93_" style:data-style-name="N54">
      <style:table-cell-properties style:vertical-align="automatic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3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4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5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6" style:family="table-cell" style:parent-style-name="_21315__20998__20301__91_0_93_" style:data-style-name="N54">
      <style:table-cell-properties style:vertical-align="automatic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39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0" style:family="table-cell" style:parent-style-name="_21315__20998__20301__91_0_93_" style:data-style-name="N54">
      <style:table-cell-properties style:vertical-align="automatic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2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143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4" style:family="table-cell" style:parent-style-name="_19968__33324___36895__22577__34920_" style:data-style-name="N64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5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8" style:family="table-cell" style:parent-style-name="_19968__33324___36895__22577__34920_" style:data-style-name="N64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Default" style:data-style-name="N48">
      <style:text-properties fo:color="#000000" fo:font-weight="bold" style:font-weight-asian="bold" style:font-weight-complex="bold"/>
    </style:style>
    <style:style style:name="ce150" style:family="table-cell" style:parent-style-name="_21315__20998__20301__91_0_93_" style:data-style-name="N64">
      <style:table-cell-properties style:vertical-align="automatic"/>
      <style:text-properties fo:color="#000000" style:font-name="新細明體" style:font-name-asian="新細明體" style:font-name-complex="新細明體" style:font-family-generic="roman"/>
    </style:style>
    <style:style style:name="ce15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3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55" style:family="table-cell" style:parent-style-name="Default" style:data-style-name="N48"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21315__20998__20301__91_0_93_" style:data-style-name="N75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7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8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9" style:family="table-cell" style:parent-style-name="_21315__20998__20301__91_0_93_" style:data-style-name="N54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0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165" style:family="table-cell" style:parent-style-name="_21315__20998__20301__91_0_93_" style:data-style-name="N56">
      <style:table-cell-properties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9" style:family="table-cell" style:parent-style-name="_21315__20998__20301__91_0_93_" style:data-style-name="N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0" style:family="table-cell" style:parent-style-name="_21315__20998__20301__91_0_93_" style:data-style-name="N30">
      <style:table-cell-properties fo:border-top="thin dotted #000000" fo:border-bottom="thin dotted #000000" fo:border-left="none" fo:border-right="thin solid #000000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72" style:family="table-cell" style:parent-style-name="_19968__33324___36895__22577__34920_" style:data-style-name="N0">
      <style:table-cell-properties style:vertical-align="middle" fo:background-color="transparent" style:cell-protect="none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7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7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76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77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78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7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8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8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18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/>
      <style:text-properties fo:color="#000000"/>
    </style:style>
    <style:style style:name="ce18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8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85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86" style:family="table-cell" style:parent-style-name="_21315__20998__20301__91_0_93_" style:data-style-name="N57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187" style:family="table-cell" style:parent-style-name="_21315__20998__20301__91_0_93_" style:data-style-name="N54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88" style:family="table-cell" style:parent-style-name="_21315__20998__20301__91_0_93_" style:data-style-name="N76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8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90" style:family="table-cell" style:parent-style-name="_21315__20998__20301__91_0_93_" style:data-style-name="N6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1" style:family="table-cell" style:parent-style-name="_21315__20998__20301__91_0_93_" style:data-style-name="N54">
      <style:table-cell-properties fo:border-top="none" fo:border-bottom="thin solid #000000" fo:border-left="none" fo:border-right="none" style:vertical-align="automatic"/>
      <style:text-properties fo:color="#000000" style:font-name="新細明體" style:font-name-asian="新細明體" style:font-name-complex="新細明體" style:font-family-generic="roman"/>
    </style:style>
    <style:style style:name="ce192" style:family="table-cell" style:parent-style-name="_21315__20998__20301__91_0_93_" style:data-style-name="N61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3" style:family="table-cell" style:parent-style-name="_21315__20998__20301__91_0_93_" style:data-style-name="N6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4" style:family="table-cell" style:parent-style-name="_21315__20998__20301__91_0_93_" style:data-style-name="N6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5" style:family="table-cell" style:parent-style-name="_21315__20998__20301_" style:data-style-name="N67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96" style:family="table-cell" style:parent-style-name="_21315__20998__20301__91_0_93_" style:data-style-name="N65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7" style:family="table-cell" style:parent-style-name="_19968__33324___36895__22577__34920_" style:data-style-name="N64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8" style:family="table-cell" style:parent-style-name="_19968__33324__32_3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9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00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01" style:family="table-cell" style:parent-style-name="_19968__33324__Book3" style:data-style-name="N73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2" style:family="table-cell" style:parent-style-name="_19968__33324__Book3" style:data-style-name="N73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3" style:family="table-cell" style:parent-style-name="_21315__20998__20301__91_0_93_" style:data-style-name="N51">
      <style:table-cell-properties fo:border-top="none" fo:border-bottom="thin solid #000000" fo:border-left="none" fo:border-right="thin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20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05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6" style:family="table-cell" style:parent-style-name="_21315__20998__20301__91_0_93_" style:data-style-name="N71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7" style:family="table-cell" style:parent-style-name="_21315__20998__20301__91_0_93_" style:data-style-name="N61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8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9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0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1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2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3" style:family="table-cell" style:parent-style-name="_21315__20998__20301__91_0_93_" style:data-style-name="N6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4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5" style:family="table-cell" style:parent-style-name="_21315__20998__20301__91_0_93_" style:data-style-name="N68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21315__20998__20301__91_0_93_" style:data-style-name="N70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21315__20998__20301__91_0_93_" style:data-style-name="N68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9" style:family="table-cell" style:parent-style-name="_21315__20998__20301__91_0_93_" style:data-style-name="N6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0" style:family="table-cell" style:parent-style-name="_21315__20998__20301__91_0_93_" style:data-style-name="N64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1" style:family="table-cell" style:parent-style-name="_21315__20998__20301__91_0_93_" style:data-style-name="N61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2" style:family="table-cell" style:parent-style-name="_21315__20998__20301__91_0_93_" style:data-style-name="N68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3" style:family="table-cell" style:parent-style-name="_21315__20998__20301__91_0_93_" style:data-style-name="N51">
      <style:table-cell-properties fo:border-top="none" fo:border-bottom="thin solid #000000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4" style:family="table-cell" style:parent-style-name="_19968__33324__92.10_22806__31821__33287__22823__38520__37197__20598__35657__20214__21029__21450__22283__31821__21029_" style:data-style-name="N7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19968__33324__Book3" style:data-style-name="N73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19968__33324__92.10_22806__31821__33287__22823__38520__37197__20598__35657__20214__21029__21450__22283__31821__21029_" style:data-style-name="N7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_19968__33324__Book3" style:data-style-name="N73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9" style:family="table-cell" style:parent-style-name="_19968__33324__Book3" style:data-style-name="N73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0" style:family="table-cell" style:parent-style-name="_19968__33324__Book2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1" style:family="table-cell" style:parent-style-name="_19968__33324__Book2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32" style:family="table-cell" style:parent-style-name="_21315__20998__20301__91_0_93_" style:data-style-name="N54">
      <style:table-cell-properties style:vertical-align="top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3" style:family="table-cell" style:parent-style-name="_21315__20998__20301__91_0_93_" style:data-style-name="N52">
      <style:table-cell-properties style:vertical-align="top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4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5" style:family="table-cell" style:parent-style-name="_21315__20998__20301__91_0_93_" style:data-style-name="N54">
      <style:table-cell-properties style:vertical-align="top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6" style:family="table-cell" style:parent-style-name="_21315__20998__20301__91_0_93_" style:data-style-name="N52">
      <style:table-cell-properties style:vertical-align="top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7" style:family="table-cell" style:parent-style-name="_21315__20998__20301__91_0_93_" style:data-style-name="N57">
      <style:table-cell-properties style:vertical-align="top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8" style:family="table-cell" style:parent-style-name="_21315__20998__20301__91_0_93_" style:data-style-name="N30">
      <style:table-cell-properties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39" style:family="table-cell" style:parent-style-name="_21315__20998__20301__91_0_93_" style:data-style-name="N5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40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41" style:family="table-cell" style:parent-style-name="_21315__20998__20301__91_0_93_" style:data-style-name="N5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2" style:family="table-cell" style:parent-style-name="_19968__33324___36895__22577__34920_" style:data-style-name="N48">
      <style:table-cell-properties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4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6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8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4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50" style:family="table-cell" style:parent-style-name="_19968__33324___36895__22577__34920_" style:data-style-name="N48">
      <style:table-cell-properties fo:border-top="thin dotte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5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52" style:family="table-cell" style:parent-style-name="_19968__33324___36895__22577__34920_" style:data-style-name="N48">
      <style:table-cell-properties fo:border-top="thin dotted #000000" fo:border-bottom="thin dotte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53" style:family="table-cell" style:parent-style-name="_19968__33324___36895__22577__34920_" style:data-style-name="N48">
      <style:table-cell-properties fo:border-top="thin dotte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54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6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57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  <style:text-properties fo:color="#000000" fo:font-size="11pt" style:font-size-asian="11pt" style:font-size-complex="11pt"/>
    </style:style>
    <style:style style:name="ce258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3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7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8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78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0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1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8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8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8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9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90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91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/>
    </style:style>
    <style:style style:name="ce292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/>
    </style:style>
    <style:style style:name="ce293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94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9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/>
    </style:style>
    <style:style style:name="ce29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9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0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1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12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3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4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5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6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7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8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9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320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32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3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7" style:family="table-cell" style:parent-style-name="Default" style:data-style-name="N48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32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3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3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3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33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4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5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6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7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8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9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0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42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3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4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6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8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9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0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1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3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4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55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56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57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58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59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60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61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62" style:family="table-cell" style:parent-style-name="_19968__33324___36895__22577__34920_" style:data-style-name="N48">
      <style:table-cell-properties fo:border-top="thin dotte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63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64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5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6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7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8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9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70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71" style:family="table-cell" style:parent-style-name="_19968__33324___36895__22577__34920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72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3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4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5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778125cm" style:use-optimal-column-width="true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page" style:column-width="2.27541666666667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32833333333333cm" style:use-optimal-column-width="true"/>
    </style:style>
    <style:style style:name="co9" style:family="table-column">
      <style:table-column-properties fo:break-before="auto" style:column-width="2.222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09020833333333cm" style:use-optimal-column-width="true"/>
    </style:style>
    <style:style style:name="co12" style:family="table-column">
      <style:table-column-properties fo:break-before="auto" style:column-width="2.19604166666667cm" style:use-optimal-column-width="true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2.75166666666667cm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2.06375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67229166666667cm" style:use-optimal-column-width="true"/>
    </style:style>
    <style:style style:name="co20" style:family="table-column">
      <style:table-column-properties fo:break-before="auto" style:column-width="2.69875cm" style:use-optimal-column-width="true"/>
    </style:style>
    <style:style style:name="co21" style:family="table-column">
      <style:table-column-properties fo:break-before="page" style:column-width="2.16958333333333cm"/>
    </style:style>
    <style:style style:name="co22" style:family="table-column">
      <style:table-column-properties fo:break-before="auto" style:column-width="2.09020833333333cm"/>
    </style:style>
    <style:style style:name="co23" style:family="table-column">
      <style:table-column-properties fo:break-before="auto" style:column-width="1.93145833333333cm"/>
    </style:style>
    <style:style style:name="co24" style:family="table-column">
      <style:table-column-properties fo:break-before="auto" style:column-width="2.01083333333333cm"/>
    </style:style>
    <style:style style:name="co25" style:family="table-column">
      <style:table-column-properties fo:break-before="auto" style:column-width="1.984375cm"/>
    </style:style>
    <style:style style:name="co26" style:family="table-column">
      <style:table-column-properties fo:break-before="auto" style:column-width="1.87854166666667cm"/>
    </style:style>
    <style:style style:name="co27" style:family="table-column">
      <style:table-column-properties fo:break-before="auto" style:column-width="2.03729166666667cm"/>
    </style:style>
    <style:style style:name="co28" style:family="table-column">
      <style:table-column-properties fo:break-before="auto" style:column-width="1.825625cm"/>
    </style:style>
    <style:style style:name="co29" style:family="table-column">
      <style:table-column-properties fo:break-before="auto" style:column-width="1.349375cm"/>
    </style:style>
    <style:style style:name="co30" style:family="table-column">
      <style:table-column-properties fo:break-before="auto" style:column-width="1.85208333333333cm"/>
    </style:style>
    <style:style style:name="co31" style:family="table-column">
      <style:table-column-properties fo:break-before="auto" style:column-width="2.11666666666667cm" style:use-optimal-column-width="true"/>
    </style:style>
    <style:style style:name="co32" style:family="table-column">
      <style:table-column-properties fo:break-before="auto" style:column-width="1.13770833333333cm"/>
    </style:style>
    <style:style style:name="co33" style:family="table-column">
      <style:table-column-properties fo:break-before="auto" style:column-width="1.37583333333333cm" style:use-optimal-column-width="true"/>
    </style:style>
    <style:style style:name="co34" style:family="table-column">
      <style:table-column-properties fo:break-before="auto" style:column-width="1.11125cm"/>
    </style:style>
    <style:style style:name="co35" style:family="table-column">
      <style:table-column-properties fo:break-before="auto" style:column-width="1.74625cm"/>
    </style:style>
    <style:style style:name="co36" style:family="table-column">
      <style:table-column-properties fo:break-before="auto" style:column-width="1.77270833333333cm"/>
    </style:style>
    <style:style style:name="co37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.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0.75pt" style:use-optimal-row-height="false" fo:break-before="auto"/>
    </style:style>
    <style:style style:name="ro8" style:family="table-row">
      <style:table-row-properties style:row-height="15.4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19.5pt" style:use-optimal-row-height="false" fo:break-before="auto"/>
    </style:style>
    <style:style style:name="ro14" style:family="table-row">
      <style:table-row-properties style:row-height="28.9pt" style:use-optimal-row-height="false" fo:break-before="auto"/>
    </style:style>
    <style:style style:name="ro15" style:family="table-row">
      <style:table-row-properties style:row-height="42pt" style:use-optimal-row-height="false" fo:break-before="auto"/>
    </style:style>
    <style:style style:name="ro16" style:family="table-row">
      <style:table-row-properties style:row-height="22.15pt" style:use-optimal-row-height="false" fo:break-before="auto"/>
    </style:style>
    <style:style style:name="ro17" style:family="table-row">
      <style:table-row-properties style:row-height="55.5pt" style:use-optimal-row-height="false" fo:break-before="auto"/>
    </style:style>
    <style:style style:name="ro18" style:family="table-row">
      <style:table-row-properties style:row-height="14.65pt" style:use-optimal-row-height="false" fo:break-before="auto"/>
    </style:style>
    <style:style style:name="ro19" style:family="table-row">
      <style:table-row-properties style:row-height="13.9pt" style:use-optimal-row-height="false" fo:break-before="auto"/>
    </style:style>
    <style:style style:name="ro20" style:family="table-row">
      <style:table-row-properties style:row-height="14.85pt" style:use-optimal-row-height="false" fo:break-before="auto"/>
    </style:style>
    <style:style style:name="ro21" style:family="table-row">
      <style:table-row-properties style:row-height="15pt" style:use-optimal-row-height="true" fo:break-before="page"/>
    </style:style>
    <style:style style:name="ro22" style:family="table-row">
      <style:table-row-properties style:row-height="4.5pt" style:use-optimal-row-height="false" fo:break-before="auto"/>
    </style:style>
    <style:style style:name="ro23" style:family="table-row">
      <style:table-row-properties style:row-height="34.15pt" style:use-optimal-row-height="false" fo:break-before="auto"/>
    </style:style>
    <style:style style:name="ro24" style:family="table-row">
      <style:table-row-properties style:row-height="22.9pt" style:use-optimal-row-height="false" fo:break-before="auto"/>
    </style:style>
    <style:style style:name="ro25" style:family="table-row">
      <style:table-row-properties style:row-height="19.15pt" style:use-optimal-row-height="false" fo:break-before="auto"/>
    </style:style>
    <style:style style:name="ro26" style:family="table-row">
      <style:table-row-properties style:row-height="24.75pt" style:use-optimal-row-height="false" fo:break-before="auto"/>
    </style:style>
    <style:style style:name="ro27" style:family="table-row">
      <style:table-row-properties style:row-height="19.9pt" style:use-optimal-row-height="false" fo:break-before="auto"/>
    </style:style>
    <style:style style:name="ro28" style:family="table-row">
      <style:table-row-properties style:row-height="27pt" style:use-optimal-row-height="false" fo:break-before="auto"/>
    </style:style>
    <style:style style:name="ro29" style:family="table-row">
      <style:table-row-properties style:row-height="24.6pt" style:use-optimal-row-height="false" fo:break-before="auto"/>
    </style:style>
    <style:style style:name="ro30" style:family="table-row">
      <style:table-row-properties style:row-height="23.45pt" style:use-optimal-row-height="false" fo:break-before="auto"/>
    </style:style>
    <style:style style:name="ro31" style:family="table-row">
      <style:table-row-properties style:row-height="25.9pt" style:use-optimal-row-height="false" fo:break-before="auto"/>
    </style:style>
    <style:style style:name="ro32" style:family="table-row">
      <style:table-row-properties style:row-height="24pt" style:use-optimal-row-height="false" fo:break-before="auto"/>
    </style:style>
    <style:style style:name="ro33" style:family="table-row">
      <style:table-row-properties style:row-height="21.6pt" style:use-optimal-row-height="false" fo:break-before="auto"/>
    </style:style>
    <style:style style:name="ro34" style:family="table-row">
      <style:table-row-properties style:row-height="18.6pt" style:use-optimal-row-height="false" fo:break-before="auto"/>
    </style:style>
    <style:style style:name="ro35" style:family="table-row">
      <style:table-row-properties style:row-height="16.9pt" style:use-optimal-row-height="false" fo:break-before="auto"/>
    </style:style>
    <style:style style:name="ro36" style:family="table-row">
      <style:table-row-properties style:row-height="16.9pt" style:use-optimal-row-height="false" fo:break-before="page"/>
    </style:style>
    <style:style style:name="ro37" style:family="table-row">
      <style:table-row-properties style:row-height="23.25pt" style:use-optimal-row-height="false" fo:break-before="auto"/>
    </style:style>
    <style:style style:name="ro38" style:family="table-row">
      <style:table-row-properties style:row-height="14.45pt" style:use-optimal-row-height="false" fo:break-before="auto"/>
    </style:style>
    <style:style style:name="ro39" style:family="table-row">
      <style:table-row-properties style:row-height="8.25pt" style:use-optimal-row-height="false" fo:break-before="auto"/>
    </style:style>
    <style:style style:name="ro40" style:family="table-row">
      <style:table-row-properties style:row-height="30pt" style:use-optimal-row-height="false" fo:break-before="auto"/>
    </style:style>
    <style:style style:name="ro41" style:family="table-row">
      <style:table-row-properties style:row-height="25.15pt" style:use-optimal-row-height="false" fo:break-before="auto"/>
    </style:style>
    <style:style style:name="ro42" style:family="table-row">
      <style:table-row-properties style:row-height="26.45pt" style:use-optimal-row-height="false" fo:break-before="auto"/>
    </style:style>
    <style:style style:name="ro43" style:family="table-row">
      <style:table-row-properties style:row-height="22.5pt" style:use-optimal-row-height="false" fo:break-before="auto"/>
    </style:style>
    <style:style style:name="ro44" style:family="table-row">
      <style:table-row-properties style:row-height="17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新(結婚性別)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3" table:default-cell-style-name="ce33"/>
        <table:table-column table:style-name="co5" table:number-columns-repeated="10" table:default-cell-style-name="ce33"/>
        <table:table-column table:style-name="co6" table:default-cell-style-name="ce33"/>
        <table:table-column table:style-name="co7" table:default-cell-style-name="ce33"/>
        <table:table-column table:style-name="co8" table:number-columns-repeated="3" table:default-cell-style-name="ce33"/>
        <table:table-column table:style-name="co9" table:default-cell-style-name="ce33"/>
        <table:table-column table:style-name="co10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3" table:default-cell-style-name="ce33"/>
        <table:table-column table:style-name="co14" table:default-cell-style-name="ce33"/>
        <table:table-column table:style-name="co15" table:default-cell-style-name="ce33"/>
        <table:table-column table:style-name="co14" table:default-cell-style-name="ce33"/>
        <table:table-column table:style-name="co16" table:number-columns-repeated="16353" table:default-cell-style-name="ce33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6" table:number-rows-spanned="1" table:style-name="ce277">
            <text:p>民 國 109 年 5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77">
            <text:p>民 國 109 年 5 月 戶 口 統 計 速 報 表(續)</text:p>
          </table:table-cell>
          <table:covered-table-cell table:number-columns-repeated="14"/>
          <table:table-cell table:number-columns-repeated="16353"/>
        </table:table-row>
        <table:table-row table:style-name="ro3">
          <table:table-cell table:number-columns-repeated="15" table:style-name="ce34"/>
          <table:table-cell table:style-name="ce35"/>
          <table:table-cell table:number-columns-repeated="14" table:style-name="ce34"/>
          <table:table-cell office:value-type="string" table:style-name="ce35">
            <text:p>單位：人；‰；對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83">
            <text:p>年月別</text:p>
          </table:table-cell>
          <table:covered-table-cell/>
          <table:table-cell table:style-name="ce204"/>
          <table:table-cell office:value-type="string" table:style-name="ce174">
            <text:p>人</text:p>
          </table:table-cell>
          <table:table-cell office:value-type="string" table:style-name="ce174">
            <text:p>口</text:p>
          </table:table-cell>
          <table:table-cell office:value-type="string" table:style-name="ce174">
            <text:p>數</text:p>
          </table:table-cell>
          <table:table-cell office:value-type="string" table:number-columns-spanned="4" table:number-rows-spanned="1" table:style-name="ce354">
            <text:p>出 <text:s text:c="5"/>　 <text:s/>　生</text:p>
          </table:table-cell>
          <table:covered-table-cell table:number-columns-repeated="3"/>
          <table:table-cell office:value-type="string" table:number-columns-spanned="4" table:number-rows-spanned="1" table:style-name="ce354">
            <text:p>死　 <text:s text:c="6"/>　亡</text:p>
          </table:table-cell>
          <table:covered-table-cell table:number-columns-repeated="3"/>
          <table:table-cell office:value-type="string" table:number-columns-spanned="2" table:number-rows-spanned="1" table:style-name="ce354">
            <text:p>自 然 增 加</text:p>
          </table:table-cell>
          <table:covered-table-cell/>
          <table:table-cell office:value-type="string" table:number-columns-spanned="6" table:number-rows-spanned="1" table:style-name="ce355">
            <text:p><text:s text:c="2"/>結 <text:s text:c="6"/>婚　 (對 <text:s text:c="2"/>數)</text:p>
          </table:table-cell>
          <table:covered-table-cell table:number-columns-repeated="5"/>
          <table:table-cell office:value-type="string" table:number-columns-spanned="6" table:number-rows-spanned="1" table:style-name="ce356">
            <text:p><text:s text:c="11"/>離 <text:s text:c="4"/>婚 <text:s/>/ <text:s/>終 <text:s text:c="3"/>止 <text:s/>(對 <text:s/>數)</text:p>
          </table:table-cell>
          <table:covered-table-cell table:number-columns-repeated="5"/>
          <table:table-cell office:value-type="string" table:number-columns-spanned="1" table:number-rows-spanned="4" table:style-name="ce357">
            <text:p>遷入</text:p>
            <text:p>人數</text:p>
          </table:table-cell>
          <table:table-cell office:value-type="string" table:number-columns-spanned="1" table:number-rows-spanned="4" table:style-name="ce357">
            <text:p>遷出</text:p>
            <text:p>人數</text:p>
          </table:table-cell>
          <table:table-cell office:value-type="string" table:number-columns-spanned="1" table:number-rows-spanned="4" table:style-name="ce358">
            <text:p>原住民</text:p>
            <text:p>人口數</text:p>
          </table:table-cell>
          <table:table-cell table:number-columns-repeated="16353"/>
        </table:table-row>
        <table:table-row table:style-name="ro5">
          <table:covered-table-cell/>
          <table:covered-table-cell/>
          <table:table-cell office:value-type="string" table:number-columns-spanned="1" table:number-rows-spanned="2" table:style-name="ce272">
            <text:p>戶　數</text:p>
          </table:table-cell>
          <table:table-cell office:value-type="string" table:number-columns-spanned="1" table:number-rows-spanned="2" table:style-name="ce270">
            <text:p>計</text:p>
          </table:table-cell>
          <table:table-cell office:value-type="string" table:number-columns-spanned="1" table:number-rows-spanned="2" table:style-name="ce270">
            <text:p>男</text:p>
          </table:table-cell>
          <table:table-cell office:value-type="string" table:number-columns-spanned="1" table:number-rows-spanned="2" table:style-name="ce270">
            <text:p>女</text:p>
          </table:table-cell>
          <table:table-cell office:value-type="string" table:number-columns-spanned="1" table:number-rows-spanned="3" table:style-name="ce354">
            <text:p>計</text:p>
          </table:table-cell>
          <table:table-cell office:value-type="string" table:number-columns-spanned="1" table:number-rows-spanned="3" table:style-name="ce354">
            <text:p>男</text:p>
          </table:table-cell>
          <table:table-cell office:value-type="string" table:number-columns-spanned="1" table:number-rows-spanned="3" table:style-name="ce354">
            <text:p>女</text:p>
          </table:table-cell>
          <table:table-cell office:value-type="string" table:style-name="ce175">
            <text:p>折合年</text:p>
          </table:table-cell>
          <table:table-cell office:value-type="string" table:number-columns-spanned="1" table:number-rows-spanned="3" table:style-name="ce354">
            <text:p>計</text:p>
          </table:table-cell>
          <table:table-cell office:value-type="string" table:number-columns-spanned="1" table:number-rows-spanned="3" table:style-name="ce354">
            <text:p>男</text:p>
          </table:table-cell>
          <table:table-cell office:value-type="string" table:number-columns-spanned="1" table:number-rows-spanned="3" table:style-name="ce354">
            <text:p>女</text:p>
          </table:table-cell>
          <table:table-cell office:value-type="string" table:style-name="ce176">
            <text:p>折合年</text:p>
          </table:table-cell>
          <table:table-cell office:value-type="string" table:number-columns-spanned="1" table:number-rows-spanned="2" table:style-name="ce270">
            <text:p>人 數</text:p>
          </table:table-cell>
          <table:table-cell office:value-type="string" table:style-name="ce177">
            <text:p>折合年自</text:p>
          </table:table-cell>
          <table:table-cell office:value-type="string" table:number-columns-spanned="1" table:number-rows-spanned="3" table:style-name="ce355">
            <text:p>合 計</text:p>
          </table:table-cell>
          <table:table-cell office:value-type="string" table:number-columns-spanned="1" table:number-rows-spanned="3" table:style-name="ce359">
            <text:p>不同性別</text:p>
          </table:table-cell>
          <table:table-cell office:value-type="string" table:number-columns-spanned="3" table:number-rows-spanned="1" table:style-name="ce355">
            <text:p>相同性別</text:p>
          </table:table-cell>
          <table:covered-table-cell table:number-columns-repeated="2"/>
          <table:table-cell office:value-type="string" table:style-name="ce178">
            <text:p>折合年</text:p>
          </table:table-cell>
          <table:table-cell office:value-type="string" table:number-columns-spanned="1" table:number-rows-spanned="3" table:style-name="ce355">
            <text:p>合 計</text:p>
          </table:table-cell>
          <table:table-cell office:value-type="string" table:number-columns-spanned="1" table:number-rows-spanned="3" table:style-name="ce359">
            <text:p>不同性別</text:p>
          </table:table-cell>
          <table:table-cell office:value-type="string" table:number-columns-spanned="3" table:number-rows-spanned="1" table:style-name="ce355">
            <text:p>相同性別</text:p>
          </table:table-cell>
          <table:covered-table-cell table:number-columns-repeated="2"/>
          <table:table-cell office:value-type="string" table:style-name="ce178">
            <text:p>折合年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9">
            <text:p>粗出生率</text:p>
          </table:table-cell>
          <table:covered-table-cell/>
          <table:covered-table-cell/>
          <table:covered-table-cell/>
          <table:table-cell office:value-type="string" table:style-name="ce179">
            <text:p>粗死亡率</text:p>
          </table:table-cell>
          <table:covered-table-cell/>
          <table:table-cell office:value-type="string" table:style-name="ce177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55">
            <text:p>計</text:p>
          </table:table-cell>
          <table:table-cell office:value-type="string" table:number-columns-spanned="1" table:number-rows-spanned="2" table:style-name="ce355">
            <text:p>男</text:p>
          </table:table-cell>
          <table:table-cell office:value-type="string" table:number-columns-spanned="1" table:number-rows-spanned="2" table:style-name="ce360">
            <text:p>女</text:p>
          </table:table-cell>
          <table:table-cell office:value-type="string" table:style-name="ce180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55">
            <text:p>計</text:p>
          </table:table-cell>
          <table:table-cell office:value-type="string" table:number-columns-spanned="1" table:number-rows-spanned="2" table:style-name="ce355">
            <text:p>男</text:p>
          </table:table-cell>
          <table:table-cell office:value-type="string" table:number-columns-spanned="1" table:number-rows-spanned="2" table:style-name="ce360">
            <text:p>女</text:p>
          </table:table-cell>
          <table:table-cell office:value-type="string" table:style-name="ce180">
            <text:p>粗離婚率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table-cell table:style-name="ce181"/>
          <table:table-cell table:style-name="ce182"/>
          <table:table-cell table:number-columns-repeated="2" table:style-name="ce183"/>
          <table:covered-table-cell/>
          <table:covered-table-cell/>
          <table:covered-table-cell/>
          <table:table-cell office:value-type="string" table:style-name="ce184">
            <text:p>‰</text:p>
          </table:table-cell>
          <table:covered-table-cell/>
          <table:covered-table-cell/>
          <table:covered-table-cell/>
          <table:table-cell office:value-type="string" table:style-name="ce185">
            <text:p>‰</text:p>
          </table:table-cell>
          <table:table-cell table:style-name="ce183"/>
          <table:table-cell office:value-type="string" table:style-name="ce184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84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84">
            <text:p>‰</text:p>
          </table:table-cell>
          <table:covered-table-cell/>
          <table:covered-table-cell/>
          <table:covered-table-cell/>
          <table:table-cell table:number-columns-repeated="16353" table:style-name="ce42"/>
        </table:table-row>
        <table:table-row table:style-name="ro7">
          <table:table-cell table:style-name="ce43"/>
          <table:table-cell table:style-name="ce44"/>
          <table:table-cell table:style-name="ce45"/>
          <table:table-cell table:style-name="ce46"/>
          <table:table-cell table:number-columns-repeated="2" table:style-name="ce47"/>
          <table:table-cell table:number-columns-repeated="3" table:style-name="ce43"/>
          <table:table-cell table:style-name="ce48"/>
          <table:table-cell table:number-columns-repeated="3" table:style-name="ce43"/>
          <table:table-cell table:style-name="ce48"/>
          <table:table-cell table:style-name="ce47"/>
          <table:table-cell table:style-name="ce49"/>
          <table:table-cell table:style-name="ce43"/>
          <table:table-cell table:style-name="ce50"/>
          <table:table-cell table:number-columns-repeated="2" table:style-name="ce43"/>
          <table:table-cell table:style-name="ce47"/>
          <table:table-cell table:style-name="ce48"/>
          <table:table-cell table:style-name="ce43"/>
          <table:table-cell table:style-name="ce50"/>
          <table:table-cell table:number-columns-repeated="2" table:style-name="ce43"/>
          <table:table-cell table:style-name="ce47"/>
          <table:table-cell table:style-name="ce48"/>
          <table:table-cell table:number-columns-repeated="2" table:style-name="ce43"/>
          <table:table-cell table:style-name="ce51"/>
          <table:table-cell table:number-columns-repeated="16353" table:style-name="ce42"/>
        </table:table-row>
        <table:table-row table:style-name="ro8">
          <table:table-cell office:value-type="string" table:number-columns-spanned="2" table:number-rows-spanned="1" table:style-name="ce247">
            <text:p>40 年</text:p>
          </table:table-cell>
          <table:covered-table-cell/>
          <table:table-cell office:value-type="float" office:value="1440787" table:style-name="ce52">
            <text:p>1,440,787</text:p>
          </table:table-cell>
          <table:table-cell office:value-type="float" office:value="7869247" table:style-name="ce52">
            <text:p>7,869,247</text:p>
          </table:table-cell>
          <table:table-cell office:value-type="float" office:value="4016708" table:style-name="ce52">
            <text:p>4,016,708</text:p>
          </table:table-cell>
          <table:table-cell office:value-type="float" office:value="3852539" table:style-name="ce52">
            <text:p>3,852,539</text:p>
          </table:table-cell>
          <table:table-cell office:value-type="float" office:value="385383" table:style-name="ce52">
            <text:p>385,383</text:p>
          </table:table-cell>
          <table:table-cell office:value-type="float" office:value="197297" table:style-name="ce52">
            <text:p>197,297</text:p>
          </table:table-cell>
          <table:table-cell office:value-type="float" office:value="188086" table:style-name="ce52">
            <text:p>188,086</text:p>
          </table:table-cell>
          <table:table-cell office:value-type="float" office:value="49.97" table:style-name="ce53">
            <text:p>49.97</text:p>
          </table:table-cell>
          <table:table-cell office:value-type="float" office:value="89259" table:style-name="ce52">
            <text:p>89,259</text:p>
          </table:table-cell>
          <table:table-cell office:value-type="float" office:value="46225" table:style-name="ce52">
            <text:p>46,225</text:p>
          </table:table-cell>
          <table:table-cell office:value-type="float" office:value="43034" table:style-name="ce52">
            <text:p>43,034</text:p>
          </table:table-cell>
          <table:table-cell office:value-type="float" office:value="11.57" table:style-name="ce53">
            <text:p>11.57</text:p>
          </table:table-cell>
          <table:table-cell office:value-type="float" office:value="296124" table:style-name="ce165">
            <text:p>296,124</text:p>
          </table:table-cell>
          <table:table-cell office:value-type="float" office:value="38.4" table:style-name="ce54">
            <text:p>38.40</text:p>
          </table:table-cell>
          <table:table-cell table:style-name="ce52"/>
          <table:table-cell office:value-type="float" office:value="73676" table:style-name="ce52">
            <text:p>73,676</text:p>
          </table:table-cell>
          <table:table-cell table:number-columns-repeated="3" table:style-name="ce52"/>
          <table:table-cell office:value-type="float" office:value="9.5500000000000007" table:style-name="ce53">
            <text:p>9.55</text:p>
          </table:table-cell>
          <table:table-cell table:style-name="ce52"/>
          <table:table-cell office:value-type="float" office:value="3858" table:style-name="ce55">
            <text:p>3,858</text:p>
          </table:table-cell>
          <table:table-cell table:number-columns-repeated="3" table:style-name="ce53"/>
          <table:table-cell office:value-type="float" office:value="0.5" table:style-name="ce53">
            <text:p>0.50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170729" table:style-name="ce56">
            <text:p>170,729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47">
            <text:p>50 年</text:p>
          </table:table-cell>
          <table:covered-table-cell/>
          <table:table-cell office:value-type="float" office:value="2002493" table:style-name="ce52">
            <text:p>2,002,493</text:p>
          </table:table-cell>
          <table:table-cell office:value-type="float" office:value="11149139" table:style-name="ce52">
            <text:p>11,149,139</text:p>
          </table:table-cell>
          <table:table-cell office:value-type="float" office:value="5715463" table:style-name="ce52">
            <text:p>5,715,463</text:p>
          </table:table-cell>
          <table:table-cell office:value-type="float" office:value="5433676" table:style-name="ce52">
            <text:p>5,433,676</text:p>
          </table:table-cell>
          <table:table-cell office:value-type="float" office:value="420254" table:style-name="ce52">
            <text:p>420,254</text:p>
          </table:table-cell>
          <table:table-cell office:value-type="float" office:value="216728" table:style-name="ce52">
            <text:p>216,728</text:p>
          </table:table-cell>
          <table:table-cell office:value-type="float" office:value="203526" table:style-name="ce52">
            <text:p>203,526</text:p>
          </table:table-cell>
          <table:table-cell office:value-type="float" office:value="38.31" table:style-name="ce53">
            <text:p>38.31</text:p>
          </table:table-cell>
          <table:table-cell office:value-type="float" office:value="73823" table:style-name="ce52">
            <text:p>73,823</text:p>
          </table:table-cell>
          <table:table-cell office:value-type="float" office:value="40570" table:style-name="ce52">
            <text:p>40,570</text:p>
          </table:table-cell>
          <table:table-cell office:value-type="float" office:value="33253" table:style-name="ce52">
            <text:p>33,253</text:p>
          </table:table-cell>
          <table:table-cell office:value-type="float" office:value="6.73" table:style-name="ce53">
            <text:p>6.73</text:p>
          </table:table-cell>
          <table:table-cell office:value-type="float" office:value="346431" table:style-name="ce165">
            <text:p>346,431</text:p>
          </table:table-cell>
          <table:table-cell office:value-type="float" office:value="31.58" table:style-name="ce54">
            <text:p>31.58</text:p>
          </table:table-cell>
          <table:table-cell table:style-name="ce52"/>
          <table:table-cell office:value-type="float" office:value="83797" table:style-name="ce52">
            <text:p>83,797</text:p>
          </table:table-cell>
          <table:table-cell table:number-columns-repeated="3" table:style-name="ce52"/>
          <table:table-cell office:value-type="float" office:value="7.51" table:style-name="ce53">
            <text:p>7.51</text:p>
          </table:table-cell>
          <table:table-cell table:style-name="ce52"/>
          <table:table-cell office:value-type="float" office:value="4487" table:style-name="ce55">
            <text:p>4,487</text:p>
          </table:table-cell>
          <table:table-cell table:number-columns-repeated="3" table:style-name="ce53"/>
          <table:table-cell office:value-type="float" office:value="0.4" table:style-name="ce53">
            <text:p>0.40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218098" table:style-name="ce56">
            <text:p>218,098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47">
            <text:p>60 年</text:p>
          </table:table-cell>
          <table:covered-table-cell/>
          <table:table-cell office:value-type="float" office:value="2702792" table:style-name="ce52">
            <text:p>2,702,792</text:p>
          </table:table-cell>
          <table:table-cell office:value-type="float" office:value="14994823" table:style-name="ce52">
            <text:p>14,994,823</text:p>
          </table:table-cell>
          <table:table-cell office:value-type="float" office:value="7895140" table:style-name="ce52">
            <text:p>7,895,140</text:p>
          </table:table-cell>
          <table:table-cell office:value-type="float" office:value="7099683" table:style-name="ce52">
            <text:p>7,099,683</text:p>
          </table:table-cell>
          <table:table-cell office:value-type="float" office:value="380424" table:style-name="ce52">
            <text:p>380,424</text:p>
          </table:table-cell>
          <table:table-cell office:value-type="float" office:value="195938" table:style-name="ce52">
            <text:p>195,938</text:p>
          </table:table-cell>
          <table:table-cell office:value-type="float" office:value="184486" table:style-name="ce52">
            <text:p>184,486</text:p>
          </table:table-cell>
          <table:table-cell office:value-type="float" office:value="25.64" table:style-name="ce53">
            <text:p>25.64</text:p>
          </table:table-cell>
          <table:table-cell office:value-type="float" office:value="70954" table:style-name="ce52">
            <text:p>70,954</text:p>
          </table:table-cell>
          <table:table-cell office:value-type="float" office:value="41596" table:style-name="ce52">
            <text:p>41,596</text:p>
          </table:table-cell>
          <table:table-cell office:value-type="float" office:value="29358" table:style-name="ce52">
            <text:p>29,358</text:p>
          </table:table-cell>
          <table:table-cell office:value-type="float" office:value="4.78" table:style-name="ce53">
            <text:p>4.78</text:p>
          </table:table-cell>
          <table:table-cell office:value-type="float" office:value="309470" table:style-name="ce165">
            <text:p>309,470</text:p>
          </table:table-cell>
          <table:table-cell office:value-type="float" office:value="20.86" table:style-name="ce54">
            <text:p>20.86</text:p>
          </table:table-cell>
          <table:table-cell table:style-name="ce52"/>
          <table:table-cell office:value-type="float" office:value="106812" table:style-name="ce52">
            <text:p>106,812</text:p>
          </table:table-cell>
          <table:table-cell table:number-columns-repeated="3" table:style-name="ce52"/>
          <table:table-cell office:value-type="float" office:value="7.2" table:style-name="ce53">
            <text:p>7.20</text:p>
          </table:table-cell>
          <table:table-cell table:style-name="ce52"/>
          <table:table-cell office:value-type="float" office:value="5310" table:style-name="ce55">
            <text:p>5,310</text:p>
          </table:table-cell>
          <table:table-cell table:number-columns-repeated="3" table:style-name="ce53"/>
          <table:table-cell office:value-type="float" office:value="0.36" table:style-name="ce53">
            <text:p>0.36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270905" table:style-name="ce52">
            <text:p>270,905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47">
            <text:p>70 年</text:p>
          </table:table-cell>
          <table:covered-table-cell/>
          <table:table-cell office:value-type="float" office:value="3906015" table:style-name="ce52">
            <text:p>3,906,015</text:p>
          </table:table-cell>
          <table:table-cell office:value-type="float" office:value="18193955" table:style-name="ce52">
            <text:p>18,193,955</text:p>
          </table:table-cell>
          <table:table-cell office:value-type="float" office:value="9479508" table:style-name="ce52">
            <text:p>9,479,508</text:p>
          </table:table-cell>
          <table:table-cell office:value-type="float" office:value="8714447" table:style-name="ce52">
            <text:p>8,714,447</text:p>
          </table:table-cell>
          <table:table-cell office:value-type="float" office:value="412779" table:style-name="ce52">
            <text:p>412,779</text:p>
          </table:table-cell>
          <table:table-cell office:value-type="float" office:value="213273" table:style-name="ce52">
            <text:p>213,273</text:p>
          </table:table-cell>
          <table:table-cell office:value-type="float" office:value="199506" table:style-name="ce52">
            <text:p>199,506</text:p>
          </table:table-cell>
          <table:table-cell office:value-type="float" office:value="22.97" table:style-name="ce53">
            <text:p>22.97</text:p>
          </table:table-cell>
          <table:table-cell office:value-type="float" office:value="86848" table:style-name="ce52">
            <text:p>86,848</text:p>
          </table:table-cell>
          <table:table-cell office:value-type="float" office:value="52627" table:style-name="ce52">
            <text:p>52,627</text:p>
          </table:table-cell>
          <table:table-cell office:value-type="float" office:value="34221" table:style-name="ce52">
            <text:p>34,221</text:p>
          </table:table-cell>
          <table:table-cell office:value-type="float" office:value="4.83" table:style-name="ce53">
            <text:p>4.83</text:p>
          </table:table-cell>
          <table:table-cell office:value-type="float" office:value="325931" table:style-name="ce165">
            <text:p>325,931</text:p>
          </table:table-cell>
          <table:table-cell office:value-type="float" office:value="18.14" table:style-name="ce54">
            <text:p>18.14</text:p>
          </table:table-cell>
          <table:table-cell table:style-name="ce52"/>
          <table:table-cell office:value-type="float" office:value="167496" table:style-name="ce52">
            <text:p>167,496</text:p>
          </table:table-cell>
          <table:table-cell table:number-columns-repeated="3" table:style-name="ce52"/>
          <table:table-cell office:value-type="float" office:value="9.2899999999999991" table:style-name="ce53">
            <text:p>9.29</text:p>
          </table:table-cell>
          <table:table-cell table:style-name="ce52"/>
          <table:table-cell office:value-type="float" office:value="14875" table:style-name="ce55">
            <text:p>14,875</text:p>
          </table:table-cell>
          <table:table-cell table:number-columns-repeated="3" table:style-name="ce53"/>
          <table:table-cell office:value-type="float" office:value="0.83" table:style-name="ce53">
            <text:p>0.83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310116" table:style-name="ce52">
            <text:p>310,116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7">
            <text:p>80 年</text:p>
          </table:table-cell>
          <table:covered-table-cell/>
          <table:table-cell office:value-type="float" office:value="5227185" table:style-name="ce52">
            <text:p>5,227,185</text:p>
          </table:table-cell>
          <table:table-cell office:value-type="float" office:value="20605831" table:style-name="ce52">
            <text:p>20,605,831</text:p>
          </table:table-cell>
          <table:table-cell office:value-type="float" office:value="10640276" table:style-name="ce52">
            <text:p>10,640,276</text:p>
          </table:table-cell>
          <table:table-cell office:value-type="float" office:value="9965555" table:style-name="ce52">
            <text:p>9,965,555</text:p>
          </table:table-cell>
          <table:table-cell office:value-type="float" office:value="321932" table:style-name="ce52">
            <text:p>321,932</text:p>
          </table:table-cell>
          <table:table-cell office:value-type="float" office:value="168865" table:style-name="ce52">
            <text:p>168,865</text:p>
          </table:table-cell>
          <table:table-cell office:value-type="float" office:value="153067" table:style-name="ce52">
            <text:p>153,067</text:p>
          </table:table-cell>
          <table:table-cell office:value-type="float" office:value="15.7" table:style-name="ce53">
            <text:p>15.70</text:p>
          </table:table-cell>
          <table:table-cell office:value-type="float" office:value="106284" table:style-name="ce52">
            <text:p>106,284</text:p>
          </table:table-cell>
          <table:table-cell office:value-type="float" office:value="65386" table:style-name="ce52">
            <text:p>65,386</text:p>
          </table:table-cell>
          <table:table-cell office:value-type="float" office:value="40898" table:style-name="ce52">
            <text:p>40,898</text:p>
          </table:table-cell>
          <table:table-cell office:value-type="float" office:value="5.18" table:style-name="ce53">
            <text:p>5.18</text:p>
          </table:table-cell>
          <table:table-cell office:value-type="float" office:value="215648" table:style-name="ce165">
            <text:p>215,648</text:p>
          </table:table-cell>
          <table:table-cell office:value-type="float" office:value="10.52" table:style-name="ce54">
            <text:p>10.52</text:p>
          </table:table-cell>
          <table:table-cell table:style-name="ce52"/>
          <table:table-cell office:value-type="float" office:value="162972" table:style-name="ce52">
            <text:p>162,972</text:p>
          </table:table-cell>
          <table:table-cell table:number-columns-repeated="3" table:style-name="ce52"/>
          <table:table-cell office:value-type="float" office:value="7.95" table:style-name="ce53">
            <text:p>7.95</text:p>
          </table:table-cell>
          <table:table-cell table:style-name="ce52"/>
          <table:table-cell office:value-type="float" office:value="28298" table:style-name="ce55">
            <text:p>28,298</text:p>
          </table:table-cell>
          <table:table-cell table:number-columns-repeated="3" table:style-name="ce53"/>
          <table:table-cell office:value-type="float" office:value="1.38" table:style-name="ce53">
            <text:p>1.38</text:p>
          </table:table-cell>
          <table:table-cell office:value-type="float" office:value="1477764" table:style-name="ce52">
            <text:p>1,477,764</text:p>
          </table:table-cell>
          <table:table-cell office:value-type="float" office:value="1489892" table:style-name="ce52">
            <text:p>1,489,892</text:p>
          </table:table-cell>
          <table:table-cell office:value-type="float" office:value="345523" table:style-name="ce52">
            <text:p>345,523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7">
            <text:p>90 年</text:p>
          </table:table-cell>
          <table:covered-table-cell/>
          <table:table-cell office:value-type="float" office:value="6802281" table:style-name="ce52">
            <text:p>6,802,281</text:p>
          </table:table-cell>
          <table:table-cell office:value-type="float" office:value="22405568" table:style-name="ce52">
            <text:p>22,405,568</text:p>
          </table:table-cell>
          <table:table-cell office:value-type="float" office:value="11441651" table:style-name="ce52">
            <text:p>11,441,651</text:p>
          </table:table-cell>
          <table:table-cell office:value-type="float" office:value="10963917" table:style-name="ce52">
            <text:p>10,963,917</text:p>
          </table:table-cell>
          <table:table-cell office:value-type="float" office:value="260354" table:style-name="ce52">
            <text:p>260,354</text:p>
          </table:table-cell>
          <table:table-cell office:value-type="float" office:value="135596" table:style-name="ce52">
            <text:p>135,596</text:p>
          </table:table-cell>
          <table:table-cell office:value-type="float" office:value="124758" table:style-name="ce52">
            <text:p>124,758</text:p>
          </table:table-cell>
          <table:table-cell office:value-type="float" office:value="11.65" table:style-name="ce53">
            <text:p>11.65</text:p>
          </table:table-cell>
          <table:table-cell office:value-type="float" office:value="127647" table:style-name="ce52">
            <text:p>127,647</text:p>
          </table:table-cell>
          <table:table-cell office:value-type="float" office:value="79319" table:style-name="ce52">
            <text:p>79,319</text:p>
          </table:table-cell>
          <table:table-cell office:value-type="float" office:value="48328" table:style-name="ce52">
            <text:p>48,328</text:p>
          </table:table-cell>
          <table:table-cell office:value-type="float" office:value="5.71" table:style-name="ce53">
            <text:p>5.71</text:p>
          </table:table-cell>
          <table:table-cell office:value-type="float" office:value="132707" table:style-name="ce166">
            <text:p>132,707</text:p>
          </table:table-cell>
          <table:table-cell office:value-type="float" office:value="5.94" table:style-name="ce54">
            <text:p>5.94</text:p>
          </table:table-cell>
          <table:table-cell table:style-name="ce52"/>
          <table:table-cell office:value-type="float" office:value="170515" table:style-name="ce52">
            <text:p>170,515</text:p>
          </table:table-cell>
          <table:table-cell table:number-columns-repeated="3" table:style-name="ce52"/>
          <table:table-cell office:value-type="float" office:value="7.63" table:style-name="ce53">
            <text:p>7.63</text:p>
          </table:table-cell>
          <table:table-cell table:style-name="ce52"/>
          <table:table-cell office:value-type="float" office:value="56538" table:style-name="ce55">
            <text:p>56,538</text:p>
          </table:table-cell>
          <table:table-cell table:number-columns-repeated="3" table:style-name="ce53"/>
          <table:table-cell office:value-type="float" office:value="2.5299999999999998" table:style-name="ce53">
            <text:p>2.53</text:p>
          </table:table-cell>
          <table:table-cell office:value-type="float" office:value="1373363" table:style-name="ce52">
            <text:p>1,373,363</text:p>
          </table:table-cell>
          <table:table-cell office:value-type="float" office:value="1377174" table:style-name="ce52">
            <text:p>1,377,174</text:p>
          </table:table-cell>
          <table:table-cell office:value-type="float" office:value="420892" table:style-name="ce52">
            <text:p>420,892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7">
            <text:p>95 年</text:p>
          </table:table-cell>
          <table:covered-table-cell/>
          <table:table-cell office:value-type="float" office:value="7394758" table:style-name="ce52">
            <text:p>7,394,758</text:p>
          </table:table-cell>
          <table:table-cell office:value-type="float" office:value="22876527" table:style-name="ce52">
            <text:p>22,876,527</text:p>
          </table:table-cell>
          <table:table-cell office:value-type="float" office:value="11591707" table:style-name="ce52">
            <text:p>11,591,707</text:p>
          </table:table-cell>
          <table:table-cell office:value-type="float" office:value="11284820" table:style-name="ce52">
            <text:p>11,284,820</text:p>
          </table:table-cell>
          <table:table-cell office:value-type="float" office:value="204459" table:style-name="ce52">
            <text:p>204,459</text:p>
          </table:table-cell>
          <table:table-cell office:value-type="float" office:value="106936" table:style-name="ce52">
            <text:p>106,936</text:p>
          </table:table-cell>
          <table:table-cell office:value-type="float" office:value="97523" table:style-name="ce52">
            <text:p>97,523</text:p>
          </table:table-cell>
          <table:table-cell office:value-type="float" office:value="8.9600000000000009" table:style-name="ce53">
            <text:p>8.96</text:p>
          </table:table-cell>
          <table:table-cell office:value-type="float" office:value="135839" table:style-name="ce52">
            <text:p>135,839</text:p>
          </table:table-cell>
          <table:table-cell office:value-type="float" office:value="84800" table:style-name="ce52">
            <text:p>84,800</text:p>
          </table:table-cell>
          <table:table-cell office:value-type="float" office:value="51039" table:style-name="ce52">
            <text:p>51,039</text:p>
          </table:table-cell>
          <table:table-cell office:value-type="float" office:value="5.95" table:style-name="ce53">
            <text:p>5.95</text:p>
          </table:table-cell>
          <table:table-cell office:value-type="float" office:value="68620" table:style-name="ce166">
            <text:p>68,620</text:p>
          </table:table-cell>
          <table:table-cell office:value-type="float" office:value="3.01" table:style-name="ce54">
            <text:p>3.01</text:p>
          </table:table-cell>
          <table:table-cell table:style-name="ce52"/>
          <table:table-cell office:value-type="float" office:value="142669" table:style-name="ce52">
            <text:p>142,669</text:p>
          </table:table-cell>
          <table:table-cell table:number-columns-repeated="3" table:style-name="ce52"/>
          <table:table-cell office:value-type="float" office:value="6.25" table:style-name="ce53">
            <text:p>6.25</text:p>
          </table:table-cell>
          <table:table-cell table:style-name="ce52"/>
          <table:table-cell office:value-type="float" office:value="64540" table:style-name="ce55">
            <text:p>64,540</text:p>
          </table:table-cell>
          <table:table-cell table:number-columns-repeated="3" table:style-name="ce53"/>
          <table:table-cell office:value-type="float" office:value="2.83" table:style-name="ce53">
            <text:p>2.83</text:p>
          </table:table-cell>
          <table:table-cell office:value-type="float" office:value="1414340" table:style-name="ce52">
            <text:p>1,414,340</text:p>
          </table:table-cell>
          <table:table-cell office:value-type="float" office:value="1376816" table:style-name="ce52">
            <text:p>1,376,816</text:p>
          </table:table-cell>
          <table:table-cell office:value-type="float" office:value="474919" table:style-name="ce52">
            <text:p>474,919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7">
            <text:p>96 年</text:p>
          </table:table-cell>
          <table:covered-table-cell/>
          <table:table-cell office:value-type="float" office:value="7512449" table:style-name="ce52">
            <text:p>7,512,449</text:p>
          </table:table-cell>
          <table:table-cell office:value-type="float" office:value="22958360" table:style-name="ce52">
            <text:p>22,958,360</text:p>
          </table:table-cell>
          <table:table-cell office:value-type="float" office:value="11608767" table:style-name="ce52">
            <text:p>11,608,767</text:p>
          </table:table-cell>
          <table:table-cell office:value-type="float" office:value="11349593" table:style-name="ce52">
            <text:p>11,349,593</text:p>
          </table:table-cell>
          <table:table-cell office:value-type="float" office:value="204414" table:style-name="ce52">
            <text:p>204,414</text:p>
          </table:table-cell>
          <table:table-cell office:value-type="float" office:value="106898" table:style-name="ce52">
            <text:p>106,898</text:p>
          </table:table-cell>
          <table:table-cell office:value-type="float" office:value="97516" table:style-name="ce52">
            <text:p>97,516</text:p>
          </table:table-cell>
          <table:table-cell office:value-type="float" office:value="8.92" table:style-name="ce59">
            <text:p>8.92</text:p>
          </table:table-cell>
          <table:table-cell office:value-type="float" office:value="141111" table:style-name="ce52">
            <text:p>141,111</text:p>
          </table:table-cell>
          <table:table-cell office:value-type="float" office:value="87029" table:style-name="ce52">
            <text:p>87,029</text:p>
          </table:table-cell>
          <table:table-cell office:value-type="float" office:value="54082" table:style-name="ce52">
            <text:p>54,082</text:p>
          </table:table-cell>
          <table:table-cell office:value-type="float" office:value="6.16" table:style-name="ce53">
            <text:p>6.16</text:p>
          </table:table-cell>
          <table:table-cell office:value-type="float" office:value="63303" table:style-name="ce166">
            <text:p>63,303</text:p>
          </table:table-cell>
          <table:table-cell office:value-type="float" office:value="2.76" table:style-name="ce54">
            <text:p>2.76</text:p>
          </table:table-cell>
          <table:table-cell table:style-name="ce52"/>
          <table:table-cell office:value-type="float" office:value="135041" table:style-name="ce52">
            <text:p>135,041</text:p>
          </table:table-cell>
          <table:table-cell table:number-columns-repeated="3" table:style-name="ce52"/>
          <table:table-cell office:value-type="float" office:value="5.89" table:style-name="ce53">
            <text:p>5.89</text:p>
          </table:table-cell>
          <table:table-cell table:style-name="ce52"/>
          <table:table-cell office:value-type="float" office:value="58518" table:style-name="ce55">
            <text:p>58,518</text:p>
          </table:table-cell>
          <table:table-cell table:number-columns-repeated="3" table:style-name="ce53"/>
          <table:table-cell office:value-type="float" office:value="2.5499999999999998" table:style-name="ce53">
            <text:p>2.55</text:p>
          </table:table-cell>
          <table:table-cell office:value-type="float" office:value="1173040" table:style-name="ce52">
            <text:p>1,173,040</text:p>
          </table:table-cell>
          <table:table-cell office:value-type="float" office:value="1154510" table:style-name="ce52">
            <text:p>1,154,510</text:p>
          </table:table-cell>
          <table:table-cell office:value-type="float" office:value="484174" table:style-name="ce52">
            <text:p>484,174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7">
            <text:p>97 年</text:p>
          </table:table-cell>
          <table:covered-table-cell/>
          <table:table-cell office:value-type="float" office:value="7655772" table:style-name="ce52">
            <text:p>7,655,772</text:p>
          </table:table-cell>
          <table:table-cell office:value-type="float" office:value="23037031" table:style-name="ce52">
            <text:p>23,037,031</text:p>
          </table:table-cell>
          <table:table-cell office:value-type="float" office:value="11626351" table:style-name="ce52">
            <text:p>11,626,351</text:p>
          </table:table-cell>
          <table:table-cell office:value-type="float" office:value="11410680" table:style-name="ce52">
            <text:p>11,410,680</text:p>
          </table:table-cell>
          <table:table-cell office:value-type="float" office:value="198733" table:style-name="ce52">
            <text:p>198,733</text:p>
          </table:table-cell>
          <table:table-cell office:value-type="float" office:value="103937" table:style-name="ce52">
            <text:p>103,937</text:p>
          </table:table-cell>
          <table:table-cell office:value-type="float" office:value="94796" table:style-name="ce52">
            <text:p>94,796</text:p>
          </table:table-cell>
          <table:table-cell office:value-type="float" office:value="8.64" table:style-name="ce53">
            <text:p>8.64</text:p>
          </table:table-cell>
          <table:table-cell office:value-type="float" office:value="143624" table:style-name="ce52">
            <text:p>143,624</text:p>
          </table:table-cell>
          <table:table-cell office:value-type="float" office:value="88541" table:style-name="ce52">
            <text:p>88,541</text:p>
          </table:table-cell>
          <table:table-cell office:value-type="float" office:value="55083" table:style-name="ce52">
            <text:p>55,083</text:p>
          </table:table-cell>
          <table:table-cell office:value-type="float" office:value="6.25" table:style-name="ce53">
            <text:p>6.25</text:p>
          </table:table-cell>
          <table:table-cell office:value-type="float" office:value="55109" table:style-name="ce166">
            <text:p>55,109</text:p>
          </table:table-cell>
          <table:table-cell office:value-type="float" office:value="2.4" table:style-name="ce54">
            <text:p>2.40</text:p>
          </table:table-cell>
          <table:table-cell table:style-name="ce52"/>
          <table:table-cell office:value-type="float" office:value="154866" table:style-name="ce52">
            <text:p>154,866</text:p>
          </table:table-cell>
          <table:table-cell table:number-columns-repeated="3" table:style-name="ce52"/>
          <table:table-cell office:value-type="float" office:value="6.73" table:style-name="ce53">
            <text:p>6.73</text:p>
          </table:table-cell>
          <table:table-cell table:style-name="ce52"/>
          <table:table-cell office:value-type="float" office:value="55995" table:style-name="ce55">
            <text:p>55,995</text:p>
          </table:table-cell>
          <table:table-cell table:number-columns-repeated="3" table:style-name="ce53"/>
          <table:table-cell office:value-type="float" office:value="2.4300000000000002" table:style-name="ce53">
            <text:p>2.43</text:p>
          </table:table-cell>
          <table:table-cell office:value-type="float" office:value="1196407" table:style-name="ce52">
            <text:p>1,196,407</text:p>
          </table:table-cell>
          <table:table-cell office:value-type="float" office:value="1172845" table:style-name="ce52">
            <text:p>1,172,845</text:p>
          </table:table-cell>
          <table:table-cell office:value-type="float" office:value="494107" table:style-name="ce52">
            <text:p>494,107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7">
            <text:p>98 年</text:p>
          </table:table-cell>
          <table:covered-table-cell/>
          <table:table-cell office:value-type="float" office:value="7805834" table:style-name="ce52">
            <text:p>7,805,834</text:p>
          </table:table-cell>
          <table:table-cell office:value-type="float" office:value="23119772" table:style-name="ce52">
            <text:p>23,119,772</text:p>
          </table:table-cell>
          <table:table-cell office:value-type="float" office:value="11636734" table:style-name="ce52">
            <text:p>11,636,734</text:p>
          </table:table-cell>
          <table:table-cell office:value-type="float" office:value="11483038" table:style-name="ce52">
            <text:p>11,483,038</text:p>
          </table:table-cell>
          <table:table-cell office:value-type="float" office:value="191310" table:style-name="ce52">
            <text:p>191,310</text:p>
          </table:table-cell>
          <table:table-cell office:value-type="float" office:value="99492" table:style-name="ce52">
            <text:p>99,492</text:p>
          </table:table-cell>
          <table:table-cell office:value-type="float" office:value="91818" table:style-name="ce52">
            <text:p>91,818</text:p>
          </table:table-cell>
          <table:table-cell office:value-type="float" office:value="8.2899999999999991" table:style-name="ce53">
            <text:p>8.29</text:p>
          </table:table-cell>
          <table:table-cell office:value-type="float" office:value="143582" table:style-name="ce52">
            <text:p>143,582</text:p>
          </table:table-cell>
          <table:table-cell office:value-type="float" office:value="88088" table:style-name="ce52">
            <text:p>88,088</text:p>
          </table:table-cell>
          <table:table-cell office:value-type="float" office:value="55494" table:style-name="ce52">
            <text:p>55,494</text:p>
          </table:table-cell>
          <table:table-cell office:value-type="float" office:value="6.22" table:style-name="ce53">
            <text:p>6.22</text:p>
          </table:table-cell>
          <table:table-cell office:value-type="float" office:value="47728" table:style-name="ce166">
            <text:p>47,728</text:p>
          </table:table-cell>
          <table:table-cell office:value-type="float" office:value="2.0699999999999998" table:style-name="ce54">
            <text:p>2.07</text:p>
          </table:table-cell>
          <table:table-cell table:style-name="ce52"/>
          <table:table-cell office:value-type="float" office:value="117099" table:style-name="ce52">
            <text:p>117,099</text:p>
          </table:table-cell>
          <table:table-cell table:number-columns-repeated="3" table:style-name="ce52"/>
          <table:table-cell office:value-type="float" office:value="5.07" table:style-name="ce53">
            <text:p>5.07</text:p>
          </table:table-cell>
          <table:table-cell table:style-name="ce52"/>
          <table:table-cell office:value-type="float" office:value="57223" table:style-name="ce55">
            <text:p>57,223</text:p>
          </table:table-cell>
          <table:table-cell table:number-columns-repeated="3" table:style-name="ce53"/>
          <table:table-cell office:value-type="float" office:value="2.48" table:style-name="ce53">
            <text:p>2.48</text:p>
          </table:table-cell>
          <table:table-cell office:value-type="float" office:value="1198561" table:style-name="ce52">
            <text:p>1,198,561</text:p>
          </table:table-cell>
          <table:table-cell office:value-type="float" office:value="1163548" table:style-name="ce52">
            <text:p>1,163,548</text:p>
          </table:table-cell>
          <table:table-cell office:value-type="float" office:value="504531" table:style-name="ce52">
            <text:p>504,531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7">
            <text:p>99 年</text:p>
          </table:table-cell>
          <table:covered-table-cell/>
          <table:table-cell office:value-type="float" office:value="7937024" table:style-name="ce52">
            <text:p>7,937,024</text:p>
          </table:table-cell>
          <table:table-cell office:value-type="float" office:value="23162123" table:style-name="ce52">
            <text:p>23,162,123</text:p>
          </table:table-cell>
          <table:table-cell office:value-type="float" office:value="11635225" table:style-name="ce52">
            <text:p>11,635,225</text:p>
          </table:table-cell>
          <table:table-cell office:value-type="float" office:value="11526898" table:style-name="ce52">
            <text:p>11,526,898</text:p>
          </table:table-cell>
          <table:table-cell office:value-type="float" office:value="166886" table:style-name="ce52">
            <text:p>166,886</text:p>
          </table:table-cell>
          <table:table-cell office:value-type="float" office:value="87213" table:style-name="ce52">
            <text:p>87,213</text:p>
          </table:table-cell>
          <table:table-cell office:value-type="float" office:value="79673" table:style-name="ce52">
            <text:p>79,673</text:p>
          </table:table-cell>
          <table:table-cell office:value-type="float" office:value="7.21" table:style-name="ce53">
            <text:p>7.21</text:p>
          </table:table-cell>
          <table:table-cell office:value-type="float" office:value="145772" table:style-name="ce52">
            <text:p>145,772</text:p>
          </table:table-cell>
          <table:table-cell office:value-type="float" office:value="89152" table:style-name="ce52">
            <text:p>89,152</text:p>
          </table:table-cell>
          <table:table-cell office:value-type="float" office:value="56620" table:style-name="ce52">
            <text:p>56,620</text:p>
          </table:table-cell>
          <table:table-cell office:value-type="float" office:value="6.3" table:style-name="ce53">
            <text:p>6.30</text:p>
          </table:table-cell>
          <table:table-cell office:value-type="float" office:value="21114" table:style-name="ce166">
            <text:p>21,114</text:p>
          </table:table-cell>
          <table:table-cell office:value-type="float" office:value="0.91" table:style-name="ce54">
            <text:p>0.91</text:p>
          </table:table-cell>
          <table:table-cell table:style-name="ce52"/>
          <table:table-cell office:value-type="float" office:value="138819" table:style-name="ce52">
            <text:p>138,819</text:p>
          </table:table-cell>
          <table:table-cell table:number-columns-repeated="3" table:style-name="ce52"/>
          <table:table-cell office:value-type="float" office:value="6" table:style-name="ce53">
            <text:p>6.00</text:p>
          </table:table-cell>
          <table:table-cell table:style-name="ce52"/>
          <table:table-cell office:value-type="float" office:value="58115" table:style-name="ce55">
            <text:p>58,115</text:p>
          </table:table-cell>
          <table:table-cell table:number-columns-repeated="3" table:style-name="ce53"/>
          <table:table-cell office:value-type="float" office:value="2.5099999999999998" table:style-name="ce53">
            <text:p>2.51</text:p>
          </table:table-cell>
          <table:table-cell office:value-type="float" office:value="1213899" table:style-name="ce52">
            <text:p>1,213,899</text:p>
          </table:table-cell>
          <table:table-cell office:value-type="float" office:value="1192662" table:style-name="ce52">
            <text:p>1,192,662</text:p>
          </table:table-cell>
          <table:table-cell office:value-type="float" office:value="512701" table:style-name="ce52">
            <text:p>512,701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59">
            <text:p>100年</text:p>
          </table:table-cell>
          <table:covered-table-cell/>
          <table:table-cell office:value-type="float" office:value="8057761" table:style-name="ce52">
            <text:p>8,057,761</text:p>
          </table:table-cell>
          <table:table-cell office:value-type="float" office:value="23224912" table:style-name="ce52">
            <text:p>23,224,912</text:p>
          </table:table-cell>
          <table:table-cell office:value-type="float" office:value="11645674" table:style-name="ce52">
            <text:p>11,645,674</text:p>
          </table:table-cell>
          <table:table-cell office:value-type="float" office:value="11579238" table:style-name="ce52">
            <text:p>11,579,238</text:p>
          </table:table-cell>
          <table:table-cell office:value-type="float" office:value="196627" table:style-name="ce52">
            <text:p>196,627</text:p>
          </table:table-cell>
          <table:table-cell office:value-type="float" office:value="101943" table:style-name="ce52">
            <text:p>101,943</text:p>
          </table:table-cell>
          <table:table-cell office:value-type="float" office:value="94684" table:style-name="ce52">
            <text:p>94,684</text:p>
          </table:table-cell>
          <table:table-cell office:value-type="float" office:value="8.48" table:style-name="ce60">
            <text:p><text:s text:c="3"/>8.48</text:p>
          </table:table-cell>
          <table:table-cell office:value-type="float" office:value="152915" table:style-name="ce52">
            <text:p>152,915</text:p>
          </table:table-cell>
          <table:table-cell office:value-type="float" office:value="93810" table:style-name="ce52">
            <text:p>93,810</text:p>
          </table:table-cell>
          <table:table-cell office:value-type="float" office:value="59105" table:style-name="ce52">
            <text:p>59,105</text:p>
          </table:table-cell>
          <table:table-cell office:value-type="float" office:value="6.59" table:style-name="ce60">
            <text:p><text:s text:c="3"/>6.59</text:p>
          </table:table-cell>
          <table:table-cell office:value-type="float" office:value="43712" table:style-name="ce56">
            <text:p>43,712</text:p>
          </table:table-cell>
          <table:table-cell office:value-type="float" office:value="1.88" table:style-name="ce61">
            <text:p><text:s text:c="3"/>1.88</text:p>
          </table:table-cell>
          <table:table-cell table:style-name="ce52"/>
          <table:table-cell office:value-type="float" office:value="165327" table:style-name="ce52">
            <text:p>165,327</text:p>
          </table:table-cell>
          <table:table-cell table:number-columns-repeated="3" table:style-name="ce52"/>
          <table:table-cell office:value-type="float" office:value="7.13" table:style-name="ce60">
            <text:p><text:s text:c="3"/>7.13</text:p>
          </table:table-cell>
          <table:table-cell table:style-name="ce52"/>
          <table:table-cell office:value-type="float" office:value="57008" table:style-name="ce55">
            <text:p>57,008</text:p>
          </table:table-cell>
          <table:table-cell table:number-columns-repeated="3" table:style-name="ce60"/>
          <table:table-cell office:value-type="float" office:value="2.46" table:style-name="ce60">
            <text:p><text:s text:c="3"/>2.46</text:p>
          </table:table-cell>
          <table:table-cell office:value-type="float" office:value="1128449" table:style-name="ce52">
            <text:p>1,128,449</text:p>
          </table:table-cell>
          <table:table-cell office:value-type="float" office:value="1109372" table:style-name="ce52">
            <text:p>1,109,372</text:p>
          </table:table-cell>
          <table:table-cell office:value-type="float" office:value="519984" table:style-name="ce52">
            <text:p>519,984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59">
            <text:p>101年</text:p>
          </table:table-cell>
          <table:covered-table-cell/>
          <table:table-cell office:value-type="float" office:value="8186432" table:style-name="ce52">
            <text:p>8,186,432</text:p>
          </table:table-cell>
          <table:table-cell office:value-type="float" office:value="23315822" table:style-name="ce52">
            <text:p>23,315,822</text:p>
          </table:table-cell>
          <table:table-cell office:value-type="float" office:value="11673319" table:style-name="ce52">
            <text:p>11,673,319</text:p>
          </table:table-cell>
          <table:table-cell office:value-type="float" office:value="11642503" table:style-name="ce52">
            <text:p>11,642,503</text:p>
          </table:table-cell>
          <table:table-cell office:value-type="float" office:value="229481" table:style-name="ce52">
            <text:p>229,481</text:p>
          </table:table-cell>
          <table:table-cell office:value-type="float" office:value="118848" table:style-name="ce52">
            <text:p>118,848</text:p>
          </table:table-cell>
          <table:table-cell office:value-type="float" office:value="110633" table:style-name="ce52">
            <text:p>110,633</text:p>
          </table:table-cell>
          <table:table-cell office:value-type="float" office:value="9.86" table:style-name="ce62">
            <text:p><text:s text:c="3"/>9.86</text:p>
          </table:table-cell>
          <table:table-cell office:value-type="float" office:value="154251" table:style-name="ce52">
            <text:p>154,251</text:p>
          </table:table-cell>
          <table:table-cell office:value-type="float" office:value="93618" table:style-name="ce52">
            <text:p>93,618</text:p>
          </table:table-cell>
          <table:table-cell office:value-type="float" office:value="60633" table:style-name="ce52">
            <text:p>60,633</text:p>
          </table:table-cell>
          <table:table-cell office:value-type="float" office:value="6.63" table:style-name="ce60">
            <text:p><text:s text:c="3"/>6.63</text:p>
          </table:table-cell>
          <table:table-cell office:value-type="float" office:value="75230" table:style-name="ce56">
            <text:p>75,230</text:p>
          </table:table-cell>
          <table:table-cell office:value-type="float" office:value="3.23" table:style-name="ce61">
            <text:p><text:s text:c="3"/>3.23</text:p>
          </table:table-cell>
          <table:table-cell table:style-name="ce52"/>
          <table:table-cell office:value-type="float" office:value="143384" table:style-name="ce52">
            <text:p>143,384</text:p>
          </table:table-cell>
          <table:table-cell table:number-columns-repeated="3" table:style-name="ce52"/>
          <table:table-cell office:value-type="float" office:value="6.16" table:style-name="ce60">
            <text:p><text:s text:c="3"/>6.16</text:p>
          </table:table-cell>
          <table:table-cell table:style-name="ce52"/>
          <table:table-cell office:value-type="float" office:value="55980" table:style-name="ce55">
            <text:p>55,980</text:p>
          </table:table-cell>
          <table:table-cell table:number-columns-repeated="3" table:style-name="ce60"/>
          <table:table-cell office:value-type="float" office:value="2.41" table:style-name="ce60">
            <text:p><text:s text:c="3"/>2.41</text:p>
          </table:table-cell>
          <table:table-cell office:value-type="float" office:value="1118006" table:style-name="ce52">
            <text:p>1,118,006</text:p>
          </table:table-cell>
          <table:table-cell office:value-type="float" office:value="1102326" table:style-name="ce52">
            <text:p>1,102,326</text:p>
          </table:table-cell>
          <table:table-cell office:value-type="float" office:value="527250" table:style-name="ce52">
            <text:p>527,250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7">
            <text:p>102年</text:p>
          </table:table-cell>
          <table:covered-table-cell/>
          <table:table-cell office:value-type="float" office:value="8286260" table:style-name="ce52">
            <text:p>8,286,260</text:p>
          </table:table-cell>
          <table:table-cell office:value-type="float" office:value="23373517" table:style-name="ce52">
            <text:p>23,373,517</text:p>
          </table:table-cell>
          <table:table-cell office:value-type="float" office:value="11684674" table:style-name="ce52">
            <text:p>11,684,674</text:p>
          </table:table-cell>
          <table:table-cell office:value-type="float" office:value="11688843" table:style-name="ce52">
            <text:p>11,688,843</text:p>
          </table:table-cell>
          <table:table-cell office:value-type="float" office:value="199113" table:style-name="ce52">
            <text:p>199,113</text:p>
          </table:table-cell>
          <table:table-cell office:value-type="float" office:value="103120" table:style-name="ce52">
            <text:p>103,120</text:p>
          </table:table-cell>
          <table:table-cell office:value-type="float" office:value="95993" table:style-name="ce52">
            <text:p>95,993</text:p>
          </table:table-cell>
          <table:table-cell office:value-type="float" office:value="8.5299999999999994" table:style-name="ce60">
            <text:p><text:s text:c="3"/>8.53</text:p>
          </table:table-cell>
          <table:table-cell office:value-type="float" office:value="155908" table:style-name="ce52">
            <text:p>155,908</text:p>
          </table:table-cell>
          <table:table-cell office:value-type="float" office:value="94505" table:style-name="ce52">
            <text:p>94,505</text:p>
          </table:table-cell>
          <table:table-cell office:value-type="float" office:value="61403" table:style-name="ce52">
            <text:p>61,403</text:p>
          </table:table-cell>
          <table:table-cell office:value-type="float" office:value="6.68" table:style-name="ce60">
            <text:p><text:s text:c="3"/>6.68</text:p>
          </table:table-cell>
          <table:table-cell office:value-type="float" office:value="43205" table:style-name="ce56">
            <text:p>43,205</text:p>
          </table:table-cell>
          <table:table-cell office:value-type="float" office:value="1.85" table:style-name="ce61">
            <text:p><text:s text:c="3"/>1.85</text:p>
          </table:table-cell>
          <table:table-cell table:style-name="ce52"/>
          <table:table-cell office:value-type="float" office:value="147636" table:style-name="ce52">
            <text:p>147,636</text:p>
          </table:table-cell>
          <table:table-cell table:number-columns-repeated="3" table:style-name="ce52"/>
          <table:table-cell office:value-type="float" office:value="6.32" table:style-name="ce60">
            <text:p><text:s text:c="3"/>6.32</text:p>
          </table:table-cell>
          <table:table-cell table:style-name="ce52"/>
          <table:table-cell office:value-type="float" office:value="53604" table:style-name="ce55">
            <text:p>53,604</text:p>
          </table:table-cell>
          <table:table-cell table:number-columns-repeated="3" table:style-name="ce60"/>
          <table:table-cell office:value-type="float" office:value="2.2999999999999998" table:style-name="ce60">
            <text:p><text:s text:c="3"/>2.30</text:p>
          </table:table-cell>
          <table:table-cell office:value-type="float" office:value="1079702" table:style-name="ce52">
            <text:p>1,079,702</text:p>
          </table:table-cell>
          <table:table-cell office:value-type="float" office:value="1065212" table:style-name="ce52">
            <text:p>1,065,212</text:p>
          </table:table-cell>
          <table:table-cell office:value-type="float" office:value="533601" table:style-name="ce52">
            <text:p>533,601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7">
            <text:p>103年</text:p>
          </table:table-cell>
          <table:covered-table-cell/>
          <table:table-cell office:value-type="float" office:value="8382699" table:style-name="ce52">
            <text:p>8,382,699</text:p>
          </table:table-cell>
          <table:table-cell office:value-type="float" office:value="23433753" table:style-name="ce52">
            <text:p>23,433,753</text:p>
          </table:table-cell>
          <table:table-cell office:value-type="float" office:value="11697971" table:style-name="ce52">
            <text:p>11,697,971</text:p>
          </table:table-cell>
          <table:table-cell office:value-type="float" office:value="11735782" table:style-name="ce52">
            <text:p>11,735,782</text:p>
          </table:table-cell>
          <table:table-cell office:value-type="float" office:value="210383" table:style-name="ce52">
            <text:p>210,383</text:p>
          </table:table-cell>
          <table:table-cell office:value-type="float" office:value="108817" table:style-name="ce52">
            <text:p>108,817</text:p>
          </table:table-cell>
          <table:table-cell office:value-type="float" office:value="101566" table:style-name="ce52">
            <text:p>101,566</text:p>
          </table:table-cell>
          <table:table-cell office:value-type="float" office:value="8.99" table:style-name="ce60">
            <text:p><text:s text:c="3"/>8.99</text:p>
          </table:table-cell>
          <table:table-cell office:value-type="float" office:value="163929" table:style-name="ce52">
            <text:p>163,929</text:p>
          </table:table-cell>
          <table:table-cell office:value-type="float" office:value="98733" table:style-name="ce52">
            <text:p>98,733</text:p>
          </table:table-cell>
          <table:table-cell office:value-type="float" office:value="65196" table:style-name="ce52">
            <text:p>65,196</text:p>
          </table:table-cell>
          <table:table-cell office:value-type="float" office:value="7" table:style-name="ce60">
            <text:p><text:s text:c="3"/>7.00</text:p>
          </table:table-cell>
          <table:table-cell office:value-type="float" office:value="46454" table:style-name="ce56">
            <text:p>46,454</text:p>
          </table:table-cell>
          <table:table-cell office:value-type="float" office:value="1.98" table:style-name="ce61">
            <text:p><text:s text:c="3"/>1.98</text:p>
          </table:table-cell>
          <table:table-cell table:style-name="ce52"/>
          <table:table-cell office:value-type="float" office:value="149287" table:style-name="ce52">
            <text:p>149,287</text:p>
          </table:table-cell>
          <table:table-cell table:number-columns-repeated="3" table:style-name="ce52"/>
          <table:table-cell office:value-type="float" office:value="6.38" table:style-name="ce60">
            <text:p><text:s text:c="3"/>6.38</text:p>
          </table:table-cell>
          <table:table-cell table:style-name="ce52"/>
          <table:table-cell office:value-type="float" office:value="53190" table:style-name="ce55">
            <text:p>53,190</text:p>
          </table:table-cell>
          <table:table-cell table:number-columns-repeated="3" table:style-name="ce60"/>
          <table:table-cell office:value-type="float" office:value="2.27" table:style-name="ce60">
            <text:p><text:s text:c="3"/>2.27</text:p>
          </table:table-cell>
          <table:table-cell office:value-type="float" office:value="1073783" table:style-name="ce52">
            <text:p>1,073,783</text:p>
          </table:table-cell>
          <table:table-cell office:value-type="float" office:value="1060001" table:style-name="ce52">
            <text:p>1,060,001</text:p>
          </table:table-cell>
          <table:table-cell office:value-type="float" office:value="540023" table:style-name="ce52">
            <text:p>540,023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7">
            <text:p>104年</text:p>
          </table:table-cell>
          <table:covered-table-cell/>
          <table:table-cell office:value-type="float" office:value="8468978" table:style-name="ce52">
            <text:p>8,468,978</text:p>
          </table:table-cell>
          <table:table-cell office:value-type="float" office:value="23492074" table:style-name="ce52">
            <text:p>23,492,074</text:p>
          </table:table-cell>
          <table:table-cell office:value-type="float" office:value="11712047" table:style-name="ce52">
            <text:p>11,712,047</text:p>
          </table:table-cell>
          <table:table-cell office:value-type="float" office:value="11780027" table:style-name="ce52">
            <text:p>11,780,027</text:p>
          </table:table-cell>
          <table:table-cell office:value-type="float" office:value="213598" table:style-name="ce52">
            <text:p>213,598</text:p>
          </table:table-cell>
          <table:table-cell office:value-type="float" office:value="111041" table:style-name="ce52">
            <text:p>111,041</text:p>
          </table:table-cell>
          <table:table-cell office:value-type="float" office:value="102557" table:style-name="ce52">
            <text:p>102,557</text:p>
          </table:table-cell>
          <table:table-cell office:value-type="float" office:value="9.1" table:style-name="ce60">
            <text:p><text:s text:c="3"/>9.10</text:p>
          </table:table-cell>
          <table:table-cell office:value-type="float" office:value="163858" table:style-name="ce52">
            <text:p>163,858</text:p>
          </table:table-cell>
          <table:table-cell office:value-type="float" office:value="98580" table:style-name="ce52">
            <text:p>98,580</text:p>
          </table:table-cell>
          <table:table-cell office:value-type="float" office:value="65278" table:style-name="ce52">
            <text:p>65,278</text:p>
          </table:table-cell>
          <table:table-cell office:value-type="float" office:value="6.98" table:style-name="ce60">
            <text:p><text:s text:c="3"/>6.98</text:p>
          </table:table-cell>
          <table:table-cell office:value-type="float" office:value="49740" table:style-name="ce56">
            <text:p>49,740</text:p>
          </table:table-cell>
          <table:table-cell office:value-type="float" office:value="2.12" table:style-name="ce61">
            <text:p><text:s text:c="3"/>2.12</text:p>
          </table:table-cell>
          <table:table-cell table:style-name="ce52"/>
          <table:table-cell office:value-type="float" office:value="154346" table:style-name="ce52">
            <text:p>154,346</text:p>
          </table:table-cell>
          <table:table-cell table:number-columns-repeated="3" table:style-name="ce52"/>
          <table:table-cell office:value-type="float" office:value="6.58" table:style-name="ce60">
            <text:p><text:s text:c="3"/>6.58</text:p>
          </table:table-cell>
          <table:table-cell table:style-name="ce52"/>
          <table:table-cell office:value-type="float" office:value="53459" table:style-name="ce55">
            <text:p>53,459</text:p>
          </table:table-cell>
          <table:table-cell table:number-columns-repeated="3" table:style-name="ce60"/>
          <table:table-cell office:value-type="float" office:value="2.2799999999999998" table:style-name="ce60">
            <text:p><text:s text:c="3"/>2.28</text:p>
          </table:table-cell>
          <table:table-cell office:value-type="float" office:value="1004108" table:style-name="ce52">
            <text:p>1,004,108</text:p>
          </table:table-cell>
          <table:table-cell office:value-type="float" office:value="995527" table:style-name="ce52">
            <text:p>995,527</text:p>
          </table:table-cell>
          <table:table-cell office:value-type="float" office:value="546698" table:style-name="ce52">
            <text:p>546,698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7">
            <text:p>105年</text:p>
          </table:table-cell>
          <table:covered-table-cell/>
          <table:table-cell office:value-type="float" office:value="8561383" table:style-name="ce52">
            <text:p>8,561,383</text:p>
          </table:table-cell>
          <table:table-cell office:value-type="float" office:value="23539816" table:style-name="ce52">
            <text:p>23,539,816</text:p>
          </table:table-cell>
          <table:table-cell office:value-type="float" office:value="11719270" table:style-name="ce52">
            <text:p>11,719,270</text:p>
          </table:table-cell>
          <table:table-cell office:value-type="float" office:value="11820546" table:style-name="ce52">
            <text:p>11,820,546</text:p>
          </table:table-cell>
          <table:table-cell office:value-type="float" office:value="208440" table:style-name="ce52">
            <text:p>208,440</text:p>
          </table:table-cell>
          <table:table-cell office:value-type="float" office:value="108133" table:style-name="ce52">
            <text:p>108,133</text:p>
          </table:table-cell>
          <table:table-cell office:value-type="float" office:value="100307" table:style-name="ce52">
            <text:p>100,307</text:p>
          </table:table-cell>
          <table:table-cell office:value-type="float" office:value="8.86" table:style-name="ce60">
            <text:p><text:s text:c="3"/>8.86</text:p>
          </table:table-cell>
          <table:table-cell office:value-type="float" office:value="172405" table:style-name="ce52">
            <text:p>172,405</text:p>
          </table:table-cell>
          <table:table-cell office:value-type="float" office:value="103144" table:style-name="ce52">
            <text:p>103,144</text:p>
          </table:table-cell>
          <table:table-cell office:value-type="float" office:value="69261" table:style-name="ce52">
            <text:p>69,261</text:p>
          </table:table-cell>
          <table:table-cell office:value-type="float" office:value="7.33" table:style-name="ce60">
            <text:p><text:s text:c="3"/>7.33</text:p>
          </table:table-cell>
          <table:table-cell office:value-type="float" office:value="36035" table:style-name="ce56">
            <text:p>36,035</text:p>
          </table:table-cell>
          <table:table-cell office:value-type="float" office:value="1.53" table:style-name="ce61">
            <text:p><text:s text:c="3"/>1.53</text:p>
          </table:table-cell>
          <table:table-cell table:style-name="ce52"/>
          <table:table-cell office:value-type="float" office:value="147861" table:style-name="ce52">
            <text:p>147,861</text:p>
          </table:table-cell>
          <table:table-cell table:number-columns-repeated="3" table:style-name="ce52"/>
          <table:table-cell office:value-type="float" office:value="6.29" table:style-name="ce60">
            <text:p><text:s text:c="3"/>6.29</text:p>
          </table:table-cell>
          <table:table-cell table:style-name="ce52"/>
          <table:table-cell office:value-type="float" office:value="53837" table:style-name="ce55">
            <text:p>53,837</text:p>
          </table:table-cell>
          <table:table-cell table:number-columns-repeated="3" table:style-name="ce60"/>
          <table:table-cell office:value-type="float" office:value="2.29" table:style-name="ce60">
            <text:p><text:s text:c="3"/>2.29</text:p>
          </table:table-cell>
          <table:table-cell office:value-type="float" office:value="964536" table:style-name="ce52">
            <text:p>964,536</text:p>
          </table:table-cell>
          <table:table-cell office:value-type="float" office:value="952829" table:style-name="ce52">
            <text:p>952,829</text:p>
          </table:table-cell>
          <table:table-cell office:value-type="float" office:value="553228" table:style-name="ce52">
            <text:p>553,228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7">
            <text:p>106年</text:p>
          </table:table-cell>
          <table:covered-table-cell/>
          <table:table-cell office:value-type="float" office:value="8649000" table:style-name="ce52">
            <text:p>8,649,000</text:p>
          </table:table-cell>
          <table:table-cell office:value-type="float" office:value="23571227" table:style-name="ce52">
            <text:p>23,571,227</text:p>
          </table:table-cell>
          <table:table-cell office:value-type="float" office:value="11719580" table:style-name="ce52">
            <text:p>11,719,580</text:p>
          </table:table-cell>
          <table:table-cell office:value-type="float" office:value="11851647" table:style-name="ce52">
            <text:p>11,851,647</text:p>
          </table:table-cell>
          <table:table-cell office:value-type="float" office:value="193844" table:style-name="ce52">
            <text:p>193,844</text:p>
          </table:table-cell>
          <table:table-cell office:value-type="float" office:value="100477" table:style-name="ce52">
            <text:p>100,477</text:p>
          </table:table-cell>
          <table:table-cell office:value-type="float" office:value="93367" table:style-name="ce52">
            <text:p>93,367</text:p>
          </table:table-cell>
          <table:table-cell office:value-type="float" office:value="8.23" table:style-name="ce60">
            <text:p><text:s text:c="3"/>8.23</text:p>
          </table:table-cell>
          <table:table-cell office:value-type="float" office:value="171242" table:style-name="ce52">
            <text:p>171,242</text:p>
          </table:table-cell>
          <table:table-cell office:value-type="float" office:value="101555" table:style-name="ce52">
            <text:p>101,555</text:p>
          </table:table-cell>
          <table:table-cell office:value-type="float" office:value="69687" table:style-name="ce52">
            <text:p>69,687</text:p>
          </table:table-cell>
          <table:table-cell office:value-type="float" office:value="7.27" table:style-name="ce60">
            <text:p><text:s text:c="3"/>7.27</text:p>
          </table:table-cell>
          <table:table-cell office:value-type="float" office:value="22602" table:style-name="ce56">
            <text:p>22,602</text:p>
          </table:table-cell>
          <table:table-cell office:value-type="float" office:value="0.96" table:style-name="ce61">
            <text:p><text:s text:c="3"/>0.96</text:p>
          </table:table-cell>
          <table:table-cell table:style-name="ce52"/>
          <table:table-cell office:value-type="float" office:value="138034" table:style-name="ce52">
            <text:p>138,034</text:p>
          </table:table-cell>
          <table:table-cell table:number-columns-repeated="3" table:style-name="ce52"/>
          <table:table-cell office:value-type="float" office:value="5.86" table:style-name="ce60">
            <text:p><text:s text:c="3"/>5.86</text:p>
          </table:table-cell>
          <table:table-cell table:style-name="ce52"/>
          <table:table-cell office:value-type="float" office:value="54412" table:style-name="ce55">
            <text:p>54,412</text:p>
          </table:table-cell>
          <table:table-cell table:number-columns-repeated="3" table:style-name="ce60"/>
          <table:table-cell office:value-type="float" office:value="2.31" table:style-name="ce60">
            <text:p><text:s text:c="3"/>2.31</text:p>
          </table:table-cell>
          <table:table-cell office:value-type="float" office:value="948049" table:style-name="ce52">
            <text:p>948,049</text:p>
          </table:table-cell>
          <table:table-cell office:value-type="float" office:value="939240" table:style-name="ce52">
            <text:p>939,240</text:p>
          </table:table-cell>
          <table:table-cell office:value-type="float" office:value="559426" table:style-name="ce52">
            <text:p>559,426</text:p>
          </table:table-cell>
          <table:table-cell table:number-columns-repeated="16353" table:style-name="ce63"/>
        </table:table-row>
        <table:table-row table:style-name="ro9">
          <table:table-cell office:value-type="string" table:number-columns-spanned="2" table:number-rows-spanned="1" table:style-name="ce247">
            <text:p>107年</text:p>
          </table:table-cell>
          <table:covered-table-cell/>
          <table:table-cell office:value-type="float" office:value="8734477" table:style-name="ce52">
            <text:p>8,734,477</text:p>
          </table:table-cell>
          <table:table-cell office:value-type="float" office:value="23588932" table:style-name="ce52">
            <text:p>23,588,932</text:p>
          </table:table-cell>
          <table:table-cell office:value-type="float" office:value="11712913" table:style-name="ce52">
            <text:p>11,712,913</text:p>
          </table:table-cell>
          <table:table-cell office:value-type="float" office:value="11876019" table:style-name="ce52">
            <text:p>11,876,019</text:p>
          </table:table-cell>
          <table:table-cell office:value-type="float" office:value="181601" table:style-name="ce52">
            <text:p>181,601</text:p>
          </table:table-cell>
          <table:table-cell office:value-type="float" office:value="93876" table:style-name="ce52">
            <text:p>93,876</text:p>
          </table:table-cell>
          <table:table-cell office:value-type="float" office:value="87725" table:style-name="ce52">
            <text:p>87,725</text:p>
          </table:table-cell>
          <table:table-cell office:value-type="float" office:value="7.7" table:style-name="ce60">
            <text:p><text:s text:c="3"/>7.70</text:p>
          </table:table-cell>
          <table:table-cell office:value-type="float" office:value="172784" table:style-name="ce52">
            <text:p>172,784</text:p>
          </table:table-cell>
          <table:table-cell office:value-type="float" office:value="101931" table:style-name="ce52">
            <text:p>101,931</text:p>
          </table:table-cell>
          <table:table-cell office:value-type="float" office:value="70853" table:style-name="ce52">
            <text:p>70,853</text:p>
          </table:table-cell>
          <table:table-cell office:value-type="float" office:value="7.33" table:style-name="ce60">
            <text:p><text:s text:c="3"/>7.33</text:p>
          </table:table-cell>
          <table:table-cell office:value-type="float" office:value="8817" table:style-name="ce146">
            <text:p><text:s text:c="3"/>8,817</text:p>
          </table:table-cell>
          <table:table-cell office:value-type="float" office:value="0.37" table:style-name="ce61">
            <text:p><text:s text:c="3"/>0.37</text:p>
          </table:table-cell>
          <table:table-cell table:style-name="ce52"/>
          <table:table-cell office:value-type="float" office:value="135403" table:style-name="ce52">
            <text:p>135,403</text:p>
          </table:table-cell>
          <table:table-cell table:number-columns-repeated="3" table:style-name="ce52"/>
          <table:table-cell office:value-type="float" office:value="5.74" table:style-name="ce60">
            <text:p><text:s text:c="3"/>5.74</text:p>
          </table:table-cell>
          <table:table-cell table:style-name="ce52"/>
          <table:table-cell office:value-type="float" office:value="54443" table:style-name="ce55">
            <text:p>54,443</text:p>
          </table:table-cell>
          <table:table-cell table:number-columns-repeated="3" table:style-name="ce60"/>
          <table:table-cell office:value-type="float" office:value="2.31" table:style-name="ce60">
            <text:p><text:s text:c="3"/>2.31</text:p>
          </table:table-cell>
          <table:table-cell office:value-type="float" office:value="984815" table:style-name="ce52">
            <text:p>984,815</text:p>
          </table:table-cell>
          <table:table-cell office:value-type="float" office:value="975927" table:style-name="ce52">
            <text:p>975,927</text:p>
          </table:table-cell>
          <table:table-cell office:value-type="float" office:value="565561" table:style-name="ce52">
            <text:p>565,561</text:p>
          </table:table-cell>
          <table:table-cell table:number-columns-repeated="16353" table:style-name="ce63"/>
        </table:table-row>
        <table:table-row table:style-name="ro10">
          <table:table-cell office:value-type="string" table:number-columns-spanned="2" table:number-rows-spanned="1" table:style-name="ce245">
            <text:p>108年</text:p>
          </table:table-cell>
          <table:covered-table-cell/>
          <table:table-cell office:value-type="float" office:value="8832745" table:style-name="ce159">
            <text:p>8,832,745</text:p>
          </table:table-cell>
          <table:table-cell office:value-type="float" office:value="23603121" table:style-name="ce160">
            <text:p>23,603,121</text:p>
          </table:table-cell>
          <table:table-cell office:value-type="float" office:value="11705186" table:style-name="ce160">
            <text:p>11,705,186</text:p>
          </table:table-cell>
          <table:table-cell office:value-type="float" office:value="11897935" table:style-name="ce160">
            <text:p>11,897,935</text:p>
          </table:table-cell>
          <table:table-cell office:value-type="float" office:value="177767" table:style-name="ce160">
            <text:p>177,767</text:p>
          </table:table-cell>
          <table:table-cell office:value-type="float" office:value="92237" table:style-name="ce160">
            <text:p>92,237</text:p>
          </table:table-cell>
          <table:table-cell office:value-type="float" office:value="85530" table:style-name="ce160">
            <text:p>85,530</text:p>
          </table:table-cell>
          <table:table-cell office:value-type="float" office:value="7.53" table:style-name="ce161">
            <text:p><text:s text:c="3"/>7.53</text:p>
          </table:table-cell>
          <table:table-cell office:value-type="float" office:value="176296" table:style-name="ce160">
            <text:p>176,296</text:p>
          </table:table-cell>
          <table:table-cell office:value-type="float" office:value="103720" table:style-name="ce160">
            <text:p>103,720</text:p>
          </table:table-cell>
          <table:table-cell office:value-type="float" office:value="72576" table:style-name="ce160">
            <text:p>72,576</text:p>
          </table:table-cell>
          <table:table-cell office:value-type="float" office:value="7.47" table:style-name="ce161">
            <text:p><text:s text:c="3"/>7.47</text:p>
          </table:table-cell>
          <table:table-cell office:value-type="float" office:value="1471" table:style-name="ce167">
            <text:p><text:s text:c="3"/>1,471</text:p>
          </table:table-cell>
          <table:table-cell office:value-type="float" office:value="6.2E-2" table:style-name="ce61">
            <text:p><text:s text:c="3"/>0.06</text:p>
          </table:table-cell>
          <table:table-cell office:value-type="float" office:value="134524" table:style-name="ce162">
            <text:p>134,524</text:p>
          </table:table-cell>
          <table:table-cell office:value-type="float" office:value="131585" table:style-name="ce162">
            <text:p>131,585</text:p>
          </table:table-cell>
          <table:table-cell office:value-type="float" office:value="2939" table:style-name="ce162">
            <text:p>2,939</text:p>
          </table:table-cell>
          <table:table-cell office:value-type="float" office:value="928" table:style-name="ce162">
            <text:p>928</text:p>
          </table:table-cell>
          <table:table-cell office:value-type="float" office:value="2011" table:style-name="ce162">
            <text:p>2,011</text:p>
          </table:table-cell>
          <table:table-cell office:value-type="float" office:value="5.7" table:style-name="ce163">
            <text:p><text:s text:c="3"/>5.70</text:p>
          </table:table-cell>
          <table:table-cell office:value-type="float" office:value="54473" table:style-name="ce162">
            <text:p>54,473</text:p>
          </table:table-cell>
          <table:table-cell office:value-type="float" office:value="54363" table:style-name="ce162">
            <text:p>54,363</text:p>
          </table:table-cell>
          <table:table-cell office:value-type="float" office:value="110" table:style-name="ce162">
            <text:p>110</text:p>
          </table:table-cell>
          <table:table-cell office:value-type="float" office:value="50" table:style-name="ce162">
            <text:p>50</text:p>
          </table:table-cell>
          <table:table-cell office:value-type="float" office:value="60" table:style-name="ce162">
            <text:p>60</text:p>
          </table:table-cell>
          <table:table-cell office:value-type="float" office:value="2.31" table:style-name="ce163">
            <text:p><text:s text:c="3"/>2.31</text:p>
          </table:table-cell>
          <table:table-cell office:value-type="float" office:value="972043" table:style-name="ce160">
            <text:p>972,043</text:p>
          </table:table-cell>
          <table:table-cell office:value-type="float" office:value="959325" table:style-name="ce160">
            <text:p>959,325</text:p>
          </table:table-cell>
          <table:table-cell office:value-type="float" office:value="571427" table:style-name="ce159">
            <text:p>571,427</text:p>
          </table:table-cell>
          <table:table-cell table:number-columns-repeated="16353" table:style-name="ce164"/>
        </table:table-row>
        <table:table-row table:style-name="ro9">
          <table:table-cell office:value-type="string" table:number-columns-spanned="2" table:number-rows-spanned="1" table:style-name="ce243">
            <text:p>1 月</text:p>
          </table:table-cell>
          <table:covered-table-cell/>
          <table:table-cell office:value-type="float" office:value="8740977" table:style-name="ce65">
            <text:p>8,740,977</text:p>
          </table:table-cell>
          <table:table-cell office:value-type="float" office:value="23590744" table:style-name="ce65">
            <text:p>23,590,744</text:p>
          </table:table-cell>
          <table:table-cell office:value-type="float" office:value="11712236" table:style-name="ce65">
            <text:p>11,712,236</text:p>
          </table:table-cell>
          <table:table-cell office:value-type="float" office:value="11878508" table:style-name="ce65">
            <text:p>11,878,508</text:p>
          </table:table-cell>
          <table:table-cell office:value-type="float" office:value="17139" table:style-name="ce65">
            <text:p>17,139</text:p>
          </table:table-cell>
          <table:table-cell office:value-type="float" office:value="8762" table:style-name="ce65">
            <text:p>8,762</text:p>
          </table:table-cell>
          <table:table-cell office:value-type="float" office:value="8377" table:style-name="ce65">
            <text:p>8,377</text:p>
          </table:table-cell>
          <table:table-cell office:value-type="float" office:value="8.5500000000000007" table:style-name="ce66">
            <text:p>8.55</text:p>
          </table:table-cell>
          <table:table-cell office:value-type="float" office:value="16622" table:style-name="ce65">
            <text:p>16,622</text:p>
          </table:table-cell>
          <table:table-cell office:value-type="float" office:value="9853" table:style-name="ce65">
            <text:p>9,853</text:p>
          </table:table-cell>
          <table:table-cell office:value-type="float" office:value="6769" table:style-name="ce65">
            <text:p>6,769</text:p>
          </table:table-cell>
          <table:table-cell office:value-type="float" office:value="8.3000000000000007" table:style-name="ce66">
            <text:p>8.30</text:p>
          </table:table-cell>
          <table:table-cell office:value-type="float" office:value="517" table:style-name="ce168">
            <text:p><text:s text:c="3"/>517</text:p>
          </table:table-cell>
          <table:table-cell office:value-type="float" office:value="0.26" table:style-name="ce67">
            <text:p>0.26</text:p>
          </table:table-cell>
          <table:table-cell table:style-name="ce72"/>
          <table:table-cell office:value-type="float" office:value="13902" table:style-name="ce72">
            <text:p>13,902</text:p>
          </table:table-cell>
          <table:table-cell table:number-columns-repeated="3" table:style-name="ce72"/>
          <table:table-cell office:value-type="float" office:value="6.94" table:style-name="ce73">
            <text:p>6.94</text:p>
          </table:table-cell>
          <table:table-cell table:style-name="ce72"/>
          <table:table-cell office:value-type="float" office:value="4775" table:style-name="ce74">
            <text:p>4,775</text:p>
          </table:table-cell>
          <table:table-cell table:number-columns-repeated="3" table:style-name="ce73"/>
          <table:table-cell office:value-type="float" office:value="2.38" table:style-name="ce73">
            <text:p>2.38</text:p>
          </table:table-cell>
          <table:table-cell office:value-type="float" office:value="88882" table:style-name="ce72">
            <text:p>88,882</text:p>
          </table:table-cell>
          <table:table-cell office:value-type="float" office:value="87587" table:style-name="ce72">
            <text:p>87,587</text:p>
          </table:table-cell>
          <table:table-cell office:value-type="float" office:value="566129" table:style-name="ce65">
            <text:p>566,129</text:p>
          </table:table-cell>
          <table:table-cell table:number-columns-repeated="16353" table:style-name="ce63"/>
        </table:table-row>
        <table:table-row table:style-name="ro8">
          <table:table-cell office:value-type="string" table:number-columns-spanned="2" table:number-rows-spanned="1" table:style-name="ce243">
            <text:p>2 月</text:p>
          </table:table-cell>
          <table:covered-table-cell/>
          <table:table-cell office:value-type="float" office:value="8746680" table:style-name="ce65">
            <text:p>8,746,680</text:p>
          </table:table-cell>
          <table:table-cell office:value-type="float" office:value="23590004" table:style-name="ce65">
            <text:p>23,590,004</text:p>
          </table:table-cell>
          <table:table-cell office:value-type="float" office:value="11710952" table:style-name="ce65">
            <text:p>11,710,952</text:p>
          </table:table-cell>
          <table:table-cell office:value-type="float" office:value="11879052" table:style-name="ce65">
            <text:p>11,879,052</text:p>
          </table:table-cell>
          <table:table-cell office:value-type="float" office:value="12497" table:style-name="ce65">
            <text:p>12,497</text:p>
          </table:table-cell>
          <table:table-cell office:value-type="float" office:value="6475" table:style-name="ce65">
            <text:p>6,475</text:p>
          </table:table-cell>
          <table:table-cell office:value-type="float" office:value="6022" table:style-name="ce65">
            <text:p>6,022</text:p>
          </table:table-cell>
          <table:table-cell office:value-type="float" office:value="6.91" table:style-name="ce66">
            <text:p>6.91</text:p>
          </table:table-cell>
          <table:table-cell office:value-type="float" office:value="13352" table:style-name="ce65">
            <text:p>13,352</text:p>
          </table:table-cell>
          <table:table-cell office:value-type="float" office:value="7781" table:style-name="ce65">
            <text:p>7,781</text:p>
          </table:table-cell>
          <table:table-cell office:value-type="float" office:value="5571" table:style-name="ce65">
            <text:p>5,571</text:p>
          </table:table-cell>
          <table:table-cell office:value-type="float" office:value="7.38" table:style-name="ce66">
            <text:p>7.38</text:p>
          </table:table-cell>
          <table:table-cell office:value-type="float" office:value="-855" table:style-name="ce239">
            <text:p>－ 855</text:p>
          </table:table-cell>
          <table:table-cell office:value-type="float" office:value="-0.47" table:style-name="ce67">
            <text:p>－ <text:s/>0.47</text:p>
          </table:table-cell>
          <table:table-cell table:style-name="ce72"/>
          <table:table-cell office:value-type="float" office:value="9986" table:style-name="ce72">
            <text:p>9,986</text:p>
          </table:table-cell>
          <table:table-cell table:number-columns-repeated="3" table:style-name="ce72"/>
          <table:table-cell office:value-type="float" office:value="5.52" table:style-name="ce73">
            <text:p>5.52</text:p>
          </table:table-cell>
          <table:table-cell table:style-name="ce72"/>
          <table:table-cell office:value-type="float" office:value="3505" table:style-name="ce74">
            <text:p>3,505</text:p>
          </table:table-cell>
          <table:table-cell table:number-columns-repeated="3" table:style-name="ce73"/>
          <table:table-cell office:value-type="float" office:value="1.94" table:style-name="ce73">
            <text:p>1.94</text:p>
          </table:table-cell>
          <table:table-cell office:value-type="float" office:value="68557" table:style-name="ce72">
            <text:p>68,557</text:p>
          </table:table-cell>
          <table:table-cell office:value-type="float" office:value="68442" table:style-name="ce72">
            <text:p>68,442</text:p>
          </table:table-cell>
          <table:table-cell office:value-type="float" office:value="566565" table:style-name="ce65">
            <text:p>566,565</text:p>
          </table:table-cell>
          <table:table-cell table:number-columns-repeated="16353" table:style-name="ce63"/>
        </table:table-row>
        <table:table-row table:style-name="ro8">
          <table:table-cell office:value-type="string" table:number-columns-spanned="2" table:number-rows-spanned="1" table:style-name="ce243">
            <text:p>3 月</text:p>
          </table:table-cell>
          <table:covered-table-cell/>
          <table:table-cell office:value-type="float" office:value="8754384" table:style-name="ce65">
            <text:p>8,754,384</text:p>
          </table:table-cell>
          <table:table-cell office:value-type="float" office:value="23589192" table:style-name="ce65">
            <text:p>23,589,192</text:p>
          </table:table-cell>
          <table:table-cell office:value-type="float" office:value="11709344" table:style-name="ce65">
            <text:p>11,709,344</text:p>
          </table:table-cell>
          <table:table-cell office:value-type="float" office:value="11879848" table:style-name="ce65">
            <text:p>11,879,848</text:p>
          </table:table-cell>
          <table:table-cell office:value-type="float" office:value="14567" table:style-name="ce65">
            <text:p>14,567</text:p>
          </table:table-cell>
          <table:table-cell office:value-type="float" office:value="7632" table:style-name="ce65">
            <text:p>7,632</text:p>
          </table:table-cell>
          <table:table-cell office:value-type="float" office:value="6935" table:style-name="ce65">
            <text:p>6,935</text:p>
          </table:table-cell>
          <table:table-cell office:value-type="float" office:value="7.27" table:style-name="ce66">
            <text:p>7.27</text:p>
          </table:table-cell>
          <table:table-cell office:value-type="float" office:value="15171" table:style-name="ce65">
            <text:p>15,171</text:p>
          </table:table-cell>
          <table:table-cell office:value-type="float" office:value="8989" table:style-name="ce65">
            <text:p>8,989</text:p>
          </table:table-cell>
          <table:table-cell office:value-type="float" office:value="6182" table:style-name="ce65">
            <text:p>6,182</text:p>
          </table:table-cell>
          <table:table-cell office:value-type="float" office:value="7.57" table:style-name="ce66">
            <text:p>7.57</text:p>
          </table:table-cell>
          <table:table-cell office:value-type="float" office:value="-604" table:style-name="ce239">
            <text:p>－ 604</text:p>
          </table:table-cell>
          <table:table-cell office:value-type="float" office:value="-0.3" table:style-name="ce67">
            <text:p>－ <text:s/>0.30</text:p>
          </table:table-cell>
          <table:table-cell table:style-name="ce72"/>
          <table:table-cell office:value-type="float" office:value="11180" table:style-name="ce72">
            <text:p>11,180</text:p>
          </table:table-cell>
          <table:table-cell table:number-columns-repeated="3" table:style-name="ce72"/>
          <table:table-cell office:value-type="float" office:value="5.58" table:style-name="ce73">
            <text:p>5.58</text:p>
          </table:table-cell>
          <table:table-cell table:style-name="ce72"/>
          <table:table-cell office:value-type="float" office:value="4456" table:style-name="ce74">
            <text:p>4,456</text:p>
          </table:table-cell>
          <table:table-cell table:number-columns-repeated="3" table:style-name="ce73"/>
          <table:table-cell office:value-type="float" office:value="2.2200000000000002" table:style-name="ce73">
            <text:p>2.22</text:p>
          </table:table-cell>
          <table:table-cell office:value-type="float" office:value="84368" table:style-name="ce72">
            <text:p>84,368</text:p>
          </table:table-cell>
          <table:table-cell office:value-type="float" office:value="84576" table:style-name="ce72">
            <text:p>84,576</text:p>
          </table:table-cell>
          <table:table-cell office:value-type="float" office:value="567044" table:style-name="ce65">
            <text:p>567,044</text:p>
          </table:table-cell>
          <table:table-cell table:number-columns-repeated="16353" table:style-name="ce63"/>
        </table:table-row>
        <table:table-row table:style-name="ro10">
          <table:table-cell office:value-type="string" table:number-columns-spanned="2" table:number-rows-spanned="1" table:style-name="ce243">
            <text:p>4 月</text:p>
          </table:table-cell>
          <table:covered-table-cell/>
          <table:table-cell office:value-type="float" office:value="8762104" table:style-name="ce65">
            <text:p>8,762,104</text:p>
          </table:table-cell>
          <table:table-cell office:value-type="float" office:value="23589312" table:style-name="ce65">
            <text:p>23,589,312</text:p>
          </table:table-cell>
          <table:table-cell office:value-type="float" office:value="11708129" table:style-name="ce65">
            <text:p>11,708,129</text:p>
          </table:table-cell>
          <table:table-cell office:value-type="float" office:value="11881183" table:style-name="ce65">
            <text:p>11,881,183</text:p>
          </table:table-cell>
          <table:table-cell office:value-type="float" office:value="14285" table:style-name="ce65">
            <text:p>14,285</text:p>
          </table:table-cell>
          <table:table-cell office:value-type="float" office:value="7435" table:style-name="ce65">
            <text:p>7,435</text:p>
          </table:table-cell>
          <table:table-cell office:value-type="float" office:value="6850" table:style-name="ce65">
            <text:p>6,850</text:p>
          </table:table-cell>
          <table:table-cell office:value-type="float" office:value="7.37" table:style-name="ce66">
            <text:p>7.37</text:p>
          </table:table-cell>
          <table:table-cell office:value-type="float" office:value="14996" table:style-name="ce65">
            <text:p>14,996</text:p>
          </table:table-cell>
          <table:table-cell office:value-type="float" office:value="8806" table:style-name="ce65">
            <text:p>8,806</text:p>
          </table:table-cell>
          <table:table-cell office:value-type="float" office:value="6190" table:style-name="ce65">
            <text:p>6,190</text:p>
          </table:table-cell>
          <table:table-cell office:value-type="float" office:value="7.73" table:style-name="ce66">
            <text:p>7.73</text:p>
          </table:table-cell>
          <table:table-cell office:value-type="float" office:value="-711" table:style-name="ce239">
            <text:p>－ 711</text:p>
          </table:table-cell>
          <table:table-cell office:value-type="float" office:value="-0.37" table:style-name="ce67">
            <text:p>－ <text:s/>0.37</text:p>
          </table:table-cell>
          <table:table-cell table:style-name="ce72"/>
          <table:table-cell office:value-type="float" office:value="9387" table:style-name="ce72">
            <text:p>9,387</text:p>
          </table:table-cell>
          <table:table-cell table:number-columns-repeated="3" table:style-name="ce72"/>
          <table:table-cell office:value-type="float" office:value="4.84" table:style-name="ce73">
            <text:p>4.84</text:p>
          </table:table-cell>
          <table:table-cell table:style-name="ce72"/>
          <table:table-cell office:value-type="float" office:value="4627" table:style-name="ce74">
            <text:p>4,627</text:p>
          </table:table-cell>
          <table:table-cell table:number-columns-repeated="3" table:style-name="ce73"/>
          <table:table-cell office:value-type="float" office:value="2.39" table:style-name="ce73">
            <text:p>2.39</text:p>
          </table:table-cell>
          <table:table-cell office:value-type="float" office:value="84757" table:style-name="ce72">
            <text:p>84,757</text:p>
          </table:table-cell>
          <table:table-cell office:value-type="float" office:value="83926" table:style-name="ce72">
            <text:p>83,926</text:p>
          </table:table-cell>
          <table:table-cell office:value-type="float" office:value="567502" table:style-name="ce65">
            <text:p>567,502</text:p>
          </table:table-cell>
          <table:table-cell table:number-columns-repeated="16353" table:style-name="ce63"/>
        </table:table-row>
        <table:table-row table:style-name="ro8">
          <table:table-cell office:value-type="string" table:number-columns-spanned="2" table:number-rows-spanned="1" table:style-name="ce243">
            <text:p>5 月</text:p>
          </table:table-cell>
          <table:covered-table-cell/>
          <table:table-cell office:value-type="float" office:value="8771842" table:style-name="ce65">
            <text:p>8,771,842</text:p>
          </table:table-cell>
          <table:table-cell office:value-type="float" office:value="23589870" table:style-name="ce65">
            <text:p>23,589,870</text:p>
          </table:table-cell>
          <table:table-cell office:value-type="float" office:value="11707074" table:style-name="ce65">
            <text:p>11,707,074</text:p>
          </table:table-cell>
          <table:table-cell office:value-type="float" office:value="11882796" table:style-name="ce65">
            <text:p>11,882,796</text:p>
          </table:table-cell>
          <table:table-cell office:value-type="float" office:value="14587" table:style-name="ce65">
            <text:p>14,587</text:p>
          </table:table-cell>
          <table:table-cell office:value-type="float" office:value="7504" table:style-name="ce65">
            <text:p>7,504</text:p>
          </table:table-cell>
          <table:table-cell office:value-type="float" office:value="7083" table:style-name="ce65">
            <text:p>7,083</text:p>
          </table:table-cell>
          <table:table-cell office:value-type="float" office:value="7.28" table:style-name="ce66">
            <text:p>7.28</text:p>
          </table:table-cell>
          <table:table-cell office:value-type="float" office:value="14655" table:style-name="ce65">
            <text:p>14,655</text:p>
          </table:table-cell>
          <table:table-cell office:value-type="float" office:value="8655" table:style-name="ce65">
            <text:p>8,655</text:p>
          </table:table-cell>
          <table:table-cell office:value-type="float" office:value="6000" table:style-name="ce65">
            <text:p>6,000</text:p>
          </table:table-cell>
          <table:table-cell office:value-type="float" office:value="7.31" table:style-name="ce66">
            <text:p>7.31</text:p>
          </table:table-cell>
          <table:table-cell office:value-type="float" office:value="-68" table:style-name="ce239">
            <text:p>－ 68</text:p>
          </table:table-cell>
          <table:table-cell office:value-type="float" office:value="-0.03" table:style-name="ce67">
            <text:p>－ <text:s/>0.03</text:p>
          </table:table-cell>
          <table:table-cell office:value-type="float" office:value="13106" table:style-name="ce72">
            <text:p>13,106</text:p>
          </table:table-cell>
          <table:table-cell office:value-type="float" office:value="12332" table:style-name="ce72">
            <text:p>12,332</text:p>
          </table:table-cell>
          <table:table-cell office:value-type="float" office:value="774" table:style-name="ce72">
            <text:p>774</text:p>
          </table:table-cell>
          <table:table-cell office:value-type="float" office:value="265" table:style-name="ce72">
            <text:p>265</text:p>
          </table:table-cell>
          <table:table-cell office:value-type="float" office:value="509" table:style-name="ce72">
            <text:p>509</text:p>
          </table:table-cell>
          <table:table-cell office:value-type="float" office:value="6.54" table:style-name="ce73">
            <text:p>6.54</text:p>
          </table:table-cell>
          <table:table-cell office:value-type="float" office:value="4916" table:style-name="ce72">
            <text:p>4,916</text:p>
          </table:table-cell>
          <table:table-cell office:value-type="float" office:value="4916" table:style-name="ce74">
            <text:p>4,916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2.4500000000000002" table:style-name="ce73">
            <text:p>2.45</text:p>
          </table:table-cell>
          <table:table-cell office:value-type="float" office:value="92651" table:style-name="ce72">
            <text:p>92,651</text:p>
          </table:table-cell>
          <table:table-cell office:value-type="float" office:value="92025" table:style-name="ce72">
            <text:p>92,025</text:p>
          </table:table-cell>
          <table:table-cell office:value-type="float" office:value="567987" table:style-name="ce65">
            <text:p>567,987</text:p>
          </table:table-cell>
          <table:table-cell table:number-columns-repeated="16353" table:style-name="ce63"/>
        </table:table-row>
        <table:table-row table:style-name="ro8">
          <table:table-cell office:value-type="string" table:number-columns-spanned="2" table:number-rows-spanned="1" table:style-name="ce243">
            <text:p>6 月</text:p>
          </table:table-cell>
          <table:covered-table-cell/>
          <table:table-cell office:value-type="float" office:value="8778661" table:style-name="ce65">
            <text:p>8,778,661</text:p>
          </table:table-cell>
          <table:table-cell office:value-type="float" office:value="23591031" table:style-name="ce65">
            <text:p>23,591,031</text:p>
          </table:table-cell>
          <table:table-cell office:value-type="float" office:value="11706411" table:style-name="ce65">
            <text:p>11,706,411</text:p>
          </table:table-cell>
          <table:table-cell office:value-type="float" office:value="11884620" table:style-name="ce65">
            <text:p>11,884,620</text:p>
          </table:table-cell>
          <table:table-cell office:value-type="float" office:value="12886" table:style-name="ce65">
            <text:p>12,886</text:p>
          </table:table-cell>
          <table:table-cell office:value-type="float" office:value="6737" table:style-name="ce65">
            <text:p>6,737</text:p>
          </table:table-cell>
          <table:table-cell office:value-type="float" office:value="6149" table:style-name="ce65">
            <text:p>6,149</text:p>
          </table:table-cell>
          <table:table-cell office:value-type="float" office:value="6.65" table:style-name="ce66">
            <text:p>6.65</text:p>
          </table:table-cell>
          <table:table-cell office:value-type="float" office:value="13302" table:style-name="ce65">
            <text:p>13,302</text:p>
          </table:table-cell>
          <table:table-cell office:value-type="float" office:value="7888" table:style-name="ce65">
            <text:p>7,888</text:p>
          </table:table-cell>
          <table:table-cell office:value-type="float" office:value="5414" table:style-name="ce65">
            <text:p>5,414</text:p>
          </table:table-cell>
          <table:table-cell office:value-type="float" office:value="6.86" table:style-name="ce66">
            <text:p>6.86</text:p>
          </table:table-cell>
          <table:table-cell office:value-type="float" office:value="-416" table:style-name="ce239">
            <text:p>－ 416</text:p>
          </table:table-cell>
          <table:table-cell office:value-type="float" office:value="-0.21" table:style-name="ce67">
            <text:p>－ <text:s/>0.21</text:p>
          </table:table-cell>
          <table:table-cell office:value-type="float" office:value="11326" table:style-name="ce72">
            <text:p>11,326</text:p>
          </table:table-cell>
          <table:table-cell office:value-type="float" office:value="10810" table:style-name="ce72">
            <text:p>10,810</text:p>
          </table:table-cell>
          <table:table-cell office:value-type="float" office:value="516" table:style-name="ce72">
            <text:p>516</text:p>
          </table:table-cell>
          <table:table-cell office:value-type="float" office:value="150" table:style-name="ce72">
            <text:p>150</text:p>
          </table:table-cell>
          <table:table-cell office:value-type="float" office:value="366" table:style-name="ce72">
            <text:p>366</text:p>
          </table:table-cell>
          <table:table-cell office:value-type="float" office:value="5.84" table:style-name="ce73">
            <text:p>5.84</text:p>
          </table:table-cell>
          <table:table-cell office:value-type="float" office:value="4400" table:style-name="ce72">
            <text:p>4,400</text:p>
          </table:table-cell>
          <table:table-cell office:value-type="float" office:value="4398" table:style-name="ce74">
            <text:p>4,398</text:p>
          </table:table-cell>
          <table:table-cell office:value-type="float" office:value="2" table:style-name="ce74">
            <text:p>2</text:p>
          </table:table-cell>
          <table:table-cell office:value-type="float" office:value="1" table:style-name="ce74">
            <text:p>1</text:p>
          </table:table-cell>
          <table:table-cell office:value-type="float" office:value="1" table:style-name="ce74">
            <text:p>1</text:p>
          </table:table-cell>
          <table:table-cell office:value-type="float" office:value="2.27" table:style-name="ce73">
            <text:p>2.27</text:p>
          </table:table-cell>
          <table:table-cell office:value-type="float" office:value="76443" table:style-name="ce72">
            <text:p>76,443</text:p>
          </table:table-cell>
          <table:table-cell office:value-type="float" office:value="74866" table:style-name="ce72">
            <text:p>74,866</text:p>
          </table:table-cell>
          <table:table-cell office:value-type="float" office:value="568465" table:style-name="ce65">
            <text:p>568,465</text:p>
          </table:table-cell>
          <table:table-cell table:number-columns-repeated="16353" table:style-name="ce63"/>
        </table:table-row>
        <table:table-row table:style-name="ro11">
          <table:table-cell office:value-type="string" table:number-columns-spanned="2" table:number-rows-spanned="1" table:style-name="ce243">
            <text:p>7 月</text:p>
          </table:table-cell>
          <table:covered-table-cell/>
          <table:table-cell office:value-type="float" office:value="8788954" table:style-name="ce65">
            <text:p>8,788,954</text:p>
          </table:table-cell>
          <table:table-cell office:value-type="float" office:value="23592598" table:style-name="ce65">
            <text:p>23,592,598</text:p>
          </table:table-cell>
          <table:table-cell office:value-type="float" office:value="11705811" table:style-name="ce65">
            <text:p>11,705,811</text:p>
          </table:table-cell>
          <table:table-cell office:value-type="float" office:value="11886787" table:style-name="ce65">
            <text:p>11,886,787</text:p>
          </table:table-cell>
          <table:table-cell office:value-type="float" office:value="15104" table:style-name="ce65">
            <text:p>15,104</text:p>
          </table:table-cell>
          <table:table-cell office:value-type="float" office:value="7803" table:style-name="ce65">
            <text:p>7,803</text:p>
          </table:table-cell>
          <table:table-cell office:value-type="float" office:value="7301" table:style-name="ce65">
            <text:p>7,301</text:p>
          </table:table-cell>
          <table:table-cell office:value-type="float" office:value="7.54" table:style-name="ce66">
            <text:p>7.54</text:p>
          </table:table-cell>
          <table:table-cell office:value-type="float" office:value="15854" table:style-name="ce65">
            <text:p>15,854</text:p>
          </table:table-cell>
          <table:table-cell office:value-type="float" office:value="9248" table:style-name="ce65">
            <text:p>9,248</text:p>
          </table:table-cell>
          <table:table-cell office:value-type="float" office:value="6606" table:style-name="ce65">
            <text:p>6,606</text:p>
          </table:table-cell>
          <table:table-cell office:value-type="float" office:value="7.91" table:style-name="ce66">
            <text:p>7.91</text:p>
          </table:table-cell>
          <table:table-cell office:value-type="float" office:value="-750" table:style-name="ce239">
            <text:p>－ 750</text:p>
          </table:table-cell>
          <table:table-cell office:value-type="float" office:value="-0.37" table:style-name="ce67">
            <text:p>－ <text:s/>0.37</text:p>
          </table:table-cell>
          <table:table-cell office:value-type="float" office:value="10432" table:style-name="ce72">
            <text:p>10,432</text:p>
          </table:table-cell>
          <table:table-cell office:value-type="float" office:value="10098" table:style-name="ce72">
            <text:p>10,098</text:p>
          </table:table-cell>
          <table:table-cell office:value-type="float" office:value="334" table:style-name="ce72">
            <text:p>334</text:p>
          </table:table-cell>
          <table:table-cell office:value-type="float" office:value="126" table:style-name="ce72">
            <text:p>126</text:p>
          </table:table-cell>
          <table:table-cell office:value-type="float" office:value="208" table:style-name="ce72">
            <text:p>208</text:p>
          </table:table-cell>
          <table:table-cell office:value-type="float" office:value="5.21" table:style-name="ce73">
            <text:p>5.21</text:p>
          </table:table-cell>
          <table:table-cell office:value-type="float" office:value="5035" table:style-name="ce72">
            <text:p>5,035</text:p>
          </table:table-cell>
          <table:table-cell office:value-type="float" office:value="5022" table:style-name="ce74">
            <text:p>5,022</text:p>
          </table:table-cell>
          <table:table-cell office:value-type="float" office:value="13" table:style-name="ce74">
            <text:p>13</text:p>
          </table:table-cell>
          <table:table-cell office:value-type="float" office:value="10" table:style-name="ce74">
            <text:p>10</text:p>
          </table:table-cell>
          <table:table-cell office:value-type="float" office:value="3" table:style-name="ce74">
            <text:p>3</text:p>
          </table:table-cell>
          <table:table-cell office:value-type="float" office:value="2.5099999999999998" table:style-name="ce73">
            <text:p>2.51</text:p>
          </table:table-cell>
          <table:table-cell office:value-type="float" office:value="98131" table:style-name="ce72">
            <text:p>98,131</text:p>
          </table:table-cell>
          <table:table-cell office:value-type="float" office:value="95814" table:style-name="ce72">
            <text:p>95,814</text:p>
          </table:table-cell>
          <table:table-cell office:value-type="float" office:value="569008" table:style-name="ce65">
            <text:p>569,008</text:p>
          </table:table-cell>
          <table:table-cell table:number-columns-repeated="16353" table:style-name="ce63"/>
        </table:table-row>
        <table:table-row table:style-name="ro12">
          <table:table-cell office:value-type="string" table:number-columns-spanned="2" table:number-rows-spanned="1" table:style-name="ce243">
            <text:p>8 月</text:p>
          </table:table-cell>
          <table:covered-table-cell/>
          <table:table-cell office:value-type="float" office:value="8802401" table:style-name="ce68">
            <text:p>8,802,401</text:p>
          </table:table-cell>
          <table:table-cell office:value-type="float" office:value="23593794" table:style-name="ce68">
            <text:p>23,593,794</text:p>
          </table:table-cell>
          <table:table-cell office:value-type="float" office:value="11705234" table:style-name="ce68">
            <text:p>11,705,234</text:p>
          </table:table-cell>
          <table:table-cell office:value-type="float" office:value="11888560" table:style-name="ce68">
            <text:p>11,888,560</text:p>
          </table:table-cell>
          <table:table-cell office:value-type="float" office:value="14330" table:style-name="ce68">
            <text:p>14,330</text:p>
          </table:table-cell>
          <table:table-cell office:value-type="float" office:value="7427" table:style-name="ce68">
            <text:p>7,427</text:p>
          </table:table-cell>
          <table:table-cell office:value-type="float" office:value="6903" table:style-name="ce68">
            <text:p>6,903</text:p>
          </table:table-cell>
          <table:table-cell office:value-type="float" office:value="7.15" table:style-name="ce69">
            <text:p>7.15</text:p>
          </table:table-cell>
          <table:table-cell office:value-type="float" office:value="13983" table:style-name="ce68">
            <text:p>13,983</text:p>
          </table:table-cell>
          <table:table-cell office:value-type="float" office:value="8190" table:style-name="ce68">
            <text:p>8,190</text:p>
          </table:table-cell>
          <table:table-cell office:value-type="float" office:value="5793" table:style-name="ce68">
            <text:p>5,793</text:p>
          </table:table-cell>
          <table:table-cell office:value-type="float" office:value="6.98" table:style-name="ce69">
            <text:p>6.98</text:p>
          </table:table-cell>
          <table:table-cell office:value-type="float" office:value="347" table:style-name="ce239">
            <text:p>347</text:p>
          </table:table-cell>
          <table:table-cell office:value-type="float" office:value="0.17" table:style-name="ce67">
            <text:p>0.17</text:p>
          </table:table-cell>
          <table:table-cell office:value-type="float" office:value="5121" table:style-name="ce72">
            <text:p>5,121</text:p>
          </table:table-cell>
          <table:table-cell office:value-type="float" office:value="4918" table:style-name="ce75">
            <text:p>4,918</text:p>
          </table:table-cell>
          <table:table-cell office:value-type="float" office:value="203" table:style-name="ce75">
            <text:p>203</text:p>
          </table:table-cell>
          <table:table-cell office:value-type="float" office:value="64" table:style-name="ce75">
            <text:p>64</text:p>
          </table:table-cell>
          <table:table-cell office:value-type="float" office:value="139" table:style-name="ce75">
            <text:p>139</text:p>
          </table:table-cell>
          <table:table-cell office:value-type="float" office:value="2.56" table:style-name="ce76">
            <text:p>2.56</text:p>
          </table:table-cell>
          <table:table-cell office:value-type="float" office:value="4665" table:style-name="ce72">
            <text:p>4,665</text:p>
          </table:table-cell>
          <table:table-cell office:value-type="float" office:value="4646" table:style-name="ce77">
            <text:p>4,646</text:p>
          </table:table-cell>
          <table:table-cell office:value-type="float" office:value="19" table:style-name="ce77">
            <text:p>19</text:p>
          </table:table-cell>
          <table:table-cell office:value-type="float" office:value="7" table:style-name="ce77">
            <text:p>7</text:p>
          </table:table-cell>
          <table:table-cell office:value-type="float" office:value="12" table:style-name="ce77">
            <text:p>12</text:p>
          </table:table-cell>
          <table:table-cell office:value-type="float" office:value="2.33" table:style-name="ce76">
            <text:p>2.33</text:p>
          </table:table-cell>
          <table:table-cell office:value-type="float" office:value="92486" table:style-name="ce75">
            <text:p>92,486</text:p>
          </table:table-cell>
          <table:table-cell office:value-type="float" office:value="91637" table:style-name="ce75">
            <text:p>91,637</text:p>
          </table:table-cell>
          <table:table-cell office:value-type="float" office:value="569677" table:style-name="ce68">
            <text:p>569,677</text:p>
          </table:table-cell>
          <table:table-cell table:number-columns-repeated="16353" table:style-name="ce63"/>
        </table:table-row>
        <table:table-row table:style-name="ro12">
          <table:table-cell office:value-type="string" table:number-columns-spanned="2" table:number-rows-spanned="1" table:style-name="ce243">
            <text:p>9 月</text:p>
          </table:table-cell>
          <table:covered-table-cell/>
          <table:table-cell office:value-type="float" office:value="8824319" table:style-name="ce68">
            <text:p>8,824,319</text:p>
          </table:table-cell>
          <table:table-cell office:value-type="float" office:value="23593783" table:style-name="ce68">
            <text:p>23,593,783</text:p>
          </table:table-cell>
          <table:table-cell office:value-type="float" office:value="11704227" table:style-name="ce68">
            <text:p>11,704,227</text:p>
          </table:table-cell>
          <table:table-cell office:value-type="float" office:value="11889556" table:style-name="ce68">
            <text:p>11,889,556</text:p>
          </table:table-cell>
          <table:table-cell office:value-type="float" office:value="14533" table:style-name="ce68">
            <text:p>14,533</text:p>
          </table:table-cell>
          <table:table-cell office:value-type="float" office:value="7515" table:style-name="ce68">
            <text:p>7,515</text:p>
          </table:table-cell>
          <table:table-cell office:value-type="float" office:value="7018" table:style-name="ce68">
            <text:p>7,018</text:p>
          </table:table-cell>
          <table:table-cell office:value-type="float" office:value="7.49" table:style-name="ce69">
            <text:p>7.49</text:p>
          </table:table-cell>
          <table:table-cell office:value-type="float" office:value="13866" table:style-name="ce68">
            <text:p>13,866</text:p>
          </table:table-cell>
          <table:table-cell office:value-type="float" office:value="8148" table:style-name="ce68">
            <text:p>8,148</text:p>
          </table:table-cell>
          <table:table-cell office:value-type="float" office:value="5718" table:style-name="ce68">
            <text:p>5,718</text:p>
          </table:table-cell>
          <table:table-cell office:value-type="float" office:value="7.15" table:style-name="ce69">
            <text:p>7.15</text:p>
          </table:table-cell>
          <table:table-cell office:value-type="float" office:value="667" table:style-name="ce169">
            <text:p>667</text:p>
          </table:table-cell>
          <table:table-cell office:value-type="float" office:value="0.34" table:style-name="ce67">
            <text:p>0.34</text:p>
          </table:table-cell>
          <table:table-cell office:value-type="float" office:value="11656" table:style-name="ce72">
            <text:p>11,656</text:p>
          </table:table-cell>
          <table:table-cell office:value-type="float" office:value="11328" table:style-name="ce75">
            <text:p>11,328</text:p>
          </table:table-cell>
          <table:table-cell office:value-type="float" office:value="328" table:style-name="ce75">
            <text:p>328</text:p>
          </table:table-cell>
          <table:table-cell office:value-type="float" office:value="89" table:style-name="ce75">
            <text:p>89</text:p>
          </table:table-cell>
          <table:table-cell office:value-type="float" office:value="239" table:style-name="ce75">
            <text:p>239</text:p>
          </table:table-cell>
          <table:table-cell office:value-type="float" office:value="6.01" table:style-name="ce76">
            <text:p>6.01</text:p>
          </table:table-cell>
          <table:table-cell office:value-type="float" office:value="4402" table:style-name="ce72">
            <text:p>4,402</text:p>
          </table:table-cell>
          <table:table-cell office:value-type="float" office:value="4386" table:style-name="ce77">
            <text:p>4,386</text:p>
          </table:table-cell>
          <table:table-cell office:value-type="float" office:value="16" table:style-name="ce77">
            <text:p>16</text:p>
          </table:table-cell>
          <table:table-cell office:value-type="float" office:value="10" table:style-name="ce77">
            <text:p>10</text:p>
          </table:table-cell>
          <table:table-cell office:value-type="float" office:value="6" table:style-name="ce77">
            <text:p>6</text:p>
          </table:table-cell>
          <table:table-cell office:value-type="float" office:value="2.27" table:style-name="ce76">
            <text:p>2.27</text:p>
          </table:table-cell>
          <table:table-cell office:value-type="float" office:value="90276" table:style-name="ce75">
            <text:p>90,276</text:p>
          </table:table-cell>
          <table:table-cell office:value-type="float" office:value="90954" table:style-name="ce75">
            <text:p>90,954</text:p>
          </table:table-cell>
          <table:table-cell office:value-type="float" office:value="570074" table:style-name="ce68">
            <text:p>570,074</text:p>
          </table:table-cell>
          <table:table-cell table:number-columns-repeated="16353" table:style-name="ce63"/>
        </table:table-row>
        <table:table-row table:style-name="ro12">
          <table:table-cell office:value-type="string" table:number-columns-spanned="2" table:number-rows-spanned="1" table:style-name="ce243">
            <text:p>10 月</text:p>
          </table:table-cell>
          <table:covered-table-cell/>
          <table:table-cell office:value-type="float" office:value="8826808" table:style-name="ce68">
            <text:p>8,826,808</text:p>
          </table:table-cell>
          <table:table-cell office:value-type="float" office:value="23596266" table:style-name="ce68">
            <text:p>23,596,266</text:p>
          </table:table-cell>
          <table:table-cell office:value-type="float" office:value="11704142" table:style-name="ce68">
            <text:p>11,704,142</text:p>
          </table:table-cell>
          <table:table-cell office:value-type="float" office:value="11892124" table:style-name="ce68">
            <text:p>11,892,124</text:p>
          </table:table-cell>
          <table:table-cell office:value-type="float" office:value="16236" table:style-name="ce68">
            <text:p>16,236</text:p>
          </table:table-cell>
          <table:table-cell office:value-type="float" office:value="8413" table:style-name="ce68">
            <text:p>8,413</text:p>
          </table:table-cell>
          <table:table-cell office:value-type="float" office:value="7823" table:style-name="ce68">
            <text:p>7,823</text:p>
          </table:table-cell>
          <table:table-cell office:value-type="float" office:value="8.1" table:style-name="ce69">
            <text:p>8.10</text:p>
          </table:table-cell>
          <table:table-cell office:value-type="float" office:value="15350" table:style-name="ce68">
            <text:p>15,350</text:p>
          </table:table-cell>
          <table:table-cell office:value-type="float" office:value="9024" table:style-name="ce68">
            <text:p>9,024</text:p>
          </table:table-cell>
          <table:table-cell office:value-type="float" office:value="6326" table:style-name="ce68">
            <text:p>6,326</text:p>
          </table:table-cell>
          <table:table-cell office:value-type="float" office:value="7.66" table:style-name="ce69">
            <text:p>7.66</text:p>
          </table:table-cell>
          <table:table-cell office:value-type="float" office:value="886" table:style-name="ce169">
            <text:p>886</text:p>
          </table:table-cell>
          <table:table-cell office:value-type="float" office:value="0.44" table:style-name="ce67">
            <text:p>0.44</text:p>
          </table:table-cell>
          <table:table-cell office:value-type="float" office:value="12000" table:style-name="ce72">
            <text:p>12,000</text:p>
          </table:table-cell>
          <table:table-cell office:value-type="float" office:value="11765" table:style-name="ce75">
            <text:p>11,765</text:p>
          </table:table-cell>
          <table:table-cell office:value-type="float" office:value="235" table:style-name="ce75">
            <text:p>235</text:p>
          </table:table-cell>
          <table:table-cell office:value-type="float" office:value="77" table:style-name="ce75">
            <text:p>77</text:p>
          </table:table-cell>
          <table:table-cell office:value-type="float" office:value="158" table:style-name="ce75">
            <text:p>158</text:p>
          </table:table-cell>
          <table:table-cell office:value-type="float" office:value="5.99" table:style-name="ce76">
            <text:p>5.99</text:p>
          </table:table-cell>
          <table:table-cell office:value-type="float" office:value="4779" table:style-name="ce72">
            <text:p>4,779</text:p>
          </table:table-cell>
          <table:table-cell office:value-type="float" office:value="4758" table:style-name="ce77">
            <text:p>4,758</text:p>
          </table:table-cell>
          <table:table-cell office:value-type="float" office:value="21" table:style-name="ce77">
            <text:p>21</text:p>
          </table:table-cell>
          <table:table-cell office:value-type="float" office:value="11" table:style-name="ce77">
            <text:p>11</text:p>
          </table:table-cell>
          <table:table-cell office:value-type="float" office:value="10" table:style-name="ce77">
            <text:p>10</text:p>
          </table:table-cell>
          <table:table-cell office:value-type="float" office:value="2.38" table:style-name="ce76">
            <text:p>2.38</text:p>
          </table:table-cell>
          <table:table-cell office:value-type="float" office:value="69619" table:style-name="ce75">
            <text:p>69,619</text:p>
          </table:table-cell>
          <table:table-cell office:value-type="float" office:value="68022" table:style-name="ce75">
            <text:p>68,022</text:p>
          </table:table-cell>
          <table:table-cell office:value-type="float" office:value="570608" table:style-name="ce68">
            <text:p>570,608</text:p>
          </table:table-cell>
          <table:table-cell table:number-columns-repeated="16353" table:style-name="ce63"/>
        </table:table-row>
        <table:table-row table:style-name="ro12">
          <table:table-cell office:value-type="string" table:number-columns-spanned="2" table:number-rows-spanned="1" table:style-name="ce243">
            <text:p>11 月</text:p>
          </table:table-cell>
          <table:covered-table-cell/>
          <table:table-cell office:value-type="float" office:value="8830422" table:style-name="ce68">
            <text:p>8,830,422</text:p>
          </table:table-cell>
          <table:table-cell office:value-type="float" office:value="23598776" table:style-name="ce68">
            <text:p>23,598,776</text:p>
          </table:table-cell>
          <table:table-cell office:value-type="float" office:value="11704260" table:style-name="ce68">
            <text:p>11,704,260</text:p>
          </table:table-cell>
          <table:table-cell office:value-type="float" office:value="11894516" table:style-name="ce68">
            <text:p>11,894,516</text:p>
          </table:table-cell>
          <table:table-cell office:value-type="float" office:value="14687" table:style-name="ce68">
            <text:p>14,687</text:p>
          </table:table-cell>
          <table:table-cell office:value-type="float" office:value="7770" table:style-name="ce68">
            <text:p>7,770</text:p>
          </table:table-cell>
          <table:table-cell office:value-type="float" office:value="6917" table:style-name="ce68">
            <text:p>6,917</text:p>
          </table:table-cell>
          <table:table-cell office:value-type="float" office:value="7.57" table:style-name="ce69">
            <text:p>7.57</text:p>
          </table:table-cell>
          <table:table-cell office:value-type="float" office:value="13739" table:style-name="ce68">
            <text:p>13,739</text:p>
          </table:table-cell>
          <table:table-cell office:value-type="float" office:value="8113" table:style-name="ce68">
            <text:p>8,113</text:p>
          </table:table-cell>
          <table:table-cell office:value-type="float" office:value="5626" table:style-name="ce68">
            <text:p>5,626</text:p>
          </table:table-cell>
          <table:table-cell office:value-type="float" office:value="7.08" table:style-name="ce69">
            <text:p>7.08</text:p>
          </table:table-cell>
          <table:table-cell office:value-type="float" office:value="948" table:style-name="ce169">
            <text:p>948</text:p>
          </table:table-cell>
          <table:table-cell office:value-type="float" office:value="0.49" table:style-name="ce67">
            <text:p>0.49</text:p>
          </table:table-cell>
          <table:table-cell office:value-type="float" office:value="12497" table:style-name="ce72">
            <text:p>12,497</text:p>
          </table:table-cell>
          <table:table-cell office:value-type="float" office:value="12264" table:style-name="ce75">
            <text:p>12,264</text:p>
          </table:table-cell>
          <table:table-cell office:value-type="float" office:value="233" table:style-name="ce75">
            <text:p>233</text:p>
          </table:table-cell>
          <table:table-cell office:value-type="float" office:value="66" table:style-name="ce75">
            <text:p>66</text:p>
          </table:table-cell>
          <table:table-cell office:value-type="float" office:value="167" table:style-name="ce75">
            <text:p>167</text:p>
          </table:table-cell>
          <table:table-cell office:value-type="float" office:value="6.44" table:style-name="ce76">
            <text:p>6.44</text:p>
          </table:table-cell>
          <table:table-cell office:value-type="float" office:value="4476" table:style-name="ce72">
            <text:p>4,476</text:p>
          </table:table-cell>
          <table:table-cell office:value-type="float" office:value="4452" table:style-name="ce77">
            <text:p>4,452</text:p>
          </table:table-cell>
          <table:table-cell office:value-type="float" office:value="24" table:style-name="ce77">
            <text:p>24</text:p>
          </table:table-cell>
          <table:table-cell office:value-type="float" office:value="9" table:style-name="ce77">
            <text:p>9</text:p>
          </table:table-cell>
          <table:table-cell office:value-type="float" office:value="15" table:style-name="ce77">
            <text:p>15</text:p>
          </table:table-cell>
          <table:table-cell office:value-type="float" office:value="2.31" table:style-name="ce76">
            <text:p>2.31</text:p>
          </table:table-cell>
          <table:table-cell office:value-type="float" office:value="62816" table:style-name="ce75">
            <text:p>62,816</text:p>
          </table:table-cell>
          <table:table-cell office:value-type="float" office:value="61254" table:style-name="ce75">
            <text:p>61,254</text:p>
          </table:table-cell>
          <table:table-cell office:value-type="float" office:value="570952" table:style-name="ce68">
            <text:p>570,952</text:p>
          </table:table-cell>
          <table:table-cell table:number-columns-repeated="16353" table:style-name="ce63"/>
        </table:table-row>
        <table:table-row table:style-name="ro12">
          <table:table-cell office:value-type="string" table:number-columns-spanned="2" table:number-rows-spanned="1" table:style-name="ce243">
            <text:p>12 月</text:p>
          </table:table-cell>
          <table:covered-table-cell/>
          <table:table-cell office:value-type="float" office:value="8832745" table:style-name="ce68">
            <text:p>8,832,745</text:p>
          </table:table-cell>
          <table:table-cell office:value-type="float" office:value="23603121" table:style-name="ce68">
            <text:p>23,603,121</text:p>
          </table:table-cell>
          <table:table-cell office:value-type="float" office:value="11705186" table:style-name="ce68">
            <text:p>11,705,186</text:p>
          </table:table-cell>
          <table:table-cell office:value-type="float" office:value="11897935" table:style-name="ce68">
            <text:p>11,897,935</text:p>
          </table:table-cell>
          <table:table-cell office:value-type="float" office:value="16916" table:style-name="ce68">
            <text:p>16,916</text:p>
          </table:table-cell>
          <table:table-cell office:value-type="float" office:value="8764" table:style-name="ce68">
            <text:p>8,764</text:p>
          </table:table-cell>
          <table:table-cell office:value-type="float" office:value="8152" table:style-name="ce68">
            <text:p>8,152</text:p>
          </table:table-cell>
          <table:table-cell office:value-type="float" office:value="8.44" table:style-name="ce69">
            <text:p>8.44</text:p>
          </table:table-cell>
          <table:table-cell office:value-type="float" office:value="15406" table:style-name="ce68">
            <text:p>15,406</text:p>
          </table:table-cell>
          <table:table-cell office:value-type="float" office:value="9025" table:style-name="ce68">
            <text:p>9,025</text:p>
          </table:table-cell>
          <table:table-cell office:value-type="float" office:value="6381" table:style-name="ce68">
            <text:p>6,381</text:p>
          </table:table-cell>
          <table:table-cell office:value-type="float" office:value="7.69" table:style-name="ce69">
            <text:p>7.69</text:p>
          </table:table-cell>
          <table:table-cell office:value-type="float" office:value="1510" table:style-name="ce169">
            <text:p>1510</text:p>
          </table:table-cell>
          <table:table-cell office:value-type="float" office:value="0.75" table:style-name="ce67">
            <text:p>0.75</text:p>
          </table:table-cell>
          <table:table-cell office:value-type="float" office:value="13931" table:style-name="ce72">
            <text:p>13,931</text:p>
          </table:table-cell>
          <table:table-cell office:value-type="float" office:value="13615" table:style-name="ce75">
            <text:p>13,615</text:p>
          </table:table-cell>
          <table:table-cell office:value-type="float" office:value="316" table:style-name="ce75">
            <text:p>316</text:p>
          </table:table-cell>
          <table:table-cell office:value-type="float" office:value="91" table:style-name="ce75">
            <text:p>91</text:p>
          </table:table-cell>
          <table:table-cell office:value-type="float" office:value="225" table:style-name="ce75">
            <text:p>225</text:p>
          </table:table-cell>
          <table:table-cell office:value-type="float" office:value="6.95" table:style-name="ce76">
            <text:p>6.95</text:p>
          </table:table-cell>
          <table:table-cell office:value-type="float" office:value="4437" table:style-name="ce72">
            <text:p>4,437</text:p>
          </table:table-cell>
          <table:table-cell office:value-type="float" office:value="4422" table:style-name="ce77">
            <text:p>4,422</text:p>
          </table:table-cell>
          <table:table-cell office:value-type="float" office:value="15" table:style-name="ce77">
            <text:p>15</text:p>
          </table:table-cell>
          <table:table-cell office:value-type="float" office:value="2" table:style-name="ce77">
            <text:p>2</text:p>
          </table:table-cell>
          <table:table-cell office:value-type="float" office:value="13" table:style-name="ce77">
            <text:p>13</text:p>
          </table:table-cell>
          <table:table-cell office:value-type="float" office:value="2.21" table:style-name="ce76">
            <text:p>2.21</text:p>
          </table:table-cell>
          <table:table-cell office:value-type="float" office:value="63057" table:style-name="ce75">
            <text:p>63,057</text:p>
          </table:table-cell>
          <table:table-cell office:value-type="float" office:value="60222" table:style-name="ce75">
            <text:p>60,222</text:p>
          </table:table-cell>
          <table:table-cell office:value-type="float" office:value="571427" table:style-name="ce68">
            <text:p>571,427</text:p>
          </table:table-cell>
          <table:table-cell table:number-columns-repeated="16353" table:style-name="ce63"/>
        </table:table-row>
        <table:table-row table:style-name="ro12">
          <table:table-cell office:value-type="string" table:number-columns-spanned="2" table:number-rows-spanned="1" table:style-name="ce245">
            <text:p>109年1~5月</text:p>
          </table:table-cell>
          <table:covered-table-cell/>
          <table:table-cell office:value-type="float" office:value="8865759" table:style-name="ce232">
            <text:p>8,865,759</text:p>
          </table:table-cell>
          <table:table-cell office:value-type="float" office:value="23586562" table:style-name="ce232">
            <text:p>23,586,562</text:p>
          </table:table-cell>
          <table:table-cell office:value-type="float" office:value="11691334" table:style-name="ce232">
            <text:p>11,691,334</text:p>
          </table:table-cell>
          <table:table-cell office:value-type="float" office:value="11895228" table:style-name="ce232">
            <text:p>11,895,228</text:p>
          </table:table-cell>
          <table:table-cell office:value-type="float" office:value="65513" table:style-name="ce232">
            <text:p>65,513</text:p>
          </table:table-cell>
          <table:table-cell office:value-type="float" office:value="33855" table:style-name="ce232">
            <text:p>33,855</text:p>
          </table:table-cell>
          <table:table-cell office:value-type="float" office:value="31658" table:style-name="ce232">
            <text:p>31,658</text:p>
          </table:table-cell>
          <table:table-cell office:value-type="float" office:value="6.69" table:style-name="ce233">
            <text:p>6.69</text:p>
          </table:table-cell>
          <table:table-cell office:value-type="float" office:value="74662" table:style-name="ce232">
            <text:p>74,662</text:p>
          </table:table-cell>
          <table:table-cell office:value-type="float" office:value="43911" table:style-name="ce232">
            <text:p>43,911</text:p>
          </table:table-cell>
          <table:table-cell office:value-type="float" office:value="30751" table:style-name="ce232">
            <text:p>30,751</text:p>
          </table:table-cell>
          <table:table-cell office:value-type="float" office:value="7.62" table:style-name="ce233">
            <text:p>7.62</text:p>
          </table:table-cell>
          <table:table-cell office:value-type="float" office:value="-9149" table:style-name="ce241">
            <text:p>－ 9,149</text:p>
          </table:table-cell>
          <table:table-cell office:value-type="float" office:value="-0.93" table:style-name="ce234">
            <text:p>－ <text:s/>0.93</text:p>
          </table:table-cell>
          <table:table-cell office:value-type="float" office:value="55456" table:style-name="ce71">
            <text:p>55,456</text:p>
          </table:table-cell>
          <table:table-cell office:value-type="float" office:value="54308" table:style-name="ce235">
            <text:p>54,308</text:p>
          </table:table-cell>
          <table:table-cell office:value-type="float" office:value="1148" table:style-name="ce235">
            <text:p>1,148</text:p>
          </table:table-cell>
          <table:table-cell office:value-type="float" office:value="329" table:style-name="ce235">
            <text:p>329</text:p>
          </table:table-cell>
          <table:table-cell office:value-type="float" office:value="819" table:style-name="ce235">
            <text:p>819</text:p>
          </table:table-cell>
          <table:table-cell office:value-type="float" office:value="5.66" table:style-name="ce236">
            <text:p>5.66</text:p>
          </table:table-cell>
          <table:table-cell office:value-type="float" office:value="21031" table:style-name="ce71">
            <text:p>21,031</text:p>
          </table:table-cell>
          <table:table-cell office:value-type="float" office:value="20890" table:style-name="ce237">
            <text:p>20,890</text:p>
          </table:table-cell>
          <table:table-cell office:value-type="float" office:value="141" table:style-name="ce237">
            <text:p>141</text:p>
          </table:table-cell>
          <table:table-cell office:value-type="float" office:value="40" table:style-name="ce237">
            <text:p>40</text:p>
          </table:table-cell>
          <table:table-cell office:value-type="float" office:value="101" table:style-name="ce237">
            <text:p>101</text:p>
          </table:table-cell>
          <table:table-cell office:value-type="float" office:value="2.15" table:style-name="ce236">
            <text:p>2.15</text:p>
          </table:table-cell>
          <table:table-cell office:value-type="float" office:value="393780" table:style-name="ce235">
            <text:p>393,780</text:p>
          </table:table-cell>
          <table:table-cell office:value-type="float" office:value="401190" table:style-name="ce235">
            <text:p>401,190</text:p>
          </table:table-cell>
          <table:table-cell office:value-type="float" office:value="573469" table:style-name="ce232">
            <text:p>573,469</text:p>
          </table:table-cell>
          <table:table-cell table:number-columns-repeated="16353" table:style-name="ce63"/>
        </table:table-row>
        <table:table-row table:style-name="ro12">
          <table:table-cell office:value-type="string" table:number-columns-spanned="2" table:number-rows-spanned="1" table:style-name="ce243">
            <text:p>1月</text:p>
          </table:table-cell>
          <table:covered-table-cell/>
          <table:table-cell office:value-type="float" office:value="8835281" table:style-name="ce68">
            <text:p>8,835,281</text:p>
          </table:table-cell>
          <table:table-cell office:value-type="float" office:value="23604265" table:style-name="ce68">
            <text:p>23,604,265</text:p>
          </table:table-cell>
          <table:table-cell office:value-type="float" office:value="11704308" table:style-name="ce68">
            <text:p>11,704,308</text:p>
          </table:table-cell>
          <table:table-cell office:value-type="float" office:value="11899957" table:style-name="ce68">
            <text:p>11,899,957</text:p>
          </table:table-cell>
          <table:table-cell office:value-type="float" office:value="12510" table:style-name="ce68">
            <text:p>12,510</text:p>
          </table:table-cell>
          <table:table-cell office:value-type="float" office:value="6445" table:style-name="ce68">
            <text:p>6,445</text:p>
          </table:table-cell>
          <table:table-cell office:value-type="float" office:value="6065" table:style-name="ce68">
            <text:p>6,065</text:p>
          </table:table-cell>
          <table:table-cell office:value-type="float" office:value="6.26" table:style-name="ce69">
            <text:p>6.26</text:p>
          </table:table-cell>
          <table:table-cell office:value-type="float" office:value="14673" table:style-name="ce68">
            <text:p>14,673</text:p>
          </table:table-cell>
          <table:table-cell office:value-type="float" office:value="8649" table:style-name="ce68">
            <text:p>8,649</text:p>
          </table:table-cell>
          <table:table-cell office:value-type="float" office:value="6024" table:style-name="ce68">
            <text:p>6,024</text:p>
          </table:table-cell>
          <table:table-cell office:value-type="float" office:value="7.34" table:style-name="ce69">
            <text:p>7.34</text:p>
          </table:table-cell>
          <table:table-cell office:value-type="float" office:value="-2163" table:style-name="ce239">
            <text:p>－ 2,163</text:p>
          </table:table-cell>
          <table:table-cell office:value-type="float" office:value="-1.08" table:style-name="ce67">
            <text:p>－ <text:s/>1.08</text:p>
          </table:table-cell>
          <table:table-cell office:value-type="float" office:value="12677" table:style-name="ce72">
            <text:p>12,677</text:p>
          </table:table-cell>
          <table:table-cell office:value-type="float" office:value="12473" table:style-name="ce75">
            <text:p>12,473</text:p>
          </table:table-cell>
          <table:table-cell office:value-type="float" office:value="204" table:style-name="ce75">
            <text:p>204</text:p>
          </table:table-cell>
          <table:table-cell office:value-type="float" office:value="69" table:style-name="ce75">
            <text:p>69</text:p>
          </table:table-cell>
          <table:table-cell office:value-type="float" office:value="135" table:style-name="ce75">
            <text:p>135</text:p>
          </table:table-cell>
          <table:table-cell office:value-type="float" office:value="6.34" table:style-name="ce76">
            <text:p>6.34</text:p>
          </table:table-cell>
          <table:table-cell office:value-type="float" office:value="3672" table:style-name="ce72">
            <text:p>3,672</text:p>
          </table:table-cell>
          <table:table-cell office:value-type="float" office:value="3648" table:style-name="ce77">
            <text:p>3,648</text:p>
          </table:table-cell>
          <table:table-cell office:value-type="float" office:value="24" table:style-name="ce77">
            <text:p>24</text:p>
          </table:table-cell>
          <table:table-cell office:value-type="float" office:value="7" table:style-name="ce77">
            <text:p>7</text:p>
          </table:table-cell>
          <table:table-cell office:value-type="float" office:value="17" table:style-name="ce77">
            <text:p>17</text:p>
          </table:table-cell>
          <table:table-cell office:value-type="float" office:value="1.84" table:style-name="ce76">
            <text:p>1.84</text:p>
          </table:table-cell>
          <table:table-cell office:value-type="float" office:value="73313" table:style-name="ce75">
            <text:p>73,313</text:p>
          </table:table-cell>
          <table:table-cell office:value-type="float" office:value="70006" table:style-name="ce75">
            <text:p>70,006</text:p>
          </table:table-cell>
          <table:table-cell office:value-type="float" office:value="571816" table:style-name="ce68">
            <text:p>571,816</text:p>
          </table:table-cell>
          <table:table-cell table:number-columns-repeated="16353" table:style-name="ce63"/>
        </table:table-row>
        <table:table-row table:style-name="ro12">
          <table:table-cell office:value-type="string" table:number-columns-spanned="2" table:number-rows-spanned="1" table:style-name="ce243">
            <text:p>2月</text:p>
          </table:table-cell>
          <table:covered-table-cell/>
          <table:table-cell office:value-type="float" office:value="8841182" table:style-name="ce68">
            <text:p>8,841,182</text:p>
          </table:table-cell>
          <table:table-cell office:value-type="float" office:value="23600903" table:style-name="ce68">
            <text:p>23,600,903</text:p>
          </table:table-cell>
          <table:table-cell office:value-type="float" office:value="11701322" table:style-name="ce68">
            <text:p>11,701,322</text:p>
          </table:table-cell>
          <table:table-cell office:value-type="float" office:value="11899581" table:style-name="ce68">
            <text:p>11,899,581</text:p>
          </table:table-cell>
          <table:table-cell office:value-type="float" office:value="13536" table:style-name="ce68">
            <text:p>13,536</text:p>
          </table:table-cell>
          <table:table-cell office:value-type="float" office:value="6926" table:style-name="ce68">
            <text:p>6,926</text:p>
          </table:table-cell>
          <table:table-cell office:value-type="float" office:value="6610" table:style-name="ce68">
            <text:p>6,610</text:p>
          </table:table-cell>
          <table:table-cell office:value-type="float" office:value="7.24" table:style-name="ce69">
            <text:p>7.24</text:p>
          </table:table-cell>
          <table:table-cell office:value-type="float" office:value="16211" table:style-name="ce68">
            <text:p>16,211</text:p>
          </table:table-cell>
          <table:table-cell office:value-type="float" office:value="9525" table:style-name="ce68">
            <text:p>9,525</text:p>
          </table:table-cell>
          <table:table-cell office:value-type="float" office:value="6686" table:style-name="ce68">
            <text:p>6,686</text:p>
          </table:table-cell>
          <table:table-cell office:value-type="float" office:value="8.67" table:style-name="ce69">
            <text:p>8.67</text:p>
          </table:table-cell>
          <table:table-cell office:value-type="float" office:value="-2675" table:style-name="ce239">
            <text:p>－ 2,675</text:p>
          </table:table-cell>
          <table:table-cell office:value-type="float" office:value="-1.43" table:style-name="ce67">
            <text:p>－ <text:s/>1.43</text:p>
          </table:table-cell>
          <table:table-cell office:value-type="float" office:value="11092" table:style-name="ce72">
            <text:p>11,092</text:p>
          </table:table-cell>
          <table:table-cell office:value-type="float" office:value="10833" table:style-name="ce75">
            <text:p>10,833</text:p>
          </table:table-cell>
          <table:table-cell office:value-type="float" office:value="259" table:style-name="ce75">
            <text:p>259</text:p>
          </table:table-cell>
          <table:table-cell office:value-type="float" office:value="75" table:style-name="ce75">
            <text:p>75</text:p>
          </table:table-cell>
          <table:table-cell office:value-type="float" office:value="184" table:style-name="ce75">
            <text:p>184</text:p>
          </table:table-cell>
          <table:table-cell office:value-type="float" office:value="5.93" table:style-name="ce76">
            <text:p>5.93</text:p>
          </table:table-cell>
          <table:table-cell office:value-type="float" office:value="4234" table:style-name="ce72">
            <text:p>4,234</text:p>
          </table:table-cell>
          <table:table-cell office:value-type="float" office:value="4210" table:style-name="ce77">
            <text:p>4,210</text:p>
          </table:table-cell>
          <table:table-cell office:value-type="float" office:value="24" table:style-name="ce77">
            <text:p>24</text:p>
          </table:table-cell>
          <table:table-cell office:value-type="float" office:value="7" table:style-name="ce77">
            <text:p>7</text:p>
          </table:table-cell>
          <table:table-cell office:value-type="float" office:value="17" table:style-name="ce77">
            <text:p>17</text:p>
          </table:table-cell>
          <table:table-cell office:value-type="float" office:value="2.2599999999999998" table:style-name="ce76">
            <text:p>2.26</text:p>
          </table:table-cell>
          <table:table-cell office:value-type="float" office:value="82908" table:style-name="ce75">
            <text:p>82,908</text:p>
          </table:table-cell>
          <table:table-cell office:value-type="float" office:value="83595" table:style-name="ce75">
            <text:p>83,595</text:p>
          </table:table-cell>
          <table:table-cell office:value-type="float" office:value="572224" table:style-name="ce68">
            <text:p>572,224</text:p>
          </table:table-cell>
          <table:table-cell table:number-columns-repeated="16353" table:style-name="ce63"/>
        </table:table-row>
        <table:table-row table:style-name="ro12">
          <table:table-cell office:value-type="string" table:number-columns-spanned="2" table:number-rows-spanned="1" table:style-name="ce243">
            <text:p>3月</text:p>
          </table:table-cell>
          <table:covered-table-cell/>
          <table:table-cell office:value-type="float" office:value="8848368" table:style-name="ce68">
            <text:p>8,848,368</text:p>
          </table:table-cell>
          <table:table-cell office:value-type="float" office:value="23596493" table:style-name="ce68">
            <text:p>23,596,493</text:p>
          </table:table-cell>
          <table:table-cell office:value-type="float" office:value="11697977" table:style-name="ce68">
            <text:p>11,697,977</text:p>
          </table:table-cell>
          <table:table-cell office:value-type="float" office:value="11898516" table:style-name="ce68">
            <text:p>11,898,516</text:p>
          </table:table-cell>
          <table:table-cell office:value-type="float" office:value="14368" table:style-name="ce68">
            <text:p>14,368</text:p>
          </table:table-cell>
          <table:table-cell office:value-type="float" office:value="7439" table:style-name="ce68">
            <text:p>7,439</text:p>
          </table:table-cell>
          <table:table-cell office:value-type="float" office:value="6929" table:style-name="ce68">
            <text:p>6,929</text:p>
          </table:table-cell>
          <table:table-cell office:value-type="float" office:value="7.19" table:style-name="ce69">
            <text:p>7.19</text:p>
          </table:table-cell>
          <table:table-cell office:value-type="float" office:value="16083" table:style-name="ce68">
            <text:p>16,083</text:p>
          </table:table-cell>
          <table:table-cell office:value-type="float" office:value="9449" table:style-name="ce68">
            <text:p>9,449</text:p>
          </table:table-cell>
          <table:table-cell office:value-type="float" office:value="6634" table:style-name="ce68">
            <text:p>6,634</text:p>
          </table:table-cell>
          <table:table-cell office:value-type="float" office:value="8.0500000000000007" table:style-name="ce69">
            <text:p>8.05</text:p>
          </table:table-cell>
          <table:table-cell office:value-type="float" office:value="-1715" table:style-name="ce239">
            <text:p>－ 1,715</text:p>
          </table:table-cell>
          <table:table-cell office:value-type="float" office:value="-0.86" table:style-name="ce67">
            <text:p>－ <text:s/>0.86</text:p>
          </table:table-cell>
          <table:table-cell office:value-type="float" office:value="9378" table:style-name="ce72">
            <text:p>9,378</text:p>
          </table:table-cell>
          <table:table-cell office:value-type="float" office:value="9227" table:style-name="ce75">
            <text:p>9,227</text:p>
          </table:table-cell>
          <table:table-cell office:value-type="float" office:value="151" table:style-name="ce75">
            <text:p>151</text:p>
          </table:table-cell>
          <table:table-cell office:value-type="float" office:value="50" table:style-name="ce75">
            <text:p>50</text:p>
          </table:table-cell>
          <table:table-cell office:value-type="float" office:value="101" table:style-name="ce75">
            <text:p>101</text:p>
          </table:table-cell>
          <table:table-cell office:value-type="float" office:value="4.6900000000000004" table:style-name="ce76">
            <text:p>4.69</text:p>
          </table:table-cell>
          <table:table-cell office:value-type="float" office:value="4654" table:style-name="ce72">
            <text:p>4,654</text:p>
          </table:table-cell>
          <table:table-cell office:value-type="float" office:value="4624" table:style-name="ce77">
            <text:p>4,624</text:p>
          </table:table-cell>
          <table:table-cell office:value-type="float" office:value="30" table:style-name="ce77">
            <text:p>30</text:p>
          </table:table-cell>
          <table:table-cell office:value-type="float" office:value="10" table:style-name="ce77">
            <text:p>10</text:p>
          </table:table-cell>
          <table:table-cell office:value-type="float" office:value="20" table:style-name="ce77">
            <text:p>20</text:p>
          </table:table-cell>
          <table:table-cell office:value-type="float" office:value="2.33" table:style-name="ce76">
            <text:p>2.33</text:p>
          </table:table-cell>
          <table:table-cell office:value-type="float" office:value="87117" table:style-name="ce75">
            <text:p>87,117</text:p>
          </table:table-cell>
          <table:table-cell office:value-type="float" office:value="89812" table:style-name="ce75">
            <text:p>89,812</text:p>
          </table:table-cell>
          <table:table-cell office:value-type="float" office:value="572675" table:style-name="ce68">
            <text:p>572,675</text:p>
          </table:table-cell>
          <table:table-cell table:number-columns-repeated="16353" table:style-name="ce63"/>
        </table:table-row>
        <table:table-row table:style-name="ro12">
          <table:table-cell office:value-type="string" table:number-columns-spanned="2" table:number-rows-spanned="1" table:style-name="ce243">
            <text:p>4月</text:p>
          </table:table-cell>
          <table:covered-table-cell/>
          <table:table-cell office:value-type="float" office:value="8854938" table:style-name="ce68">
            <text:p>8,854,938</text:p>
          </table:table-cell>
          <table:table-cell office:value-type="float" office:value="23591920" table:style-name="ce68">
            <text:p>23,591,920</text:p>
          </table:table-cell>
          <table:table-cell office:value-type="float" office:value="11694751" table:style-name="ce68">
            <text:p>11,694,751</text:p>
          </table:table-cell>
          <table:table-cell office:value-type="float" office:value="11897169" table:style-name="ce68">
            <text:p>11,897,169</text:p>
          </table:table-cell>
          <table:table-cell office:value-type="float" office:value="12864" table:style-name="ce68">
            <text:p>12,864</text:p>
          </table:table-cell>
          <table:table-cell office:value-type="float" office:value="6642" table:style-name="ce68">
            <text:p>6,642</text:p>
          </table:table-cell>
          <table:table-cell office:value-type="float" office:value="6222" table:style-name="ce68">
            <text:p>6,222</text:p>
          </table:table-cell>
          <table:table-cell office:value-type="float" office:value="6.65" table:style-name="ce69">
            <text:p>6.65</text:p>
          </table:table-cell>
          <table:table-cell office:value-type="float" office:value="14423" table:style-name="ce68">
            <text:p>14,423</text:p>
          </table:table-cell>
          <table:table-cell office:value-type="float" office:value="8417" table:style-name="ce68">
            <text:p>8,417</text:p>
          </table:table-cell>
          <table:table-cell office:value-type="float" office:value="6006" table:style-name="ce68">
            <text:p>6,006</text:p>
          </table:table-cell>
          <table:table-cell office:value-type="float" office:value="7.46" table:style-name="ce69">
            <text:p>7.46</text:p>
          </table:table-cell>
          <table:table-cell office:value-type="float" office:value="-1559" table:style-name="ce239">
            <text:p>－ 1,559</text:p>
          </table:table-cell>
          <table:table-cell office:value-type="float" office:value="-0.81" table:style-name="ce67">
            <text:p>－ <text:s/>0.81</text:p>
          </table:table-cell>
          <table:table-cell office:value-type="float" office:value="6939" table:style-name="ce72">
            <text:p>6,939</text:p>
          </table:table-cell>
          <table:table-cell office:value-type="float" office:value="6807" table:style-name="ce75">
            <text:p>6,807</text:p>
          </table:table-cell>
          <table:table-cell office:value-type="float" office:value="132" table:style-name="ce75">
            <text:p>132</text:p>
          </table:table-cell>
          <table:table-cell office:value-type="float" office:value="39" table:style-name="ce75">
            <text:p>39</text:p>
          </table:table-cell>
          <table:table-cell office:value-type="float" office:value="93" table:style-name="ce75">
            <text:p>93</text:p>
          </table:table-cell>
          <table:table-cell office:value-type="float" office:value="3.59" table:style-name="ce76">
            <text:p>3.59</text:p>
          </table:table-cell>
          <table:table-cell office:value-type="float" office:value="4024" table:style-name="ce72">
            <text:p>4,024</text:p>
          </table:table-cell>
          <table:table-cell office:value-type="float" office:value="3989" table:style-name="ce77">
            <text:p>3,989</text:p>
          </table:table-cell>
          <table:table-cell office:value-type="float" office:value="35" table:style-name="ce77">
            <text:p>35</text:p>
          </table:table-cell>
          <table:table-cell office:value-type="float" office:value="11" table:style-name="ce77">
            <text:p>11</text:p>
          </table:table-cell>
          <table:table-cell office:value-type="float" office:value="24" table:style-name="ce77">
            <text:p>24</text:p>
          </table:table-cell>
          <table:table-cell office:value-type="float" office:value="2.08" table:style-name="ce76">
            <text:p>2.08</text:p>
          </table:table-cell>
          <table:table-cell office:value-type="float" office:value="74075" table:style-name="ce75">
            <text:p>74,075</text:p>
          </table:table-cell>
          <table:table-cell office:value-type="float" office:value="77089" table:style-name="ce75">
            <text:p>77,089</text:p>
          </table:table-cell>
          <table:table-cell office:value-type="float" office:value="573086" table:style-name="ce68">
            <text:p>573,086</text:p>
          </table:table-cell>
          <table:table-cell table:number-columns-repeated="16353" table:style-name="ce63"/>
        </table:table-row>
        <table:table-row table:style-name="ro13">
          <table:table-cell office:value-type="string" table:number-columns-spanned="2" table:number-rows-spanned="1" table:style-name="ce255">
            <text:p>5月</text:p>
          </table:table-cell>
          <table:covered-table-cell/>
          <table:table-cell office:value-type="float" office:value="8865759" table:style-name="ce78">
            <text:p>8,865,759</text:p>
          </table:table-cell>
          <table:table-cell office:value-type="float" office:value="23586562" table:style-name="ce78">
            <text:p>23,586,562</text:p>
          </table:table-cell>
          <table:table-cell office:value-type="float" office:value="11691334" table:style-name="ce78">
            <text:p>11,691,334</text:p>
          </table:table-cell>
          <table:table-cell office:value-type="float" office:value="11895228" table:style-name="ce78">
            <text:p>11,895,228</text:p>
          </table:table-cell>
          <table:table-cell office:value-type="float" office:value="12235" table:style-name="ce78">
            <text:p>12,235</text:p>
          </table:table-cell>
          <table:table-cell office:value-type="float" office:value="6403" table:style-name="ce78">
            <text:p>6,403</text:p>
          </table:table-cell>
          <table:table-cell office:value-type="float" office:value="5832" table:style-name="ce78">
            <text:p>5,832</text:p>
          </table:table-cell>
          <table:table-cell office:value-type="float" office:value="6.12" table:style-name="ce79">
            <text:p>6.12</text:p>
          </table:table-cell>
          <table:table-cell office:value-type="float" office:value="13272" table:style-name="ce78">
            <text:p>13,272</text:p>
          </table:table-cell>
          <table:table-cell office:value-type="float" office:value="7871" table:style-name="ce78">
            <text:p>7,871</text:p>
          </table:table-cell>
          <table:table-cell office:value-type="float" office:value="5401" table:style-name="ce78">
            <text:p>5,401</text:p>
          </table:table-cell>
          <table:table-cell office:value-type="float" office:value="6.64" table:style-name="ce79">
            <text:p>6.64</text:p>
          </table:table-cell>
          <table:table-cell office:value-type="float" office:value="-1037" table:style-name="ce240">
            <text:p>－ 1,037</text:p>
          </table:table-cell>
          <table:table-cell office:value-type="float" office:value="-0.52" table:style-name="ce80">
            <text:p>－ <text:s text:c="2"/>0.52</text:p>
          </table:table-cell>
          <table:table-cell office:value-type="float" office:value="15370" table:style-name="ce78">
            <text:p>15,370</text:p>
          </table:table-cell>
          <table:table-cell office:value-type="float" office:value="14968" table:style-name="ce78">
            <text:p>14,968</text:p>
          </table:table-cell>
          <table:table-cell office:value-type="float" office:value="402" table:style-name="ce78">
            <text:p>402</text:p>
          </table:table-cell>
          <table:table-cell office:value-type="float" office:value="96" table:style-name="ce78">
            <text:p>96</text:p>
          </table:table-cell>
          <table:table-cell office:value-type="float" office:value="306" table:style-name="ce78">
            <text:p>306</text:p>
          </table:table-cell>
          <table:table-cell office:value-type="float" office:value="7.69" table:style-name="ce79">
            <text:p>7.69</text:p>
          </table:table-cell>
          <table:table-cell office:value-type="float" office:value="4447" table:style-name="ce78">
            <text:p>4,447</text:p>
          </table:table-cell>
          <table:table-cell office:value-type="float" office:value="4419" table:style-name="ce186">
            <text:p>4,419</text:p>
          </table:table-cell>
          <table:table-cell office:value-type="float" office:value="28" table:style-name="ce70">
            <text:p>28</text:p>
          </table:table-cell>
          <table:table-cell office:value-type="float" office:value="5" table:style-name="ce70">
            <text:p>5</text:p>
          </table:table-cell>
          <table:table-cell office:value-type="float" office:value="23" table:style-name="ce70">
            <text:p>23</text:p>
          </table:table-cell>
          <table:table-cell office:value-type="float" office:value="2.23" table:style-name="ce69">
            <text:p>2.23</text:p>
          </table:table-cell>
          <table:table-cell office:value-type="float" office:value="76367" table:style-name="ce186">
            <text:p>76,367</text:p>
          </table:table-cell>
          <table:table-cell office:value-type="float" office:value="80688" table:style-name="ce187">
            <text:p>80,688</text:p>
          </table:table-cell>
          <table:table-cell office:value-type="float" office:value="573469" table:style-name="ce78">
            <text:p>573,469</text:p>
          </table:table-cell>
          <table:table-cell table:number-columns-repeated="16353" table:style-name="ce81"/>
        </table:table-row>
        <table:table-row table:style-name="ro14">
          <table:table-cell office:value-type="string" table:number-columns-spanned="2" table:number-rows-spanned="1" table:style-name="ce361">
            <text:p>較上年同月</text:p>
            <text:p>増減 (%)<text:s/><text:span text:style-name="T5">△</text:span></text:p>
          </table:table-cell>
          <table:covered-table-cell/>
          <table:table-cell office:value-type="float" office:value="1.07" table:style-name="ce82">
            <text:p>1.07</text:p>
          </table:table-cell>
          <table:table-cell office:value-type="float" office:value="-0.01" table:style-name="ce82">
            <text:p>－ <text:s text:c="2"/>0.01</text:p>
          </table:table-cell>
          <table:table-cell office:value-type="float" office:value="-0.13" table:style-name="ce82">
            <text:p>－ <text:s text:c="2"/>0.13</text:p>
          </table:table-cell>
          <table:table-cell office:value-type="float" office:value="0.1" table:style-name="ce82">
            <text:p>0.10</text:p>
          </table:table-cell>
          <table:table-cell office:value-type="float" office:value="-16.12" table:style-name="ce82">
            <text:p>－ <text:s text:c="2"/>16.12</text:p>
          </table:table-cell>
          <table:table-cell office:value-type="float" office:value="-14.67" table:style-name="ce82">
            <text:p>－ <text:s text:c="2"/>14.67</text:p>
          </table:table-cell>
          <table:table-cell office:value-type="float" office:value="-17.66" table:style-name="ce82">
            <text:p>－ <text:s text:c="2"/>17.66</text:p>
          </table:table-cell>
          <table:table-cell office:value-type="float" office:value="-1.1600000000000001" table:style-name="ce83">
            <text:p>－ <text:s/>1.16</text:p>
          </table:table-cell>
          <table:table-cell office:value-type="float" office:value="-9.44" table:style-name="ce82">
            <text:p>－ <text:s text:c="2"/>9.44</text:p>
          </table:table-cell>
          <table:table-cell office:value-type="float" office:value="-9.06" table:style-name="ce82">
            <text:p>－ <text:s text:c="2"/>9.06</text:p>
          </table:table-cell>
          <table:table-cell office:value-type="float" office:value="-9.98" table:style-name="ce82">
            <text:p>－ <text:s text:c="2"/>9.98</text:p>
          </table:table-cell>
          <table:table-cell office:value-type="float" office:value="-0.66999999999999993" table:style-name="ce83">
            <text:p>－ <text:s/>0.67</text:p>
          </table:table-cell>
          <table:table-cell office:value-type="string" table:style-name="ce238">
            <text:p>--</text:p>
          </table:table-cell>
          <table:table-cell office:value-type="float" office:value="-0.49" table:style-name="ce67">
            <text:p>－ <text:s/>0.49</text:p>
          </table:table-cell>
          <table:table-cell table:style-name="ce85"/>
          <table:table-cell office:value-type="float" office:value="21.38" table:style-name="ce85">
            <text:p>21.38</text:p>
          </table:table-cell>
          <table:table-cell table:number-columns-repeated="3" table:style-name="ce86"/>
          <table:table-cell office:value-type="float" office:value="1.1500000000000004" table:style-name="ce83">
            <text:p>1.15</text:p>
          </table:table-cell>
          <table:table-cell table:style-name="ce85"/>
          <table:table-cell office:value-type="float" office:value="-10.11" table:style-name="ce85">
            <text:p>－ 10.11</text:p>
          </table:table-cell>
          <table:table-cell table:number-columns-repeated="3" table:style-name="ce83"/>
          <table:table-cell office:value-type="float" office:value="-0.2200000000000002" table:style-name="ce83">
            <text:p>－ <text:s/>0.22</text:p>
          </table:table-cell>
          <table:table-cell office:value-type="float" office:value="-17.579999999999998" table:style-name="ce82">
            <text:p>－ <text:s text:c="2"/>17.58</text:p>
          </table:table-cell>
          <table:table-cell office:value-type="float" office:value="-12.32" table:style-name="ce82">
            <text:p>－ <text:s text:c="2"/>12.32</text:p>
          </table:table-cell>
          <table:table-cell office:value-type="float" office:value="0.97" table:style-name="ce86">
            <text:p>0.97</text:p>
          </table:table-cell>
          <table:table-cell table:number-columns-repeated="16353" table:style-name="ce81"/>
        </table:table-row>
        <table:table-row table:style-name="ro15">
          <table:table-cell office:value-type="string" table:number-columns-spanned="2" table:number-rows-spanned="1" table:style-name="ce253">
            <text:p>較本年上月</text:p>
            <text:p>増減 (%)<text:s/><text:span text:style-name="T5">△</text:span></text:p>
          </table:table-cell>
          <table:covered-table-cell/>
          <table:table-cell office:value-type="float" office:value="0.12" table:style-name="ce87">
            <text:p>0.12</text:p>
          </table:table-cell>
          <table:table-cell office:value-type="float" office:value="-0.02" table:style-name="ce188">
            <text:p>－ <text:s text:c="2"/>0.02</text:p>
          </table:table-cell>
          <table:table-cell office:value-type="float" office:value="-0.03" table:style-name="ce87">
            <text:p>－ <text:s text:c="2"/>0.03</text:p>
          </table:table-cell>
          <table:table-cell office:value-type="float" office:value="-1.6314805648301709E-2" table:style-name="ce87">
            <text:p>－ <text:s text:c="2"/>0.02</text:p>
          </table:table-cell>
          <table:table-cell office:value-type="float" office:value="-4.8899999999999997" table:style-name="ce87">
            <text:p>－ <text:s text:c="2"/>4.89</text:p>
          </table:table-cell>
          <table:table-cell office:value-type="float" office:value="-3.6" table:style-name="ce87">
            <text:p>－ <text:s text:c="2"/>3.60</text:p>
          </table:table-cell>
          <table:table-cell office:value-type="float" office:value="-6.27" table:style-name="ce87">
            <text:p>－ <text:s text:c="2"/>6.27</text:p>
          </table:table-cell>
          <table:table-cell office:value-type="float" office:value="-0.53000000000000025" table:style-name="ce88">
            <text:p>－ <text:s/>0.53</text:p>
          </table:table-cell>
          <table:table-cell office:value-type="float" office:value="-7.98" table:style-name="ce87">
            <text:p>－ <text:s text:c="2"/>7.98</text:p>
          </table:table-cell>
          <table:table-cell office:value-type="float" office:value="-6.49" table:style-name="ce87">
            <text:p>－ <text:s text:c="2"/>6.49</text:p>
          </table:table-cell>
          <table:table-cell office:value-type="float" office:value="-10.07" table:style-name="ce87">
            <text:p>－ <text:s text:c="2"/>10.07</text:p>
          </table:table-cell>
          <table:table-cell office:value-type="float" office:value="-0.82000000000000028" table:style-name="ce88">
            <text:p>－ <text:s/>0.82</text:p>
          </table:table-cell>
          <table:table-cell office:value-type="string" table:style-name="ce84">
            <text:p>--</text:p>
          </table:table-cell>
          <table:table-cell office:value-type="float" office:value="0.29000000000000004" table:style-name="ce170">
            <text:p>0.29</text:p>
          </table:table-cell>
          <table:table-cell table:style-name="ce89"/>
          <table:table-cell office:value-type="float" office:value="119.89" table:style-name="ce89">
            <text:p>119.89</text:p>
          </table:table-cell>
          <table:table-cell office:value-type="float" office:value="204.55" table:style-name="ce87">
            <text:p>204.55</text:p>
          </table:table-cell>
          <table:table-cell office:value-type="float" office:value="146.15" table:style-name="ce87">
            <text:p>146.15</text:p>
          </table:table-cell>
          <table:table-cell office:value-type="float" office:value="229.03" table:style-name="ce87">
            <text:p>229.03</text:p>
          </table:table-cell>
          <table:table-cell office:value-type="float" office:value="4.1000000000000005" table:style-name="ce88">
            <text:p>4.10</text:p>
          </table:table-cell>
          <table:table-cell table:style-name="ce89"/>
          <table:table-cell office:value-type="float" office:value="10.78" table:style-name="ce89">
            <text:p>10.78</text:p>
          </table:table-cell>
          <table:table-cell office:value-type="float" office:value="-20" table:style-name="ce88">
            <text:p>－ <text:s/>20.00</text:p>
          </table:table-cell>
          <table:table-cell office:value-type="float" office:value="-54.55" table:style-name="ce88">
            <text:p>－ <text:s/>54.55</text:p>
          </table:table-cell>
          <table:table-cell office:value-type="float" office:value="-4.17" table:style-name="ce88">
            <text:p>－ <text:s/>4.17</text:p>
          </table:table-cell>
          <table:table-cell office:value-type="float" office:value="0.14999999999999991" table:style-name="ce88">
            <text:p>0.15</text:p>
          </table:table-cell>
          <table:table-cell office:value-type="float" office:value="3.09" table:style-name="ce87">
            <text:p>3.09</text:p>
          </table:table-cell>
          <table:table-cell office:value-type="float" office:value="4.67" table:style-name="ce87">
            <text:p>4.67</text:p>
          </table:table-cell>
          <table:table-cell office:value-type="float" office:value="7.0000000000000007E-2" table:style-name="ce87">
            <text:p>0.07</text:p>
          </table:table-cell>
          <table:table-cell table:number-columns-repeated="16353" table:style-name="ce81"/>
        </table:table-row>
        <table:table-row table:style-name="ro16">
          <table:table-cell office:value-type="string" table:number-columns-spanned="1" table:number-rows-spanned="2" table:style-name="ce363">
            <text:p>本年1~5月</text:p>
            <text:p>較上年1~5</text:p>
            <text:p>月増減</text:p>
          </table:table-cell>
          <table:table-cell office:value-type="string" table:number-columns-spanned="1" table:number-rows-spanned="2" table:style-name="ce362">
            <text:p>實數</text:p>
            <text:p>% △</text:p>
          </table:table-cell>
          <table:table-cell office:value-type="float" office:value="93917" table:style-name="ce90">
            <text:p>93,917</text:p>
          </table:table-cell>
          <table:table-cell office:value-type="float" office:value="-3308" table:style-name="ce91">
            <text:p>-3,308</text:p>
          </table:table-cell>
          <table:table-cell office:value-type="float" office:value="-15740" table:style-name="ce92">
            <text:p>－ 15,740</text:p>
          </table:table-cell>
          <table:table-cell office:value-type="float" office:value="12432" table:style-name="ce91">
            <text:p>12,432</text:p>
          </table:table-cell>
          <table:table-cell office:value-type="float" office:value="-7562" table:style-name="ce92">
            <text:p>－ 7,562</text:p>
          </table:table-cell>
          <table:table-cell office:value-type="float" office:value="-3953" table:style-name="ce92">
            <text:p>－ 3,953</text:p>
          </table:table-cell>
          <table:table-cell office:value-type="float" office:value="-3609" table:style-name="ce92">
            <text:p>－ 3,609</text:p>
          </table:table-cell>
          <table:table-cell table:style-name="ce93"/>
          <table:table-cell office:value-type="float" office:value="-134" table:style-name="ce92">
            <text:p>－ 134</text:p>
          </table:table-cell>
          <table:table-cell office:value-type="float" office:value="-173" table:style-name="ce92">
            <text:p>－ 173</text:p>
          </table:table-cell>
          <table:table-cell office:value-type="float" office:value="39" table:style-name="ce92">
            <text:p>39</text:p>
          </table:table-cell>
          <table:table-cell table:style-name="ce93"/>
          <table:table-cell office:value-type="float" office:value="-7428" table:style-name="ce92">
            <text:p>－ 7,428</text:p>
          </table:table-cell>
          <table:table-cell table:style-name="ce94"/>
          <table:table-cell table:style-name="ce95"/>
          <table:table-cell office:value-type="float" office:value="-2479" table:style-name="ce95">
            <text:p>－ 2,479</text:p>
          </table:table-cell>
          <table:table-cell table:number-columns-repeated="3" table:style-name="ce92"/>
          <table:table-cell table:style-name="ce93"/>
          <table:table-cell table:style-name="ce95"/>
          <table:table-cell office:value-type="float" office:value="-1389" table:style-name="ce95">
            <text:p>－ 1,389</text:p>
          </table:table-cell>
          <table:table-cell table:number-columns-repeated="4" table:style-name="ce93"/>
          <table:table-cell office:value-type="float" office:value="-25435" table:style-name="ce92">
            <text:p>－ 25,435</text:p>
          </table:table-cell>
          <table:table-cell office:value-type="float" office:value="-15366" table:style-name="ce92">
            <text:p>－ 15,366</text:p>
          </table:table-cell>
          <table:table-cell office:value-type="float" office:value="5482" table:style-name="ce92">
            <text:p>5,482</text:p>
          </table:table-cell>
          <table:table-cell table:number-columns-repeated="16353" table:style-name="ce81"/>
        </table:table-row>
        <table:table-row table:style-name="ro17">
          <table:covered-table-cell/>
          <table:covered-table-cell/>
          <table:table-cell office:value-type="float" office:value="1.07" table:style-name="ce96">
            <text:p>1.07</text:p>
          </table:table-cell>
          <table:table-cell office:value-type="float" office:value="-0.01" table:style-name="ce97">
            <text:p>－ <text:s text:c="2"/>0.01</text:p>
          </table:table-cell>
          <table:table-cell office:value-type="float" office:value="-0.13" table:style-name="ce97">
            <text:p>－ <text:s text:c="2"/>0.13</text:p>
          </table:table-cell>
          <table:table-cell office:value-type="float" office:value="0.1" table:style-name="ce97">
            <text:p>0.10</text:p>
          </table:table-cell>
          <table:table-cell office:value-type="float" office:value="-10.35" table:style-name="ce98">
            <text:p>－ <text:s/>10.35</text:p>
          </table:table-cell>
          <table:table-cell office:value-type="float" office:value="-10.46" table:style-name="ce98">
            <text:p>－ <text:s/>10.46</text:p>
          </table:table-cell>
          <table:table-cell office:value-type="float" office:value="-10.23" table:style-name="ce98">
            <text:p>－ <text:s/>10.23</text:p>
          </table:table-cell>
          <table:table-cell office:value-type="float" office:value="-0.79999999999999982" table:style-name="ce98">
            <text:p>－ <text:s/>0.80</text:p>
          </table:table-cell>
          <table:table-cell office:value-type="float" office:value="-0.18" table:style-name="ce98">
            <text:p>－ <text:s/>0.18</text:p>
          </table:table-cell>
          <table:table-cell office:value-type="float" office:value="-0.39" table:style-name="ce98">
            <text:p>－ <text:s/>0.39</text:p>
          </table:table-cell>
          <table:table-cell office:value-type="float" office:value="0.13" table:style-name="ce98">
            <text:p>0.13</text:p>
          </table:table-cell>
          <table:table-cell office:value-type="float" office:value="-4.0000000000000036E-2" table:style-name="ce98">
            <text:p>－ <text:s/>0.04</text:p>
          </table:table-cell>
          <table:table-cell office:value-type="string" table:style-name="ce99">
            <text:p>--</text:p>
          </table:table-cell>
          <table:table-cell office:value-type="float" office:value="-0.75" table:style-name="ce203">
            <text:p>－ <text:s/>0.75</text:p>
          </table:table-cell>
          <table:table-cell table:style-name="ce100"/>
          <table:table-cell office:value-type="float" office:value="-4.37" table:style-name="ce100">
            <text:p>－ <text:s/>4.37</text:p>
          </table:table-cell>
          <table:table-cell table:number-columns-repeated="3" table:style-name="ce98"/>
          <table:table-cell table:number-columns-repeated="2" table:style-name="ce100"/>
          <table:table-cell office:value-type="float" office:value="-6.23" table:style-name="ce100">
            <text:p>－ <text:s/>6.23</text:p>
          </table:table-cell>
          <table:table-cell table:number-columns-repeated="4" table:style-name="ce98"/>
          <table:table-cell office:value-type="float" office:value="-6.07" table:style-name="ce98">
            <text:p>－ <text:s/>6.07</text:p>
          </table:table-cell>
          <table:table-cell office:value-type="float" office:value="-3.69" table:style-name="ce98">
            <text:p>－ <text:s/>3.69</text:p>
          </table:table-cell>
          <table:table-cell office:value-type="float" office:value="0.97" table:style-name="ce98">
            <text:p>0.97</text:p>
          </table:table-cell>
          <table:table-cell table:number-columns-repeated="16353" table:style-name="ce81"/>
        </table:table-row>
        <table:table-row table:style-name="ro18">
          <table:table-cell table:style-name="ce33"/>
          <table:table-cell table:style-name="ce101"/>
          <table:table-cell office:value-type="string" table:style-name="ce101">
            <text:p><text:s text:c="2"/>附 註 : 1. △凡計量單位為千分率者，其増減比較數為千分點。表內列有「－」者表示無數值，「0.00」表示未滿百分之0.005，「--」表示該數值無意義（如分母為零或負值、正負值比較增減率）。</text:p>
          </table:table-cell>
          <table:table-cell table:number-columns-repeated="7" table:style-name="ce102"/>
          <table:table-cell table:number-columns-repeated="3" table:style-name="ce33"/>
          <table:table-cell table:style-name="ce103"/>
          <table:table-cell table:style-name="ce104"/>
          <table:table-cell table:style-name="ce105"/>
          <table:table-cell table:number-columns-repeated="5" table:style-name="ce33"/>
          <table:table-cell table:style-name="ce103"/>
          <table:table-cell table:style-name="ce104"/>
          <table:table-cell table:number-columns-repeated="7" table:style-name="ce33"/>
          <table:table-cell office:value-type="string" table:style-name="ce105">
            <text:p><text:s text:c="16"/>內政部戶政司 民國 109 年 6 月 8 日編製</text:p>
          </table:table-cell>
          <table:table-cell table:number-columns-repeated="16353"/>
        </table:table-row>
        <table:table-row table:style-name="ro19">
          <table:table-cell table:style-name="ce33"/>
          <table:table-cell table:style-name="ce107"/>
          <table:table-cell office:value-type="string" table:style-name="ce106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27" table:style-name="ce33"/>
          <table:table-cell table:style-name="ce108"/>
          <table:table-cell table:number-columns-repeated="16353"/>
        </table:table-row>
        <table:table-row table:style-name="ro20">
          <table:table-cell table:style-name="ce33"/>
          <table:table-cell table:style-name="ce107"/>
          <table:table-cell office:value-type="string" table:style-name="ce106">
            <text:p><text:s text:c="14"/>3.本表出生、死亡、結婚、離婚/終止、遷入及遷出資料係按登記日期統計；折合年之率係指月部分，年部分則為該年實際比率。</text:p>
          </table:table-cell>
          <table:table-cell table:number-columns-repeated="16381" table:style-name="ce33"/>
        </table:table-row>
        <table:table-row table:style-name="ro12">
          <table:table-cell table:style-name="ce33"/>
          <table:table-cell table:style-name="ce107"/>
          <table:table-cell office:value-type="string" table:style-name="ce106">
            <text:p><text:s text:c="14"/>4.相同性別2人之結婚及終止結婚資料係自108年5月24日起統計。</text:p>
          </table:table-cell>
          <table:table-cell table:number-columns-repeated="16381" table:style-name="ce33"/>
        </table:table-row>
        <table:table-row table:style-name="ro21">
          <table:table-cell table:number-columns-repeated="16384" table:style-name="ce33"/>
        </table:table-row>
        <table:table-row table:style-name="ro12">
          <table:table-cell table:number-columns-repeated="2" table:style-name="ce33"/>
          <table:table-cell table:style-name="ce109"/>
          <table:table-cell table:number-columns-repeated="16381" table:style-name="ce3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33"/>
          <table:table-cell table:style-name="ce110"/>
          <table:table-cell table:number-columns-repeated="16380" table:style-name="ce33"/>
        </table:table-row>
        <table:table-row table:number-rows-repeated="1048517" table:style-name="ro1">
          <table:table-cell table:number-columns-repeated="16384"/>
        </table:table-row>
        <table:named-expressions>
          <table:named-range table:name="Print_Titles" table:cell-range-address="年月別新(結婚性別).$A$1:年月別新(結婚性別).$B$65536" table:base-cell-address="年月別新(結婚性別).$A$1"/>
        </table:named-expressions>
      </table:table>
      <table:table table:name="縣市別新" table:style-name="ta2">
        <table:table-column table:style-name="co17" table:default-cell-style-name="ce33"/>
        <table:table-column table:style-name="co18" table:default-cell-style-name="ce33"/>
        <table:table-column table:style-name="co19" table:number-columns-repeated="3" table:default-cell-style-name="ce33"/>
        <table:table-column table:style-name="co18" table:number-columns-repeated="8" table:default-cell-style-name="ce33"/>
        <table:table-column table:style-name="co20" table:default-cell-style-name="ce33"/>
        <table:table-column table:style-name="co18" table:default-cell-style-name="ce57"/>
        <table:table-column table:style-name="co21" table:default-cell-style-name="ce111"/>
        <table:table-column table:style-name="co22" table:default-cell-style-name="ce33"/>
        <table:table-column table:style-name="co23" table:number-columns-repeated="2" table:default-cell-style-name="ce33"/>
        <table:table-column table:style-name="co1" table:default-cell-style-name="ce33"/>
        <table:table-column table:style-name="co24" table:number-columns-repeated="2" table:default-cell-style-name="ce33"/>
        <table:table-column table:style-name="co22" table:default-cell-style-name="ce33"/>
        <table:table-column table:style-name="co25" table:default-cell-style-name="ce33"/>
        <table:table-column table:style-name="co26" table:default-cell-style-name="ce33"/>
        <table:table-column table:style-name="co1" table:default-cell-style-name="ce33"/>
        <table:table-column table:style-name="co25" table:default-cell-style-name="ce33"/>
        <table:table-column table:style-name="co27" table:number-columns-repeated="3" table:default-cell-style-name="ce33"/>
        <table:table-column table:style-name="co16" table:number-columns-repeated="16354" table:default-cell-style-name="ce33"/>
        <table:table-row table:style-name="ro22">
          <table:table-cell table:number-columns-repeated="14" table:style-name="ce33"/>
          <table:table-cell table:style-name="ce57"/>
          <table:table-cell table:style-name="ce111"/>
          <table:table-cell table:number-columns-repeated="16368" table:style-name="ce33"/>
        </table:table-row>
        <table:table-row table:style-name="ro23">
          <table:table-cell office:value-type="string" table:number-columns-spanned="15" table:number-rows-spanned="1" table:style-name="ce331">
            <text:p>民 國 109 年 5 月 戶 口 統 計 速 報 表 (縣市別)</text:p>
          </table:table-cell>
          <table:covered-table-cell table:number-columns-repeated="14"/>
          <table:table-cell office:value-type="string" table:number-columns-spanned="15" table:number-rows-spanned="1" table:style-name="ce332">
            <text:p>民 國 109 年 5 月 戶 口 統 計 速 報 表 (縣市別)(續)</text:p>
          </table:table-cell>
          <table:covered-table-cell table:number-columns-repeated="14"/>
          <table:table-cell table:number-columns-repeated="16354" table:style-name="ce33"/>
        </table:table-row>
        <table:table-row table:style-name="ro5">
          <table:table-cell table:number-columns-repeated="14" table:style-name="ce112"/>
          <table:table-cell table:style-name="ce172"/>
          <table:table-cell table:style-name="ce113"/>
          <table:table-cell table:number-columns-repeated="13" table:style-name="ce112"/>
          <table:table-cell office:value-type="string" table:style-name="ce35">
            <text:p>單位：人；‰；對</text:p>
          </table:table-cell>
          <table:table-cell table:number-columns-repeated="16354" table:style-name="ce33"/>
        </table:table-row>
        <table:table-row table:style-name="ro24">
          <table:table-cell office:value-type="string" table:number-columns-spanned="1" table:number-rows-spanned="3" table:style-name="ce310">
            <text:p>區 域 別</text:p>
          </table:table-cell>
          <table:table-cell office:value-type="string" table:number-columns-spanned="1" table:number-rows-spanned="3" table:style-name="ce302">
            <text:p>戶　數</text:p>
          </table:table-cell>
          <table:table-cell office:value-type="string" table:style-name="ce36">
            <text:p>人</text:p>
          </table:table-cell>
          <table:table-cell office:value-type="string" table:style-name="ce36">
            <text:p>口</text:p>
          </table:table-cell>
          <table:table-cell office:value-type="string" table:style-name="ce36">
            <text:p>數</text:p>
          </table:table-cell>
          <table:table-cell office:value-type="string" table:style-name="ce114">
            <text:p>出　 <text:s text:c="2"/>　　生</text:p>
          </table:table-cell>
          <table:table-cell table:number-columns-repeated="3" table:style-name="ce115"/>
          <table:table-cell office:value-type="string" table:style-name="ce114">
            <text:p>死 <text:s text:c="4"/>　　亡</text:p>
          </table:table-cell>
          <table:table-cell table:number-columns-repeated="3" table:style-name="ce115"/>
          <table:table-cell office:value-type="string" table:number-columns-spanned="2" table:number-rows-spanned="1" table:style-name="ce365">
            <text:p>自 然 增 加</text:p>
          </table:table-cell>
          <table:covered-table-cell/>
          <table:table-cell office:value-type="string" table:number-columns-spanned="6" table:number-rows-spanned="1" table:style-name="ce367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70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66">
            <text:p>遷入</text:p>
            <text:p>人數</text:p>
          </table:table-cell>
          <table:table-cell office:value-type="string" table:number-columns-spanned="1" table:number-rows-spanned="4" table:style-name="ce366">
            <text:p>遷出</text:p>
            <text:p>人數</text:p>
          </table:table-cell>
          <table:table-cell office:value-type="string" table:number-columns-spanned="1" table:number-rows-spanned="4" table:style-name="ce368">
            <text:p>原住民</text:p>
            <text:p>人口數</text:p>
          </table:table-cell>
          <table:table-cell table:style-name="ce116"/>
          <table:table-cell table:number-columns-repeated="16353"/>
        </table:table-row>
        <table:table-row table:style-name="ro25">
          <table:covered-table-cell/>
          <table:covered-table-cell/>
          <table:table-cell office:value-type="string" table:number-columns-spanned="1" table:number-rows-spanned="2" table:style-name="ce302">
            <text:p>計</text:p>
          </table:table-cell>
          <table:table-cell office:value-type="string" table:number-columns-spanned="1" table:number-rows-spanned="2" table:style-name="ce302">
            <text:p>男</text:p>
          </table:table-cell>
          <table:table-cell office:value-type="string" table:number-columns-spanned="1" table:number-rows-spanned="2" table:style-name="ce302">
            <text:p>女</text:p>
          </table:table-cell>
          <table:table-cell office:value-type="string" table:number-columns-spanned="1" table:number-rows-spanned="3" table:style-name="ce365">
            <text:p>計</text:p>
          </table:table-cell>
          <table:table-cell office:value-type="string" table:number-columns-spanned="1" table:number-rows-spanned="3" table:style-name="ce365">
            <text:p>男</text:p>
          </table:table-cell>
          <table:table-cell office:value-type="string" table:number-columns-spanned="1" table:number-rows-spanned="3" table:style-name="ce365">
            <text:p>女</text:p>
          </table:table-cell>
          <table:table-cell office:value-type="string" table:style-name="ce117">
            <text:p>折合年</text:p>
          </table:table-cell>
          <table:table-cell office:value-type="string" table:number-columns-spanned="1" table:number-rows-spanned="3" table:style-name="ce365">
            <text:p>計</text:p>
          </table:table-cell>
          <table:table-cell office:value-type="string" table:number-columns-spanned="1" table:number-rows-spanned="3" table:style-name="ce365">
            <text:p>男</text:p>
          </table:table-cell>
          <table:table-cell office:value-type="string" table:number-columns-spanned="1" table:number-rows-spanned="3" table:style-name="ce365">
            <text:p>女</text:p>
          </table:table-cell>
          <table:table-cell office:value-type="string" table:style-name="ce118">
            <text:p>折合年</text:p>
          </table:table-cell>
          <table:table-cell table:style-name="ce119"/>
          <table:table-cell office:value-type="string" table:style-name="ce171">
            <text:p>折合年自</text:p>
          </table:table-cell>
          <table:table-cell office:value-type="string" table:number-columns-spanned="1" table:number-rows-spanned="3" table:style-name="ce371">
            <text:p>合 計</text:p>
          </table:table-cell>
          <table:table-cell office:value-type="string" table:number-columns-spanned="1" table:number-rows-spanned="3" table:style-name="ce364">
            <text:p>不同性別</text:p>
          </table:table-cell>
          <table:table-cell office:value-type="string" table:number-columns-spanned="3" table:number-rows-spanned="1" table:style-name="ce367">
            <text:p>相同性別</text:p>
          </table:table-cell>
          <table:covered-table-cell table:number-columns-repeated="2"/>
          <table:table-cell office:value-type="string" table:style-name="ce37">
            <text:p>折合年</text:p>
          </table:table-cell>
          <table:table-cell office:value-type="string" table:number-columns-spanned="1" table:number-rows-spanned="3" table:style-name="ce367">
            <text:p>合 計</text:p>
          </table:table-cell>
          <table:table-cell office:value-type="string" table:number-columns-spanned="1" table:number-rows-spanned="3" table:style-name="ce364">
            <text:p>不同性別</text:p>
          </table:table-cell>
          <table:table-cell office:value-type="string" table:number-columns-spanned="3" table:number-rows-spanned="1" table:style-name="ce367">
            <text:p>相同性別</text:p>
          </table:table-cell>
          <table:covered-table-cell table:number-columns-repeated="2"/>
          <table:table-cell office:value-type="string" table:style-name="ce37">
            <text:p>折合年</text:p>
          </table:table-cell>
          <table:covered-table-cell/>
          <table:covered-table-cell/>
          <table:covered-table-cell/>
          <table:table-cell table:style-name="ce116"/>
          <table:table-cell table:number-columns-repeated="1635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粗出生率</text:p>
          </table:table-cell>
          <table:covered-table-cell/>
          <table:covered-table-cell/>
          <table:covered-table-cell/>
          <table:table-cell office:value-type="string" table:style-name="ce39">
            <text:p>粗死亡率</text:p>
          </table:table-cell>
          <table:table-cell office:value-type="string" table:style-name="ce38">
            <text:p>人數</text:p>
          </table:table-cell>
          <table:table-cell office:value-type="string" table:style-name="ce120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67">
            <text:p>計</text:p>
          </table:table-cell>
          <table:table-cell office:value-type="string" table:number-columns-spanned="1" table:number-rows-spanned="2" table:style-name="ce367">
            <text:p>男</text:p>
          </table:table-cell>
          <table:table-cell office:value-type="string" table:number-columns-spanned="1" table:number-rows-spanned="2" table:style-name="ce369">
            <text:p>女</text:p>
          </table:table-cell>
          <table:table-cell office:value-type="string" table:style-name="ce40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67">
            <text:p>計</text:p>
          </table:table-cell>
          <table:table-cell office:value-type="string" table:number-columns-spanned="1" table:number-rows-spanned="2" table:style-name="ce367">
            <text:p>男</text:p>
          </table:table-cell>
          <table:table-cell office:value-type="string" table:number-columns-spanned="1" table:number-rows-spanned="2" table:style-name="ce369">
            <text:p>女</text:p>
          </table:table-cell>
          <table:table-cell office:value-type="string" table:style-name="ce40">
            <text:p>粗離婚率</text:p>
          </table:table-cell>
          <table:covered-table-cell/>
          <table:covered-table-cell/>
          <table:covered-table-cell/>
          <table:table-cell table:style-name="ce121"/>
          <table:table-cell table:number-columns-repeated="16353"/>
        </table:table-row>
        <table:table-row table:style-name="ro3">
          <table:table-cell table:number-columns-repeated="2" table:style-name="ce122"/>
          <table:table-cell table:style-name="ce123"/>
          <table:table-cell table:number-columns-repeated="2" table:style-name="ce124"/>
          <table:covered-table-cell/>
          <table:covered-table-cell/>
          <table:covered-table-cell/>
          <table:table-cell office:value-type="string" table:style-name="ce125">
            <text:p>‰</text:p>
          </table:table-cell>
          <table:covered-table-cell/>
          <table:covered-table-cell/>
          <table:covered-table-cell/>
          <table:table-cell office:value-type="string" table:style-name="ce125">
            <text:p>‰</text:p>
          </table:table-cell>
          <table:table-cell table:style-name="ce124"/>
          <table:table-cell office:value-type="string" table:style-name="ce173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‰</text:p>
          </table:table-cell>
          <table:covered-table-cell/>
          <table:covered-table-cell/>
          <table:covered-table-cell/>
          <table:table-cell table:style-name="ce126"/>
          <table:table-cell table:number-columns-repeated="16353"/>
        </table:table-row>
        <table:table-row table:style-name="ro26">
          <table:table-cell office:value-type="string" table:style-name="ce127">
            <text:p>總 <text:s text:c="7"/>計</text:p>
          </table:table-cell>
          <table:table-cell office:value-type="float" office:value="8865759" table:style-name="ce52">
            <text:p>8,865,759</text:p>
          </table:table-cell>
          <table:table-cell office:value-type="float" office:value="23586562" table:style-name="ce52">
            <text:p>23,586,562</text:p>
          </table:table-cell>
          <table:table-cell office:value-type="float" office:value="11691334" table:style-name="ce52">
            <text:p>11,691,334</text:p>
          </table:table-cell>
          <table:table-cell office:value-type="float" office:value="11895228" table:style-name="ce52">
            <text:p>11,895,228</text:p>
          </table:table-cell>
          <table:table-cell office:value-type="float" office:value="12235" table:style-name="ce52">
            <text:p>12,235</text:p>
          </table:table-cell>
          <table:table-cell office:value-type="float" office:value="6403" table:style-name="ce52">
            <text:p>6,403</text:p>
          </table:table-cell>
          <table:table-cell office:value-type="float" office:value="5832" table:style-name="ce52">
            <text:p>5,832</text:p>
          </table:table-cell>
          <table:table-cell office:value-type="float" office:value="6.12" table:style-name="ce128">
            <text:p><text:s text:c="3"/>6.12</text:p>
          </table:table-cell>
          <table:table-cell office:value-type="float" office:value="13272" table:style-name="ce52">
            <text:p>13,272</text:p>
          </table:table-cell>
          <table:table-cell office:value-type="float" office:value="7871" table:style-name="ce52">
            <text:p>7,871</text:p>
          </table:table-cell>
          <table:table-cell office:value-type="float" office:value="5401" table:style-name="ce52">
            <text:p>5,401</text:p>
          </table:table-cell>
          <table:table-cell office:value-type="float" office:value="6.64" table:style-name="ce128">
            <text:p><text:s text:c="3"/>6.64</text:p>
          </table:table-cell>
          <table:table-cell office:value-type="float" office:value="-1037" table:style-name="ce205">
            <text:p>－ <text:s text:c="4"/>1,037</text:p>
          </table:table-cell>
          <table:table-cell office:value-type="float" office:value="-0.52" table:style-name="ce206">
            <text:p>－ <text:s/>0.52</text:p>
          </table:table-cell>
          <table:table-cell office:value-type="float" office:value="15370" table:style-name="ce64">
            <text:p><text:s text:c="3"/>15,370</text:p>
          </table:table-cell>
          <table:table-cell office:value-type="float" office:value="14968" table:style-name="ce64">
            <text:p><text:s text:c="3"/>14,968</text:p>
          </table:table-cell>
          <table:table-cell office:value-type="float" office:value="402" table:style-name="ce64">
            <text:p><text:s text:c="3"/>402</text:p>
          </table:table-cell>
          <table:table-cell office:value-type="float" office:value="96" table:style-name="ce64">
            <text:p><text:s text:c="3"/>96</text:p>
          </table:table-cell>
          <table:table-cell office:value-type="float" office:value="306" table:style-name="ce64">
            <text:p><text:s text:c="3"/>306</text:p>
          </table:table-cell>
          <table:table-cell office:value-type="float" office:value="7.69" table:style-name="ce129">
            <text:p><text:s text:c="3"/>7.69</text:p>
          </table:table-cell>
          <table:table-cell office:value-type="float" office:value="4447" table:style-name="ce130">
            <text:p>4,447</text:p>
          </table:table-cell>
          <table:table-cell office:value-type="float" office:value="4419" table:style-name="ce130">
            <text:p>4,419</text:p>
          </table:table-cell>
          <table:table-cell office:value-type="float" office:value="28" table:style-name="ce156">
            <text:p>28<text:s/></text:p>
          </table:table-cell>
          <table:table-cell office:value-type="float" office:value="5" table:style-name="ce156">
            <text:p>5<text:s/></text:p>
          </table:table-cell>
          <table:table-cell office:value-type="float" office:value="23" table:style-name="ce156">
            <text:p>23<text:s/></text:p>
          </table:table-cell>
          <table:table-cell office:value-type="float" office:value="2.23" table:style-name="ce129">
            <text:p><text:s text:c="3"/>2.23</text:p>
          </table:table-cell>
          <table:table-cell office:value-type="float" office:value="76367" table:style-name="ce71">
            <text:p>76,367</text:p>
          </table:table-cell>
          <table:table-cell office:value-type="float" office:value="80688" table:style-name="ce71">
            <text:p>80,688</text:p>
          </table:table-cell>
          <table:table-cell office:value-type="float" office:value="573469" table:style-name="ce71">
            <text:p>573,469</text:p>
          </table:table-cell>
          <table:table-cell table:style-name="ce71"/>
          <table:table-cell table:number-columns-repeated="16353"/>
        </table:table-row>
        <table:table-row table:style-name="ro27">
          <table:table-cell office:value-type="string" table:style-name="ce131">
            <text:p>新 <text:s/>北 <text:s/>市</text:p>
          </table:table-cell>
          <table:table-cell office:value-type="float" office:value="1592482" table:style-name="ce132">
            <text:p>1,592,482</text:p>
          </table:table-cell>
          <table:table-cell office:value-type="float" office:value="4026407" table:style-name="ce52">
            <text:p>4,026,407</text:p>
          </table:table-cell>
          <table:table-cell office:value-type="float" office:value="1966707" table:style-name="ce52">
            <text:p>1,966,707</text:p>
          </table:table-cell>
          <table:table-cell office:value-type="float" office:value="2059700" table:style-name="ce52">
            <text:p>2,059,700</text:p>
          </table:table-cell>
          <table:table-cell office:value-type="float" office:value="2049" table:style-name="ce52">
            <text:p>2,049</text:p>
          </table:table-cell>
          <table:table-cell office:value-type="float" office:value="1056" table:style-name="ce52">
            <text:p>1,056</text:p>
          </table:table-cell>
          <table:table-cell office:value-type="float" office:value="993" table:style-name="ce52">
            <text:p>993</text:p>
          </table:table-cell>
          <table:table-cell office:value-type="float" office:value="6.01" table:style-name="ce128">
            <text:p><text:s text:c="3"/>6.01</text:p>
          </table:table-cell>
          <table:table-cell office:value-type="float" office:value="1841" table:style-name="ce52">
            <text:p>1,841</text:p>
          </table:table-cell>
          <table:table-cell office:value-type="float" office:value="1079" table:style-name="ce52">
            <text:p>1,079</text:p>
          </table:table-cell>
          <table:table-cell office:value-type="float" office:value="762" table:style-name="ce52">
            <text:p>762</text:p>
          </table:table-cell>
          <table:table-cell office:value-type="float" office:value="5.4" table:style-name="ce128">
            <text:p><text:s text:c="3"/>5.40</text:p>
          </table:table-cell>
          <table:table-cell office:value-type="float" office:value="208" table:style-name="ce205">
            <text:p><text:s text:c="3"/>208</text:p>
          </table:table-cell>
          <table:table-cell office:value-type="float" office:value="0.61" table:style-name="ce206">
            <text:p><text:s text:c="4"/>0.61</text:p>
          </table:table-cell>
          <table:table-cell office:value-type="float" office:value="2772" table:style-name="ce133">
            <text:p><text:s text:c="3"/>2,772</text:p>
          </table:table-cell>
          <table:table-cell office:value-type="float" office:value="2682" table:style-name="ce133">
            <text:p><text:s text:c="3"/>2,682</text:p>
          </table:table-cell>
          <table:table-cell office:value-type="float" office:value="90" table:style-name="ce133">
            <text:p><text:s text:c="3"/>90</text:p>
          </table:table-cell>
          <table:table-cell office:value-type="float" office:value="27" table:style-name="ce133">
            <text:p><text:s text:c="3"/>27</text:p>
          </table:table-cell>
          <table:table-cell office:value-type="float" office:value="63" table:style-name="ce133">
            <text:p><text:s text:c="3"/>63</text:p>
          </table:table-cell>
          <table:table-cell office:value-type="float" office:value="8.1300000000000008" table:style-name="ce134">
            <text:p><text:s text:c="3"/>8.13</text:p>
          </table:table-cell>
          <table:table-cell office:value-type="float" office:value="752" table:style-name="ce135">
            <text:p><text:s text:c="4"/>752</text:p>
          </table:table-cell>
          <table:table-cell office:value-type="float" office:value="748" table:style-name="ce135">
            <text:p><text:s text:c="4"/>748</text:p>
          </table:table-cell>
          <table:table-cell office:value-type="float" office:value="4" table:style-name="ce157">
            <text:p>4<text:s/></text:p>
          </table:table-cell>
          <table:table-cell office:value-type="float" office:value="1" table:style-name="ce157">
            <text:p>1<text:s/></text:p>
          </table:table-cell>
          <table:table-cell office:value-type="float" office:value="3" table:style-name="ce157">
            <text:p>3<text:s/></text:p>
          </table:table-cell>
          <table:table-cell office:value-type="float" office:value="2.21" table:style-name="ce134">
            <text:p><text:s text:c="3"/>2.21</text:p>
          </table:table-cell>
          <table:table-cell office:value-type="float" office:value="15424" table:style-name="ce136">
            <text:p>15,424</text:p>
          </table:table-cell>
          <table:table-cell office:value-type="float" office:value="13764" table:style-name="ce136">
            <text:p>13,764</text:p>
          </table:table-cell>
          <table:table-cell office:value-type="float" office:value="56936" table:style-name="ce136">
            <text:p>56,936</text:p>
          </table:table-cell>
          <table:table-cell table:style-name="ce71"/>
          <table:table-cell table:number-columns-repeated="16353"/>
        </table:table-row>
        <table:table-row table:style-name="ro24">
          <table:table-cell office:value-type="string" table:style-name="ce131">
            <text:p>臺 <text:s/>北 <text:s/>市</text:p>
          </table:table-cell>
          <table:table-cell office:value-type="float" office:value="1059822" table:style-name="ce132">
            <text:p>1,059,822</text:p>
          </table:table-cell>
          <table:table-cell office:value-type="float" office:value="2626385" table:style-name="ce52">
            <text:p>2,626,385</text:p>
          </table:table-cell>
          <table:table-cell office:value-type="float" office:value="1250381" table:style-name="ce52">
            <text:p>1,250,381</text:p>
          </table:table-cell>
          <table:table-cell office:value-type="float" office:value="1376004" table:style-name="ce52">
            <text:p>1,376,004</text:p>
          </table:table-cell>
          <table:table-cell office:value-type="float" office:value="1399" table:style-name="ce52">
            <text:p>1,399</text:p>
          </table:table-cell>
          <table:table-cell office:value-type="float" office:value="743" table:style-name="ce52">
            <text:p>743</text:p>
          </table:table-cell>
          <table:table-cell office:value-type="float" office:value="656" table:style-name="ce52">
            <text:p>656</text:p>
          </table:table-cell>
          <table:table-cell office:value-type="float" office:value="6.28" table:style-name="ce128">
            <text:p><text:s text:c="3"/>6.28</text:p>
          </table:table-cell>
          <table:table-cell office:value-type="float" office:value="1377" table:style-name="ce52">
            <text:p>1,377</text:p>
          </table:table-cell>
          <table:table-cell office:value-type="float" office:value="775" table:style-name="ce52">
            <text:p>775</text:p>
          </table:table-cell>
          <table:table-cell office:value-type="float" office:value="602" table:style-name="ce52">
            <text:p>602</text:p>
          </table:table-cell>
          <table:table-cell office:value-type="float" office:value="6.18" table:style-name="ce128">
            <text:p><text:s text:c="3"/>6.18</text:p>
          </table:table-cell>
          <table:table-cell office:value-type="float" office:value="22" table:style-name="ce56">
            <text:p>22</text:p>
          </table:table-cell>
          <table:table-cell office:value-type="float" office:value="0.1" table:style-name="ce207">
            <text:p><text:s text:c="3"/>0.10</text:p>
          </table:table-cell>
          <table:table-cell office:value-type="float" office:value="1459" table:style-name="ce133">
            <text:p><text:s text:c="3"/>1,459</text:p>
          </table:table-cell>
          <table:table-cell office:value-type="float" office:value="1421" table:style-name="ce133">
            <text:p><text:s text:c="3"/>1,421</text:p>
          </table:table-cell>
          <table:table-cell office:value-type="float" office:value="38" table:style-name="ce133">
            <text:p><text:s text:c="3"/>38</text:p>
          </table:table-cell>
          <table:table-cell office:value-type="float" office:value="13" table:style-name="ce133">
            <text:p><text:s text:c="3"/>13</text:p>
          </table:table-cell>
          <table:table-cell office:value-type="float" office:value="25" table:style-name="ce133">
            <text:p><text:s text:c="3"/>25</text:p>
          </table:table-cell>
          <table:table-cell office:value-type="float" office:value="6.55" table:style-name="ce134">
            <text:p><text:s text:c="3"/>6.55</text:p>
          </table:table-cell>
          <table:table-cell office:value-type="float" office:value="445" table:style-name="ce135">
            <text:p><text:s text:c="4"/>445</text:p>
          </table:table-cell>
          <table:table-cell office:value-type="float" office:value="444" table:style-name="ce135">
            <text:p><text:s text:c="4"/>444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2" table:style-name="ce134">
            <text:p><text:s text:c="3"/>2.00</text:p>
          </table:table-cell>
          <table:table-cell office:value-type="float" office:value="9178" table:style-name="ce136">
            <text:p>9,178</text:p>
          </table:table-cell>
          <table:table-cell office:value-type="float" office:value="13898" table:style-name="ce136">
            <text:p>13,898</text:p>
          </table:table-cell>
          <table:table-cell office:value-type="float" office:value="17124" table:style-name="ce136">
            <text:p>17,124</text:p>
          </table:table-cell>
          <table:table-cell table:style-name="ce71"/>
          <table:table-cell table:number-columns-repeated="16353"/>
        </table:table-row>
        <table:table-row table:style-name="ro24">
          <table:table-cell office:value-type="string" table:style-name="ce131">
            <text:p>桃 <text:s/>園 <text:s/>市</text:p>
          </table:table-cell>
          <table:table-cell office:value-type="float" office:value="832923" table:style-name="ce132">
            <text:p>832,923</text:p>
          </table:table-cell>
          <table:table-cell office:value-type="float" office:value="2256665" table:style-name="ce52">
            <text:p>2,256,665</text:p>
          </table:table-cell>
          <table:table-cell office:value-type="float" office:value="1119101" table:style-name="ce52">
            <text:p>1,119,101</text:p>
          </table:table-cell>
          <table:table-cell office:value-type="float" office:value="1137564" table:style-name="ce52">
            <text:p>1,137,564</text:p>
          </table:table-cell>
          <table:table-cell office:value-type="float" office:value="1625" table:style-name="ce52">
            <text:p>1,625</text:p>
          </table:table-cell>
          <table:table-cell office:value-type="float" office:value="829" table:style-name="ce52">
            <text:p>829</text:p>
          </table:table-cell>
          <table:table-cell office:value-type="float" office:value="796" table:style-name="ce52">
            <text:p>796</text:p>
          </table:table-cell>
          <table:table-cell office:value-type="float" office:value="8.5" table:style-name="ce128">
            <text:p><text:s text:c="3"/>8.50</text:p>
          </table:table-cell>
          <table:table-cell office:value-type="float" office:value="985" table:style-name="ce52">
            <text:p>985</text:p>
          </table:table-cell>
          <table:table-cell office:value-type="float" office:value="590" table:style-name="ce52">
            <text:p>590</text:p>
          </table:table-cell>
          <table:table-cell office:value-type="float" office:value="395" table:style-name="ce52">
            <text:p>395</text:p>
          </table:table-cell>
          <table:table-cell office:value-type="float" office:value="5.15" table:style-name="ce128">
            <text:p><text:s text:c="3"/>5.15</text:p>
          </table:table-cell>
          <table:table-cell office:value-type="float" office:value="640" table:style-name="ce56">
            <text:p>640</text:p>
          </table:table-cell>
          <table:table-cell office:value-type="float" office:value="3.35" table:style-name="ce207">
            <text:p><text:s text:c="3"/>3.35</text:p>
          </table:table-cell>
          <table:table-cell office:value-type="float" office:value="1667" table:style-name="ce133">
            <text:p><text:s text:c="3"/>1,667</text:p>
          </table:table-cell>
          <table:table-cell office:value-type="float" office:value="1618" table:style-name="ce133">
            <text:p><text:s text:c="3"/>1,618</text:p>
          </table:table-cell>
          <table:table-cell office:value-type="float" office:value="49" table:style-name="ce133">
            <text:p><text:s text:c="3"/>49</text:p>
          </table:table-cell>
          <table:table-cell office:value-type="float" office:value="9" table:style-name="ce133">
            <text:p><text:s text:c="3"/>9</text:p>
          </table:table-cell>
          <table:table-cell office:value-type="float" office:value="40" table:style-name="ce133">
            <text:p><text:s text:c="3"/>40</text:p>
          </table:table-cell>
          <table:table-cell office:value-type="float" office:value="8.7200000000000006" table:style-name="ce134">
            <text:p><text:s text:c="3"/>8.72</text:p>
          </table:table-cell>
          <table:table-cell office:value-type="float" office:value="475" table:style-name="ce135">
            <text:p><text:s text:c="4"/>475</text:p>
          </table:table-cell>
          <table:table-cell office:value-type="float" office:value="472" table:style-name="ce135">
            <text:p><text:s text:c="4"/>472</text:p>
          </table:table-cell>
          <table:table-cell office:value-type="float" office:value="3" table:style-name="ce157">
            <text:p>3<text:s/></text:p>
          </table:table-cell>
          <table:table-cell office:value-type="float" office:value="0" table:style-name="ce146">
            <text:p>—</text:p>
          </table:table-cell>
          <table:table-cell office:value-type="float" office:value="3" table:style-name="ce157">
            <text:p>3<text:s/></text:p>
          </table:table-cell>
          <table:table-cell office:value-type="float" office:value="2.4900000000000002" table:style-name="ce134">
            <text:p><text:s text:c="3"/>2.49</text:p>
          </table:table-cell>
          <table:table-cell office:value-type="float" office:value="8259" table:style-name="ce136">
            <text:p>8,259</text:p>
          </table:table-cell>
          <table:table-cell office:value-type="float" office:value="7987" table:style-name="ce136">
            <text:p>7,987</text:p>
          </table:table-cell>
          <table:table-cell office:value-type="float" office:value="76473" table:style-name="ce136">
            <text:p>76,473</text:p>
          </table:table-cell>
          <table:table-cell table:style-name="ce71"/>
          <table:table-cell table:number-columns-repeated="16353"/>
        </table:table-row>
        <table:table-row table:style-name="ro28">
          <table:table-cell office:value-type="string" table:style-name="ce131">
            <text:p>臺 <text:s/>中 <text:s/>市</text:p>
          </table:table-cell>
          <table:table-cell office:value-type="float" office:value="991911" table:style-name="ce132">
            <text:p>991,911</text:p>
          </table:table-cell>
          <table:table-cell office:value-type="float" office:value="2816494" table:style-name="ce52">
            <text:p>2,816,494</text:p>
          </table:table-cell>
          <table:table-cell office:value-type="float" office:value="1384154" table:style-name="ce52">
            <text:p>1,384,154</text:p>
          </table:table-cell>
          <table:table-cell office:value-type="float" office:value="1432340" table:style-name="ce52">
            <text:p>1,432,340</text:p>
          </table:table-cell>
          <table:table-cell office:value-type="float" office:value="1382" table:style-name="ce52">
            <text:p>1,382</text:p>
          </table:table-cell>
          <table:table-cell office:value-type="float" office:value="704" table:style-name="ce52">
            <text:p>704</text:p>
          </table:table-cell>
          <table:table-cell office:value-type="float" office:value="678" table:style-name="ce52">
            <text:p>678</text:p>
          </table:table-cell>
          <table:table-cell office:value-type="float" office:value="5.79" table:style-name="ce128">
            <text:p><text:s text:c="3"/>5.79</text:p>
          </table:table-cell>
          <table:table-cell office:value-type="float" office:value="1312" table:style-name="ce52">
            <text:p>1,312</text:p>
          </table:table-cell>
          <table:table-cell office:value-type="float" office:value="775" table:style-name="ce52">
            <text:p>775</text:p>
          </table:table-cell>
          <table:table-cell office:value-type="float" office:value="537" table:style-name="ce52">
            <text:p>537</text:p>
          </table:table-cell>
          <table:table-cell office:value-type="float" office:value="5.5" table:style-name="ce128">
            <text:p><text:s text:c="3"/>5.50</text:p>
          </table:table-cell>
          <table:table-cell office:value-type="float" office:value="70" table:style-name="ce205">
            <text:p><text:s text:c="3"/>70</text:p>
          </table:table-cell>
          <table:table-cell office:value-type="float" office:value="0.28999999999999998" table:style-name="ce206">
            <text:p><text:s text:c="4"/>0.29</text:p>
          </table:table-cell>
          <table:table-cell office:value-type="float" office:value="2045" table:style-name="ce133">
            <text:p><text:s text:c="3"/>2,045</text:p>
          </table:table-cell>
          <table:table-cell office:value-type="float" office:value="1996" table:style-name="ce133">
            <text:p><text:s text:c="3"/>1,996</text:p>
          </table:table-cell>
          <table:table-cell office:value-type="float" office:value="49" table:style-name="ce133">
            <text:p><text:s text:c="3"/>49</text:p>
          </table:table-cell>
          <table:table-cell office:value-type="float" office:value="11" table:style-name="ce133">
            <text:p><text:s text:c="3"/>11</text:p>
          </table:table-cell>
          <table:table-cell office:value-type="float" office:value="38" table:style-name="ce133">
            <text:p><text:s text:c="3"/>38</text:p>
          </table:table-cell>
          <table:table-cell office:value-type="float" office:value="8.57" table:style-name="ce134">
            <text:p><text:s text:c="3"/>8.57</text:p>
          </table:table-cell>
          <table:table-cell office:value-type="float" office:value="609" table:style-name="ce135">
            <text:p><text:s text:c="4"/>609</text:p>
          </table:table-cell>
          <table:table-cell office:value-type="float" office:value="608" table:style-name="ce135">
            <text:p><text:s text:c="4"/>608</text:p>
          </table:table-cell>
          <table:table-cell office:value-type="float" office:value="1" table:style-name="ce157">
            <text:p>1<text:s/></text:p>
          </table:table-cell>
          <table:table-cell office:value-type="float" office:value="0" table:style-name="ce157">
            <text:p>0<text:s/></text:p>
          </table:table-cell>
          <table:table-cell office:value-type="float" office:value="1" table:style-name="ce157">
            <text:p>1<text:s/></text:p>
          </table:table-cell>
          <table:table-cell office:value-type="float" office:value="2.5499999999999998" table:style-name="ce134">
            <text:p><text:s text:c="3"/>2.55</text:p>
          </table:table-cell>
          <table:table-cell office:value-type="float" office:value="9493" table:style-name="ce136">
            <text:p>9,493</text:p>
          </table:table-cell>
          <table:table-cell office:value-type="float" office:value="9810" table:style-name="ce136">
            <text:p>9,810</text:p>
          </table:table-cell>
          <table:table-cell office:value-type="float" office:value="35516" table:style-name="ce136">
            <text:p>35,516</text:p>
          </table:table-cell>
          <table:table-cell table:style-name="ce71"/>
          <table:table-cell table:number-columns-repeated="16353"/>
        </table:table-row>
        <table:table-row table:style-name="ro24">
          <table:table-cell office:value-type="string" table:style-name="ce131">
            <text:p>臺 <text:s/>南 <text:s/>市</text:p>
          </table:table-cell>
          <table:table-cell office:value-type="float" office:value="698477" table:style-name="ce132">
            <text:p>698,477</text:p>
          </table:table-cell>
          <table:table-cell office:value-type="float" office:value="1878253" table:style-name="ce52">
            <text:p>1,878,253</text:p>
          </table:table-cell>
          <table:table-cell office:value-type="float" office:value="935746" table:style-name="ce52">
            <text:p>935,746</text:p>
          </table:table-cell>
          <table:table-cell office:value-type="float" office:value="942507" table:style-name="ce52">
            <text:p>942,507</text:p>
          </table:table-cell>
          <table:table-cell office:value-type="float" office:value="790" table:style-name="ce52">
            <text:p>790</text:p>
          </table:table-cell>
          <table:table-cell office:value-type="float" office:value="430" table:style-name="ce52">
            <text:p>430</text:p>
          </table:table-cell>
          <table:table-cell office:value-type="float" office:value="360" table:style-name="ce52">
            <text:p>360</text:p>
          </table:table-cell>
          <table:table-cell office:value-type="float" office:value="4.97" table:style-name="ce128">
            <text:p><text:s text:c="3"/>4.97</text:p>
          </table:table-cell>
          <table:table-cell office:value-type="float" office:value="1120" table:style-name="ce52">
            <text:p>1,120</text:p>
          </table:table-cell>
          <table:table-cell office:value-type="float" office:value="640" table:style-name="ce52">
            <text:p>640</text:p>
          </table:table-cell>
          <table:table-cell office:value-type="float" office:value="480" table:style-name="ce52">
            <text:p>480</text:p>
          </table:table-cell>
          <table:table-cell office:value-type="float" office:value="7.04" table:style-name="ce128">
            <text:p><text:s text:c="3"/>7.04</text:p>
          </table:table-cell>
          <table:table-cell office:value-type="float" office:value="-330" table:style-name="ce146">
            <text:p>－ <text:s text:c="2"/>330</text:p>
          </table:table-cell>
          <table:table-cell office:value-type="float" office:value="-2.0699999999999998" table:style-name="ce206">
            <text:p>－ <text:s/>2.07</text:p>
          </table:table-cell>
          <table:table-cell office:value-type="float" office:value="1165" table:style-name="ce133">
            <text:p><text:s text:c="3"/>1,165</text:p>
          </table:table-cell>
          <table:table-cell office:value-type="float" office:value="1138" table:style-name="ce133">
            <text:p><text:s text:c="3"/>1,138</text:p>
          </table:table-cell>
          <table:table-cell office:value-type="float" office:value="27" table:style-name="ce133">
            <text:p><text:s text:c="3"/>27</text:p>
          </table:table-cell>
          <table:table-cell office:value-type="float" office:value="6" table:style-name="ce133">
            <text:p><text:s text:c="3"/>6</text:p>
          </table:table-cell>
          <table:table-cell office:value-type="float" office:value="21" table:style-name="ce133">
            <text:p><text:s text:c="3"/>21</text:p>
          </table:table-cell>
          <table:table-cell office:value-type="float" office:value="7.32" table:style-name="ce134">
            <text:p><text:s text:c="3"/>7.32</text:p>
          </table:table-cell>
          <table:table-cell office:value-type="float" office:value="338" table:style-name="ce135">
            <text:p><text:s text:c="4"/>338</text:p>
          </table:table-cell>
          <table:table-cell office:value-type="float" office:value="335" table:style-name="ce135">
            <text:p><text:s text:c="4"/>335</text:p>
          </table:table-cell>
          <table:table-cell office:value-type="float" office:value="3" table:style-name="ce157">
            <text:p>3<text:s/></text:p>
          </table:table-cell>
          <table:table-cell office:value-type="float" office:value="0" table:style-name="ce146">
            <text:p>—</text:p>
          </table:table-cell>
          <table:table-cell office:value-type="float" office:value="3" table:style-name="ce157">
            <text:p>3<text:s/></text:p>
          </table:table-cell>
          <table:table-cell office:value-type="float" office:value="2.12" table:style-name="ce134">
            <text:p><text:s text:c="3"/>2.12</text:p>
          </table:table-cell>
          <table:table-cell office:value-type="float" office:value="5288" table:style-name="ce136">
            <text:p>5,288</text:p>
          </table:table-cell>
          <table:table-cell office:value-type="float" office:value="5550" table:style-name="ce136">
            <text:p>5,550</text:p>
          </table:table-cell>
          <table:table-cell office:value-type="float" office:value="8291" table:style-name="ce136">
            <text:p>8,291</text:p>
          </table:table-cell>
          <table:table-cell table:style-name="ce71"/>
          <table:table-cell table:number-columns-repeated="16353"/>
        </table:table-row>
        <table:table-row table:style-name="ro24">
          <table:table-cell office:value-type="string" table:style-name="ce131">
            <text:p>高 <text:s/>雄 <text:s/>市</text:p>
          </table:table-cell>
          <table:table-cell office:value-type="float" office:value="1112993" table:style-name="ce132">
            <text:p>1,112,993</text:p>
          </table:table-cell>
          <table:table-cell office:value-type="float" office:value="2772834" table:style-name="ce52">
            <text:p>2,772,834</text:p>
          </table:table-cell>
          <table:table-cell office:value-type="float" office:value="1368690" table:style-name="ce52">
            <text:p>1,368,690</text:p>
          </table:table-cell>
          <table:table-cell office:value-type="float" office:value="1404144" table:style-name="ce52">
            <text:p>1,404,144</text:p>
          </table:table-cell>
          <table:table-cell office:value-type="float" office:value="1352" table:style-name="ce52">
            <text:p>1,352</text:p>
          </table:table-cell>
          <table:table-cell office:value-type="float" office:value="701" table:style-name="ce52">
            <text:p>701</text:p>
          </table:table-cell>
          <table:table-cell office:value-type="float" office:value="651" table:style-name="ce52">
            <text:p>651</text:p>
          </table:table-cell>
          <table:table-cell office:value-type="float" office:value="5.76" table:style-name="ce128">
            <text:p><text:s text:c="3"/>5.76</text:p>
          </table:table-cell>
          <table:table-cell office:value-type="float" office:value="1677" table:style-name="ce52">
            <text:p>1,677</text:p>
          </table:table-cell>
          <table:table-cell office:value-type="float" office:value="1009" table:style-name="ce52">
            <text:p>1,009</text:p>
          </table:table-cell>
          <table:table-cell office:value-type="float" office:value="668" table:style-name="ce52">
            <text:p>668</text:p>
          </table:table-cell>
          <table:table-cell office:value-type="float" office:value="7.14" table:style-name="ce128">
            <text:p><text:s text:c="3"/>7.14</text:p>
          </table:table-cell>
          <table:table-cell office:value-type="float" office:value="-325" table:style-name="ce146">
            <text:p>－ <text:s text:c="2"/>325</text:p>
          </table:table-cell>
          <table:table-cell office:value-type="float" office:value="-1.38" table:style-name="ce206">
            <text:p>－ <text:s/>1.38</text:p>
          </table:table-cell>
          <table:table-cell office:value-type="float" office:value="1831" table:style-name="ce133">
            <text:p><text:s text:c="3"/>1,831</text:p>
          </table:table-cell>
          <table:table-cell office:value-type="float" office:value="1775" table:style-name="ce133">
            <text:p><text:s text:c="3"/>1,775</text:p>
          </table:table-cell>
          <table:table-cell office:value-type="float" office:value="56" table:style-name="ce133">
            <text:p><text:s text:c="3"/>56</text:p>
          </table:table-cell>
          <table:table-cell office:value-type="float" office:value="12" table:style-name="ce133">
            <text:p><text:s text:c="3"/>12</text:p>
          </table:table-cell>
          <table:table-cell office:value-type="float" office:value="44" table:style-name="ce133">
            <text:p><text:s text:c="3"/>44</text:p>
          </table:table-cell>
          <table:table-cell office:value-type="float" office:value="7.8" table:style-name="ce134">
            <text:p><text:s text:c="3"/>7.80</text:p>
          </table:table-cell>
          <table:table-cell office:value-type="float" office:value="474" table:style-name="ce135">
            <text:p><text:s text:c="4"/>474</text:p>
          </table:table-cell>
          <table:table-cell office:value-type="float" office:value="470" table:style-name="ce135">
            <text:p><text:s text:c="4"/>470</text:p>
          </table:table-cell>
          <table:table-cell office:value-type="float" office:value="4" table:style-name="ce157">
            <text:p>4<text:s/></text:p>
          </table:table-cell>
          <table:table-cell office:value-type="float" office:value="0" table:style-name="ce157">
            <text:p>0<text:s/></text:p>
          </table:table-cell>
          <table:table-cell office:value-type="float" office:value="4" table:style-name="ce157">
            <text:p>4<text:s/></text:p>
          </table:table-cell>
          <table:table-cell office:value-type="float" office:value="2.02" table:style-name="ce134">
            <text:p><text:s text:c="3"/>2.02</text:p>
          </table:table-cell>
          <table:table-cell office:value-type="float" office:value="7747" table:style-name="ce132">
            <text:p>7,747</text:p>
          </table:table-cell>
          <table:table-cell office:value-type="float" office:value="7989" table:style-name="ce132">
            <text:p>7,989</text:p>
          </table:table-cell>
          <table:table-cell office:value-type="float" office:value="35461" table:style-name="ce132">
            <text:p>35,461</text:p>
          </table:table-cell>
          <table:table-cell table:style-name="ce71"/>
          <table:table-cell table:number-columns-repeated="16353"/>
        </table:table-row>
        <table:table-row table:style-name="ro29">
          <table:table-cell office:value-type="string" table:style-name="ce137">
            <text:p><text:s/>臺 <text:s/>灣 <text:s/>省<text:s/></text:p>
          </table:table-cell>
          <table:table-cell office:value-type="float" office:value="2532467" table:style-name="ce132">
            <text:p>2,532,467</text:p>
          </table:table-cell>
          <table:table-cell office:value-type="float" office:value="7056805" table:style-name="ce52">
            <text:p>7,056,805</text:p>
          </table:table-cell>
          <table:table-cell office:value-type="float" office:value="3589377" table:style-name="ce52">
            <text:p>3,589,377</text:p>
          </table:table-cell>
          <table:table-cell office:value-type="float" office:value="3467428" table:style-name="ce52">
            <text:p>3,467,428</text:p>
          </table:table-cell>
          <table:table-cell office:value-type="float" office:value="3558" table:style-name="ce52">
            <text:p>3,558</text:p>
          </table:table-cell>
          <table:table-cell office:value-type="float" office:value="1895" table:style-name="ce52">
            <text:p>1,895</text:p>
          </table:table-cell>
          <table:table-cell office:value-type="float" office:value="1663" table:style-name="ce52">
            <text:p>1,663</text:p>
          </table:table-cell>
          <table:table-cell office:value-type="float" office:value="5.95" table:style-name="ce128">
            <text:p><text:s text:c="3"/>5.95</text:p>
          </table:table-cell>
          <table:table-cell office:value-type="float" office:value="4888" table:style-name="ce52">
            <text:p>4,888</text:p>
          </table:table-cell>
          <table:table-cell office:value-type="float" office:value="2958" table:style-name="ce52">
            <text:p>2,958</text:p>
          </table:table-cell>
          <table:table-cell office:value-type="float" office:value="1930" table:style-name="ce52">
            <text:p>1,930</text:p>
          </table:table-cell>
          <table:table-cell office:value-type="float" office:value="8.18" table:style-name="ce128">
            <text:p><text:s text:c="3"/>8.18</text:p>
          </table:table-cell>
          <table:table-cell office:value-type="float" office:value="-1330" table:style-name="ce208">
            <text:p>－ 1,330</text:p>
          </table:table-cell>
          <table:table-cell office:value-type="float" office:value="-2.2200000000000002" table:style-name="ce209">
            <text:p>－ <text:s/>2.22</text:p>
          </table:table-cell>
          <table:table-cell office:value-type="float" office:value="4378" table:style-name="ce133">
            <text:p><text:s text:c="3"/>4,378</text:p>
          </table:table-cell>
          <table:table-cell office:value-type="float" office:value="4286" table:style-name="ce133">
            <text:p><text:s text:c="3"/>4,286</text:p>
          </table:table-cell>
          <table:table-cell office:value-type="float" office:value="92" table:style-name="ce133">
            <text:p><text:s text:c="3"/>92</text:p>
          </table:table-cell>
          <table:table-cell office:value-type="float" office:value="18" table:style-name="ce133">
            <text:p><text:s text:c="3"/>18</text:p>
          </table:table-cell>
          <table:table-cell office:value-type="float" office:value="74" table:style-name="ce133">
            <text:p><text:s text:c="3"/>74</text:p>
          </table:table-cell>
          <table:table-cell office:value-type="float" office:value="7.32" table:style-name="ce134">
            <text:p><text:s text:c="3"/>7.32</text:p>
          </table:table-cell>
          <table:table-cell office:value-type="float" office:value="1330" table:style-name="ce135">
            <text:p><text:s text:c="4"/>1,330</text:p>
          </table:table-cell>
          <table:table-cell office:value-type="float" office:value="1318" table:style-name="ce135">
            <text:p><text:s text:c="4"/>1,318</text:p>
          </table:table-cell>
          <table:table-cell office:value-type="float" office:value="12" table:style-name="ce157">
            <text:p>12<text:s/></text:p>
          </table:table-cell>
          <table:table-cell office:value-type="float" office:value="4" table:style-name="ce157">
            <text:p>4<text:s/></text:p>
          </table:table-cell>
          <table:table-cell office:value-type="float" office:value="8" table:style-name="ce157">
            <text:p>8<text:s/></text:p>
          </table:table-cell>
          <table:table-cell office:value-type="float" office:value="2.2200000000000002" table:style-name="ce134">
            <text:p><text:s text:c="3"/>2.22</text:p>
          </table:table-cell>
          <table:table-cell office:value-type="float" office:value="20565" table:style-name="ce132">
            <text:p>20,565</text:p>
          </table:table-cell>
          <table:table-cell office:value-type="float" office:value="21139" table:style-name="ce132">
            <text:p>21,139</text:p>
          </table:table-cell>
          <table:table-cell office:value-type="float" office:value="342309" table:style-name="ce132">
            <text:p>342,309</text:p>
          </table:table-cell>
          <table:table-cell table:style-name="ce71"/>
          <table:table-cell table:number-columns-repeated="16353"/>
        </table:table-row>
        <table:table-row table:style-name="ro30">
          <table:table-cell office:value-type="string" table:style-name="ce138">
            <text:p>宜 蘭 縣</text:p>
          </table:table-cell>
          <table:table-cell office:value-type="float" office:value="171366" table:style-name="ce139">
            <text:p><text:s text:c="3"/>171,366</text:p>
          </table:table-cell>
          <table:table-cell office:value-type="float" office:value="453970" table:style-name="ce210">
            <text:p><text:s text:c="3"/>453,970</text:p>
          </table:table-cell>
          <table:table-cell office:value-type="float" office:value="228966" table:style-name="ce210">
            <text:p><text:s text:c="3"/>228,966</text:p>
          </table:table-cell>
          <table:table-cell office:value-type="float" office:value="225004" table:style-name="ce210">
            <text:p><text:s text:c="3"/>225,004</text:p>
          </table:table-cell>
          <table:table-cell office:value-type="float" office:value="226" table:style-name="ce65">
            <text:p>226</text:p>
          </table:table-cell>
          <table:table-cell office:value-type="float" office:value="108" table:style-name="ce65">
            <text:p>108</text:p>
          </table:table-cell>
          <table:table-cell office:value-type="float" office:value="118" table:style-name="ce65">
            <text:p>118</text:p>
          </table:table-cell>
          <table:table-cell office:value-type="float" office:value="5.88" table:style-name="ce211">
            <text:p><text:s text:c="3"/>5.88</text:p>
          </table:table-cell>
          <table:table-cell office:value-type="float" office:value="276" table:style-name="ce210">
            <text:p><text:s text:c="3"/>276</text:p>
          </table:table-cell>
          <table:table-cell office:value-type="float" office:value="157" table:style-name="ce65">
            <text:p>157</text:p>
          </table:table-cell>
          <table:table-cell office:value-type="float" office:value="119" table:style-name="ce65">
            <text:p>119</text:p>
          </table:table-cell>
          <table:table-cell office:value-type="float" office:value="7.18" table:style-name="ce211">
            <text:p><text:s text:c="3"/>7.18</text:p>
          </table:table-cell>
          <table:table-cell office:value-type="float" office:value="-50" table:style-name="ce212">
            <text:p>－ <text:s text:c="4"/>50</text:p>
          </table:table-cell>
          <table:table-cell office:value-type="float" office:value="-1.3" table:style-name="ce213">
            <text:p>－ <text:s text:c="2"/>1.30</text:p>
          </table:table-cell>
          <table:table-cell office:value-type="float" office:value="293" table:style-name="ce141">
            <text:p><text:s text:c="3"/>293</text:p>
          </table:table-cell>
          <table:table-cell office:value-type="float" office:value="282" table:style-name="ce141">
            <text:p><text:s text:c="3"/>282</text:p>
          </table:table-cell>
          <table:table-cell office:value-type="float" office:value="11" table:style-name="ce133">
            <text:p><text:s text:c="3"/>1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0" table:style-name="ce141">
            <text:p><text:s text:c="3"/>10</text:p>
          </table:table-cell>
          <table:table-cell office:value-type="float" office:value="7.62" table:style-name="ce142">
            <text:p><text:s text:c="3"/>7.62</text:p>
          </table:table-cell>
          <table:table-cell office:value-type="float" office:value="94" table:style-name="ce143">
            <text:p><text:s text:c="4"/>94</text:p>
          </table:table-cell>
          <table:table-cell office:value-type="float" office:value="94" table:style-name="ce143">
            <text:p><text:s text:c="4"/>9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.44" table:style-name="ce142">
            <text:p><text:s text:c="3"/>2.44</text:p>
          </table:table-cell>
          <table:table-cell office:value-type="float" office:value="1608" table:style-name="ce140">
            <text:p>1,608</text:p>
          </table:table-cell>
          <table:table-cell office:value-type="float" office:value="1503" table:style-name="ce140">
            <text:p>1,503</text:p>
          </table:table-cell>
          <table:table-cell office:value-type="float" office:value="17529" table:style-name="ce144">
            <text:p><text:s text:c="3"/>17,529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新 竹 縣</text:p>
          </table:table-cell>
          <table:table-cell office:value-type="float" office:value="202310" table:style-name="ce139">
            <text:p><text:s text:c="3"/>202,310</text:p>
          </table:table-cell>
          <table:table-cell office:value-type="float" office:value="566434" table:style-name="ce210">
            <text:p><text:s text:c="3"/>566,434</text:p>
          </table:table-cell>
          <table:table-cell office:value-type="float" office:value="289016" table:style-name="ce210">
            <text:p><text:s text:c="3"/>289,016</text:p>
          </table:table-cell>
          <table:table-cell office:value-type="float" office:value="277418" table:style-name="ce210">
            <text:p><text:s text:c="3"/>277,418</text:p>
          </table:table-cell>
          <table:table-cell office:value-type="float" office:value="301" table:style-name="ce210">
            <text:p><text:s text:c="3"/>301</text:p>
          </table:table-cell>
          <table:table-cell office:value-type="float" office:value="152" table:style-name="ce65">
            <text:p>152</text:p>
          </table:table-cell>
          <table:table-cell office:value-type="float" office:value="149" table:style-name="ce65">
            <text:p>149</text:p>
          </table:table-cell>
          <table:table-cell office:value-type="float" office:value="6.28" table:style-name="ce211">
            <text:p><text:s text:c="3"/>6.28</text:p>
          </table:table-cell>
          <table:table-cell office:value-type="float" office:value="296" table:style-name="ce210">
            <text:p><text:s text:c="3"/>296</text:p>
          </table:table-cell>
          <table:table-cell office:value-type="float" office:value="174" table:style-name="ce65">
            <text:p>174</text:p>
          </table:table-cell>
          <table:table-cell office:value-type="float" office:value="122" table:style-name="ce65">
            <text:p>122</text:p>
          </table:table-cell>
          <table:table-cell office:value-type="float" office:value="6.17" table:style-name="ce211">
            <text:p><text:s text:c="3"/>6.17</text:p>
          </table:table-cell>
          <table:table-cell office:value-type="float" office:value="5" table:style-name="ce212">
            <text:p><text:s text:c="3"/>5</text:p>
          </table:table-cell>
          <table:table-cell office:value-type="float" office:value="0.1" table:style-name="ce213">
            <text:p><text:s text:c="4"/>0.10</text:p>
          </table:table-cell>
          <table:table-cell office:value-type="float" office:value="396" table:style-name="ce141">
            <text:p><text:s text:c="3"/>396</text:p>
          </table:table-cell>
          <table:table-cell office:value-type="float" office:value="381" table:style-name="ce141">
            <text:p><text:s text:c="3"/>381</text:p>
          </table:table-cell>
          <table:table-cell office:value-type="float" office:value="15" table:style-name="ce133">
            <text:p><text:s text:c="3"/>15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3" table:style-name="ce141">
            <text:p><text:s text:c="3"/>13</text:p>
          </table:table-cell>
          <table:table-cell office:value-type="float" office:value="8.26" table:style-name="ce142">
            <text:p><text:s text:c="3"/>8.26</text:p>
          </table:table-cell>
          <table:table-cell office:value-type="float" office:value="105" table:style-name="ce143">
            <text:p><text:s text:c="4"/>105</text:p>
          </table:table-cell>
          <table:table-cell office:value-type="float" office:value="104" table:style-name="ce143">
            <text:p><text:s text:c="4"/>10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.19" table:style-name="ce142">
            <text:p><text:s text:c="3"/>2.19</text:p>
          </table:table-cell>
          <table:table-cell office:value-type="float" office:value="2304" table:style-name="ce140">
            <text:p>2,304</text:p>
          </table:table-cell>
          <table:table-cell office:value-type="float" office:value="1726" table:style-name="ce140">
            <text:p>1,726</text:p>
          </table:table-cell>
          <table:table-cell office:value-type="float" office:value="21899" table:style-name="ce144">
            <text:p><text:s text:c="3"/>21,899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苗 栗 縣</text:p>
          </table:table-cell>
          <table:table-cell office:value-type="float" office:value="191925" table:style-name="ce139">
            <text:p><text:s text:c="3"/>191,925</text:p>
          </table:table-cell>
          <table:table-cell office:value-type="float" office:value="544339" table:style-name="ce210">
            <text:p><text:s text:c="3"/>544,339</text:p>
          </table:table-cell>
          <table:table-cell office:value-type="float" office:value="280614" table:style-name="ce210">
            <text:p><text:s text:c="3"/>280,614</text:p>
          </table:table-cell>
          <table:table-cell office:value-type="float" office:value="263725" table:style-name="ce210">
            <text:p><text:s text:c="3"/>263,725</text:p>
          </table:table-cell>
          <table:table-cell office:value-type="float" office:value="225" table:style-name="ce210">
            <text:p><text:s text:c="3"/>225</text:p>
          </table:table-cell>
          <table:table-cell office:value-type="float" office:value="121" table:style-name="ce65">
            <text:p>121</text:p>
          </table:table-cell>
          <table:table-cell office:value-type="float" office:value="104" table:style-name="ce65">
            <text:p>104</text:p>
          </table:table-cell>
          <table:table-cell office:value-type="float" office:value="4.88" table:style-name="ce211">
            <text:p><text:s text:c="3"/>4.88</text:p>
          </table:table-cell>
          <table:table-cell office:value-type="float" office:value="368" table:style-name="ce210">
            <text:p><text:s text:c="3"/>368</text:p>
          </table:table-cell>
          <table:table-cell office:value-type="float" office:value="225" table:style-name="ce65">
            <text:p>225</text:p>
          </table:table-cell>
          <table:table-cell office:value-type="float" office:value="143" table:style-name="ce65">
            <text:p>143</text:p>
          </table:table-cell>
          <table:table-cell office:value-type="float" office:value="7.98" table:style-name="ce211">
            <text:p><text:s text:c="3"/>7.98</text:p>
          </table:table-cell>
          <table:table-cell office:value-type="float" office:value="-143" table:style-name="ce214">
            <text:p>－ <text:s text:c="2"/>143</text:p>
          </table:table-cell>
          <table:table-cell office:value-type="float" office:value="-3.1" table:style-name="ce213">
            <text:p>－ <text:s text:c="2"/>3.10</text:p>
          </table:table-cell>
          <table:table-cell office:value-type="float" office:value="350" table:style-name="ce141">
            <text:p><text:s text:c="3"/>350</text:p>
          </table:table-cell>
          <table:table-cell office:value-type="float" office:value="346" table:style-name="ce141">
            <text:p><text:s text:c="3"/>346</text:p>
          </table:table-cell>
          <table:table-cell office:value-type="float" office:value="4" table:style-name="ce133">
            <text:p><text:s text:c="3"/>4</text:p>
          </table:table-cell>
          <table:table-cell office:value-type="float" office:value="0" table:style-name="ce141">
            <text:p>—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7.59" table:style-name="ce142">
            <text:p><text:s text:c="3"/>7.59</text:p>
          </table:table-cell>
          <table:table-cell office:value-type="float" office:value="106" table:style-name="ce143">
            <text:p><text:s text:c="4"/>106</text:p>
          </table:table-cell>
          <table:table-cell office:value-type="float" office:value="105" table:style-name="ce143">
            <text:p><text:s text:c="4"/>10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.2999999999999998" table:style-name="ce142">
            <text:p><text:s text:c="3"/>2.30</text:p>
          </table:table-cell>
          <table:table-cell office:value-type="float" office:value="1395" table:style-name="ce140">
            <text:p>1,395</text:p>
          </table:table-cell>
          <table:table-cell office:value-type="float" office:value="1461" table:style-name="ce140">
            <text:p>1,461</text:p>
          </table:table-cell>
          <table:table-cell office:value-type="float" office:value="11416" table:style-name="ce144">
            <text:p><text:s text:c="3"/>11,416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彰 化 縣</text:p>
          </table:table-cell>
          <table:table-cell office:value-type="float" office:value="394155" table:style-name="ce139">
            <text:p><text:s text:c="3"/>394,155</text:p>
          </table:table-cell>
          <table:table-cell office:value-type="float" office:value="1269953" table:style-name="ce210">
            <text:p><text:s text:c="3"/>1,269,953</text:p>
          </table:table-cell>
          <table:table-cell office:value-type="float" office:value="645683" table:style-name="ce210">
            <text:p><text:s text:c="3"/>645,683</text:p>
          </table:table-cell>
          <table:table-cell office:value-type="float" office:value="624270" table:style-name="ce210">
            <text:p><text:s text:c="3"/>624,270</text:p>
          </table:table-cell>
          <table:table-cell office:value-type="float" office:value="857" table:style-name="ce210">
            <text:p><text:s text:c="3"/>857</text:p>
          </table:table-cell>
          <table:table-cell office:value-type="float" office:value="457" table:style-name="ce65">
            <text:p>457</text:p>
          </table:table-cell>
          <table:table-cell office:value-type="float" office:value="400" table:style-name="ce65">
            <text:p>400</text:p>
          </table:table-cell>
          <table:table-cell office:value-type="float" office:value="7.97" table:style-name="ce211">
            <text:p><text:s text:c="3"/>7.97</text:p>
          </table:table-cell>
          <table:table-cell office:value-type="float" office:value="843" table:style-name="ce210">
            <text:p><text:s text:c="3"/>843</text:p>
          </table:table-cell>
          <table:table-cell office:value-type="float" office:value="528" table:style-name="ce65">
            <text:p>528</text:p>
          </table:table-cell>
          <table:table-cell office:value-type="float" office:value="315" table:style-name="ce65">
            <text:p>315</text:p>
          </table:table-cell>
          <table:table-cell office:value-type="float" office:value="7.84" table:style-name="ce211">
            <text:p><text:s text:c="3"/>7.84</text:p>
          </table:table-cell>
          <table:table-cell office:value-type="float" office:value="14" table:style-name="ce215">
            <text:p><text:s text:c="3"/>14</text:p>
          </table:table-cell>
          <table:table-cell office:value-type="float" office:value="0.13" table:style-name="ce213">
            <text:p><text:s text:c="4"/>0.13</text:p>
          </table:table-cell>
          <table:table-cell office:value-type="float" office:value="783" table:style-name="ce141">
            <text:p><text:s text:c="3"/>783</text:p>
          </table:table-cell>
          <table:table-cell office:value-type="float" office:value="775" table:style-name="ce141">
            <text:p><text:s text:c="3"/>775</text:p>
          </table:table-cell>
          <table:table-cell office:value-type="float" office:value="8" table:style-name="ce133">
            <text:p><text:s text:c="3"/>8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7.28" table:style-name="ce142">
            <text:p><text:s text:c="3"/>7.28</text:p>
          </table:table-cell>
          <table:table-cell office:value-type="float" office:value="194" table:style-name="ce143">
            <text:p><text:s text:c="4"/>194</text:p>
          </table:table-cell>
          <table:table-cell office:value-type="float" office:value="194" table:style-name="ce143">
            <text:p><text:s text:c="4"/>19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.8" table:style-name="ce142">
            <text:p><text:s text:c="3"/>1.80</text:p>
          </table:table-cell>
          <table:table-cell office:value-type="float" office:value="2517" table:style-name="ce140">
            <text:p>2,517</text:p>
          </table:table-cell>
          <table:table-cell office:value-type="float" office:value="3099" table:style-name="ce140">
            <text:p>3,099</text:p>
          </table:table-cell>
          <table:table-cell office:value-type="float" office:value="5961" table:style-name="ce144">
            <text:p><text:s text:c="3"/>5,961</text:p>
          </table:table-cell>
          <table:table-cell table:style-name="ce71"/>
          <table:table-cell table:number-columns-repeated="16353"/>
        </table:table-row>
        <table:table-row table:style-name="ro31">
          <table:table-cell office:value-type="string" table:style-name="ce138">
            <text:p>南 投 縣</text:p>
          </table:table-cell>
          <table:table-cell office:value-type="float" office:value="179143" table:style-name="ce139">
            <text:p><text:s text:c="3"/>179,143</text:p>
          </table:table-cell>
          <table:table-cell office:value-type="float" office:value="492877" table:style-name="ce210">
            <text:p><text:s text:c="3"/>492,877</text:p>
          </table:table-cell>
          <table:table-cell office:value-type="float" office:value="252004" table:style-name="ce210">
            <text:p><text:s text:c="3"/>252,004</text:p>
          </table:table-cell>
          <table:table-cell office:value-type="float" office:value="240873" table:style-name="ce210">
            <text:p><text:s text:c="3"/>240,873</text:p>
          </table:table-cell>
          <table:table-cell office:value-type="float" office:value="230" table:style-name="ce210">
            <text:p><text:s text:c="3"/>230</text:p>
          </table:table-cell>
          <table:table-cell office:value-type="float" office:value="131" table:style-name="ce65">
            <text:p>131</text:p>
          </table:table-cell>
          <table:table-cell office:value-type="float" office:value="99" table:style-name="ce65">
            <text:p>99</text:p>
          </table:table-cell>
          <table:table-cell office:value-type="float" office:value="5.51" table:style-name="ce211">
            <text:p><text:s text:c="3"/>5.51</text:p>
          </table:table-cell>
          <table:table-cell office:value-type="float" office:value="354" table:style-name="ce210">
            <text:p><text:s text:c="3"/>354</text:p>
          </table:table-cell>
          <table:table-cell office:value-type="float" office:value="201" table:style-name="ce65">
            <text:p>201</text:p>
          </table:table-cell>
          <table:table-cell office:value-type="float" office:value="153" table:style-name="ce65">
            <text:p>153</text:p>
          </table:table-cell>
          <table:table-cell office:value-type="float" office:value="8.48" table:style-name="ce211">
            <text:p><text:s text:c="3"/>8.48</text:p>
          </table:table-cell>
          <table:table-cell office:value-type="float" office:value="-124" table:style-name="ce214">
            <text:p>－ <text:s text:c="2"/>124</text:p>
          </table:table-cell>
          <table:table-cell office:value-type="float" office:value="-2.97" table:style-name="ce213">
            <text:p>－ <text:s text:c="2"/>2.97</text:p>
          </table:table-cell>
          <table:table-cell office:value-type="float" office:value="316" table:style-name="ce141">
            <text:p><text:s text:c="3"/>316</text:p>
          </table:table-cell>
          <table:table-cell office:value-type="float" office:value="314" table:style-name="ce141">
            <text:p><text:s text:c="3"/>314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7.57" table:style-name="ce142">
            <text:p><text:s text:c="3"/>7.57</text:p>
          </table:table-cell>
          <table:table-cell office:value-type="float" office:value="81" table:style-name="ce143">
            <text:p><text:s text:c="4"/>81</text:p>
          </table:table-cell>
          <table:table-cell office:value-type="float" office:value="81" table:style-name="ce143">
            <text:p><text:s text:c="4"/>8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.94" table:style-name="ce142">
            <text:p><text:s text:c="3"/>1.94</text:p>
          </table:table-cell>
          <table:table-cell office:value-type="float" office:value="1219" table:style-name="ce140">
            <text:p>1,219</text:p>
          </table:table-cell>
          <table:table-cell office:value-type="float" office:value="1356" table:style-name="ce140">
            <text:p>1,356</text:p>
          </table:table-cell>
          <table:table-cell office:value-type="float" office:value="29297" table:style-name="ce144">
            <text:p><text:s text:c="3"/>29,297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雲 林 縣</text:p>
          </table:table-cell>
          <table:table-cell office:value-type="float" office:value="242635" table:style-name="ce139">
            <text:p><text:s text:c="3"/>242,635</text:p>
          </table:table-cell>
          <table:table-cell office:value-type="float" office:value="679468" table:style-name="ce210">
            <text:p><text:s text:c="3"/>679,468</text:p>
          </table:table-cell>
          <table:table-cell office:value-type="float" office:value="351707" table:style-name="ce210">
            <text:p><text:s text:c="3"/>351,707</text:p>
          </table:table-cell>
          <table:table-cell office:value-type="float" office:value="327761" table:style-name="ce210">
            <text:p><text:s text:c="3"/>327,761</text:p>
          </table:table-cell>
          <table:table-cell office:value-type="float" office:value="304" table:style-name="ce210">
            <text:p><text:s text:c="3"/>304</text:p>
          </table:table-cell>
          <table:table-cell office:value-type="float" office:value="156" table:style-name="ce65">
            <text:p>156</text:p>
          </table:table-cell>
          <table:table-cell office:value-type="float" office:value="148" table:style-name="ce65">
            <text:p>148</text:p>
          </table:table-cell>
          <table:table-cell office:value-type="float" office:value="5.28" table:style-name="ce211">
            <text:p><text:s text:c="3"/>5.28</text:p>
          </table:table-cell>
          <table:table-cell office:value-type="float" office:value="568" table:style-name="ce210">
            <text:p><text:s text:c="3"/>568</text:p>
          </table:table-cell>
          <table:table-cell office:value-type="float" office:value="336" table:style-name="ce65">
            <text:p>336</text:p>
          </table:table-cell>
          <table:table-cell office:value-type="float" office:value="232" table:style-name="ce65">
            <text:p>232</text:p>
          </table:table-cell>
          <table:table-cell office:value-type="float" office:value="9.8699999999999992" table:style-name="ce211">
            <text:p><text:s text:c="3"/>9.87</text:p>
          </table:table-cell>
          <table:table-cell office:value-type="float" office:value="-264" table:style-name="ce214">
            <text:p>－ <text:s text:c="2"/>264</text:p>
          </table:table-cell>
          <table:table-cell office:value-type="float" office:value="-4.59" table:style-name="ce213">
            <text:p>－ <text:s text:c="2"/>4.59</text:p>
          </table:table-cell>
          <table:table-cell office:value-type="float" office:value="347" table:style-name="ce141">
            <text:p><text:s text:c="3"/>347</text:p>
          </table:table-cell>
          <table:table-cell office:value-type="float" office:value="345" table:style-name="ce141">
            <text:p><text:s text:c="3"/>345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6.03" table:style-name="ce142">
            <text:p><text:s text:c="3"/>6.03</text:p>
          </table:table-cell>
          <table:table-cell office:value-type="float" office:value="111" table:style-name="ce143">
            <text:p><text:s text:c="4"/>111</text:p>
          </table:table-cell>
          <table:table-cell office:value-type="float" office:value="110" table:style-name="ce143">
            <text:p><text:s text:c="4"/>110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.93" table:style-name="ce142">
            <text:p><text:s text:c="3"/>1.93</text:p>
          </table:table-cell>
          <table:table-cell office:value-type="float" office:value="1797" table:style-name="ce140">
            <text:p>1,797</text:p>
          </table:table-cell>
          <table:table-cell office:value-type="float" office:value="1700" table:style-name="ce140">
            <text:p>1,700</text:p>
          </table:table-cell>
          <table:table-cell office:value-type="float" office:value="2601" table:style-name="ce144">
            <text:p><text:s text:c="3"/>2,601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嘉 義 縣</text:p>
          </table:table-cell>
          <table:table-cell office:value-type="float" office:value="183987" table:style-name="ce139">
            <text:p><text:s text:c="3"/>183,987</text:p>
          </table:table-cell>
          <table:table-cell office:value-type="float" office:value="501376" table:style-name="ce210">
            <text:p><text:s text:c="3"/>501,376</text:p>
          </table:table-cell>
          <table:table-cell office:value-type="float" office:value="260200" table:style-name="ce210">
            <text:p><text:s text:c="3"/>260,200</text:p>
          </table:table-cell>
          <table:table-cell office:value-type="float" office:value="241176" table:style-name="ce210">
            <text:p><text:s text:c="3"/>241,176</text:p>
          </table:table-cell>
          <table:table-cell office:value-type="float" office:value="222" table:style-name="ce210">
            <text:p><text:s text:c="3"/>222</text:p>
          </table:table-cell>
          <table:table-cell office:value-type="float" office:value="108" table:style-name="ce65">
            <text:p>108</text:p>
          </table:table-cell>
          <table:table-cell office:value-type="float" office:value="114" table:style-name="ce65">
            <text:p>114</text:p>
          </table:table-cell>
          <table:table-cell office:value-type="float" office:value="5.23" table:style-name="ce211">
            <text:p><text:s text:c="3"/>5.23</text:p>
          </table:table-cell>
          <table:table-cell office:value-type="float" office:value="442" table:style-name="ce210">
            <text:p><text:s text:c="3"/>442</text:p>
          </table:table-cell>
          <table:table-cell office:value-type="float" office:value="272" table:style-name="ce65">
            <text:p>272</text:p>
          </table:table-cell>
          <table:table-cell office:value-type="float" office:value="170" table:style-name="ce65">
            <text:p>170</text:p>
          </table:table-cell>
          <table:table-cell office:value-type="float" office:value="10.4" table:style-name="ce211">
            <text:p><text:s text:c="3"/>10.40</text:p>
          </table:table-cell>
          <table:table-cell office:value-type="float" office:value="-220" table:style-name="ce214">
            <text:p>－ <text:s text:c="2"/>220</text:p>
          </table:table-cell>
          <table:table-cell office:value-type="float" office:value="-5.18" table:style-name="ce213">
            <text:p>－ <text:s text:c="2"/>5.18</text:p>
          </table:table-cell>
          <table:table-cell office:value-type="float" office:value="266" table:style-name="ce141">
            <text:p><text:s text:c="3"/>266</text:p>
          </table:table-cell>
          <table:table-cell office:value-type="float" office:value="262" table:style-name="ce141">
            <text:p><text:s text:c="3"/>262</text:p>
          </table:table-cell>
          <table:table-cell office:value-type="float" office:value="4" table:style-name="ce133">
            <text:p><text:s text:c="3"/>4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6.26" table:style-name="ce142">
            <text:p><text:s text:c="3"/>6.26</text:p>
          </table:table-cell>
          <table:table-cell office:value-type="float" office:value="95" table:style-name="ce143">
            <text:p><text:s text:c="4"/>95</text:p>
          </table:table-cell>
          <table:table-cell office:value-type="float" office:value="93" table:style-name="ce143">
            <text:p><text:s text:c="4"/>93</text:p>
          </table:table-cell>
          <table:table-cell office:value-type="float" office:value="2" table:style-name="ce158">
            <text:p>2<text:s/></text:p>
          </table:table-cell>
          <table:table-cell office:value-type="float" office:value="0" table:style-name="ce158">
            <text:p>0<text:s/>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.2400000000000002" table:style-name="ce142">
            <text:p><text:s text:c="3"/>2.24</text:p>
          </table:table-cell>
          <table:table-cell office:value-type="float" office:value="1114" table:style-name="ce140">
            <text:p>1,114</text:p>
          </table:table-cell>
          <table:table-cell office:value-type="float" office:value="1292" table:style-name="ce140">
            <text:p>1,292</text:p>
          </table:table-cell>
          <table:table-cell office:value-type="float" office:value="5925" table:style-name="ce144">
            <text:p><text:s text:c="3"/>5,925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屏 東 縣</text:p>
          </table:table-cell>
          <table:table-cell office:value-type="float" office:value="290450" table:style-name="ce139">
            <text:p><text:s text:c="3"/>290,450</text:p>
          </table:table-cell>
          <table:table-cell office:value-type="float" office:value="816173" table:style-name="ce210">
            <text:p><text:s text:c="3"/>816,173</text:p>
          </table:table-cell>
          <table:table-cell office:value-type="float" office:value="416050" table:style-name="ce210">
            <text:p><text:s text:c="3"/>416,050</text:p>
          </table:table-cell>
          <table:table-cell office:value-type="float" office:value="400123" table:style-name="ce210">
            <text:p><text:s text:c="3"/>400,123</text:p>
          </table:table-cell>
          <table:table-cell office:value-type="float" office:value="318" table:style-name="ce210">
            <text:p><text:s text:c="3"/>318</text:p>
          </table:table-cell>
          <table:table-cell office:value-type="float" office:value="183" table:style-name="ce65">
            <text:p>183</text:p>
          </table:table-cell>
          <table:table-cell office:value-type="float" office:value="135" table:style-name="ce65">
            <text:p>135</text:p>
          </table:table-cell>
          <table:table-cell office:value-type="float" office:value="4.5999999999999996" table:style-name="ce211">
            <text:p><text:s text:c="3"/>4.60</text:p>
          </table:table-cell>
          <table:table-cell office:value-type="float" office:value="643" table:style-name="ce210">
            <text:p><text:s text:c="3"/>643</text:p>
          </table:table-cell>
          <table:table-cell office:value-type="float" office:value="415" table:style-name="ce65">
            <text:p>415</text:p>
          </table:table-cell>
          <table:table-cell office:value-type="float" office:value="228" table:style-name="ce65">
            <text:p>228</text:p>
          </table:table-cell>
          <table:table-cell office:value-type="float" office:value="9.3000000000000007" table:style-name="ce211">
            <text:p><text:s text:c="3"/>9.30</text:p>
          </table:table-cell>
          <table:table-cell office:value-type="float" office:value="-325" table:style-name="ce214">
            <text:p>－ <text:s text:c="2"/>325</text:p>
          </table:table-cell>
          <table:table-cell office:value-type="float" office:value="-4.7" table:style-name="ce213">
            <text:p>－ <text:s text:c="2"/>4.70</text:p>
          </table:table-cell>
          <table:table-cell office:value-type="float" office:value="483" table:style-name="ce141">
            <text:p><text:s text:c="3"/>483</text:p>
          </table:table-cell>
          <table:table-cell office:value-type="float" office:value="469" table:style-name="ce141">
            <text:p><text:s text:c="3"/>469</text:p>
          </table:table-cell>
          <table:table-cell office:value-type="float" office:value="14" table:style-name="ce133">
            <text:p><text:s text:c="3"/>14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1" table:style-name="ce141">
            <text:p><text:s text:c="3"/>11</text:p>
          </table:table-cell>
          <table:table-cell office:value-type="float" office:value="6.98" table:style-name="ce142">
            <text:p><text:s text:c="3"/>6.98</text:p>
          </table:table-cell>
          <table:table-cell office:value-type="float" office:value="170" table:style-name="ce143">
            <text:p><text:s text:c="4"/>170</text:p>
          </table:table-cell>
          <table:table-cell office:value-type="float" office:value="166" table:style-name="ce143">
            <text:p><text:s text:c="4"/>166</text:p>
          </table:table-cell>
          <table:table-cell office:value-type="float" office:value="4" table:style-name="ce158">
            <text:p>4<text:s/>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58">
            <text:p>2<text:s/></text:p>
          </table:table-cell>
          <table:table-cell office:value-type="float" office:value="2.46" table:style-name="ce142">
            <text:p><text:s text:c="3"/>2.46</text:p>
          </table:table-cell>
          <table:table-cell office:value-type="float" office:value="2070" table:style-name="ce140">
            <text:p>2,070</text:p>
          </table:table-cell>
          <table:table-cell office:value-type="float" office:value="2208" table:style-name="ce140">
            <text:p>2,208</text:p>
          </table:table-cell>
          <table:table-cell office:value-type="float" office:value="60252" table:style-name="ce144">
            <text:p><text:s text:c="3"/>60,252</text:p>
          </table:table-cell>
          <table:table-cell table:style-name="ce71"/>
          <table:table-cell table:number-columns-repeated="16353"/>
        </table:table-row>
        <table:table-row table:style-name="ro31">
          <table:table-cell office:value-type="string" table:style-name="ce138">
            <text:p>臺 東 縣</text:p>
          </table:table-cell>
          <table:table-cell office:value-type="float" office:value="83333" table:style-name="ce139">
            <text:p><text:s text:c="3"/>83,333</text:p>
          </table:table-cell>
          <table:table-cell office:value-type="float" office:value="216045" table:style-name="ce210">
            <text:p><text:s text:c="3"/>216,045</text:p>
          </table:table-cell>
          <table:table-cell office:value-type="float" office:value="111138" table:style-name="ce210">
            <text:p><text:s text:c="3"/>111,138</text:p>
          </table:table-cell>
          <table:table-cell office:value-type="float" office:value="104907" table:style-name="ce210">
            <text:p><text:s text:c="3"/>104,907</text:p>
          </table:table-cell>
          <table:table-cell office:value-type="float" office:value="114" table:style-name="ce210">
            <text:p><text:s text:c="3"/>114</text:p>
          </table:table-cell>
          <table:table-cell office:value-type="float" office:value="61" table:style-name="ce65">
            <text:p>61</text:p>
          </table:table-cell>
          <table:table-cell office:value-type="float" office:value="53" table:style-name="ce65">
            <text:p>53</text:p>
          </table:table-cell>
          <table:table-cell office:value-type="float" office:value="6.23" table:style-name="ce211">
            <text:p><text:s text:c="3"/>6.23</text:p>
          </table:table-cell>
          <table:table-cell office:value-type="float" office:value="160" table:style-name="ce210">
            <text:p><text:s text:c="3"/>160</text:p>
          </table:table-cell>
          <table:table-cell office:value-type="float" office:value="98" table:style-name="ce65">
            <text:p>98</text:p>
          </table:table-cell>
          <table:table-cell office:value-type="float" office:value="62" table:style-name="ce65">
            <text:p>62</text:p>
          </table:table-cell>
          <table:table-cell office:value-type="float" office:value="8.74" table:style-name="ce211">
            <text:p><text:s text:c="3"/>8.74</text:p>
          </table:table-cell>
          <table:table-cell office:value-type="float" office:value="-46" table:style-name="ce212">
            <text:p>－ <text:s text:c="4"/>46</text:p>
          </table:table-cell>
          <table:table-cell office:value-type="float" office:value="-2.5099999999999998" table:style-name="ce213">
            <text:p>－ <text:s text:c="2"/>2.51</text:p>
          </table:table-cell>
          <table:table-cell office:value-type="float" office:value="158" table:style-name="ce141">
            <text:p><text:s text:c="3"/>158</text:p>
          </table:table-cell>
          <table:table-cell office:value-type="float" office:value="153" table:style-name="ce141">
            <text:p><text:s text:c="3"/>153</text:p>
          </table:table-cell>
          <table:table-cell office:value-type="float" office:value="5" table:style-name="ce133">
            <text:p><text:s text:c="3"/>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8.6300000000000008" table:style-name="ce142">
            <text:p><text:s text:c="3"/>8.63</text:p>
          </table:table-cell>
          <table:table-cell office:value-type="float" office:value="55" table:style-name="ce143">
            <text:p><text:s text:c="4"/>55</text:p>
          </table:table-cell>
          <table:table-cell office:value-type="float" office:value="54" table:style-name="ce143">
            <text:p><text:s text:c="4"/>54</text:p>
          </table:table-cell>
          <table:table-cell office:value-type="float" office:value="1" table:style-name="ce158">
            <text:p>1<text:s/></text:p>
          </table:table-cell>
          <table:table-cell office:value-type="float" office:value="0" table:style-name="ce158">
            <text:p>0<text:s/>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3" table:style-name="ce142">
            <text:p><text:s text:c="3"/>3.00</text:p>
          </table:table-cell>
          <table:table-cell office:value-type="float" office:value="675" table:style-name="ce140">
            <text:p>675</text:p>
          </table:table-cell>
          <table:table-cell office:value-type="float" office:value="748" table:style-name="ce140">
            <text:p>748</text:p>
          </table:table-cell>
          <table:table-cell office:value-type="float" office:value="78540" table:style-name="ce144">
            <text:p><text:s text:c="3"/>78,540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花 蓮 縣</text:p>
          </table:table-cell>
          <table:table-cell office:value-type="float" office:value="126957" table:style-name="ce139">
            <text:p><text:s text:c="3"/>126,957</text:p>
          </table:table-cell>
          <table:table-cell office:value-type="float" office:value="325453" table:style-name="ce210">
            <text:p><text:s text:c="3"/>325,453</text:p>
          </table:table-cell>
          <table:table-cell office:value-type="float" office:value="164632" table:style-name="ce210">
            <text:p><text:s text:c="3"/>164,632</text:p>
          </table:table-cell>
          <table:table-cell office:value-type="float" office:value="160821" table:style-name="ce210">
            <text:p><text:s text:c="3"/>160,821</text:p>
          </table:table-cell>
          <table:table-cell office:value-type="float" office:value="142" table:style-name="ce210">
            <text:p><text:s text:c="3"/>142</text:p>
          </table:table-cell>
          <table:table-cell office:value-type="float" office:value="69" table:style-name="ce65">
            <text:p>69</text:p>
          </table:table-cell>
          <table:table-cell office:value-type="float" office:value="73" table:style-name="ce65">
            <text:p>73</text:p>
          </table:table-cell>
          <table:table-cell office:value-type="float" office:value="5.15" table:style-name="ce211">
            <text:p><text:s text:c="3"/>5.15</text:p>
          </table:table-cell>
          <table:table-cell office:value-type="float" office:value="235" table:style-name="ce210">
            <text:p><text:s text:c="3"/>235</text:p>
          </table:table-cell>
          <table:table-cell office:value-type="float" office:value="139" table:style-name="ce65">
            <text:p>139</text:p>
          </table:table-cell>
          <table:table-cell office:value-type="float" office:value="96" table:style-name="ce65">
            <text:p>96</text:p>
          </table:table-cell>
          <table:table-cell office:value-type="float" office:value="8.52" table:style-name="ce211">
            <text:p><text:s text:c="3"/>8.52</text:p>
          </table:table-cell>
          <table:table-cell office:value-type="float" office:value="-93" table:style-name="ce212">
            <text:p>－ <text:s text:c="4"/>93</text:p>
          </table:table-cell>
          <table:table-cell office:value-type="float" office:value="-3.37" table:style-name="ce213">
            <text:p>－ <text:s text:c="2"/>3.37</text:p>
          </table:table-cell>
          <table:table-cell office:value-type="float" office:value="200" table:style-name="ce141">
            <text:p><text:s text:c="3"/>200</text:p>
          </table:table-cell>
          <table:table-cell office:value-type="float" office:value="190" table:style-name="ce141">
            <text:p><text:s text:c="3"/>190</text:p>
          </table:table-cell>
          <table:table-cell office:value-type="float" office:value="10" table:style-name="ce133">
            <text:p><text:s text:c="3"/>10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7.25" table:style-name="ce142">
            <text:p><text:s text:c="3"/>7.25</text:p>
          </table:table-cell>
          <table:table-cell office:value-type="float" office:value="79" table:style-name="ce143">
            <text:p><text:s text:c="4"/>79</text:p>
          </table:table-cell>
          <table:table-cell office:value-type="float" office:value="78" table:style-name="ce143">
            <text:p><text:s text:c="4"/>78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.87" table:style-name="ce142">
            <text:p><text:s text:c="3"/>2.87</text:p>
          </table:table-cell>
          <table:table-cell office:value-type="float" office:value="1446" table:style-name="ce140">
            <text:p>1,446</text:p>
          </table:table-cell>
          <table:table-cell office:value-type="float" office:value="1482" table:style-name="ce140">
            <text:p>1,482</text:p>
          </table:table-cell>
          <table:table-cell office:value-type="float" office:value="93311" table:style-name="ce144">
            <text:p><text:s text:c="3"/>93,311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澎 湖 縣</text:p>
          </table:table-cell>
          <table:table-cell office:value-type="float" office:value="41512" table:style-name="ce139">
            <text:p><text:s text:c="3"/>41,512</text:p>
          </table:table-cell>
          <table:table-cell office:value-type="float" office:value="105022" table:style-name="ce210">
            <text:p><text:s text:c="3"/>105,022</text:p>
          </table:table-cell>
          <table:table-cell office:value-type="float" office:value="54109" table:style-name="ce210">
            <text:p><text:s text:c="3"/>54,109</text:p>
          </table:table-cell>
          <table:table-cell office:value-type="float" office:value="50913" table:style-name="ce210">
            <text:p><text:s text:c="3"/>50,913</text:p>
          </table:table-cell>
          <table:table-cell office:value-type="float" office:value="79" table:style-name="ce210">
            <text:p><text:s text:c="3"/>79</text:p>
          </table:table-cell>
          <table:table-cell office:value-type="float" office:value="47" table:style-name="ce65">
            <text:p>47</text:p>
          </table:table-cell>
          <table:table-cell office:value-type="float" office:value="32" table:style-name="ce65">
            <text:p>32</text:p>
          </table:table-cell>
          <table:table-cell office:value-type="float" office:value="8.8800000000000008" table:style-name="ce211">
            <text:p><text:s text:c="3"/>8.88</text:p>
          </table:table-cell>
          <table:table-cell office:value-type="float" office:value="76" table:style-name="ce210">
            <text:p><text:s text:c="3"/>76</text:p>
          </table:table-cell>
          <table:table-cell office:value-type="float" office:value="51" table:style-name="ce65">
            <text:p>51</text:p>
          </table:table-cell>
          <table:table-cell office:value-type="float" office:value="25" table:style-name="ce65">
            <text:p>25</text:p>
          </table:table-cell>
          <table:table-cell office:value-type="float" office:value="8.5399999999999991" table:style-name="ce211">
            <text:p><text:s text:c="3"/>8.54</text:p>
          </table:table-cell>
          <table:table-cell office:value-type="float" office:value="3" table:style-name="ce216">
            <text:p><text:s text:c="3"/>3</text:p>
          </table:table-cell>
          <table:table-cell office:value-type="float" office:value="0.34" table:style-name="ce213">
            <text:p><text:s text:c="4"/>0.34</text:p>
          </table:table-cell>
          <table:table-cell office:value-type="float" office:value="63" table:style-name="ce141">
            <text:p><text:s text:c="3"/>63</text:p>
          </table:table-cell>
          <table:table-cell office:value-type="float" office:value="61" table:style-name="ce141">
            <text:p><text:s text:c="3"/>61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7.08" table:style-name="ce142">
            <text:p><text:s text:c="3"/>7.08</text:p>
          </table:table-cell>
          <table:table-cell office:value-type="float" office:value="16" table:style-name="ce143">
            <text:p><text:s text:c="4"/>16</text:p>
          </table:table-cell>
          <table:table-cell office:value-type="float" office:value="16" table:style-name="ce143">
            <text:p><text:s text:c="4"/>1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.8" table:style-name="ce142">
            <text:p><text:s text:c="3"/>1.80</text:p>
          </table:table-cell>
          <table:table-cell office:value-type="float" office:value="326" table:style-name="ce140">
            <text:p>326</text:p>
          </table:table-cell>
          <table:table-cell office:value-type="float" office:value="377" table:style-name="ce140">
            <text:p>377</text:p>
          </table:table-cell>
          <table:table-cell office:value-type="float" office:value="619" table:style-name="ce144">
            <text:p><text:s text:c="3"/>619</text:p>
          </table:table-cell>
          <table:table-cell table:style-name="ce71"/>
          <table:table-cell table:number-columns-repeated="16353"/>
        </table:table-row>
        <table:table-row table:style-name="ro32">
          <table:table-cell office:value-type="string" table:style-name="ce138">
            <text:p>基 隆 市</text:p>
          </table:table-cell>
          <table:table-cell office:value-type="float" office:value="154952" table:style-name="ce139">
            <text:p><text:s text:c="3"/>154,952</text:p>
          </table:table-cell>
          <table:table-cell office:value-type="float" office:value="368686" table:style-name="ce210">
            <text:p><text:s text:c="3"/>368,686</text:p>
          </table:table-cell>
          <table:table-cell office:value-type="float" office:value="183989" table:style-name="ce210">
            <text:p><text:s text:c="3"/>183,989</text:p>
          </table:table-cell>
          <table:table-cell office:value-type="float" office:value="184697" table:style-name="ce210">
            <text:p><text:s text:c="3"/>184,697</text:p>
          </table:table-cell>
          <table:table-cell office:value-type="float" office:value="160" table:style-name="ce210">
            <text:p><text:s text:c="3"/>160</text:p>
          </table:table-cell>
          <table:table-cell office:value-type="float" office:value="85" table:style-name="ce65">
            <text:p>85</text:p>
          </table:table-cell>
          <table:table-cell office:value-type="float" office:value="75" table:style-name="ce65">
            <text:p>75</text:p>
          </table:table-cell>
          <table:table-cell office:value-type="float" office:value="5.12" table:style-name="ce211">
            <text:p><text:s text:c="3"/>5.12</text:p>
          </table:table-cell>
          <table:table-cell office:value-type="float" office:value="240" table:style-name="ce210">
            <text:p><text:s text:c="3"/>240</text:p>
          </table:table-cell>
          <table:table-cell office:value-type="float" office:value="140" table:style-name="ce65">
            <text:p>140</text:p>
          </table:table-cell>
          <table:table-cell office:value-type="float" office:value="100" table:style-name="ce65">
            <text:p>100</text:p>
          </table:table-cell>
          <table:table-cell office:value-type="float" office:value="7.68" table:style-name="ce211">
            <text:p><text:s text:c="3"/>7.68</text:p>
          </table:table-cell>
          <table:table-cell office:value-type="float" office:value="-80" table:style-name="ce212">
            <text:p>－ <text:s text:c="4"/>80</text:p>
          </table:table-cell>
          <table:table-cell office:value-type="float" office:value="-2.56" table:style-name="ce213">
            <text:p>－ <text:s text:c="2"/>2.56</text:p>
          </table:table-cell>
          <table:table-cell office:value-type="float" office:value="252" table:style-name="ce141">
            <text:p><text:s text:c="3"/>252</text:p>
          </table:table-cell>
          <table:table-cell office:value-type="float" office:value="246" table:style-name="ce141">
            <text:p><text:s text:c="3"/>246</text:p>
          </table:table-cell>
          <table:table-cell office:value-type="float" office:value="6" table:style-name="ce133">
            <text:p><text:s text:c="3"/>6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8.07" table:style-name="ce142">
            <text:p><text:s text:c="3"/>8.07</text:p>
          </table:table-cell>
          <table:table-cell office:value-type="float" office:value="78" table:style-name="ce143">
            <text:p><text:s text:c="4"/>78</text:p>
          </table:table-cell>
          <table:table-cell office:value-type="float" office:value="78" table:style-name="ce143">
            <text:p><text:s text:c="4"/>7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.5" table:style-name="ce142">
            <text:p><text:s text:c="3"/>2.50</text:p>
          </table:table-cell>
          <table:table-cell office:value-type="float" office:value="1485" table:style-name="ce140">
            <text:p>1,485</text:p>
          </table:table-cell>
          <table:table-cell office:value-type="float" office:value="1569" table:style-name="ce140">
            <text:p>1,569</text:p>
          </table:table-cell>
          <table:table-cell office:value-type="float" office:value="9464" table:style-name="ce144">
            <text:p><text:s text:c="3"/>9,464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新 竹 市</text:p>
          </table:table-cell>
          <table:table-cell office:value-type="float" office:value="168929" table:style-name="ce139">
            <text:p><text:s text:c="3"/>168,929</text:p>
          </table:table-cell>
          <table:table-cell office:value-type="float" office:value="449806" table:style-name="ce210">
            <text:p><text:s text:c="3"/>449,806</text:p>
          </table:table-cell>
          <table:table-cell office:value-type="float" office:value="221830" table:style-name="ce210">
            <text:p><text:s text:c="3"/>221,830</text:p>
          </table:table-cell>
          <table:table-cell office:value-type="float" office:value="227976" table:style-name="ce210">
            <text:p><text:s text:c="3"/>227,976</text:p>
          </table:table-cell>
          <table:table-cell office:value-type="float" office:value="271" table:style-name="ce210">
            <text:p><text:s text:c="3"/>271</text:p>
          </table:table-cell>
          <table:table-cell office:value-type="float" office:value="151" table:style-name="ce65">
            <text:p>151</text:p>
          </table:table-cell>
          <table:table-cell office:value-type="float" office:value="120" table:style-name="ce65">
            <text:p>120</text:p>
          </table:table-cell>
          <table:table-cell office:value-type="float" office:value="7.11" table:style-name="ce211">
            <text:p><text:s text:c="3"/>7.11</text:p>
          </table:table-cell>
          <table:table-cell office:value-type="float" office:value="212" table:style-name="ce210">
            <text:p><text:s text:c="3"/>212</text:p>
          </table:table-cell>
          <table:table-cell office:value-type="float" office:value="124" table:style-name="ce65">
            <text:p>124</text:p>
          </table:table-cell>
          <table:table-cell office:value-type="float" office:value="88" table:style-name="ce65">
            <text:p>88</text:p>
          </table:table-cell>
          <table:table-cell office:value-type="float" office:value="5.57" table:style-name="ce211">
            <text:p><text:s text:c="3"/>5.57</text:p>
          </table:table-cell>
          <table:table-cell office:value-type="float" office:value="59" table:style-name="ce217">
            <text:p><text:s text:c="3"/>59</text:p>
          </table:table-cell>
          <table:table-cell office:value-type="float" office:value="1.55" table:style-name="ce213">
            <text:p><text:s text:c="4"/>1.55</text:p>
          </table:table-cell>
          <table:table-cell office:value-type="float" office:value="299" table:style-name="ce141">
            <text:p><text:s text:c="3"/>299</text:p>
          </table:table-cell>
          <table:table-cell office:value-type="float" office:value="291" table:style-name="ce141">
            <text:p><text:s text:c="3"/>291</text:p>
          </table:table-cell>
          <table:table-cell office:value-type="float" office:value="8" table:style-name="ce133">
            <text:p><text:s text:c="3"/>8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7.85" table:style-name="ce142">
            <text:p><text:s text:c="3"/>7.85</text:p>
          </table:table-cell>
          <table:table-cell office:value-type="float" office:value="94" table:style-name="ce143">
            <text:p><text:s text:c="4"/>94</text:p>
          </table:table-cell>
          <table:table-cell office:value-type="float" office:value="93" table:style-name="ce143">
            <text:p><text:s text:c="4"/>93</text:p>
          </table:table-cell>
          <table:table-cell office:value-type="float" office:value="1" table:style-name="ce158">
            <text:p>1<text:s/></text:p>
          </table:table-cell>
          <table:table-cell office:value-type="float" office:value="0" table:style-name="ce158">
            <text:p>0<text:s/>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.4700000000000002" table:style-name="ce142">
            <text:p><text:s text:c="3"/>2.47</text:p>
          </table:table-cell>
          <table:table-cell office:value-type="float" office:value="1824" table:style-name="ce140">
            <text:p>1,824</text:p>
          </table:table-cell>
          <table:table-cell office:value-type="float" office:value="1670" table:style-name="ce140">
            <text:p>1,670</text:p>
          </table:table-cell>
          <table:table-cell office:value-type="float" office:value="4347" table:style-name="ce144">
            <text:p><text:s text:c="3"/>4,347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嘉 義 市</text:p>
          </table:table-cell>
          <table:table-cell office:value-type="float" office:value="100813" table:style-name="ce139">
            <text:p><text:s text:c="3"/>100,813</text:p>
          </table:table-cell>
          <table:table-cell office:value-type="float" office:value="267203" table:style-name="ce210">
            <text:p><text:s text:c="3"/>267,203</text:p>
          </table:table-cell>
          <table:table-cell office:value-type="float" office:value="129439" table:style-name="ce210">
            <text:p><text:s text:c="3"/>129,439</text:p>
          </table:table-cell>
          <table:table-cell office:value-type="float" office:value="137764" table:style-name="ce210">
            <text:p><text:s text:c="3"/>137,764</text:p>
          </table:table-cell>
          <table:table-cell office:value-type="float" office:value="109" table:style-name="ce210">
            <text:p><text:s text:c="3"/>109</text:p>
          </table:table-cell>
          <table:table-cell office:value-type="float" office:value="66" table:style-name="ce65">
            <text:p>66</text:p>
          </table:table-cell>
          <table:table-cell office:value-type="float" office:value="43" table:style-name="ce65">
            <text:p>43</text:p>
          </table:table-cell>
          <table:table-cell office:value-type="float" office:value="4.8099999999999996" table:style-name="ce211">
            <text:p><text:s text:c="3"/>4.81</text:p>
          </table:table-cell>
          <table:table-cell office:value-type="float" office:value="175" table:style-name="ce210">
            <text:p><text:s text:c="3"/>175</text:p>
          </table:table-cell>
          <table:table-cell office:value-type="float" office:value="98" table:style-name="ce65">
            <text:p>98</text:p>
          </table:table-cell>
          <table:table-cell office:value-type="float" office:value="77" table:style-name="ce65">
            <text:p>77</text:p>
          </table:table-cell>
          <table:table-cell office:value-type="float" office:value="7.73" table:style-name="ce211">
            <text:p><text:s text:c="3"/>7.73</text:p>
          </table:table-cell>
          <table:table-cell office:value-type="float" office:value="-66" table:style-name="ce212">
            <text:p>－ <text:s text:c="4"/>66</text:p>
          </table:table-cell>
          <table:table-cell office:value-type="float" office:value="-2.91" table:style-name="ce213">
            <text:p>－ <text:s text:c="2"/>2.91</text:p>
          </table:table-cell>
          <table:table-cell office:value-type="float" office:value="172" table:style-name="ce141">
            <text:p><text:s text:c="3"/>172</text:p>
          </table:table-cell>
          <table:table-cell office:value-type="float" office:value="171" table:style-name="ce141">
            <text:p><text:s text:c="3"/>171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7.6" table:style-name="ce142">
            <text:p><text:s text:c="3"/>7.60</text:p>
          </table:table-cell>
          <table:table-cell office:value-type="float" office:value="52" table:style-name="ce143">
            <text:p><text:s text:c="4"/>52</text:p>
          </table:table-cell>
          <table:table-cell office:value-type="float" office:value="52" table:style-name="ce143">
            <text:p><text:s text:c="4"/>5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.2999999999999998" table:style-name="ce142">
            <text:p><text:s text:c="3"/>2.30</text:p>
          </table:table-cell>
          <table:table-cell office:value-type="float" office:value="785" table:style-name="ce140">
            <text:p>785</text:p>
          </table:table-cell>
          <table:table-cell office:value-type="float" office:value="948" table:style-name="ce140">
            <text:p>948</text:p>
          </table:table-cell>
          <table:table-cell office:value-type="float" office:value="1148" table:style-name="ce144">
            <text:p><text:s text:c="3"/>1,148</text:p>
          </table:table-cell>
          <table:table-cell table:style-name="ce71"/>
          <table:table-cell table:number-columns-repeated="16353"/>
        </table:table-row>
        <table:table-row table:style-name="ro14">
          <table:table-cell office:value-type="string" table:style-name="ce127">
            <text:p>福 <text:s/>建 <text:s/>省</text:p>
          </table:table-cell>
          <table:table-cell office:value-type="float" office:value="44684" table:style-name="ce145">
            <text:p><text:s text:c="3"/>44,684</text:p>
          </table:table-cell>
          <table:table-cell office:value-type="float" office:value="152719" table:style-name="ce145">
            <text:p><text:s text:c="3"/>152,719</text:p>
          </table:table-cell>
          <table:table-cell office:value-type="float" office:value="77178" table:style-name="ce145">
            <text:p><text:s text:c="3"/>77,178</text:p>
          </table:table-cell>
          <table:table-cell office:value-type="float" office:value="75541" table:style-name="ce145">
            <text:p><text:s text:c="3"/>75,541</text:p>
          </table:table-cell>
          <table:table-cell office:value-type="float" office:value="80" table:style-name="ce145">
            <text:p><text:s text:c="3"/>80</text:p>
          </table:table-cell>
          <table:table-cell office:value-type="float" office:value="45" table:style-name="ce52">
            <text:p>45</text:p>
          </table:table-cell>
          <table:table-cell office:value-type="float" office:value="35" table:style-name="ce52">
            <text:p>35</text:p>
          </table:table-cell>
          <table:table-cell office:value-type="float" office:value="6.18" table:style-name="ce128">
            <text:p><text:s text:c="3"/>6.18</text:p>
          </table:table-cell>
          <table:table-cell office:value-type="float" office:value="72" table:style-name="ce145">
            <text:p><text:s text:c="3"/>72</text:p>
          </table:table-cell>
          <table:table-cell office:value-type="float" office:value="45" table:style-name="ce52">
            <text:p>45</text:p>
          </table:table-cell>
          <table:table-cell office:value-type="float" office:value="27" table:style-name="ce52">
            <text:p>27</text:p>
          </table:table-cell>
          <table:table-cell office:value-type="float" office:value="5.56" table:style-name="ce128">
            <text:p><text:s text:c="3"/>5.56</text:p>
          </table:table-cell>
          <table:table-cell office:value-type="float" office:value="8" table:style-name="ce218">
            <text:p><text:s text:c="3"/>8</text:p>
          </table:table-cell>
          <table:table-cell office:value-type="float" office:value="0.62" table:style-name="ce219">
            <text:p><text:s text:c="4"/>0.62</text:p>
          </table:table-cell>
          <table:table-cell office:value-type="float" office:value="53" table:style-name="ce146">
            <text:p><text:s text:c="3"/>53</text:p>
          </table:table-cell>
          <table:table-cell office:value-type="float" office:value="52" table:style-name="ce146">
            <text:p><text:s text:c="3"/>52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4.0999999999999996" table:style-name="ce134">
            <text:p><text:s text:c="3"/>4.10</text:p>
          </table:table-cell>
          <table:table-cell office:value-type="float" office:value="24" table:style-name="ce147">
            <text:p><text:s text:c="4"/>24</text:p>
          </table:table-cell>
          <table:table-cell office:value-type="float" office:value="24" table:style-name="ce147">
            <text:p><text:s text:c="4"/>24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.85" table:style-name="ce134">
            <text:p><text:s text:c="3"/>1.85</text:p>
          </table:table-cell>
          <table:table-cell office:value-type="float" office:value="413" table:style-name="ce52">
            <text:p>413</text:p>
          </table:table-cell>
          <table:table-cell office:value-type="float" office:value="551" table:style-name="ce52">
            <text:p>551</text:p>
          </table:table-cell>
          <table:table-cell office:value-type="float" office:value="1359" table:style-name="ce148">
            <text:p><text:s text:c="3"/>1,359</text:p>
          </table:table-cell>
          <table:table-cell table:style-name="ce71"/>
          <table:table-cell table:number-columns-repeated="16353" table:style-name="ce149"/>
        </table:table-row>
        <table:table-row table:style-name="ro27">
          <table:table-cell office:value-type="string" table:style-name="ce138">
            <text:p>金 門 縣</text:p>
          </table:table-cell>
          <table:table-cell office:value-type="float" office:value="41390" table:style-name="ce150">
            <text:p><text:s text:c="3"/>41,390</text:p>
          </table:table-cell>
          <table:table-cell office:value-type="float" office:value="139683" table:style-name="ce210">
            <text:p><text:s text:c="3"/>139,683</text:p>
          </table:table-cell>
          <table:table-cell office:value-type="float" office:value="69705" table:style-name="ce210">
            <text:p><text:s text:c="3"/>69,705</text:p>
          </table:table-cell>
          <table:table-cell office:value-type="float" office:value="69978" table:style-name="ce210">
            <text:p><text:s text:c="3"/>69,978</text:p>
          </table:table-cell>
          <table:table-cell office:value-type="float" office:value="71" table:style-name="ce210">
            <text:p><text:s text:c="3"/>71</text:p>
          </table:table-cell>
          <table:table-cell office:value-type="float" office:value="39" table:style-name="ce65">
            <text:p>39</text:p>
          </table:table-cell>
          <table:table-cell office:value-type="float" office:value="32" table:style-name="ce65">
            <text:p>32</text:p>
          </table:table-cell>
          <table:table-cell office:value-type="float" office:value="6" table:style-name="ce211">
            <text:p><text:s text:c="3"/>6.00</text:p>
          </table:table-cell>
          <table:table-cell office:value-type="float" office:value="66" table:style-name="ce210">
            <text:p><text:s text:c="3"/>66</text:p>
          </table:table-cell>
          <table:table-cell office:value-type="float" office:value="42" table:style-name="ce65">
            <text:p>42</text:p>
          </table:table-cell>
          <table:table-cell office:value-type="float" office:value="24" table:style-name="ce65">
            <text:p>24</text:p>
          </table:table-cell>
          <table:table-cell office:value-type="float" office:value="5.58" table:style-name="ce211">
            <text:p><text:s text:c="3"/>5.58</text:p>
          </table:table-cell>
          <table:table-cell office:value-type="float" office:value="5" table:style-name="ce217">
            <text:p><text:s text:c="3"/>5</text:p>
          </table:table-cell>
          <table:table-cell office:value-type="float" office:value="0.42" table:style-name="ce213">
            <text:p><text:s text:c="4"/>0.42</text:p>
          </table:table-cell>
          <table:table-cell office:value-type="float" office:value="49" table:style-name="ce141">
            <text:p><text:s text:c="3"/>49</text:p>
          </table:table-cell>
          <table:table-cell office:value-type="float" office:value="48" table:style-name="ce141">
            <text:p><text:s text:c="3"/>48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4.1399999999999997" table:style-name="ce142">
            <text:p><text:s text:c="3"/>4.14</text:p>
          </table:table-cell>
          <table:table-cell office:value-type="float" office:value="20" table:style-name="ce143">
            <text:p><text:s text:c="4"/>20</text:p>
          </table:table-cell>
          <table:table-cell office:value-type="float" office:value="20" table:style-name="ce143">
            <text:p><text:s text:c="4"/>20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.69" table:style-name="ce142">
            <text:p><text:s text:c="3"/>1.69</text:p>
          </table:table-cell>
          <table:table-cell office:value-type="float" office:value="358" table:style-name="ce140">
            <text:p>358</text:p>
          </table:table-cell>
          <table:table-cell office:value-type="float" office:value="484" table:style-name="ce140">
            <text:p>484</text:p>
          </table:table-cell>
          <table:table-cell office:value-type="float" office:value="1134" table:style-name="ce144">
            <text:p><text:s text:c="3"/>1,134</text:p>
          </table:table-cell>
          <table:table-cell table:style-name="ce71"/>
          <table:table-cell table:number-columns-repeated="16353"/>
        </table:table-row>
        <table:table-row table:style-name="ro33">
          <table:table-cell office:value-type="string" table:style-name="ce189">
            <text:p>連 江 縣</text:p>
          </table:table-cell>
          <table:table-cell office:value-type="float" office:value="3294" table:style-name="ce190">
            <text:p><text:s text:c="3"/>3,294</text:p>
          </table:table-cell>
          <table:table-cell office:value-type="float" office:value="13036" table:style-name="ce220">
            <text:p><text:s text:c="3"/>13,036</text:p>
          </table:table-cell>
          <table:table-cell office:value-type="float" office:value="7473" table:style-name="ce220">
            <text:p><text:s text:c="3"/>7,473</text:p>
          </table:table-cell>
          <table:table-cell office:value-type="float" office:value="5563" table:style-name="ce220">
            <text:p><text:s text:c="3"/>5,563</text:p>
          </table:table-cell>
          <table:table-cell office:value-type="float" office:value="9" table:style-name="ce220">
            <text:p><text:s text:c="3"/>9</text:p>
          </table:table-cell>
          <table:table-cell office:value-type="float" office:value="6" table:style-name="ce187">
            <text:p>6</text:p>
          </table:table-cell>
          <table:table-cell office:value-type="float" office:value="3" table:style-name="ce187">
            <text:p>3</text:p>
          </table:table-cell>
          <table:table-cell office:value-type="float" office:value="8.15" table:style-name="ce221">
            <text:p><text:s text:c="3"/>8.15</text:p>
          </table:table-cell>
          <table:table-cell office:value-type="float" office:value="6" table:style-name="ce220">
            <text:p><text:s text:c="3"/>6</text:p>
          </table:table-cell>
          <table:table-cell office:value-type="float" office:value="3" table:style-name="ce187">
            <text:p>3</text:p>
          </table:table-cell>
          <table:table-cell office:value-type="float" office:value="3" table:style-name="ce187">
            <text:p>3</text:p>
          </table:table-cell>
          <table:table-cell office:value-type="float" office:value="5.43" table:style-name="ce221">
            <text:p><text:s text:c="3"/>5.4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2.72" table:style-name="ce223">
            <text:p>2.72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3.62" table:style-name="ce195">
            <text:p><text:s text:c="3"/>3.62</text:p>
          </table:table-cell>
          <table:table-cell office:value-type="float" office:value="4" table:style-name="ce196">
            <text:p><text:s text:c="4"/>4</text:p>
          </table:table-cell>
          <table:table-cell office:value-type="float" office:value="4" table:style-name="ce196">
            <text:p><text:s text:c="4"/>4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3.62" table:style-name="ce192">
            <text:p><text:s text:c="3"/>3.62</text:p>
          </table:table-cell>
          <table:table-cell office:value-type="float" office:value="55" table:style-name="ce191">
            <text:p>55</text:p>
          </table:table-cell>
          <table:table-cell office:value-type="float" office:value="67" table:style-name="ce191">
            <text:p>67</text:p>
          </table:table-cell>
          <table:table-cell office:value-type="float" office:value="225" table:style-name="ce197">
            <text:p><text:s text:c="3"/>225</text:p>
          </table:table-cell>
          <table:table-cell table:style-name="ce71"/>
          <table:table-cell table:number-columns-repeated="16353"/>
        </table:table-row>
        <table:table-row table:style-name="ro34">
          <table:table-cell table:style-name="ce33"/>
          <table:table-cell office:value-type="string" table:style-name="ce151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102"/>
          <table:table-cell table:number-columns-repeated="3" table:style-name="ce33"/>
          <table:table-cell table:style-name="ce103"/>
          <table:table-cell table:style-name="ce104"/>
          <table:table-cell table:style-name="ce57"/>
          <table:table-cell table:style-name="ce111"/>
          <table:table-cell table:number-columns-repeated="13" table:style-name="ce33"/>
          <table:table-cell office:value-type="string" office:string-value="                內政部戶政司 民國 109 年 6 月 8 日編製" table:formula="of:=['年月別新(結婚性別)'.AE51]" table:style-name="ce152">
            <text:p><text:s text:c="16"/>內政部戶政司 民國 109 年 6 月 8 日編製</text:p>
          </table:table-cell>
          <table:table-cell table:number-columns-repeated="16354"/>
        </table:table-row>
        <table:table-row table:style-name="ro35">
          <table:table-cell table:style-name="ce33"/>
          <table:table-cell office:value-type="string" table:style-name="ce151">
            <text:p><text:s text:c="14"/>2.本表相同性別2人之結婚及終止結婚資料係自108年5月24日起統計。</text:p>
          </table:table-cell>
          <table:table-cell table:number-columns-repeated="12" table:style-name="ce33"/>
          <table:table-cell table:style-name="ce57"/>
          <table:table-cell table:style-name="ce111"/>
          <table:table-cell table:number-columns-repeated="11" table:style-name="ce33"/>
          <table:table-cell table:number-columns-repeated="2" table:style-name="ce153"/>
          <table:table-cell table:number-columns-repeated="16355" table:style-name="ce33"/>
        </table:table-row>
        <table:table-row table:style-name="ro36">
          <table:table-cell table:style-name="ce154"/>
          <table:table-cell table:number-columns-repeated="13" table:style-name="ce33"/>
          <table:table-cell table:style-name="ce57"/>
          <table:table-cell table:style-name="ce111"/>
          <table:table-cell table:number-columns-repeated="16368" table:style-name="ce33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Titles" table:cell-range-address="縣市別新.$A$1:縣市別新.$A$65536" table:base-cell-address="縣市別新.$A$1"/>
        </table:named-expressions>
      </table:table>
      <table:table table:name="年齡結構" table:style-name="ta3">
        <table:table-column table:style-name="co28" table:default-cell-style-name="ce1"/>
        <table:table-column table:style-name="co8" table:default-cell-style-name="ce1"/>
        <table:table-column table:style-name="co22" table:default-cell-style-name="ce1"/>
        <table:table-column table:style-name="co17" table:default-cell-style-name="ce1"/>
        <table:table-column table:style-name="co29" table:default-cell-style-name="ce1"/>
        <table:table-column table:style-name="co30" table:default-cell-style-name="ce1"/>
        <table:table-column table:style-name="co31" table:number-columns-repeated="2" table:default-cell-style-name="ce1"/>
        <table:table-column table:style-name="co32" table:default-cell-style-name="ce1"/>
        <table:table-column table:style-name="co8" table:default-cell-style-name="ce1"/>
        <table:table-column table:style-name="co1" table:default-cell-style-name="ce1"/>
        <table:table-column table:style-name="co30" table:default-cell-style-name="ce1"/>
        <table:table-column table:style-name="co33" table:default-cell-style-name="ce1"/>
        <table:table-column table:style-name="co1" table:default-cell-style-name="ce1"/>
        <table:table-column table:style-name="co30" table:default-cell-style-name="ce1"/>
        <table:table-column table:style-name="co31" table:default-cell-style-name="ce1"/>
        <table:table-column table:style-name="co34" table:default-cell-style-name="ce1"/>
        <table:table-column table:style-name="co8" table:default-cell-style-name="ce1"/>
        <table:table-column table:style-name="co30" table:default-cell-style-name="ce1"/>
        <table:table-column table:style-name="co31" table:default-cell-style-name="ce1"/>
        <table:table-column table:style-name="co33" table:default-cell-style-name="ce1"/>
        <table:table-column table:style-name="co17" table:default-cell-style-name="ce1"/>
        <table:table-column table:style-name="co26" table:default-cell-style-name="ce1"/>
        <table:table-column table:style-name="co30" table:default-cell-style-name="ce1"/>
        <table:table-column table:style-name="co35" table:default-cell-style-name="ce1"/>
        <table:table-column table:style-name="co23" table:default-cell-style-name="ce1"/>
        <table:table-column table:style-name="co36" table:number-columns-repeated="16358" table:default-cell-style-name="ce1"/>
        <table:table-row table:style-name="ro28">
          <table:table-cell office:value-type="string" table:number-columns-spanned="25" table:number-rows-spanned="1" table:style-name="ce341">
            <text:p>各 縣 市 人 口 年 齡 結 構 統 計 表</text:p>
          </table:table-cell>
          <table:covered-table-cell table:number-columns-repeated="24"/>
          <table:table-cell table:number-columns-repeated="16359" table:style-name="ce1"/>
        </table:table-row>
        <table:table-row table:style-name="ro37">
          <table:table-cell table:style-name="ce32"/>
          <table:table-cell table:number-columns-repeated="8" table:style-name="ce29"/>
          <table:table-cell table:style-name="ce1"/>
          <table:table-cell office:value-type="string" table:style-name="ce31">
            <text:p>中 華 民 國 109 年 5 月 底</text:p>
          </table:table-cell>
          <table:table-cell table:style-name="ce30"/>
          <table:table-cell table:number-columns-repeated="9" table:style-name="ce29"/>
          <table:table-cell table:number-columns-repeated="3" table:style-name="ce1"/>
          <table:table-cell office:value-type="string" table:style-name="ce28">
            <text:p>單位：人；％</text:p>
          </table:table-cell>
          <table:table-cell table:number-columns-repeated="16359" table:style-name="ce1"/>
        </table:table-row>
        <table:table-row table:style-name="ro38">
          <table:table-cell office:value-type="string" table:number-columns-spanned="1" table:number-rows-spanned="3" table:style-name="ce375">
            <text:p>區域別</text:p>
          </table:table-cell>
          <table:table-cell office:value-type="string" table:number-columns-spanned="4" table:number-rows-spanned="2" table:style-name="ce372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72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74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72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72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73">
            <text:p>20歲以上</text:p>
          </table:table-cell>
          <table:covered-table-cell table:number-columns-repeated="3"/>
          <table:table-cell table:number-columns-repeated="16359" table:style-name="ce7"/>
        </table:table-row>
        <table:table-row table:style-name="ro39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7"/>
        </table:table-row>
        <table:table-row table:style-name="ro16">
          <table:covered-table-cell/>
          <table:table-cell office:value-type="string" table:style-name="ce27">
            <text:p>計</text:p>
          </table:table-cell>
          <table:table-cell office:value-type="string" table:style-name="ce27">
            <text:p>男</text:p>
          </table:table-cell>
          <table:table-cell office:value-type="string" table:style-name="ce27">
            <text:p>女</text:p>
          </table:table-cell>
          <table:table-cell office:value-type="string" table:style-name="ce27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5">
            <text:p>％</text:p>
          </table:table-cell>
          <table:table-cell table:number-columns-repeated="16359" table:style-name="ce7"/>
        </table:table-row>
        <table:table-row table:style-name="ro40">
          <table:table-cell office:value-type="string" table:style-name="ce24">
            <text:p>總 <text:s text:c="5"/>計</text:p>
          </table:table-cell>
          <table:table-cell office:value-type="float" office:value="23586562" table:style-name="ce23">
            <text:p>23,586,562</text:p>
          </table:table-cell>
          <table:table-cell office:value-type="float" office:value="11691334" table:style-name="ce21">
            <text:p>11,691,334</text:p>
          </table:table-cell>
          <table:table-cell office:value-type="float" office:value="11895228" table:style-name="ce21">
            <text:p>11,895,228</text:p>
          </table:table-cell>
          <table:table-cell office:value-type="float" office:value="100" table:style-name="ce22">
            <text:p>100.00</text:p>
          </table:table-cell>
          <table:table-cell office:value-type="float" office:value="2990820" table:style-name="ce21">
            <text:p>2,990,820</text:p>
          </table:table-cell>
          <table:table-cell office:value-type="float" office:value="1553425" table:style-name="ce21">
            <text:p>1,553,425</text:p>
          </table:table-cell>
          <table:table-cell office:value-type="float" office:value="1437395" table:style-name="ce21">
            <text:p>1,437,395</text:p>
          </table:table-cell>
          <table:table-cell office:value-type="float" office:value="12.680186285733377" table:style-name="ce22">
            <text:p>12.68</text:p>
          </table:table-cell>
          <table:table-cell office:value-type="float" office:value="16910436" table:style-name="ce21">
            <text:p>16,910,436</text:p>
          </table:table-cell>
          <table:table-cell office:value-type="float" office:value="8456131" table:style-name="ce21">
            <text:p>8,456,131</text:p>
          </table:table-cell>
          <table:table-cell office:value-type="float" office:value="8454305" table:style-name="ce21">
            <text:p>8,454,305</text:p>
          </table:table-cell>
          <table:table-cell office:value-type="float" office:value="71.69521357118515" table:style-name="ce22">
            <text:p>71.70</text:p>
          </table:table-cell>
          <table:table-cell office:value-type="float" office:value="3685306" table:style-name="ce21">
            <text:p>3,685,306</text:p>
          </table:table-cell>
          <table:table-cell office:value-type="float" office:value="1681778" table:style-name="ce21">
            <text:p>1,681,778</text:p>
          </table:table-cell>
          <table:table-cell office:value-type="float" office:value="2003528" table:style-name="ce21">
            <text:p>2,003,528</text:p>
          </table:table-cell>
          <table:table-cell office:value-type="float" office:value="15.624600143081471" table:style-name="ce22">
            <text:p>15.62</text:p>
          </table:table-cell>
          <table:table-cell office:value-type="float" office:value="10396899" table:style-name="ce21">
            <text:p>10,396,899</text:p>
          </table:table-cell>
          <table:table-cell office:value-type="float" office:value="5235215" table:style-name="ce21">
            <text:p>5,235,215</text:p>
          </table:table-cell>
          <table:table-cell office:value-type="float" office:value="5161684" table:style-name="ce21">
            <text:p>5,161,684</text:p>
          </table:table-cell>
          <table:table-cell office:value-type="float" office:value="44.079756091625391" table:style-name="ce22">
            <text:p>44.08</text:p>
          </table:table-cell>
          <table:table-cell office:value-type="float" office:value="19378010" table:style-name="ce21">
            <text:p>19,378,010</text:p>
          </table:table-cell>
          <table:table-cell office:value-type="float" office:value="9502402" table:style-name="ce21">
            <text:p>9,502,402</text:p>
          </table:table-cell>
          <table:table-cell office:value-type="float" office:value="9875608" table:style-name="ce21">
            <text:p>9,875,608</text:p>
          </table:table-cell>
          <table:table-cell office:value-type="float" office:value="82.156992612997186" table:style-name="ce20">
            <text:p>82.16</text:p>
          </table:table-cell>
          <table:table-cell table:style-name="ce19"/>
          <table:table-cell table:number-columns-repeated="16358" table:style-name="ce18"/>
        </table:table-row>
        <table:table-row table:style-name="ro24">
          <table:table-cell office:value-type="string" table:style-name="ce17">
            <text:p>新 北 市</text:p>
          </table:table-cell>
          <table:table-cell office:value-type="float" office:value="4026407" table:style-name="ce16">
            <text:p>4,026,407</text:p>
          </table:table-cell>
          <table:table-cell office:value-type="float" office:value="1966707" table:style-name="ce14">
            <text:p>1,966,707</text:p>
          </table:table-cell>
          <table:table-cell office:value-type="float" office:value="2059700" table:style-name="ce14">
            <text:p>2,059,700</text:p>
          </table:table-cell>
          <table:table-cell office:value-type="float" office:value="100" table:style-name="ce15">
            <text:p>100.00</text:p>
          </table:table-cell>
          <table:table-cell office:value-type="float" office:value="485687" table:style-name="ce14">
            <text:p>485,687</text:p>
          </table:table-cell>
          <table:table-cell office:value-type="float" office:value="251749" table:style-name="ce14">
            <text:p>251,749</text:p>
          </table:table-cell>
          <table:table-cell office:value-type="float" office:value="233938" table:style-name="ce14">
            <text:p>233,938</text:p>
          </table:table-cell>
          <table:table-cell office:value-type="float" office:value="12.062541119166543" table:style-name="ce15">
            <text:p>12.06</text:p>
          </table:table-cell>
          <table:table-cell office:value-type="float" office:value="2944242" table:style-name="ce14">
            <text:p>2,944,242</text:p>
          </table:table-cell>
          <table:table-cell office:value-type="float" office:value="1445443" table:style-name="ce14">
            <text:p>1,445,443</text:p>
          </table:table-cell>
          <table:table-cell office:value-type="float" office:value="1498799" table:style-name="ce14">
            <text:p>1,498,799</text:p>
          </table:table-cell>
          <table:table-cell office:value-type="float" office:value="73.123308200090051" table:style-name="ce15">
            <text:p>73.12</text:p>
          </table:table-cell>
          <table:table-cell office:value-type="float" office:value="596478" table:style-name="ce14">
            <text:p>596,478</text:p>
          </table:table-cell>
          <table:table-cell office:value-type="float" office:value="269515" table:style-name="ce14">
            <text:p>269,515</text:p>
          </table:table-cell>
          <table:table-cell office:value-type="float" office:value="326963" table:style-name="ce14">
            <text:p>326,963</text:p>
          </table:table-cell>
          <table:table-cell office:value-type="float" office:value="14.814150680743401" table:style-name="ce15">
            <text:p>14.81</text:p>
          </table:table-cell>
          <table:table-cell office:value-type="float" office:value="1804550" table:style-name="ce14">
            <text:p>1,804,550</text:p>
          </table:table-cell>
          <table:table-cell office:value-type="float" office:value="903259" table:style-name="ce14">
            <text:p>903,259</text:p>
          </table:table-cell>
          <table:table-cell office:value-type="float" office:value="901291" table:style-name="ce14">
            <text:p>901,291</text:p>
          </table:table-cell>
          <table:table-cell office:value-type="float" office:value="44.817873602941773" table:style-name="ce15">
            <text:p>44.82</text:p>
          </table:table-cell>
          <table:table-cell office:value-type="float" office:value="3341109" table:style-name="ce14">
            <text:p>3,341,109</text:p>
          </table:table-cell>
          <table:table-cell office:value-type="float" office:value="1610790" table:style-name="ce14">
            <text:p>1,610,790</text:p>
          </table:table-cell>
          <table:table-cell office:value-type="float" office:value="1730319" table:style-name="ce14">
            <text:p>1,730,319</text:p>
          </table:table-cell>
          <table:table-cell office:value-type="float" office:value="82.979912363553908" table:style-name="ce13">
            <text:p>82.98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7">
            <text:p>臺 北 市</text:p>
          </table:table-cell>
          <table:table-cell office:value-type="float" office:value="2626385" table:style-name="ce16">
            <text:p>2,626,385</text:p>
          </table:table-cell>
          <table:table-cell office:value-type="float" office:value="1250381" table:style-name="ce224">
            <text:p>1,250,381</text:p>
          </table:table-cell>
          <table:table-cell office:value-type="float" office:value="1376004" table:style-name="ce224">
            <text:p>1,376,004</text:p>
          </table:table-cell>
          <table:table-cell office:value-type="float" office:value="100" table:style-name="ce225">
            <text:p>100.00</text:p>
          </table:table-cell>
          <table:table-cell office:value-type="float" office:value="349746" table:style-name="ce224">
            <text:p>349,746</text:p>
          </table:table-cell>
          <table:table-cell office:value-type="float" office:value="181063" table:style-name="ce224">
            <text:p>181,063</text:p>
          </table:table-cell>
          <table:table-cell office:value-type="float" office:value="168683" table:style-name="ce224">
            <text:p>168,683</text:p>
          </table:table-cell>
          <table:table-cell office:value-type="float" office:value="13.316631034673135" table:style-name="ce225">
            <text:p>13.32</text:p>
          </table:table-cell>
          <table:table-cell office:value-type="float" office:value="1791167" table:style-name="ce224">
            <text:p>1,791,167</text:p>
          </table:table-cell>
          <table:table-cell office:value-type="float" office:value="853321" table:style-name="ce224">
            <text:p>853,321</text:p>
          </table:table-cell>
          <table:table-cell office:value-type="float" office:value="937846" table:style-name="ce224">
            <text:p>937,846</text:p>
          </table:table-cell>
          <table:table-cell office:value-type="float" office:value="68.19895026814423" table:style-name="ce225">
            <text:p>68.20</text:p>
          </table:table-cell>
          <table:table-cell office:value-type="float" office:value="485472" table:style-name="ce224">
            <text:p>485,472</text:p>
          </table:table-cell>
          <table:table-cell office:value-type="float" office:value="215997" table:style-name="ce224">
            <text:p>215,997</text:p>
          </table:table-cell>
          <table:table-cell office:value-type="float" office:value="269475" table:style-name="ce14">
            <text:p>269,475</text:p>
          </table:table-cell>
          <table:table-cell office:value-type="float" office:value="18.48441869718263" table:style-name="ce15">
            <text:p>18.48</text:p>
          </table:table-cell>
          <table:table-cell office:value-type="float" office:value="1089576" table:style-name="ce14">
            <text:p>1,089,576</text:p>
          </table:table-cell>
          <table:table-cell office:value-type="float" office:value="523068" table:style-name="ce14">
            <text:p>523,068</text:p>
          </table:table-cell>
          <table:table-cell office:value-type="float" office:value="566508" table:style-name="ce14">
            <text:p>566,508</text:p>
          </table:table-cell>
          <table:table-cell office:value-type="float" office:value="41.48576846121189" table:style-name="ce15">
            <text:p>41.49</text:p>
          </table:table-cell>
          <table:table-cell office:value-type="float" office:value="2161944" table:style-name="ce14">
            <text:p>2,161,944</text:p>
          </table:table-cell>
          <table:table-cell office:value-type="float" office:value="1009603" table:style-name="ce14">
            <text:p>1,009,603</text:p>
          </table:table-cell>
          <table:table-cell office:value-type="float" office:value="1152341" table:style-name="ce14">
            <text:p>1,152,341</text:p>
          </table:table-cell>
          <table:table-cell office:value-type="float" office:value="82.316339759783887" table:style-name="ce13">
            <text:p>82.32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7">
            <text:p>桃 園 市</text:p>
          </table:table-cell>
          <table:table-cell office:value-type="float" office:value="2256665" table:style-name="ce16">
            <text:p>2,256,665</text:p>
          </table:table-cell>
          <table:table-cell office:value-type="float" office:value="1119101" table:style-name="ce224">
            <text:p>1,119,101</text:p>
          </table:table-cell>
          <table:table-cell office:value-type="float" office:value="1137564" table:style-name="ce224">
            <text:p>1,137,564</text:p>
          </table:table-cell>
          <table:table-cell office:value-type="float" office:value="100" table:style-name="ce225">
            <text:p>100.00</text:p>
          </table:table-cell>
          <table:table-cell office:value-type="float" office:value="333151" table:style-name="ce224">
            <text:p>333,151</text:p>
          </table:table-cell>
          <table:table-cell office:value-type="float" office:value="173279" table:style-name="ce224">
            <text:p>173,279</text:p>
          </table:table-cell>
          <table:table-cell office:value-type="float" office:value="159872" table:style-name="ce224">
            <text:p>159,872</text:p>
          </table:table-cell>
          <table:table-cell office:value-type="float" office:value="14.76297988403241" table:style-name="ce225">
            <text:p>14.76</text:p>
          </table:table-cell>
          <table:table-cell office:value-type="float" office:value="1642548" table:style-name="ce224">
            <text:p>1,642,548</text:p>
          </table:table-cell>
          <table:table-cell office:value-type="float" office:value="816910" table:style-name="ce224">
            <text:p>816,910</text:p>
          </table:table-cell>
          <table:table-cell office:value-type="float" office:value="825638" table:style-name="ce224">
            <text:p>825,638</text:p>
          </table:table-cell>
          <table:table-cell office:value-type="float" office:value="72.786523476014381" table:style-name="ce225">
            <text:p>72.79</text:p>
          </table:table-cell>
          <table:table-cell office:value-type="float" office:value="280966" table:style-name="ce224">
            <text:p>280,966</text:p>
          </table:table-cell>
          <table:table-cell office:value-type="float" office:value="128912" table:style-name="ce224">
            <text:p>128,912</text:p>
          </table:table-cell>
          <table:table-cell office:value-type="float" office:value="152054" table:style-name="ce14">
            <text:p>152,054</text:p>
          </table:table-cell>
          <table:table-cell office:value-type="float" office:value="12.450496639953206" table:style-name="ce15">
            <text:p>12.45</text:p>
          </table:table-cell>
          <table:table-cell office:value-type="float" office:value="1046651" table:style-name="ce14">
            <text:p>1,046,651</text:p>
          </table:table-cell>
          <table:table-cell office:value-type="float" office:value="523628" table:style-name="ce14">
            <text:p>523,628</text:p>
          </table:table-cell>
          <table:table-cell office:value-type="float" office:value="523023" table:style-name="ce14">
            <text:p>523,023</text:p>
          </table:table-cell>
          <table:table-cell office:value-type="float" office:value="46.380433072697983" table:style-name="ce15">
            <text:p>46.38</text:p>
          </table:table-cell>
          <table:table-cell office:value-type="float" office:value="1795627" table:style-name="ce14">
            <text:p>1,795,627</text:p>
          </table:table-cell>
          <table:table-cell office:value-type="float" office:value="878836" table:style-name="ce14">
            <text:p>878,836</text:p>
          </table:table-cell>
          <table:table-cell office:value-type="float" office:value="916791" table:style-name="ce14">
            <text:p>916,791</text:p>
          </table:table-cell>
          <table:table-cell office:value-type="float" office:value="79.569940598183607" table:style-name="ce13">
            <text:p>79.57</text:p>
          </table:table-cell>
          <table:table-cell table:number-columns-repeated="16359" table:style-name="ce7"/>
        </table:table-row>
        <table:table-row table:style-name="ro28">
          <table:table-cell office:value-type="string" table:style-name="ce17">
            <text:p>臺 中 市</text:p>
          </table:table-cell>
          <table:table-cell office:value-type="float" office:value="2816494" table:style-name="ce16">
            <text:p>2,816,494</text:p>
          </table:table-cell>
          <table:table-cell office:value-type="float" office:value="1384154" table:style-name="ce224">
            <text:p>1,384,154</text:p>
          </table:table-cell>
          <table:table-cell office:value-type="float" office:value="1432340" table:style-name="ce224">
            <text:p>1,432,340</text:p>
          </table:table-cell>
          <table:table-cell office:value-type="float" office:value="100" table:style-name="ce225">
            <text:p>100.00</text:p>
          </table:table-cell>
          <table:table-cell office:value-type="float" office:value="398099" table:style-name="ce224">
            <text:p>398,099</text:p>
          </table:table-cell>
          <table:table-cell office:value-type="float" office:value="206748" table:style-name="ce224">
            <text:p>206,748</text:p>
          </table:table-cell>
          <table:table-cell office:value-type="float" office:value="191351" table:style-name="ce224">
            <text:p>191,351</text:p>
          </table:table-cell>
          <table:table-cell office:value-type="float" office:value="14.134558781236532" table:style-name="ce225">
            <text:p>14.13</text:p>
          </table:table-cell>
          <table:table-cell office:value-type="float" office:value="2046680" table:style-name="ce224">
            <text:p>2,046,680</text:p>
          </table:table-cell>
          <table:table-cell office:value-type="float" office:value="1007824" table:style-name="ce224">
            <text:p>1,007,824</text:p>
          </table:table-cell>
          <table:table-cell office:value-type="float" office:value="1038856" table:style-name="ce224">
            <text:p>1,038,856</text:p>
          </table:table-cell>
          <table:table-cell office:value-type="float" office:value="72.667649922208241" table:style-name="ce225">
            <text:p>72.67</text:p>
          </table:table-cell>
          <table:table-cell office:value-type="float" office:value="371715" table:style-name="ce224">
            <text:p>371,715</text:p>
          </table:table-cell>
          <table:table-cell office:value-type="float" office:value="169582" table:style-name="ce224">
            <text:p>169,582</text:p>
          </table:table-cell>
          <table:table-cell office:value-type="float" office:value="202133" table:style-name="ce14">
            <text:p>202,133</text:p>
          </table:table-cell>
          <table:table-cell office:value-type="float" office:value="13.19779129655522" table:style-name="ce15">
            <text:p>13.20</text:p>
          </table:table-cell>
          <table:table-cell office:value-type="float" office:value="1288047" table:style-name="ce14">
            <text:p>1,288,047</text:p>
          </table:table-cell>
          <table:table-cell office:value-type="float" office:value="640644" table:style-name="ce14">
            <text:p>640,644</text:p>
          </table:table-cell>
          <table:table-cell office:value-type="float" office:value="647403" table:style-name="ce14">
            <text:p>647,403</text:p>
          </table:table-cell>
          <table:table-cell office:value-type="float" office:value="45.73228276005559" table:style-name="ce15">
            <text:p>45.73</text:p>
          </table:table-cell>
          <table:table-cell office:value-type="float" office:value="2262398" table:style-name="ce14">
            <text:p>2,262,398</text:p>
          </table:table-cell>
          <table:table-cell office:value-type="float" office:value="1096684" table:style-name="ce14">
            <text:p>1,096,684</text:p>
          </table:table-cell>
          <table:table-cell office:value-type="float" office:value="1165714" table:style-name="ce14">
            <text:p>1,165,714</text:p>
          </table:table-cell>
          <table:table-cell office:value-type="float" office:value="80.326746657369057" table:style-name="ce13">
            <text:p>80.33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7">
            <text:p>臺 南 市</text:p>
          </table:table-cell>
          <table:table-cell office:value-type="float" office:value="1878253" table:style-name="ce16">
            <text:p>1,878,253</text:p>
          </table:table-cell>
          <table:table-cell office:value-type="float" office:value="935746" table:style-name="ce224">
            <text:p>935,746</text:p>
          </table:table-cell>
          <table:table-cell office:value-type="float" office:value="942507" table:style-name="ce224">
            <text:p>942,507</text:p>
          </table:table-cell>
          <table:table-cell office:value-type="float" office:value="100" table:style-name="ce225">
            <text:p>100.00</text:p>
          </table:table-cell>
          <table:table-cell office:value-type="float" office:value="226027" table:style-name="ce224">
            <text:p>226,027</text:p>
          </table:table-cell>
          <table:table-cell office:value-type="float" office:value="117203" table:style-name="ce224">
            <text:p>117,203</text:p>
          </table:table-cell>
          <table:table-cell office:value-type="float" office:value="108824" table:style-name="ce224">
            <text:p>108,824</text:p>
          </table:table-cell>
          <table:table-cell office:value-type="float" office:value="12.03389532720033" table:style-name="ce225">
            <text:p>12.03</text:p>
          </table:table-cell>
          <table:table-cell office:value-type="float" office:value="1350867" table:style-name="ce224">
            <text:p>1,350,867</text:p>
          </table:table-cell>
          <table:table-cell office:value-type="float" office:value="680162" table:style-name="ce224">
            <text:p>680,162</text:p>
          </table:table-cell>
          <table:table-cell office:value-type="float" office:value="670705" table:style-name="ce224">
            <text:p>670,705</text:p>
          </table:table-cell>
          <table:table-cell office:value-type="float" office:value="71.921461059825276" table:style-name="ce225">
            <text:p>71.92</text:p>
          </table:table-cell>
          <table:table-cell office:value-type="float" office:value="301359" table:style-name="ce224">
            <text:p>301,359</text:p>
          </table:table-cell>
          <table:table-cell office:value-type="float" office:value="138381" table:style-name="ce224">
            <text:p>138,381</text:p>
          </table:table-cell>
          <table:table-cell office:value-type="float" office:value="162978" table:style-name="ce14">
            <text:p>162,978</text:p>
          </table:table-cell>
          <table:table-cell office:value-type="float" office:value="16.044643612974397" table:style-name="ce15">
            <text:p>16.04</text:p>
          </table:table-cell>
          <table:table-cell office:value-type="float" office:value="822926" table:style-name="ce14">
            <text:p>822,926</text:p>
          </table:table-cell>
          <table:table-cell office:value-type="float" office:value="416667" table:style-name="ce14">
            <text:p>416,667</text:p>
          </table:table-cell>
          <table:table-cell office:value-type="float" office:value="406259" table:style-name="ce14">
            <text:p>406,259</text:p>
          </table:table-cell>
          <table:table-cell office:value-type="float" office:value="43.813373384735712" table:style-name="ce15">
            <text:p>43.81</text:p>
          </table:table-cell>
          <table:table-cell office:value-type="float" office:value="1560666" table:style-name="ce14">
            <text:p>1,560,666</text:p>
          </table:table-cell>
          <table:table-cell office:value-type="float" office:value="770805" table:style-name="ce14">
            <text:p>770,805</text:p>
          </table:table-cell>
          <table:table-cell office:value-type="float" office:value="789861" table:style-name="ce14">
            <text:p>789,861</text:p>
          </table:table-cell>
          <table:table-cell office:value-type="float" office:value="83.091362026308488" table:style-name="ce13">
            <text:p>83.09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7">
            <text:p>高 雄 市</text:p>
          </table:table-cell>
          <table:table-cell office:value-type="float" office:value="2772834" table:style-name="ce16">
            <text:p>2,772,834</text:p>
          </table:table-cell>
          <table:table-cell office:value-type="float" office:value="1368690" table:style-name="ce224">
            <text:p>1,368,690</text:p>
          </table:table-cell>
          <table:table-cell office:value-type="float" office:value="1404144" table:style-name="ce224">
            <text:p>1,404,144</text:p>
          </table:table-cell>
          <table:table-cell office:value-type="float" office:value="100" table:style-name="ce225">
            <text:p>100.00</text:p>
          </table:table-cell>
          <table:table-cell office:value-type="float" office:value="326464" table:style-name="ce224">
            <text:p>326,464</text:p>
          </table:table-cell>
          <table:table-cell office:value-type="float" office:value="169464" table:style-name="ce224">
            <text:p>169,464</text:p>
          </table:table-cell>
          <table:table-cell office:value-type="float" office:value="157000" table:style-name="ce224">
            <text:p>157,000</text:p>
          </table:table-cell>
          <table:table-cell office:value-type="float" office:value="11.773658286071218" table:style-name="ce225">
            <text:p>11.77</text:p>
          </table:table-cell>
          <table:table-cell office:value-type="float" office:value="1998341" table:style-name="ce224">
            <text:p>1,998,341</text:p>
          </table:table-cell>
          <table:table-cell office:value-type="float" office:value="995562" table:style-name="ce224">
            <text:p>995,562</text:p>
          </table:table-cell>
          <table:table-cell office:value-type="float" office:value="1002779" table:style-name="ce224">
            <text:p>1,002,779</text:p>
          </table:table-cell>
          <table:table-cell office:value-type="float" office:value="72.068540706006928" table:style-name="ce225">
            <text:p>72.07</text:p>
          </table:table-cell>
          <table:table-cell office:value-type="float" office:value="448029" table:style-name="ce224">
            <text:p>448,029</text:p>
          </table:table-cell>
          <table:table-cell office:value-type="float" office:value="203664" table:style-name="ce224">
            <text:p>203,664</text:p>
          </table:table-cell>
          <table:table-cell office:value-type="float" office:value="244365" table:style-name="ce14">
            <text:p>244,365</text:p>
          </table:table-cell>
          <table:table-cell office:value-type="float" office:value="16.157801007921861" table:style-name="ce15">
            <text:p>16.16</text:p>
          </table:table-cell>
          <table:table-cell office:value-type="float" office:value="1224498" table:style-name="ce14">
            <text:p>1,224,498</text:p>
          </table:table-cell>
          <table:table-cell office:value-type="float" office:value="615968" table:style-name="ce14">
            <text:p>615,968</text:p>
          </table:table-cell>
          <table:table-cell office:value-type="float" office:value="608530" table:style-name="ce14">
            <text:p>608,530</text:p>
          </table:table-cell>
          <table:table-cell office:value-type="float" office:value="44.160523132650567" table:style-name="ce15">
            <text:p>44.16</text:p>
          </table:table-cell>
          <table:table-cell office:value-type="float" office:value="2308534" table:style-name="ce14">
            <text:p>2,308,534</text:p>
          </table:table-cell>
          <table:table-cell office:value-type="float" office:value="1127529" table:style-name="ce14">
            <text:p>1,127,529</text:p>
          </table:table-cell>
          <table:table-cell office:value-type="float" office:value="1181005" table:style-name="ce14">
            <text:p>1,181,005</text:p>
          </table:table-cell>
          <table:table-cell office:value-type="float" office:value="83.25539862826264" table:style-name="ce13">
            <text:p>83.26</text:p>
          </table:table-cell>
          <table:table-cell table:number-columns-repeated="16359" table:style-name="ce7"/>
        </table:table-row>
        <table:table-row table:style-name="ro41">
          <table:table-cell office:value-type="string" table:style-name="ce17">
            <text:p><text:s/>臺 灣 省<text:s/></text:p>
          </table:table-cell>
          <table:table-cell office:value-type="float" office:value="7056805" table:style-name="ce16">
            <text:p>7,056,805</text:p>
          </table:table-cell>
          <table:table-cell office:value-type="float" office:value="3589377" table:style-name="ce224">
            <text:p>3,589,377</text:p>
          </table:table-cell>
          <table:table-cell office:value-type="float" office:value="3467428" table:style-name="ce224">
            <text:p>3,467,428</text:p>
          </table:table-cell>
          <table:table-cell office:value-type="float" office:value="100" table:style-name="ce225">
            <text:p>100.00</text:p>
          </table:table-cell>
          <table:table-cell office:value-type="float" office:value="857529" table:style-name="ce224">
            <text:p>857,529</text:p>
          </table:table-cell>
          <table:table-cell office:value-type="float" office:value="446556" table:style-name="ce224">
            <text:p>446,556</text:p>
          </table:table-cell>
          <table:table-cell office:value-type="float" office:value="410973" table:style-name="ce224">
            <text:p>410,973</text:p>
          </table:table-cell>
          <table:table-cell office:value-type="float" office:value="12.151802409163921" table:style-name="ce225">
            <text:p>12.15</text:p>
          </table:table-cell>
          <table:table-cell office:value-type="float" office:value="5019118" table:style-name="ce224">
            <text:p>5,019,118</text:p>
          </table:table-cell>
          <table:table-cell office:value-type="float" office:value="2597353" table:style-name="ce224">
            <text:p>2,597,353</text:p>
          </table:table-cell>
          <table:table-cell office:value-type="float" office:value="2421765" table:style-name="ce224">
            <text:p>2,421,765</text:p>
          </table:table-cell>
          <table:table-cell office:value-type="float" office:value="71.124510313094945" table:style-name="ce225">
            <text:p>71.12</text:p>
          </table:table-cell>
          <table:table-cell office:value-type="float" office:value="1180158" table:style-name="ce224">
            <text:p>1,180,158</text:p>
          </table:table-cell>
          <table:table-cell office:value-type="float" office:value="545468" table:style-name="ce224">
            <text:p>545,468</text:p>
          </table:table-cell>
          <table:table-cell office:value-type="float" office:value="634690" table:style-name="ce14">
            <text:p>634,690</text:p>
          </table:table-cell>
          <table:table-cell office:value-type="float" office:value="16.723687277741131" table:style-name="ce15">
            <text:p>16.72</text:p>
          </table:table-cell>
          <table:table-cell office:value-type="float" office:value="3050617" table:style-name="ce14">
            <text:p>3,050,617</text:p>
          </table:table-cell>
          <table:table-cell office:value-type="float" office:value="1576707" table:style-name="ce14">
            <text:p>1,576,707</text:p>
          </table:table-cell>
          <table:table-cell office:value-type="float" office:value="1473910" table:style-name="ce14">
            <text:p>1,473,910</text:p>
          </table:table-cell>
          <table:table-cell office:value-type="float" office:value="43.229435984131634" table:style-name="ce15">
            <text:p>43.23</text:p>
          </table:table-cell>
          <table:table-cell office:value-type="float" office:value="5815818" table:style-name="ce14">
            <text:p>5,815,818</text:p>
          </table:table-cell>
          <table:table-cell office:value-type="float" office:value="2941812" table:style-name="ce14">
            <text:p>2,941,812</text:p>
          </table:table-cell>
          <table:table-cell office:value-type="float" office:value="2874006" table:style-name="ce14">
            <text:p>2,874,006</text:p>
          </table:table-cell>
          <table:table-cell office:value-type="float" office:value="82.414322062179707" table:style-name="ce13">
            <text:p>82.41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宜 蘭 縣</text:p>
          </table:table-cell>
          <table:table-cell office:value-type="float" office:value="453970" table:style-name="ce11">
            <text:p>453,970</text:p>
          </table:table-cell>
          <table:table-cell office:value-type="float" office:value="228966" table:style-name="ce226">
            <text:p>228,966</text:p>
          </table:table-cell>
          <table:table-cell office:value-type="float" office:value="225004" table:style-name="ce226">
            <text:p>225,004</text:p>
          </table:table-cell>
          <table:table-cell office:value-type="float" office:value="100" table:style-name="ce227">
            <text:p>100.00</text:p>
          </table:table-cell>
          <table:table-cell office:value-type="float" office:value="53514" table:style-name="ce226">
            <text:p>53,514</text:p>
          </table:table-cell>
          <table:table-cell office:value-type="float" office:value="27726" table:style-name="ce226">
            <text:p>27,726</text:p>
          </table:table-cell>
          <table:table-cell office:value-type="float" office:value="25788" table:style-name="ce226">
            <text:p>25,788</text:p>
          </table:table-cell>
          <table:table-cell office:value-type="float" office:value="11.788003612573519" table:style-name="ce227">
            <text:p>11.79</text:p>
          </table:table-cell>
          <table:table-cell office:value-type="float" office:value="323797" table:style-name="ce226">
            <text:p>323,797</text:p>
          </table:table-cell>
          <table:table-cell office:value-type="float" office:value="165780" table:style-name="ce226">
            <text:p>165,780</text:p>
          </table:table-cell>
          <table:table-cell office:value-type="float" office:value="158017" table:style-name="ce226">
            <text:p>158,017</text:p>
          </table:table-cell>
          <table:table-cell office:value-type="float" office:value="71.325638258034672" table:style-name="ce227">
            <text:p>71.33</text:p>
          </table:table-cell>
          <table:table-cell office:value-type="float" office:value="76659" table:style-name="ce226">
            <text:p>76,659</text:p>
          </table:table-cell>
          <table:table-cell office:value-type="float" office:value="35460" table:style-name="ce226">
            <text:p>35,460</text:p>
          </table:table-cell>
          <table:table-cell office:value-type="float" office:value="41199" table:style-name="ce9">
            <text:p>41,199</text:p>
          </table:table-cell>
          <table:table-cell office:value-type="float" office:value="16.886358129391809" table:style-name="ce10">
            <text:p>16.89</text:p>
          </table:table-cell>
          <table:table-cell office:value-type="float" office:value="195078" table:style-name="ce9">
            <text:p>195,078</text:p>
          </table:table-cell>
          <table:table-cell office:value-type="float" office:value="100259" table:style-name="ce9">
            <text:p>100,259</text:p>
          </table:table-cell>
          <table:table-cell office:value-type="float" office:value="94819" table:style-name="ce9">
            <text:p>94,819</text:p>
          </table:table-cell>
          <table:table-cell office:value-type="float" office:value="42.97156199748882" table:style-name="ce10">
            <text:p>42.97</text:p>
          </table:table-cell>
          <table:table-cell office:value-type="float" office:value="376738" table:style-name="ce9">
            <text:p>376,738</text:p>
          </table:table-cell>
          <table:table-cell office:value-type="float" office:value="188876" table:style-name="ce9">
            <text:p>188,876</text:p>
          </table:table-cell>
          <table:table-cell office:value-type="float" office:value="187862" table:style-name="ce9">
            <text:p>187,862</text:p>
          </table:table-cell>
          <table:table-cell office:value-type="float" office:value="82.987422076348665" table:style-name="ce8">
            <text:p>82.99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新 竹 縣</text:p>
          </table:table-cell>
          <table:table-cell office:value-type="float" office:value="566434" table:style-name="ce11">
            <text:p>566,434</text:p>
          </table:table-cell>
          <table:table-cell office:value-type="float" office:value="289016" table:style-name="ce226">
            <text:p>289,016</text:p>
          </table:table-cell>
          <table:table-cell office:value-type="float" office:value="277418" table:style-name="ce226">
            <text:p>277,418</text:p>
          </table:table-cell>
          <table:table-cell office:value-type="float" office:value="100" table:style-name="ce227">
            <text:p>100.00</text:p>
          </table:table-cell>
          <table:table-cell office:value-type="float" office:value="91617" table:style-name="ce226">
            <text:p>91,617</text:p>
          </table:table-cell>
          <table:table-cell office:value-type="float" office:value="47602" table:style-name="ce226">
            <text:p>47,602</text:p>
          </table:table-cell>
          <table:table-cell office:value-type="float" office:value="44015" table:style-name="ce226">
            <text:p>44,015</text:p>
          </table:table-cell>
          <table:table-cell office:value-type="float" office:value="16.174346878894983" table:style-name="ce227">
            <text:p>16.17</text:p>
          </table:table-cell>
          <table:table-cell office:value-type="float" office:value="402495" table:style-name="ce226">
            <text:p>402,495</text:p>
          </table:table-cell>
          <table:table-cell office:value-type="float" office:value="206929" table:style-name="ce226">
            <text:p>206,929</text:p>
          </table:table-cell>
          <table:table-cell office:value-type="float" office:value="195566" table:style-name="ce226">
            <text:p>195,566</text:p>
          </table:table-cell>
          <table:table-cell office:value-type="float" office:value="71.057704869411083" table:style-name="ce227">
            <text:p>71.06</text:p>
          </table:table-cell>
          <table:table-cell office:value-type="float" office:value="72322" table:style-name="ce226">
            <text:p>72,322</text:p>
          </table:table-cell>
          <table:table-cell office:value-type="float" office:value="34485" table:style-name="ce226">
            <text:p>34,485</text:p>
          </table:table-cell>
          <table:table-cell office:value-type="float" office:value="37837" table:style-name="ce9">
            <text:p>37,837</text:p>
          </table:table-cell>
          <table:table-cell office:value-type="float" office:value="12.76794825169393" table:style-name="ce10">
            <text:p>12.77</text:p>
          </table:table-cell>
          <table:table-cell office:value-type="float" office:value="257770" table:style-name="ce9">
            <text:p>257,770</text:p>
          </table:table-cell>
          <table:table-cell office:value-type="float" office:value="131611" table:style-name="ce9">
            <text:p>131,611</text:p>
          </table:table-cell>
          <table:table-cell office:value-type="float" office:value="126159" table:style-name="ce9">
            <text:p>126,159</text:p>
          </table:table-cell>
          <table:table-cell office:value-type="float" office:value="45.5075083769689" table:style-name="ce10">
            <text:p>45.51</text:p>
          </table:table-cell>
          <table:table-cell office:value-type="float" office:value="441671" table:style-name="ce9">
            <text:p>441,671</text:p>
          </table:table-cell>
          <table:table-cell office:value-type="float" office:value="223981" table:style-name="ce9">
            <text:p>223,981</text:p>
          </table:table-cell>
          <table:table-cell office:value-type="float" office:value="217690" table:style-name="ce9">
            <text:p>217,690</text:p>
          </table:table-cell>
          <table:table-cell office:value-type="float" office:value="77.973956365613645" table:style-name="ce8">
            <text:p>77.97</text:p>
          </table:table-cell>
          <table:table-cell table:number-columns-repeated="16359" table:style-name="ce7"/>
        </table:table-row>
        <table:table-row table:style-name="ro16">
          <table:table-cell office:value-type="string" table:style-name="ce12">
            <text:p>苗 栗 縣</text:p>
          </table:table-cell>
          <table:table-cell office:value-type="float" office:value="544339" table:style-name="ce11">
            <text:p>544,339</text:p>
          </table:table-cell>
          <table:table-cell office:value-type="float" office:value="280614" table:style-name="ce226">
            <text:p>280,614</text:p>
          </table:table-cell>
          <table:table-cell office:value-type="float" office:value="263725" table:style-name="ce226">
            <text:p>263,725</text:p>
          </table:table-cell>
          <table:table-cell office:value-type="float" office:value="100" table:style-name="ce227">
            <text:p>100.00</text:p>
          </table:table-cell>
          <table:table-cell office:value-type="float" office:value="66417" table:style-name="ce226">
            <text:p>66,417</text:p>
          </table:table-cell>
          <table:table-cell office:value-type="float" office:value="34398" table:style-name="ce226">
            <text:p>34,398</text:p>
          </table:table-cell>
          <table:table-cell office:value-type="float" office:value="32019" table:style-name="ce226">
            <text:p>32,019</text:p>
          </table:table-cell>
          <table:table-cell office:value-type="float" office:value="12.201403904552127" table:style-name="ce227">
            <text:p>12.20</text:p>
          </table:table-cell>
          <table:table-cell office:value-type="float" office:value="386168" table:style-name="ce226">
            <text:p>386,168</text:p>
          </table:table-cell>
          <table:table-cell office:value-type="float" office:value="202695" table:style-name="ce226">
            <text:p>202,695</text:p>
          </table:table-cell>
          <table:table-cell office:value-type="float" office:value="183473" table:style-name="ce226">
            <text:p>183,473</text:p>
          </table:table-cell>
          <table:table-cell office:value-type="float" office:value="70.942556017481749" table:style-name="ce227">
            <text:p>70.94</text:p>
          </table:table-cell>
          <table:table-cell office:value-type="float" office:value="91754" table:style-name="ce226">
            <text:p>91,754</text:p>
          </table:table-cell>
          <table:table-cell office:value-type="float" office:value="43521" table:style-name="ce226">
            <text:p>43,521</text:p>
          </table:table-cell>
          <table:table-cell office:value-type="float" office:value="48233" table:style-name="ce9">
            <text:p>48,233</text:p>
          </table:table-cell>
          <table:table-cell office:value-type="float" office:value="16.856040077966121" table:style-name="ce10">
            <text:p>16.86</text:p>
          </table:table-cell>
          <table:table-cell office:value-type="float" office:value="235675" table:style-name="ce9">
            <text:p>235,675</text:p>
          </table:table-cell>
          <table:table-cell office:value-type="float" office:value="123475" table:style-name="ce9">
            <text:p>123,475</text:p>
          </table:table-cell>
          <table:table-cell office:value-type="float" office:value="112200" table:style-name="ce9">
            <text:p>112,200</text:p>
          </table:table-cell>
          <table:table-cell office:value-type="float" office:value="43.295630112852464" table:style-name="ce10">
            <text:p>43.30</text:p>
          </table:table-cell>
          <table:table-cell office:value-type="float" office:value="448110" table:style-name="ce9">
            <text:p>448,110</text:p>
          </table:table-cell>
          <table:table-cell office:value-type="float" office:value="230343" table:style-name="ce9">
            <text:p>230,343</text:p>
          </table:table-cell>
          <table:table-cell office:value-type="float" office:value="217767" table:style-name="ce9">
            <text:p>217,767</text:p>
          </table:table-cell>
          <table:table-cell office:value-type="float" office:value="82.321861927952995" table:style-name="ce8">
            <text:p>82.32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彰 化 縣</text:p>
          </table:table-cell>
          <table:table-cell office:value-type="float" office:value="1269953" table:style-name="ce11">
            <text:p>1,269,953</text:p>
          </table:table-cell>
          <table:table-cell office:value-type="float" office:value="645683" table:style-name="ce226">
            <text:p>645,683</text:p>
          </table:table-cell>
          <table:table-cell office:value-type="float" office:value="624270" table:style-name="ce226">
            <text:p>624,270</text:p>
          </table:table-cell>
          <table:table-cell office:value-type="float" office:value="100" table:style-name="ce227">
            <text:p>100.00</text:p>
          </table:table-cell>
          <table:table-cell office:value-type="float" office:value="161451" table:style-name="ce226">
            <text:p>161,451</text:p>
          </table:table-cell>
          <table:table-cell office:value-type="float" office:value="84355" table:style-name="ce226">
            <text:p>84,355</text:p>
          </table:table-cell>
          <table:table-cell office:value-type="float" office:value="77096" table:style-name="ce226">
            <text:p>77,096</text:p>
          </table:table-cell>
          <table:table-cell office:value-type="float" office:value="12.713147651920979" table:style-name="ce227">
            <text:p>12.71</text:p>
          </table:table-cell>
          <table:table-cell office:value-type="float" office:value="901987" table:style-name="ce226">
            <text:p>901,987</text:p>
          </table:table-cell>
          <table:table-cell office:value-type="float" office:value="466124" table:style-name="ce226">
            <text:p>466,124</text:p>
          </table:table-cell>
          <table:table-cell office:value-type="float" office:value="435863" table:style-name="ce226">
            <text:p>435,863</text:p>
          </table:table-cell>
          <table:table-cell office:value-type="float" office:value="71.025226917846567" table:style-name="ce227">
            <text:p>71.03</text:p>
          </table:table-cell>
          <table:table-cell office:value-type="float" office:value="206515" table:style-name="ce226">
            <text:p>206,515</text:p>
          </table:table-cell>
          <table:table-cell office:value-type="float" office:value="95204" table:style-name="ce226">
            <text:p>95,204</text:p>
          </table:table-cell>
          <table:table-cell office:value-type="float" office:value="111311" table:style-name="ce9">
            <text:p>111,311</text:p>
          </table:table-cell>
          <table:table-cell office:value-type="float" office:value="16.261625430232456" table:style-name="ce10">
            <text:p>16.26</text:p>
          </table:table-cell>
          <table:table-cell office:value-type="float" office:value="559996" table:style-name="ce9">
            <text:p>559,996</text:p>
          </table:table-cell>
          <table:table-cell office:value-type="float" office:value="289424" table:style-name="ce9">
            <text:p>289,424</text:p>
          </table:table-cell>
          <table:table-cell office:value-type="float" office:value="270572" table:style-name="ce9">
            <text:p>270,572</text:p>
          </table:table-cell>
          <table:table-cell office:value-type="float" office:value="44.095805120346974" table:style-name="ce10">
            <text:p>44.10</text:p>
          </table:table-cell>
          <table:table-cell office:value-type="float" office:value="1037072" table:style-name="ce9">
            <text:p>1,037,072</text:p>
          </table:table-cell>
          <table:table-cell office:value-type="float" office:value="523815" table:style-name="ce9">
            <text:p>523,815</text:p>
          </table:table-cell>
          <table:table-cell office:value-type="float" office:value="513257" table:style-name="ce9">
            <text:p>513,257</text:p>
          </table:table-cell>
          <table:table-cell office:value-type="float" office:value="81.662234744120454" table:style-name="ce8">
            <text:p>81.66</text:p>
          </table:table-cell>
          <table:table-cell table:number-columns-repeated="16359" table:style-name="ce7"/>
        </table:table-row>
        <table:table-row table:style-name="ro28">
          <table:table-cell office:value-type="string" table:style-name="ce12">
            <text:p>南 投 縣</text:p>
          </table:table-cell>
          <table:table-cell office:value-type="float" office:value="492877" table:style-name="ce11">
            <text:p>492,877</text:p>
          </table:table-cell>
          <table:table-cell office:value-type="float" office:value="252004" table:style-name="ce226">
            <text:p>252,004</text:p>
          </table:table-cell>
          <table:table-cell office:value-type="float" office:value="240873" table:style-name="ce226">
            <text:p>240,873</text:p>
          </table:table-cell>
          <table:table-cell office:value-type="float" office:value="100" table:style-name="ce227">
            <text:p>100.00</text:p>
          </table:table-cell>
          <table:table-cell office:value-type="float" office:value="52877" table:style-name="ce226">
            <text:p>52,877</text:p>
          </table:table-cell>
          <table:table-cell office:value-type="float" office:value="27515" table:style-name="ce226">
            <text:p>27,515</text:p>
          </table:table-cell>
          <table:table-cell office:value-type="float" office:value="25362" table:style-name="ce226">
            <text:p>25,362</text:p>
          </table:table-cell>
          <table:table-cell office:value-type="float" office:value="10.728234427656393" table:style-name="ce227">
            <text:p>10.73</text:p>
          </table:table-cell>
          <table:table-cell office:value-type="float" office:value="350222" table:style-name="ce226">
            <text:p>350,222</text:p>
          </table:table-cell>
          <table:table-cell office:value-type="float" office:value="182285" table:style-name="ce226">
            <text:p>182,285</text:p>
          </table:table-cell>
          <table:table-cell office:value-type="float" office:value="167937" table:style-name="ce226">
            <text:p>167,937</text:p>
          </table:table-cell>
          <table:table-cell office:value-type="float" office:value="71.056673368812099" table:style-name="ce227">
            <text:p>71.06</text:p>
          </table:table-cell>
          <table:table-cell office:value-type="float" office:value="89778" table:style-name="ce226">
            <text:p>89,778</text:p>
          </table:table-cell>
          <table:table-cell office:value-type="float" office:value="42204" table:style-name="ce226">
            <text:p>42,204</text:p>
          </table:table-cell>
          <table:table-cell office:value-type="float" office:value="47574" table:style-name="ce9">
            <text:p>47,574</text:p>
          </table:table-cell>
          <table:table-cell office:value-type="float" office:value="18.215092203531512" table:style-name="ce10">
            <text:p>18.22</text:p>
          </table:table-cell>
          <table:table-cell office:value-type="float" office:value="206194" table:style-name="ce9">
            <text:p>206,194</text:p>
          </table:table-cell>
          <table:table-cell office:value-type="float" office:value="108005" table:style-name="ce9">
            <text:p>108,005</text:p>
          </table:table-cell>
          <table:table-cell office:value-type="float" office:value="98189" table:style-name="ce9">
            <text:p>98,189</text:p>
          </table:table-cell>
          <table:table-cell office:value-type="float" office:value="41.834778250963225" table:style-name="ce10">
            <text:p>41.83</text:p>
          </table:table-cell>
          <table:table-cell office:value-type="float" office:value="413700" table:style-name="ce9">
            <text:p>413,700</text:p>
          </table:table-cell>
          <table:table-cell office:value-type="float" office:value="210875" table:style-name="ce9">
            <text:p>210,875</text:p>
          </table:table-cell>
          <table:table-cell office:value-type="float" office:value="202825" table:style-name="ce9">
            <text:p>202,825</text:p>
          </table:table-cell>
          <table:table-cell office:value-type="float" office:value="83.935748675633064" table:style-name="ce8">
            <text:p>83.94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雲 林 縣</text:p>
          </table:table-cell>
          <table:table-cell office:value-type="float" office:value="679468" table:style-name="ce11">
            <text:p>679,468</text:p>
          </table:table-cell>
          <table:table-cell office:value-type="float" office:value="351707" table:style-name="ce226">
            <text:p>351,707</text:p>
          </table:table-cell>
          <table:table-cell office:value-type="float" office:value="327761" table:style-name="ce226">
            <text:p>327,761</text:p>
          </table:table-cell>
          <table:table-cell office:value-type="float" office:value="100" table:style-name="ce227">
            <text:p>100.00</text:p>
          </table:table-cell>
          <table:table-cell office:value-type="float" office:value="76020" table:style-name="ce226">
            <text:p>76,020</text:p>
          </table:table-cell>
          <table:table-cell office:value-type="float" office:value="39551" table:style-name="ce226">
            <text:p>39,551</text:p>
          </table:table-cell>
          <table:table-cell office:value-type="float" office:value="36469" table:style-name="ce226">
            <text:p>36,469</text:p>
          </table:table-cell>
          <table:table-cell office:value-type="float" office:value="11.188164858389211" table:style-name="ce227">
            <text:p>11.19</text:p>
          </table:table-cell>
          <table:table-cell office:value-type="float" office:value="475961" table:style-name="ce226">
            <text:p>475,961</text:p>
          </table:table-cell>
          <table:table-cell office:value-type="float" office:value="253717" table:style-name="ce226">
            <text:p>253,717</text:p>
          </table:table-cell>
          <table:table-cell office:value-type="float" office:value="222244" table:style-name="ce226">
            <text:p>222,244</text:p>
          </table:table-cell>
          <table:table-cell office:value-type="float" office:value="70.049067800102435" table:style-name="ce227">
            <text:p>70.05</text:p>
          </table:table-cell>
          <table:table-cell office:value-type="float" office:value="127487" table:style-name="ce226">
            <text:p>127,487</text:p>
          </table:table-cell>
          <table:table-cell office:value-type="float" office:value="58439" table:style-name="ce226">
            <text:p>58,439</text:p>
          </table:table-cell>
          <table:table-cell office:value-type="float" office:value="69048" table:style-name="ce9">
            <text:p>69,048</text:p>
          </table:table-cell>
          <table:table-cell office:value-type="float" office:value="18.762767341508358" table:style-name="ce10">
            <text:p>18.76</text:p>
          </table:table-cell>
          <table:table-cell office:value-type="float" office:value="286349" table:style-name="ce9">
            <text:p>286,349</text:p>
          </table:table-cell>
          <table:table-cell office:value-type="float" office:value="150332" table:style-name="ce9">
            <text:p>150,332</text:p>
          </table:table-cell>
          <table:table-cell office:value-type="float" office:value="136017" table:style-name="ce9">
            <text:p>136,017</text:p>
          </table:table-cell>
          <table:table-cell office:value-type="float" office:value="42.143117851024627" table:style-name="ce10">
            <text:p>42.14</text:p>
          </table:table-cell>
          <table:table-cell office:value-type="float" office:value="565961" table:style-name="ce9">
            <text:p>565,961</text:p>
          </table:table-cell>
          <table:table-cell office:value-type="float" office:value="292474" table:style-name="ce9">
            <text:p>292,474</text:p>
          </table:table-cell>
          <table:table-cell office:value-type="float" office:value="273487" table:style-name="ce9">
            <text:p>273,487</text:p>
          </table:table-cell>
          <table:table-cell office:value-type="float" office:value="83.294724696380101" table:style-name="ce8">
            <text:p>83.29</text:p>
          </table:table-cell>
          <table:table-cell table:number-columns-repeated="16359" table:style-name="ce7"/>
        </table:table-row>
        <table:table-row table:style-name="ro16">
          <table:table-cell office:value-type="string" table:style-name="ce12">
            <text:p>嘉 義 縣</text:p>
          </table:table-cell>
          <table:table-cell office:value-type="float" office:value="501376" table:style-name="ce11">
            <text:p>501,376</text:p>
          </table:table-cell>
          <table:table-cell office:value-type="float" office:value="260200" table:style-name="ce226">
            <text:p>260,200</text:p>
          </table:table-cell>
          <table:table-cell office:value-type="float" office:value="241176" table:style-name="ce226">
            <text:p>241,176</text:p>
          </table:table-cell>
          <table:table-cell office:value-type="float" office:value="100" table:style-name="ce227">
            <text:p>100.00</text:p>
          </table:table-cell>
          <table:table-cell office:value-type="float" office:value="45789" table:style-name="ce226">
            <text:p>45,789</text:p>
          </table:table-cell>
          <table:table-cell office:value-type="float" office:value="23796" table:style-name="ce226">
            <text:p>23,796</text:p>
          </table:table-cell>
          <table:table-cell office:value-type="float" office:value="21993" table:style-name="ce226">
            <text:p>21,993</text:p>
          </table:table-cell>
          <table:table-cell office:value-type="float" office:value="9.1326669006893031" table:style-name="ce227">
            <text:p>9.13</text:p>
          </table:table-cell>
          <table:table-cell office:value-type="float" office:value="355393" table:style-name="ce226">
            <text:p>355,393</text:p>
          </table:table-cell>
          <table:table-cell office:value-type="float" office:value="190029" table:style-name="ce226">
            <text:p>190,029</text:p>
          </table:table-cell>
          <table:table-cell office:value-type="float" office:value="165364" table:style-name="ce226">
            <text:p>165,364</text:p>
          </table:table-cell>
          <table:table-cell office:value-type="float" office:value="70.883528529486853" table:style-name="ce227">
            <text:p>70.88</text:p>
          </table:table-cell>
          <table:table-cell office:value-type="float" office:value="100194" table:style-name="ce226">
            <text:p>100,194</text:p>
          </table:table-cell>
          <table:table-cell office:value-type="float" office:value="46375" table:style-name="ce226">
            <text:p>46,375</text:p>
          </table:table-cell>
          <table:table-cell office:value-type="float" office:value="53819" table:style-name="ce9">
            <text:p>53,819</text:p>
          </table:table-cell>
          <table:table-cell office:value-type="float" office:value="19.983804569823846" table:style-name="ce10">
            <text:p>19.98</text:p>
          </table:table-cell>
          <table:table-cell office:value-type="float" office:value="207241" table:style-name="ce9">
            <text:p>207,241</text:p>
          </table:table-cell>
          <table:table-cell office:value-type="float" office:value="109284" table:style-name="ce9">
            <text:p>109,284</text:p>
          </table:table-cell>
          <table:table-cell office:value-type="float" office:value="97957" table:style-name="ce9">
            <text:p>97,957</text:p>
          </table:table-cell>
          <table:table-cell office:value-type="float" office:value="41.334447600204236" table:style-name="ce10">
            <text:p>41.33</text:p>
          </table:table-cell>
          <table:table-cell office:value-type="float" office:value="428975" table:style-name="ce9">
            <text:p>428,975</text:p>
          </table:table-cell>
          <table:table-cell office:value-type="float" office:value="222364" table:style-name="ce9">
            <text:p>222,364</text:p>
          </table:table-cell>
          <table:table-cell office:value-type="float" office:value="206611" table:style-name="ce9">
            <text:p>206,611</text:p>
          </table:table-cell>
          <table:table-cell office:value-type="float" office:value="85.559540145519534" table:style-name="ce8">
            <text:p>85.56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屏 東 縣</text:p>
          </table:table-cell>
          <table:table-cell office:value-type="float" office:value="816173" table:style-name="ce11">
            <text:p>816,173</text:p>
          </table:table-cell>
          <table:table-cell office:value-type="float" office:value="416050" table:style-name="ce226">
            <text:p>416,050</text:p>
          </table:table-cell>
          <table:table-cell office:value-type="float" office:value="400123" table:style-name="ce226">
            <text:p>400,123</text:p>
          </table:table-cell>
          <table:table-cell office:value-type="float" office:value="100" table:style-name="ce227">
            <text:p>100.00</text:p>
          </table:table-cell>
          <table:table-cell office:value-type="float" office:value="85414" table:style-name="ce226">
            <text:p>85,414</text:p>
          </table:table-cell>
          <table:table-cell office:value-type="float" office:value="44562" table:style-name="ce226">
            <text:p>44,562</text:p>
          </table:table-cell>
          <table:table-cell office:value-type="float" office:value="40852" table:style-name="ce226">
            <text:p>40,852</text:p>
          </table:table-cell>
          <table:table-cell office:value-type="float" office:value="10.465183239337739" table:style-name="ce227">
            <text:p>10.47</text:p>
          </table:table-cell>
          <table:table-cell office:value-type="float" office:value="587461" table:style-name="ce226">
            <text:p>587,461</text:p>
          </table:table-cell>
          <table:table-cell office:value-type="float" office:value="304440" table:style-name="ce226">
            <text:p>304,440</text:p>
          </table:table-cell>
          <table:table-cell office:value-type="float" office:value="283021" table:style-name="ce226">
            <text:p>283,021</text:p>
          </table:table-cell>
          <table:table-cell office:value-type="float" office:value="71.977509670131212" table:style-name="ce227">
            <text:p>71.98</text:p>
          </table:table-cell>
          <table:table-cell office:value-type="float" office:value="143298" table:style-name="ce226">
            <text:p>143,298</text:p>
          </table:table-cell>
          <table:table-cell office:value-type="float" office:value="67048" table:style-name="ce226">
            <text:p>67,048</text:p>
          </table:table-cell>
          <table:table-cell office:value-type="float" office:value="76250" table:style-name="ce9">
            <text:p>76,250</text:p>
          </table:table-cell>
          <table:table-cell office:value-type="float" office:value="17.557307090531051" table:style-name="ce10">
            <text:p>17.56</text:p>
          </table:table-cell>
          <table:table-cell office:value-type="float" office:value="350310" table:style-name="ce9">
            <text:p>350,310</text:p>
          </table:table-cell>
          <table:table-cell office:value-type="float" office:value="182840" table:style-name="ce9">
            <text:p>182,840</text:p>
          </table:table-cell>
          <table:table-cell office:value-type="float" office:value="167470" table:style-name="ce9">
            <text:p>167,470</text:p>
          </table:table-cell>
          <table:table-cell office:value-type="float" office:value="42.921047375985239" table:style-name="ce10">
            <text:p>42.92</text:p>
          </table:table-cell>
          <table:table-cell office:value-type="float" office:value="689205" table:style-name="ce9">
            <text:p>689,205</text:p>
          </table:table-cell>
          <table:table-cell office:value-type="float" office:value="349914" table:style-name="ce9">
            <text:p>349,914</text:p>
          </table:table-cell>
          <table:table-cell office:value-type="float" office:value="339291" table:style-name="ce9">
            <text:p>339,291</text:p>
          </table:table-cell>
          <table:table-cell office:value-type="float" office:value="84.443494210173569" table:style-name="ce8">
            <text:p>84.44</text:p>
          </table:table-cell>
          <table:table-cell table:number-columns-repeated="16359" table:style-name="ce7"/>
        </table:table-row>
        <table:table-row table:style-name="ro28">
          <table:table-cell office:value-type="string" table:style-name="ce12">
            <text:p>臺 東 縣</text:p>
          </table:table-cell>
          <table:table-cell office:value-type="float" office:value="216045" table:style-name="ce11">
            <text:p>216,045</text:p>
          </table:table-cell>
          <table:table-cell office:value-type="float" office:value="111138" table:style-name="ce226">
            <text:p>111,138</text:p>
          </table:table-cell>
          <table:table-cell office:value-type="float" office:value="104907" table:style-name="ce226">
            <text:p>104,907</text:p>
          </table:table-cell>
          <table:table-cell office:value-type="float" office:value="100" table:style-name="ce227">
            <text:p>100.00</text:p>
          </table:table-cell>
          <table:table-cell office:value-type="float" office:value="24890" table:style-name="ce226">
            <text:p>24,890</text:p>
          </table:table-cell>
          <table:table-cell office:value-type="float" office:value="13063" table:style-name="ce226">
            <text:p>13,063</text:p>
          </table:table-cell>
          <table:table-cell office:value-type="float" office:value="11827" table:style-name="ce226">
            <text:p>11,827</text:p>
          </table:table-cell>
          <table:table-cell office:value-type="float" office:value="11.520747992316416" table:style-name="ce227">
            <text:p>11.52</text:p>
          </table:table-cell>
          <table:table-cell office:value-type="float" office:value="154349" table:style-name="ce226">
            <text:p>154,349</text:p>
          </table:table-cell>
          <table:table-cell office:value-type="float" office:value="81396" table:style-name="ce226">
            <text:p>81,396</text:p>
          </table:table-cell>
          <table:table-cell office:value-type="float" office:value="72953" table:style-name="ce226">
            <text:p>72,953</text:p>
          </table:table-cell>
          <table:table-cell office:value-type="float" office:value="71.442986414867278" table:style-name="ce227">
            <text:p>71.44</text:p>
          </table:table-cell>
          <table:table-cell office:value-type="float" office:value="36806" table:style-name="ce226">
            <text:p>36,806</text:p>
          </table:table-cell>
          <table:table-cell office:value-type="float" office:value="16679" table:style-name="ce226">
            <text:p>16,679</text:p>
          </table:table-cell>
          <table:table-cell office:value-type="float" office:value="20127" table:style-name="ce9">
            <text:p>20,127</text:p>
          </table:table-cell>
          <table:table-cell office:value-type="float" office:value="17.03626559281631" table:style-name="ce10">
            <text:p>17.04</text:p>
          </table:table-cell>
          <table:table-cell office:value-type="float" office:value="91338" table:style-name="ce9">
            <text:p>91,338</text:p>
          </table:table-cell>
          <table:table-cell office:value-type="float" office:value="48189" table:style-name="ce9">
            <text:p>48,189</text:p>
          </table:table-cell>
          <table:table-cell office:value-type="float" office:value="43149" table:style-name="ce9">
            <text:p>43,149</text:p>
          </table:table-cell>
          <table:table-cell office:value-type="float" office:value="42.277303339582033" table:style-name="ce10">
            <text:p>42.28</text:p>
          </table:table-cell>
          <table:table-cell office:value-type="float" office:value="179629" table:style-name="ce9">
            <text:p>179,629</text:p>
          </table:table-cell>
          <table:table-cell office:value-type="float" office:value="92049" table:style-name="ce9">
            <text:p>92,049</text:p>
          </table:table-cell>
          <table:table-cell office:value-type="float" office:value="87580" table:style-name="ce9">
            <text:p>87,580</text:p>
          </table:table-cell>
          <table:table-cell office:value-type="float" office:value="83.144252354833483" table:style-name="ce8">
            <text:p>83.14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花 蓮 縣</text:p>
          </table:table-cell>
          <table:table-cell office:value-type="float" office:value="325453" table:style-name="ce11">
            <text:p>325,453</text:p>
          </table:table-cell>
          <table:table-cell office:value-type="float" office:value="164632" table:style-name="ce226">
            <text:p>164,632</text:p>
          </table:table-cell>
          <table:table-cell office:value-type="float" office:value="160821" table:style-name="ce226">
            <text:p>160,821</text:p>
          </table:table-cell>
          <table:table-cell office:value-type="float" office:value="100" table:style-name="ce227">
            <text:p>100.00</text:p>
          </table:table-cell>
          <table:table-cell office:value-type="float" office:value="38367" table:style-name="ce226">
            <text:p>38,367</text:p>
          </table:table-cell>
          <table:table-cell office:value-type="float" office:value="20121" table:style-name="ce226">
            <text:p>20,121</text:p>
          </table:table-cell>
          <table:table-cell office:value-type="float" office:value="18246" table:style-name="ce226">
            <text:p>18,246</text:p>
          </table:table-cell>
          <table:table-cell office:value-type="float" office:value="11.788798997090209" table:style-name="ce227">
            <text:p>11.79</text:p>
          </table:table-cell>
          <table:table-cell office:value-type="float" office:value="231730" table:style-name="ce226">
            <text:p>231,730</text:p>
          </table:table-cell>
          <table:table-cell office:value-type="float" office:value="119055" table:style-name="ce226">
            <text:p>119,055</text:p>
          </table:table-cell>
          <table:table-cell office:value-type="float" office:value="112675" table:style-name="ce226">
            <text:p>112,675</text:p>
          </table:table-cell>
          <table:table-cell office:value-type="float" office:value="71.202293418711761" table:style-name="ce227">
            <text:p>71.20</text:p>
          </table:table-cell>
          <table:table-cell office:value-type="float" office:value="55356" table:style-name="ce226">
            <text:p>55,356</text:p>
          </table:table-cell>
          <table:table-cell office:value-type="float" office:value="25456" table:style-name="ce226">
            <text:p>25,456</text:p>
          </table:table-cell>
          <table:table-cell office:value-type="float" office:value="29900" table:style-name="ce9">
            <text:p>29,900</text:p>
          </table:table-cell>
          <table:table-cell office:value-type="float" office:value="17.008907584198024" table:style-name="ce10">
            <text:p>17.01</text:p>
          </table:table-cell>
          <table:table-cell office:value-type="float" office:value="138600" table:style-name="ce9">
            <text:p>138,600</text:p>
          </table:table-cell>
          <table:table-cell office:value-type="float" office:value="71491" table:style-name="ce9">
            <text:p>71,491</text:p>
          </table:table-cell>
          <table:table-cell office:value-type="float" office:value="67109" table:style-name="ce9">
            <text:p>67,109</text:p>
          </table:table-cell>
          <table:table-cell office:value-type="float" office:value="42.586794406565623" table:style-name="ce10">
            <text:p>42.59</text:p>
          </table:table-cell>
          <table:table-cell office:value-type="float" office:value="270170" table:style-name="ce9">
            <text:p>270,170</text:p>
          </table:table-cell>
          <table:table-cell office:value-type="float" office:value="135654" table:style-name="ce9">
            <text:p>135,654</text:p>
          </table:table-cell>
          <table:table-cell office:value-type="float" office:value="134516" table:style-name="ce9">
            <text:p>134,516</text:p>
          </table:table-cell>
          <table:table-cell office:value-type="float" office:value="83.013522689912207" table:style-name="ce8">
            <text:p>83.01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澎 湖 縣</text:p>
          </table:table-cell>
          <table:table-cell office:value-type="float" office:value="105022" table:style-name="ce11">
            <text:p>105,022</text:p>
          </table:table-cell>
          <table:table-cell office:value-type="float" office:value="54109" table:style-name="ce226">
            <text:p>54,109</text:p>
          </table:table-cell>
          <table:table-cell office:value-type="float" office:value="50913" table:style-name="ce226">
            <text:p>50,913</text:p>
          </table:table-cell>
          <table:table-cell office:value-type="float" office:value="100" table:style-name="ce227">
            <text:p>100.00</text:p>
          </table:table-cell>
          <table:table-cell office:value-type="float" office:value="10795" table:style-name="ce226">
            <text:p>10,795</text:p>
          </table:table-cell>
          <table:table-cell office:value-type="float" office:value="5667" table:style-name="ce226">
            <text:p>5,667</text:p>
          </table:table-cell>
          <table:table-cell office:value-type="float" office:value="5128" table:style-name="ce226">
            <text:p>5,128</text:p>
          </table:table-cell>
          <table:table-cell office:value-type="float" office:value="10.278798727885585" table:style-name="ce227">
            <text:p>10.28</text:p>
          </table:table-cell>
          <table:table-cell office:value-type="float" office:value="76598" table:style-name="ce226">
            <text:p>76,598</text:p>
          </table:table-cell>
          <table:table-cell office:value-type="float" office:value="40252" table:style-name="ce226">
            <text:p>40,252</text:p>
          </table:table-cell>
          <table:table-cell office:value-type="float" office:value="36346" table:style-name="ce226">
            <text:p>36,346</text:p>
          </table:table-cell>
          <table:table-cell office:value-type="float" office:value="72.935194530669762" table:style-name="ce227">
            <text:p>72.94</text:p>
          </table:table-cell>
          <table:table-cell office:value-type="float" office:value="17629" table:style-name="ce226">
            <text:p>17,629</text:p>
          </table:table-cell>
          <table:table-cell office:value-type="float" office:value="8190" table:style-name="ce226">
            <text:p>8,190</text:p>
          </table:table-cell>
          <table:table-cell office:value-type="float" office:value="9439" table:style-name="ce9">
            <text:p>9,439</text:p>
          </table:table-cell>
          <table:table-cell office:value-type="float" office:value="16.786006741444652" table:style-name="ce10">
            <text:p>16.79</text:p>
          </table:table-cell>
          <table:table-cell office:value-type="float" office:value="47823" table:style-name="ce9">
            <text:p>47,823</text:p>
          </table:table-cell>
          <table:table-cell office:value-type="float" office:value="24932" table:style-name="ce9">
            <text:p>24,932</text:p>
          </table:table-cell>
          <table:table-cell office:value-type="float" office:value="22891" table:style-name="ce9">
            <text:p>22,891</text:p>
          </table:table-cell>
          <table:table-cell office:value-type="float" office:value="45.536173373197997" table:style-name="ce10">
            <text:p>45.54</text:p>
          </table:table-cell>
          <table:table-cell office:value-type="float" office:value="88625" table:style-name="ce9">
            <text:p>88,625</text:p>
          </table:table-cell>
          <table:table-cell office:value-type="float" office:value="45430" table:style-name="ce9">
            <text:p>45,430</text:p>
          </table:table-cell>
          <table:table-cell office:value-type="float" office:value="43195" table:style-name="ce9">
            <text:p>43,195</text:p>
          </table:table-cell>
          <table:table-cell office:value-type="float" office:value="84.387080802117652" table:style-name="ce8">
            <text:p>84.39</text:p>
          </table:table-cell>
          <table:table-cell table:number-columns-repeated="16359" table:style-name="ce7"/>
        </table:table-row>
        <table:table-row table:style-name="ro29">
          <table:table-cell office:value-type="string" table:style-name="ce12">
            <text:p>基 隆 市</text:p>
          </table:table-cell>
          <table:table-cell office:value-type="float" office:value="368686" table:style-name="ce11">
            <text:p>368,686</text:p>
          </table:table-cell>
          <table:table-cell office:value-type="float" office:value="183989" table:style-name="ce226">
            <text:p>183,989</text:p>
          </table:table-cell>
          <table:table-cell office:value-type="float" office:value="184697" table:style-name="ce226">
            <text:p>184,697</text:p>
          </table:table-cell>
          <table:table-cell office:value-type="float" office:value="100" table:style-name="ce227">
            <text:p>100.00</text:p>
          </table:table-cell>
          <table:table-cell office:value-type="float" office:value="38068" table:style-name="ce226">
            <text:p>38,068</text:p>
          </table:table-cell>
          <table:table-cell office:value-type="float" office:value="19696" table:style-name="ce226">
            <text:p>19,696</text:p>
          </table:table-cell>
          <table:table-cell office:value-type="float" office:value="18372" table:style-name="ce226">
            <text:p>18,372</text:p>
          </table:table-cell>
          <table:table-cell office:value-type="float" office:value="10.325317478830225" table:style-name="ce227">
            <text:p>10.33</text:p>
          </table:table-cell>
          <table:table-cell office:value-type="float" office:value="268088" table:style-name="ce226">
            <text:p>268,088</text:p>
          </table:table-cell>
          <table:table-cell office:value-type="float" office:value="136075" table:style-name="ce226">
            <text:p>136,075</text:p>
          </table:table-cell>
          <table:table-cell office:value-type="float" office:value="132013" table:style-name="ce226">
            <text:p>132,013</text:p>
          </table:table-cell>
          <table:table-cell office:value-type="float" office:value="72.714450779253895" table:style-name="ce227">
            <text:p>72.71</text:p>
          </table:table-cell>
          <table:table-cell office:value-type="float" office:value="62530" table:style-name="ce226">
            <text:p>62,530</text:p>
          </table:table-cell>
          <table:table-cell office:value-type="float" office:value="28218" table:style-name="ce226">
            <text:p>28,218</text:p>
          </table:table-cell>
          <table:table-cell office:value-type="float" office:value="34312" table:style-name="ce9">
            <text:p>34,312</text:p>
          </table:table-cell>
          <table:table-cell office:value-type="float" office:value="16.960231741915884" table:style-name="ce10">
            <text:p>16.96</text:p>
          </table:table-cell>
          <table:table-cell office:value-type="float" office:value="157360" table:style-name="ce9">
            <text:p>157,360</text:p>
          </table:table-cell>
          <table:table-cell office:value-type="float" office:value="80693" table:style-name="ce9">
            <text:p>80,693</text:p>
          </table:table-cell>
          <table:table-cell office:value-type="float" office:value="76667" table:style-name="ce9">
            <text:p>76,667</text:p>
          </table:table-cell>
          <table:table-cell office:value-type="float" office:value="42.681306043625199" table:style-name="ce10">
            <text:p>42.68</text:p>
          </table:table-cell>
          <table:table-cell office:value-type="float" office:value="312685" table:style-name="ce9">
            <text:p>312,685</text:p>
          </table:table-cell>
          <table:table-cell office:value-type="float" office:value="154854" table:style-name="ce9">
            <text:p>154,854</text:p>
          </table:table-cell>
          <table:table-cell office:value-type="float" office:value="157831" table:style-name="ce9">
            <text:p>157,831</text:p>
          </table:table-cell>
          <table:table-cell office:value-type="float" office:value="84.810651882631845" table:style-name="ce8">
            <text:p>84.81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新 竹 市</text:p>
          </table:table-cell>
          <table:table-cell office:value-type="float" office:value="449806" table:style-name="ce11">
            <text:p>449,806</text:p>
          </table:table-cell>
          <table:table-cell office:value-type="float" office:value="221830" table:style-name="ce226">
            <text:p>221,830</text:p>
          </table:table-cell>
          <table:table-cell office:value-type="float" office:value="227976" table:style-name="ce226">
            <text:p>227,976</text:p>
          </table:table-cell>
          <table:table-cell office:value-type="float" office:value="100" table:style-name="ce227">
            <text:p>100.00</text:p>
          </table:table-cell>
          <table:table-cell office:value-type="float" office:value="76577" table:style-name="ce226">
            <text:p>76,577</text:p>
          </table:table-cell>
          <table:table-cell office:value-type="float" office:value="39883" table:style-name="ce226">
            <text:p>39,883</text:p>
          </table:table-cell>
          <table:table-cell office:value-type="float" office:value="36694" table:style-name="ce226">
            <text:p>36,694</text:p>
          </table:table-cell>
          <table:table-cell office:value-type="float" office:value="17.024450540899856" table:style-name="ce227">
            <text:p>17.02</text:p>
          </table:table-cell>
          <table:table-cell office:value-type="float" office:value="315680" table:style-name="ce226">
            <text:p>315,680</text:p>
          </table:table-cell>
          <table:table-cell office:value-type="float" office:value="156387" table:style-name="ce226">
            <text:p>156,387</text:p>
          </table:table-cell>
          <table:table-cell office:value-type="float" office:value="159293" table:style-name="ce226">
            <text:p>159,293</text:p>
          </table:table-cell>
          <table:table-cell office:value-type="float" office:value="70.181367078251512" table:style-name="ce227">
            <text:p>70.18</text:p>
          </table:table-cell>
          <table:table-cell office:value-type="float" office:value="57549" table:style-name="ce226">
            <text:p>57,549</text:p>
          </table:table-cell>
          <table:table-cell office:value-type="float" office:value="25560" table:style-name="ce226">
            <text:p>25,560</text:p>
          </table:table-cell>
          <table:table-cell office:value-type="float" office:value="31989" table:style-name="ce9">
            <text:p>31,989</text:p>
          </table:table-cell>
          <table:table-cell office:value-type="float" office:value="12.794182380848632" table:style-name="ce10">
            <text:p>12.79</text:p>
          </table:table-cell>
          <table:table-cell office:value-type="float" office:value="202114" table:style-name="ce9">
            <text:p>202,114</text:p>
          </table:table-cell>
          <table:table-cell office:value-type="float" office:value="100174" table:style-name="ce9">
            <text:p>100,174</text:p>
          </table:table-cell>
          <table:table-cell office:value-type="float" office:value="101940" table:style-name="ce9">
            <text:p>101,940</text:p>
          </table:table-cell>
          <table:table-cell office:value-type="float" office:value="44.933593593682609" table:style-name="ce10">
            <text:p>44.93</text:p>
          </table:table-cell>
          <table:table-cell office:value-type="float" office:value="347502" table:style-name="ce9">
            <text:p>347,502</text:p>
          </table:table-cell>
          <table:table-cell office:value-type="float" office:value="168595" table:style-name="ce9">
            <text:p>168,595</text:p>
          </table:table-cell>
          <table:table-cell office:value-type="float" office:value="178907" table:style-name="ce9">
            <text:p>178,907</text:p>
          </table:table-cell>
          <table:table-cell office:value-type="float" office:value="77.255972574843383" table:style-name="ce8">
            <text:p>77.26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嘉 義 市</text:p>
          </table:table-cell>
          <table:table-cell office:value-type="float" office:value="267203" table:style-name="ce11">
            <text:p>267,203</text:p>
          </table:table-cell>
          <table:table-cell office:value-type="float" office:value="129439" table:style-name="ce226">
            <text:p>129,439</text:p>
          </table:table-cell>
          <table:table-cell office:value-type="float" office:value="137764" table:style-name="ce226">
            <text:p>137,764</text:p>
          </table:table-cell>
          <table:table-cell office:value-type="float" office:value="100" table:style-name="ce227">
            <text:p>100.00</text:p>
          </table:table-cell>
          <table:table-cell office:value-type="float" office:value="35733" table:style-name="ce226">
            <text:p>35,733</text:p>
          </table:table-cell>
          <table:table-cell office:value-type="float" office:value="18621" table:style-name="ce226">
            <text:p>18,621</text:p>
          </table:table-cell>
          <table:table-cell office:value-type="float" office:value="17112" table:style-name="ce226">
            <text:p>17,112</text:p>
          </table:table-cell>
          <table:table-cell office:value-type="float" office:value="13.372978596797191" table:style-name="ce227">
            <text:p>13.37</text:p>
          </table:table-cell>
          <table:table-cell office:value-type="float" office:value="189189" table:style-name="ce226">
            <text:p>189,189</text:p>
          </table:table-cell>
          <table:table-cell office:value-type="float" office:value="92189" table:style-name="ce226">
            <text:p>92,189</text:p>
          </table:table-cell>
          <table:table-cell office:value-type="float" office:value="97000" table:style-name="ce226">
            <text:p>97,000</text:p>
          </table:table-cell>
          <table:table-cell office:value-type="float" office:value="70.8034715179096" table:style-name="ce227">
            <text:p>70.80</text:p>
          </table:table-cell>
          <table:table-cell office:value-type="float" office:value="42281" table:style-name="ce226">
            <text:p>42,281</text:p>
          </table:table-cell>
          <table:table-cell office:value-type="float" office:value="18629" table:style-name="ce226">
            <text:p>18,629</text:p>
          </table:table-cell>
          <table:table-cell office:value-type="float" office:value="23652" table:style-name="ce9">
            <text:p>23,652</text:p>
          </table:table-cell>
          <table:table-cell office:value-type="float" office:value="15.823549885293204" table:style-name="ce10">
            <text:p>15.82</text:p>
          </table:table-cell>
          <table:table-cell office:value-type="float" office:value="114769" table:style-name="ce9">
            <text:p>114,769</text:p>
          </table:table-cell>
          <table:table-cell office:value-type="float" office:value="55998" table:style-name="ce9">
            <text:p>55,998</text:p>
          </table:table-cell>
          <table:table-cell office:value-type="float" office:value="58771" table:style-name="ce9">
            <text:p>58,771</text:p>
          </table:table-cell>
          <table:table-cell office:value-type="float" office:value="42.951987814508072" table:style-name="ce10">
            <text:p>42.95</text:p>
          </table:table-cell>
          <table:table-cell office:value-type="float" office:value="215775" table:style-name="ce9">
            <text:p>215,775</text:p>
          </table:table-cell>
          <table:table-cell office:value-type="float" office:value="102588" table:style-name="ce9">
            <text:p>102,588</text:p>
          </table:table-cell>
          <table:table-cell office:value-type="float" office:value="113187" table:style-name="ce9">
            <text:p>113,187</text:p>
          </table:table-cell>
          <table:table-cell office:value-type="float" office:value="80.753210106173952" table:style-name="ce8">
            <text:p>80.75</text:p>
          </table:table-cell>
          <table:table-cell table:number-columns-repeated="16359" table:style-name="ce7"/>
        </table:table-row>
        <table:table-row table:style-name="ro42">
          <table:table-cell office:value-type="string" table:style-name="ce17">
            <text:p>福 建 省</text:p>
          </table:table-cell>
          <table:table-cell office:value-type="float" office:value="152719" table:style-name="ce16">
            <text:p>152,719</text:p>
          </table:table-cell>
          <table:table-cell office:value-type="float" office:value="77178" table:style-name="ce224">
            <text:p>77,178</text:p>
          </table:table-cell>
          <table:table-cell office:value-type="float" office:value="75541" table:style-name="ce224">
            <text:p>75,541</text:p>
          </table:table-cell>
          <table:table-cell office:value-type="float" office:value="100" table:style-name="ce225">
            <text:p>100.00</text:p>
          </table:table-cell>
          <table:table-cell office:value-type="float" office:value="14117" table:style-name="ce224">
            <text:p>14,117</text:p>
          </table:table-cell>
          <table:table-cell office:value-type="float" office:value="7363" table:style-name="ce224">
            <text:p>7,363</text:p>
          </table:table-cell>
          <table:table-cell office:value-type="float" office:value="6754" table:style-name="ce224">
            <text:p>6,754</text:p>
          </table:table-cell>
          <table:table-cell office:value-type="float" office:value="9.2437745139766498" table:style-name="ce225">
            <text:p>9.24</text:p>
          </table:table-cell>
          <table:table-cell office:value-type="float" office:value="117473" table:style-name="ce224">
            <text:p>117,473</text:p>
          </table:table-cell>
          <table:table-cell office:value-type="float" office:value="59556" table:style-name="ce224">
            <text:p>59,556</text:p>
          </table:table-cell>
          <table:table-cell office:value-type="float" office:value="57917" table:style-name="ce224">
            <text:p>57,917</text:p>
          </table:table-cell>
          <table:table-cell office:value-type="float" office:value="76.921011792900686" table:style-name="ce225">
            <text:p>76.92</text:p>
          </table:table-cell>
          <table:table-cell office:value-type="float" office:value="21129" table:style-name="ce224">
            <text:p>21,129</text:p>
          </table:table-cell>
          <table:table-cell office:value-type="float" office:value="10259" table:style-name="ce224">
            <text:p>10,259</text:p>
          </table:table-cell>
          <table:table-cell office:value-type="float" office:value="10870" table:style-name="ce14">
            <text:p>10,870</text:p>
          </table:table-cell>
          <table:table-cell office:value-type="float" office:value="13.835213693122665" table:style-name="ce15">
            <text:p>13.84</text:p>
          </table:table-cell>
          <table:table-cell office:value-type="float" office:value="70034" table:style-name="ce14">
            <text:p>70,034</text:p>
          </table:table-cell>
          <table:table-cell office:value-type="float" office:value="35274" table:style-name="ce14">
            <text:p>35,274</text:p>
          </table:table-cell>
          <table:table-cell office:value-type="float" office:value="34760" table:style-name="ce14">
            <text:p>34,760</text:p>
          </table:table-cell>
          <table:table-cell office:value-type="float" office:value="45.858079217386177" table:style-name="ce15">
            <text:p>45.86</text:p>
          </table:table-cell>
          <table:table-cell office:value-type="float" office:value="131914" table:style-name="ce14">
            <text:p>131,914</text:p>
          </table:table-cell>
          <table:table-cell office:value-type="float" office:value="66343" table:style-name="ce14">
            <text:p>66,343</text:p>
          </table:table-cell>
          <table:table-cell office:value-type="float" office:value="65571" table:style-name="ce14">
            <text:p>65,571</text:p>
          </table:table-cell>
          <table:table-cell office:value-type="float" office:value="86.37694065571408" table:style-name="ce13">
            <text:p>86.38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金 門 縣</text:p>
          </table:table-cell>
          <table:table-cell office:value-type="float" office:value="139683" table:style-name="ce11">
            <text:p>139,683</text:p>
          </table:table-cell>
          <table:table-cell office:value-type="float" office:value="69705" table:style-name="ce226">
            <text:p>69,705</text:p>
          </table:table-cell>
          <table:table-cell office:value-type="float" office:value="69978" table:style-name="ce226">
            <text:p>69,978</text:p>
          </table:table-cell>
          <table:table-cell office:value-type="float" office:value="100" table:style-name="ce227">
            <text:p>100.00</text:p>
          </table:table-cell>
          <table:table-cell office:value-type="float" office:value="12590" table:style-name="ce226">
            <text:p>12,590</text:p>
          </table:table-cell>
          <table:table-cell office:value-type="float" office:value="6547" table:style-name="ce226">
            <text:p>6,547</text:p>
          </table:table-cell>
          <table:table-cell office:value-type="float" office:value="6043" table:style-name="ce226">
            <text:p>6,043</text:p>
          </table:table-cell>
          <table:table-cell office:value-type="float" office:value="9.0132657517378636" table:style-name="ce227">
            <text:p>9.01</text:p>
          </table:table-cell>
          <table:table-cell office:value-type="float" office:value="107571" table:style-name="ce226">
            <text:p>107,571</text:p>
          </table:table-cell>
          <table:table-cell office:value-type="float" office:value="53770" table:style-name="ce226">
            <text:p>53,770</text:p>
          </table:table-cell>
          <table:table-cell office:value-type="float" office:value="53801" table:style-name="ce226">
            <text:p>53,801</text:p>
          </table:table-cell>
          <table:table-cell office:value-type="float" office:value="77.01080303258091" table:style-name="ce227">
            <text:p>77.01</text:p>
          </table:table-cell>
          <table:table-cell office:value-type="float" office:value="19522" table:style-name="ce226">
            <text:p>19,522</text:p>
          </table:table-cell>
          <table:table-cell office:value-type="float" office:value="9388" table:style-name="ce226">
            <text:p>9,388</text:p>
          </table:table-cell>
          <table:table-cell office:value-type="float" office:value="10134" table:style-name="ce9">
            <text:p>10,134</text:p>
          </table:table-cell>
          <table:table-cell office:value-type="float" office:value="13.97593121568122" table:style-name="ce10">
            <text:p>13.98</text:p>
          </table:table-cell>
          <table:table-cell office:value-type="float" office:value="63893" table:style-name="ce9">
            <text:p>63,893</text:p>
          </table:table-cell>
          <table:table-cell office:value-type="float" office:value="31723" table:style-name="ce9">
            <text:p>31,723</text:p>
          </table:table-cell>
          <table:table-cell office:value-type="float" office:value="32170" table:style-name="ce9">
            <text:p>32,170</text:p>
          </table:table-cell>
          <table:table-cell office:value-type="float" office:value="45.741428806655072" table:style-name="ce10">
            <text:p>45.74</text:p>
          </table:table-cell>
          <table:table-cell office:value-type="float" office:value="120951" table:style-name="ce9">
            <text:p>120,951</text:p>
          </table:table-cell>
          <table:table-cell office:value-type="float" office:value="59991" table:style-name="ce9">
            <text:p>59,991</text:p>
          </table:table-cell>
          <table:table-cell office:value-type="float" office:value="60960" table:style-name="ce9">
            <text:p>60,960</text:p>
          </table:table-cell>
          <table:table-cell office:value-type="float" office:value="86.589635102338875" table:style-name="ce8">
            <text:p>86.59</text:p>
          </table:table-cell>
          <table:table-cell table:number-columns-repeated="16359" table:style-name="ce7"/>
        </table:table-row>
        <table:table-row table:style-name="ro43">
          <table:table-cell office:value-type="string" table:style-name="ce198">
            <text:p>連 江 縣</text:p>
          </table:table-cell>
          <table:table-cell office:value-type="float" office:value="13036" table:style-name="ce199">
            <text:p>13,036</text:p>
          </table:table-cell>
          <table:table-cell office:value-type="float" office:value="7473" table:style-name="ce228">
            <text:p>7,473</text:p>
          </table:table-cell>
          <table:table-cell office:value-type="float" office:value="5563" table:style-name="ce228">
            <text:p>5,563</text:p>
          </table:table-cell>
          <table:table-cell office:value-type="float" office:value="100" table:style-name="ce229">
            <text:p>100.00</text:p>
          </table:table-cell>
          <table:table-cell office:value-type="float" office:value="1527" table:style-name="ce228">
            <text:p>1,527</text:p>
          </table:table-cell>
          <table:table-cell office:value-type="float" office:value="816" table:style-name="ce228">
            <text:p>816</text:p>
          </table:table-cell>
          <table:table-cell office:value-type="float" office:value="711" table:style-name="ce228">
            <text:p>711</text:p>
          </table:table-cell>
          <table:table-cell office:value-type="float" office:value="11.713715863761891" table:style-name="ce229">
            <text:p>11.71</text:p>
          </table:table-cell>
          <table:table-cell office:value-type="float" office:value="9902" table:style-name="ce228">
            <text:p>9,902</text:p>
          </table:table-cell>
          <table:table-cell office:value-type="float" office:value="5786" table:style-name="ce228">
            <text:p>5,786</text:p>
          </table:table-cell>
          <table:table-cell office:value-type="float" office:value="4116" table:style-name="ce228">
            <text:p>4,116</text:p>
          </table:table-cell>
          <table:table-cell office:value-type="float" office:value="75.958883092973309" table:style-name="ce229">
            <text:p>75.96</text:p>
          </table:table-cell>
          <table:table-cell office:value-type="float" office:value="1607" table:style-name="ce228">
            <text:p>1,607</text:p>
          </table:table-cell>
          <table:table-cell office:value-type="float" office:value="871" table:style-name="ce228">
            <text:p>871</text:p>
          </table:table-cell>
          <table:table-cell office:value-type="float" office:value="736" table:style-name="ce200">
            <text:p>736</text:p>
          </table:table-cell>
          <table:table-cell office:value-type="float" office:value="12.327401043264805" table:style-name="ce201">
            <text:p>12.33</text:p>
          </table:table-cell>
          <table:table-cell office:value-type="float" office:value="6141" table:style-name="ce200">
            <text:p>6,141</text:p>
          </table:table-cell>
          <table:table-cell office:value-type="float" office:value="3551" table:style-name="ce200">
            <text:p>3,551</text:p>
          </table:table-cell>
          <table:table-cell office:value-type="float" office:value="2590" table:style-name="ce200">
            <text:p>2,590</text:p>
          </table:table-cell>
          <table:table-cell office:value-type="float" office:value="47.108008591592515" table:style-name="ce201">
            <text:p>47.11</text:p>
          </table:table-cell>
          <table:table-cell office:value-type="float" office:value="10963" table:style-name="ce200">
            <text:p>10,963</text:p>
          </table:table-cell>
          <table:table-cell office:value-type="float" office:value="6352" table:style-name="ce200">
            <text:p>6,352</text:p>
          </table:table-cell>
          <table:table-cell office:value-type="float" office:value="4611" table:style-name="ce200">
            <text:p>4,611</text:p>
          </table:table-cell>
          <table:table-cell office:value-type="float" office:value="84.097882786130711" table:style-name="ce202">
            <text:p>84.10</text:p>
          </table:table-cell>
          <table:table-cell table:number-columns-repeated="16359" table:style-name="ce7"/>
        </table:table-row>
        <table:table-row table:style-name="ro34">
          <table:table-cell table:style-name="ce6"/>
          <table:table-cell table:style-name="ce4"/>
          <table:table-cell table:number-columns-repeated="13" table:style-name="ce230"/>
          <table:table-cell table:number-columns-repeated="9" table:style-name="ce4"/>
          <table:table-cell office:value-type="string" office:string-value="                內政部戶政司 民國 109 年 6 月 8 日編製" table:formula="of:=['年月別新(結婚性別)'.AE51]" table:style-name="ce5">
            <text:p><text:s text:c="16"/>內政部戶政司 民國 109 年 6 月 8 日編製</text:p>
          </table:table-cell>
          <table:table-cell table:number-columns-repeated="16359" table:style-name="ce4"/>
        </table:table-row>
        <table:table-row table:style-name="ro12">
          <table:table-cell table:style-name="ce3"/>
          <table:table-cell table:style-name="ce2"/>
          <table:table-cell table:number-columns-repeated="13" table:style-name="ce231"/>
          <table:table-cell table:number-columns-repeated="16369" table:style-name="ce2"/>
        </table:table-row>
        <table:table-row table:number-rows-repeated="1048544" table:style-name="ro12">
          <table:table-cell table:number-columns-repeated="16384"/>
        </table:table-row>
        <table:named-expressions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資料分析_" table:style-name="ta4">
        <table:table-column table:style-name="co13" table:default-cell-style-name="ce155"/>
        <table:table-column table:style-name="co16" table:number-columns-repeated="5" table:default-cell-style-name="ce155"/>
        <table:table-column table:style-name="co24" table:default-cell-style-name="ce155"/>
        <table:table-column table:style-name="co14" table:default-cell-style-name="ce155"/>
        <table:table-column table:style-name="co16" table:number-columns-repeated="2" table:default-cell-style-name="ce155"/>
        <table:table-column table:style-name="co37" table:number-columns-repeated="3" table:default-cell-style-name="ce155"/>
        <table:table-column table:style-name="co16" table:number-columns-repeated="16371" table:default-cell-style-name="ce155"/>
        <table:table-row table:style-name="ro12">
          <table:table-cell table:style-name="ce155">
            <draw:frame draw:z-index="1" draw:id="id0" draw:style-name="a0" draw:name="Object 64" svg:x="0.03125in" svg:y="0.07292in" svg:width="6.94792in" svg:height="9.9062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2">
          <table:table-cell table:number-columns-repeated="16384"/>
        </table:table-row>
        <table:table-row table:style-name="ro12">
          <table:table-cell table:style-name="ce155">
            <draw:frame draw:z-index="2" draw:id="id1" draw:style-name="a1" draw:name="Object 67" svg:x="0.0625in" svg:y="0.125in" svg:width="6.67708in" svg:height="9.92708in" style:rel-width="scale" style:rel-height="scale">
              <draw:object-ole draw:class-id="00020906-0000-0000-C000-000000000046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2">
          <table:table-cell table:number-columns-repeated="16384"/>
        </table:table-row>
        <table:table-row table:style-name="ro44">
          <table:table-cell table:number-columns-repeated="16384"/>
        </table:table-row>
        <table:table-row table:number-rows-repeated="44" table:style-name="ro12">
          <table:table-cell table:number-columns-repeated="16384"/>
        </table:table-row>
        <table:table-row table:style-name="ro23">
          <table:table-cell table:number-columns-repeated="16384"/>
        </table:table-row>
        <table:table-row table:number-rows-repeated="1048482" table:style-name="ro12">
          <table:table-cell table:number-columns-repeated="16384"/>
        </table:table-row>
        <table:named-expressions>
          <table:named-expression table:name="\a" table:expression="of:=[.#REF!]" table:base-cell-address="年月別新(結婚性別).$A$1"/>
          <table:named-expression table:name="\b" table:expression="of:=[.#REF!]" table:base-cell-address="年月別新(結婚性別).$A$1"/>
          <table:named-expression table:name="NAME" table:expression="of:=[.#REF!]" table:base-cell-address="年月別新(結婚性別).$A$1"/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新(結婚性別).$A$1"/>
          <table:named-range table:name="OLE_LINK9" table:cell-range-address="資料分析_.$A$51" table:base-cell-address="資料分析_.$A$1"/>
          <table:named-expression table:name="P_1" table:expression="of:=[.#REF!]" table:base-cell-address="年月別新(結婚性別).$A$1"/>
          <table:named-expression table:name="P_11" table:expression="of:=[.#REF!]" table:base-cell-address="年月別新(結婚性別).$A$1"/>
          <table:named-expression table:name="P_2" table:expression="of:=[.#REF!]" table:base-cell-address="年月別新(結婚性別).$A$1"/>
          <table:named-range table:name="Print_Area" table:cell-range-address="資料分析_.$A$1:資料分析_.$H$89" table:base-cell-address="資料分析_.$A$1"/>
          <table:named-expression table:name="PRINT_AREA_MI" table:expression="of:=[.#REF!]" table:base-cell-address="年月別新(結婚性別).$A$1"/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'file://192.168.167.105/d/Documents%20and%20Settings/Administrator/桌面/苗栗.xls'#母體清冊" table:style-name="ta5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5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5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0662/A.上網月報(含1科)/上網月報(99年)/9908/表六9908.xls'#遷徙" table:style-name="ta5">
        <table:table-source xlink:href="file://192.168.167.105/d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當月速報連結-資料分析數字" table:style-name="ta5">
        <table:table-source xlink:href="file:///D:/袖0/01--速（月）報/6.速(月)報套印/速報-108.05公式新(+結婚性別)-分2頁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縣市排序-公式" table:style-name="ta5">
        <table:table-source xlink:href="file:///D:/袖0/01--速（月）報/6.速(月)報套印/速報-108.05公式新(+結婚性別)-分2頁.xls" table:table-name="縣市排序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06-人口增加&amp;生死結離-公式" table:style-name="ta5">
        <table:table-source xlink:href="file:///D:/袖0/01--速（月）報/6.速(月)報套印/速報-108.05公式新(+結婚性別)-分2頁.xls" table:table-name="06-人口增加&amp;生死結離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原始速報-公式" table:style-name="ta5">
        <table:table-source xlink:href="file:///D:/袖0/01--速（月）報/6.速(月)報套印/速報-108.05公式新(+結婚性別)-分2頁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貼來源-月表1(160)" table:style-name="ta5">
        <table:table-source xlink:href="file:///D:/袖0/01--速（月）報/6.速(月)報套印/速報-108.05公式新(+結婚性別)-分2頁.xls" table:table-name="貼來源-月表1(16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貼來源-月表2(170)" table:style-name="ta5">
        <table:table-source xlink:href="file:///D:/袖0/01--速（月）報/6.速(月)報套印/速報-108.05公式新(+結婚性別)-分2頁.xls" table:table-name="貼來源-月表2(17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年月別" table:style-name="ta5">
        <table:table-source xlink:href="file://192.168.167.105/d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縣市別_1" table:style-name="ta5">
        <table:table-source xlink:href="file://192.168.167.105/d/Documents%20and%20Settings/Administrator/桌面/95-08.xls" table:table-name="縣市別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資料分析" table:style-name="ta5">
        <table:table-source xlink:href="file://192.168.167.105/d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縣市別_" table:style-name="ta5">
        <table:table-source xlink:href="file://192.168.167.105/d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4單齡-列印前2頁" table:style-name="ta5">
        <table:table-source xlink:href="file://192.168.167.105/d/【麗華】/A.上網月報(含1科)/108年/10805/新表號04,05,速報3階段年齡-連結(公式)檔108.5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速報-年齡結構-(列印版)" table:style-name="ta5">
        <table:table-source xlink:href="file://192.168.167.105/d/【麗華】/A.上網月報(含1科)/108年/10805/新表號04,05,速報3階段年齡-連結(公式)檔108.5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列印版" table:style-name="ta5">
        <table:table-source xlink:href="file://192.168.167.105/d/【麗華】/A.上網月報(含1科)/108年/10805/新表號04,05,速報3階段年齡-連結(公式)檔108.5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(貼值-上網版)" table:style-name="ta5">
        <table:table-source xlink:href="file://192.168.167.105/d/【麗華】/A.上網月報(含1科)/108年/10805/新表號04,05,速報3階段年齡-連結(公式)檔108.5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1" table:style-name="ta5">
        <table:table-source xlink:href="file:///C:/Documents%20and%20Settings/Administrator/桌面/95-08.xls" table:table-name="縣市別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說明" table:style-name="ta5">
        <table:table-source xlink:href="file:///D:/超峰/25.速報、月報/01.速(月)報製作-雪珠/各月(新)/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60" table:style-name="ta5">
        <table:table-source xlink:href="file:///D:/超峰/25.速報、月報/01.速(月)報製作-雪珠/各月(新)/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70" table:style-name="ta5">
        <table:table-source xlink:href="file:///D:/超峰/25.速報、月報/01.速(月)報製作-雪珠/各月(新)/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B0" table:style-name="ta5">
        <table:table-source xlink:href="file:///D:/超峰/25.速報、月報/01.速(月)報製作-雪珠/各月(新)/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年月別新(結婚性別)" table:style-name="ta5">
        <table:table-source xlink:href="file:///D:/超峰/25.速報、月報/01.速(月)報製作-雪珠/各月(新)/速報公式(6月).xls" table:table-name="01-年月別新(結婚性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縣市別新" table:style-name="ta5">
        <table:table-source xlink:href="file:///D:/超峰/25.速報、月報/01.速(月)報製作-雪珠/各月(新)/速報公式(6月).xls" table:table-name="01-縣市別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年齡結構" table:style-name="ta5">
        <table:table-source xlink:href="file:///D:/超峰/25.速報、月報/01.速(月)報製作-雪珠/各月(新)/速報公式(6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資料分析_" table:style-name="ta5">
        <table:table-source xlink:href="file:///D:/超峰/25.速報、月報/01.速(月)報製作-雪珠/各月(新)/速報公式(6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2-年月別" table:style-name="ta5">
        <table:table-source xlink:href="file:///D:/超峰/25.速報、月報/01.速(月)報製作-雪珠/各月(新)/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2-縣市別" table:style-name="ta5">
        <table:table-source xlink:href="file:///D:/超峰/25.速報、月報/01.速(月)報製作-雪珠/各月(新)/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4-單一年齡" table:style-name="ta5">
        <table:table-source xlink:href="file:///D:/超峰/25.速報、月報/01.速(月)報製作-雪珠/各月(新)/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5-年齡結構" table:style-name="ta5">
        <table:table-source xlink:href="file:///D:/超峰/25.速報、月報/01.速(月)報製作-雪珠/各月(新)/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6-人口增加&amp;生死結離" table:style-name="ta5">
        <table:table-source xlink:href="file:///D:/超峰/25.速報、月報/01.速(月)報製作-雪珠/各月(新)/速報公式(6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7-年月別" table:style-name="ta5">
        <table:table-source xlink:href="file:///D:/超峰/25.速報、月報/01.速(月)報製作-雪珠/各月(新)/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7-縣市別" table:style-name="ta5">
        <table:table-source xlink:href="file:///D:/超峰/25.速報、月報/01.速(月)報製作-雪珠/各月(新)/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0-年月別-新" table:style-name="ta5">
        <table:table-source xlink:href="file:///D:/超峰/25.速報、月報/01.速(月)報製作-雪珠/各月(新)/速報公式(6月).xls" table:table-name="10-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0-縣市別-新" table:style-name="ta5">
        <table:table-source xlink:href="file:///D:/超峰/25.速報、月報/01.速(月)報製作-雪珠/各月(新)/速報公式(6月).xls" table:table-name="10-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1-遷徙" table:style-name="ta5">
        <table:table-source xlink:href="file:///D:/超峰/25.速報、月報/01.速(月)報製作-雪珠/各月(新)/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新(結婚性別).$A$1"/>
        <table:named-expression table:name="\b" table:expression="of:=[.#REF!]" table:base-cell-address="年月別新(結婚性別).$A$1"/>
        <table:named-expression table:name="NAME" table:expression="of:=[.#REF!]" table:base-cell-address="年月別新(結婚性別).$A$1"/>
        <table:named-expression table:name="P_1" table:expression="of:=[.#REF!]" table:base-cell-address="年月別新(結婚性別).$A$1"/>
        <table:named-expression table:name="P_11" table:expression="of:=[.#REF!]" table:base-cell-address="年月別新(結婚性別).$A$1"/>
        <table:named-expression table:name="P_2" table:expression="of:=[.#REF!]" table:base-cell-address="年月別新(結婚性別).$A$1"/>
        <table:named-expression table:name="Print_Area" table:expression="of:=[.#REF!]" table:base-cell-address="年月別新(結婚性別).$A$1"/>
        <table:named-expression table:name="PRINT_AREA_MI" table:expression="of:=[.#REF!]" table:base-cell-address="年月別新(結婚性別).$A$1"/>
        <table:named-expression table:name="rd_rf_f_97y_9802_data" table:expression="of:=[.#REF!]" table:base-cell-address="年月別新(結婚性別).$A$1"/>
        <table:named-expression table:name="rd_rg_f_84y_97y_data" table:expression="of:=[.#REF!]" table:base-cell-address="年月別新(結婚性別).$A$1"/>
        <table:named-expression table:name="rd_rg_f_9805_data" table:expression="of:=[.#REF!]" table:base-cell-address="年月別新(結婚性別).$A$1"/>
        <table:named-expression table:name="rd_rg_f_9806_data" table:expression="of:=[.#REF!]" table:base-cell-address="年月別新(結婚性別).$A$1"/>
        <table:named-expression table:name="rd_rg_f_9807_data" table:expression="of:=[.#REF!]" table:base-cell-address="年月別新(結婚性別).$A$1"/>
        <table:named-expression table:name="rd_rg_f_9808_data" table:expression="of:=[.#REF!]" table:base-cell-address="年月別新(結婚性別).$A$1"/>
        <table:named-expression table:name="rd_rg_f_98y_9803_data" table:expression="of:=[.#REF!]" table:base-cell-address="年月別新(結婚性別).$A$1"/>
        <table:named-expression table:name="rd_rg_f_98y_9804_data" table:expression="of:=[.#REF!]" table:base-cell-address="年月別新(結婚性別).$A$1"/>
        <table:named-expression table:name="rd_rg_q_84y_97y_data" table:expression="of:=[.#REF!]" table:base-cell-address="年月別新(結婚性別).$A$1"/>
        <table:named-expression table:name="rd_rg_q_97y_9802_data" table:expression="of:=[.#REF!]" table:base-cell-address="年月別新(結婚性別).$A$1"/>
        <table:named-expression table:name="rd_rg_q_9805_data" table:expression="of:=[.#REF!]" table:base-cell-address="年月別新(結婚性別).$A$1"/>
        <table:named-expression table:name="rd_rg_q_9806_data" table:expression="of:=[.#REF!]" table:base-cell-address="年月別新(結婚性別).$A$1"/>
        <table:named-expression table:name="rd_rg_q_9807_data" table:expression="of:=[.#REF!]" table:base-cell-address="年月別新(結婚性別).$A$1"/>
        <table:named-expression table:name="rd_rg_q_9808_data" table:expression="of:=[.#REF!]" table:base-cell-address="年月別新(結婚性別).$A$1"/>
        <table:named-expression table:name="rd_rg_q_98y_9803_data" table:expression="of:=[.#REF!]" table:base-cell-address="年月別新(結婚性別).$A$1"/>
        <table:named-expression table:name="rd_rg_q_98y_9804_data" table:expression="of:=[.#REF!]" table:base-cell-address="年月別新(結婚性別).$A$1"/>
        <table:named-expression table:name="rd_rg_q9607" table:expression="of:=[.#REF!]" table:base-cell-address="年月別新(結婚性別).$A$1"/>
        <table:named-expression table:name="rd_t_84y_97y_data" table:expression="of:=[.#REF!]" table:base-cell-address="年月別新(結婚性別).$A$1"/>
        <table:named-expression table:name="rd_t_97y_9802_data" table:expression="of:=[.#REF!]" table:base-cell-address="年月別新(結婚性別).$A$1"/>
        <table:named-expression table:name="rd_t_9805_data" table:expression="of:=[.#REF!]" table:base-cell-address="年月別新(結婚性別).$A$1"/>
        <table:named-expression table:name="rd_t_9806_data" table:expression="of:=[.#REF!]" table:base-cell-address="年月別新(結婚性別).$A$1"/>
        <table:named-expression table:name="rd_t_9807_data" table:expression="of:=[.#REF!]" table:base-cell-address="年月別新(結婚性別).$A$1"/>
        <table:named-expression table:name="rd_t_9808_data" table:expression="of:=[.#REF!]" table:base-cell-address="年月別新(結婚性別).$A$1"/>
        <table:named-expression table:name="rd_t_98y_9803_data" table:expression="of:=[.#REF!]" table:base-cell-address="年月別新(結婚性別).$A$1"/>
        <table:named-expression table:name="rd_t_98y_9804_data" table:expression="of:=[.#REF!]" table:base-cell-address="年月別新(結婚性別).$A$1"/>
        <table:named-expression table:name="rd_t9607" table:expression="of:=[.#REF!]" table:base-cell-address="年月別新(結婚性別).$A$1"/>
        <table:named-expression table:name="月底人口數" table:expression="of:=[.#REF!]" table:base-cell-address="年月別新(結婚性別).$A$1"/>
        <table:named-expression table:name="出生" table:expression="of:=[.#REF!]" table:base-cell-address="年月別新(結婚性別).$A$1"/>
        <table:named-expression table:name="死亡" table:expression="of:=[.#REF!]" table:base-cell-address="年月別新(結婚性別).$A$1"/>
        <table:named-expression table:name="結婚" table:expression="of:=[.#REF!]" table:base-cell-address="年月別新(結婚性別).$A$1"/>
        <table:named-expression table:name="鄰數戶數" table:expression="of:=[.#REF!]" table:base-cell-address="年月別新(結婚性別).$A$1"/>
        <table:named-expression table:name="離婚" table:expression="of:=[.#REF!]" table:base-cell-address="年月別新(結婚性別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－ 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－ 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0" number:min-integer-digits="1" number:grouping="true"/>
    </number:number-style>
    <number:number-style style:name="N58P1">
      <number:text>－   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  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2" number:min-integer-digits="1" number:grouping="true"/>
    </number:number-style>
    <number:number-style style:name="N61P1">
      <number:text>－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0" number:min-integer-digits="1" number:grouping="true"/>
    </number:number-style>
    <number:number-style style:name="N65P1">
      <number:text>－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</number:text>
      <number:number number:decimal-places="2" number:min-integer-digits="1" number:grouping="true"/>
      <number:text> </number:text>
    </number:number-style>
    <number:number-style style:name="N66P1">
      <number:text> (</number:text>
      <number:number number:decimal-places="2" number:min-integer-digits="1" number:grouping="true"/>
      <number:text>)</number:text>
    </number:number-style>
    <number:number-style style:name="N6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6">
      <number:text> </number:text>
      <number:text-content/>
      <number:text> </number:text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 </number:text>
      <number:number number:decimal-places="2" number:min-integer-digits="1" number:grouping="true"/>
    </number:number-style>
    <number:number-style style:name="N69P1">
      <number:text>－   </number:text>
      <number:number number:decimal-places="2" number:min-integer-digits="1" number:grouping="true"/>
    </number:number-style>
    <number:text-style style:name="N69P2">
      <number:text>—</number:text>
    </number:text-style>
    <number:text-style style:name="N69"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  </number:text>
      <number:number number:decimal-places="0" number:min-integer-digits="1" number:grouping="true"/>
    </number:number-style>
    <number:number-style style:name="N70P1">
      <number:text>－       </number:text>
      <number:number number:decimal-places="0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text>    </number:text>
      <number:number number:decimal-places="2" number:min-integer-digits="1" number:grouping="true"/>
    </number:number-style>
    <number:number-style style:name="N71P1">
      <number:text>－  </number:text>
      <number:number number:decimal-places="2" number:min-integer-digits="1" number:grouping="true"/>
    </number:number-style>
    <number:text-style style:name="N71P2">
      <number:text>—</number:text>
    </number:text-style>
    <number:text-style style:name="N71"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P0">
      <number:text> </number:text>
      <number:number number:decimal-places="2" number:min-integer-digits="1" number:grouping="true"/>
      <number:text> </number:text>
    </number:number-style>
    <number:number-style style:name="N72P1">
      <number:text> (</number:text>
      <number:number number:decimal-places="2" number:min-integer-digits="1" number:grouping="true"/>
      <number:text>)</number:text>
    </number:number-style>
    <number:text-style style:name="N72P2">
      <number:text> - </number:text>
    </number:text-style>
    <number:text-style style:name="N72">
      <number:text> </number:text>
      <number:text-content/>
      <number:text> </number:text>
      <style:map style:condition="value()&gt;0" style:apply-style-name="N72P0"/>
      <style:map style:condition="value()&lt;0" style:apply-style-name="N72P1"/>
      <style:map style:condition="value()=0" style:apply-style-name="N72P2"/>
    </number:text-style>
    <number:number-style style:name="N73P0">
      <number:number number:decimal-places="2" number:min-integer-digits="1" number:grouping="true"/>
    </number:number-style>
    <number:number-style style:name="N73P1">
      <number:text>–</number:text>
      <number:number number:decimal-places="2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number:number-style style:name="N74P0">
      <number:number number:decimal-places="0" number:min-integer-digits="1" number:grouping="true"/>
    </number:number-style>
    <number:number-style style:name="N74P1">
      <number:text>-</number:text>
      <number:number number:decimal-places="0" number:min-integer-digits="1" number:grouping="true"/>
    </number:number-style>
    <number:text-style style:name="N74">
      <number:text>－</number:text>
      <style:map style:condition="value()&gt;0" style:apply-style-name="N74P0"/>
      <style:map style:condition="value()&lt;0" style:apply-style-name="N74P1"/>
    </number:text-style>
    <number:number-style style:name="N75P0">
      <number:number number:decimal-places="0" number:min-integer-digits="1">
        <number:embedded-text number:position="0"> </number:embedded-text>
      </number:number>
    </number:number-style>
    <number:number-style style:name="N75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75P0"/>
    </number:number-style>
    <number:number-style style:name="N76P0">
      <number:number number:decimal-places="2" number:min-integer-digits="1" number:grouping="true"/>
    </number:number-style>
    <number:number-style style:name="N76P1">
      <number:text>－   </number:text>
      <number:number number:decimal-places="2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77P2">
      <number:text> - </number:text>
    </number:text-style>
    <number:text-style style:name="N77">
      <number:text> </number:text>
      <number:text-content/>
      <number:text> </number:text>
      <style:map style:condition="value()&gt;0" style:apply-style-name="N77P0"/>
      <style:map style:condition="value()&lt;0" style:apply-style-name="N77P1"/>
      <style:map style:condition="value()=0" style:apply-style-name="N77P2"/>
    </number:text-style>
    <number:number-style style:name="N7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78P2">
      <number:text> - </number:text>
    </number:text-style>
    <number:text-style style:name="N78">
      <number:text> </number:text>
      <number:text-content/>
      <number:text> </number:text>
      <style:map style:condition="value()&gt;0" style:apply-style-name="N78P0"/>
      <style:map style:condition="value()&lt;0" style:apply-style-name="N78P1"/>
      <style:map style:condition="value()=0" style:apply-style-name="N78P2"/>
    </number:text-style>
    <number:number-style style:name="N79P0">
      <number:text> </number:text>
      <number:number number:decimal-places="2" number:min-integer-digits="1" number:grouping="true"/>
      <number:text> </number:text>
    </number:number-style>
    <number:number-style style:name="N79P1">
      <number:text>-</number:text>
      <number:number number:decimal-places="2" number:min-integer-digits="1" number:grouping="true"/>
      <number:text> </number:text>
    </number:number-style>
    <number:number-style style:name="N7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9">
      <number:text> </number:text>
      <number:text-content/>
      <number:text> </number:text>
      <style:map style:condition="value()&gt;0" style:apply-style-name="N79P0"/>
      <style:map style:condition="value()&lt;0" style:apply-style-name="N79P1"/>
      <style:map style:condition="value()=0" style:apply-style-name="N79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66"/>
    <style:style style:name="_21315__20998__20301__32_2" style:display-name="千分位 2" style:family="table-cell" style:data-style-name="N79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" style:display-name="千分位[0]" style:family="table-cell" style:data-style-name="N50"/>
    <style:style style:name="_21315__20998__20301__91_0_93__32_2" style:display-name="千分位[0] 2" style:family="table-cell" style:data-style-name="N50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2_32_4" style:display-name="千分位[0] 2 4" style:family="table-cell" style:data-style-name="N33"/>
    <style:style style:name="_21315__20998__20301__91_0_93__32_3" style:display-name="千分位[0] 3" style:family="table-cell" style:data-style-name="N77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78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21315__20998__20301__91_0_93__32_7" style:display-name="千分位[0] 7" style:family="table-cell" style:data-style-name="N33"/>
    <style:style style:name="_30334__20998__27604__32_2" style:display-name="百分比 2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7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93700787401575in" fo:margin-bottom="0.196850393700787in" fo:margin-left="0.196850393700787in" fo:margin-right="0.19685039370078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9</meta:generator>
    <meta:initial-creator>溫麗華</meta:initial-creator>
    <dc:creator>周柏妤</dc:creator>
    <meta:creation-date>2019-06-04T12:02:08Z</meta:creation-date>
    <dc:date>2020-06-05T04:02:39Z</dc:date>
    <meta:print-date>2020-06-05T04:01:24Z</meta:print-date>
  </office:meta>
</office:document-meta>
</file>